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5625in"/>
    </style:style>
    <style:style style:name="Table91.B" style:family="table-column">
      <style:table-column-properties style:column-width="1.0625in"/>
    </style:style>
    <style:style style:name="Table91.C" style:family="table-column">
      <style:table-column-properties style:column-width="3.2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0.875in"/>
    </style:style>
    <style:style style:name="Table88.B" style:family="table-column">
      <style:table-column-properties style:column-width="1.1875in"/>
    </style:style>
    <style:style style:name="Table88.C" style:family="table-column">
      <style:table-column-properties style:column-width="3.81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75in"/>
    </style:style>
    <style:style style:name="Table90.B" style:family="table-column">
      <style:table-column-properties style:column-width="1.06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4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2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3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5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a42451" officeooo:paragraph-rsid="14c3839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c6cfbe" officeooo:paragraph-rsid="14c6cfbe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b61db0" officeooo:paragraph-rsid="14ba7514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d07928" officeooo:paragraph-rsid="14d208e5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50a3d5e" officeooo:paragraph-rsid="150e08a5"/>
    </style:style>
    <style:style style:name="P293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95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96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97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98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99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00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01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02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03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04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05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06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07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08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09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10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11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12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13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14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15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1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4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25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26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27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28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29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30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31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32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33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34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35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36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37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38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39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40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41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42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43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44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45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46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47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52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53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54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69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70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71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14d3b03b" officeooo:paragraph-rsid="14d3b03b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39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8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99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00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01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02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03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04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5" style:family="paragraph" style:parent-style-name="Text_20_body">
      <style:paragraph-properties fo:text-align="start" style:justify-single-word="false"/>
      <style:text-properties officeooo:paragraph-rsid="00152b8b"/>
    </style:style>
    <style:style style:name="P406" style:family="paragraph" style:parent-style-name="Text_20_body">
      <style:paragraph-properties fo:text-align="center" style:justify-single-word="false"/>
      <style:text-properties officeooo:paragraph-rsid="001305cd"/>
    </style:style>
    <style:style style:name="P407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08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09" style:family="paragraph" style:parent-style-name="Table_20_Contents">
      <style:paragraph-properties fo:text-align="center" style:justify-single-word="false"/>
    </style:style>
    <style:style style:name="P410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11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12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13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14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15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16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17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18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19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20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21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22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23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24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25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26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27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28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29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30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31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32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33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34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35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36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37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38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39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40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41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42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43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44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45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46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47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48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49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50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51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52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53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54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55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56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57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58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59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60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61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62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63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64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65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6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6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6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6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7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7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7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7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7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7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7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7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78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79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80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81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82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83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84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85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86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87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88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89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90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91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92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93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94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95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96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97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98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99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00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01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02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03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04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05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06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07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08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09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10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11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12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13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14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15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16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17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18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19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20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21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22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23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24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25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26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27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28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29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30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31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32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33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34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35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36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37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38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39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40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41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42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43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44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45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46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47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48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49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50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51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52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53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54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55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56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57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58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59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60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61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62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63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64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65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66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67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68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69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70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71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72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73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74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75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76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77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78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79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80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81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82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83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84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85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86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87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88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89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90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91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92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93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94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95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96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97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98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99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00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01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02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03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04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05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06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07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08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09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10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11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12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13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14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15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16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17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18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19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20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21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22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23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24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25" style:family="paragraph" style:parent-style-name="Table_20_Contents">
      <style:paragraph-properties fo:text-align="center" style:justify-single-word="false"/>
      <style:text-properties officeooo:rsid="0535a840"/>
    </style:style>
    <style:style style:name="P626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27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28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29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30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31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32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33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34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35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36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37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38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39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40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41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42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43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44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45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46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47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48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49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50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51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52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53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54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55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56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57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58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59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60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61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62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63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64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65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66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67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68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69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70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71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72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73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74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75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76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77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78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79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80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81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82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83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84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85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86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87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88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89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90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91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92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93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94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95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96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97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98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99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00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01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02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03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04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05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06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07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08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09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10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11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12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13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14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15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16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17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18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19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20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21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22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23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24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25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26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27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28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29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30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31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32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33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34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35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36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37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38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39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40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41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42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43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44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45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46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47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48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49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50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51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52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53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54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55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56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57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58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59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60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61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62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63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64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65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66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67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68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69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70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71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72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73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74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75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76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77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78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79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80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81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82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83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84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85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86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87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88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89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90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91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92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93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94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95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96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97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98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99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00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01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02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03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04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05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06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07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08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09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10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11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12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13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14" style:family="paragraph" style:parent-style-name="Table_20_Contents">
      <style:paragraph-properties fo:text-align="center" style:justify-single-word="false"/>
      <style:text-properties officeooo:rsid="0a1173ea"/>
    </style:style>
    <style:style style:name="P815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16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17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18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19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20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21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22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23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24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25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26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27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28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29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30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31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32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33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34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35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36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37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38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39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40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41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42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43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44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45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46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47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48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49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50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51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52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53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54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55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56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57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58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59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60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61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62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63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64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65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66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67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68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69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70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71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72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73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74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75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76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77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78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79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80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81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82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83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84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85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86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87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88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89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90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91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92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93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94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95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96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97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98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99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00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01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02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03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04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05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06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07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08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09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10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11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12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13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14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15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16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17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18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19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20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21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22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23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24" style:family="paragraph" style:parent-style-name="Table_20_Contents">
      <style:paragraph-properties fo:text-align="center" style:justify-single-word="false"/>
      <style:text-properties officeooo:rsid="0bf8aca0"/>
    </style:style>
    <style:style style:name="P925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26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27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28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29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30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31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32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33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34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35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36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37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38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39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40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41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42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43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44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45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46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47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48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49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50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51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52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53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54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55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56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57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58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59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60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61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62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63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64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65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66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67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68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69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70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71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72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73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74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75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76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77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78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79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80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81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82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83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84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85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86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87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88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89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90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91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92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93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94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95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96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97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98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99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00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01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02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03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04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05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06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07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08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09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10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11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12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13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14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15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16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17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18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19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20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21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22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23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24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25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26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27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28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29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30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31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32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33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34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35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36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37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38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39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40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41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42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43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44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45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46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47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48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49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50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51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52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53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54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55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56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57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58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59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60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61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62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63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64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65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66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67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68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69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70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71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72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73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74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75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76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77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78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79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80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81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82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83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84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085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86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87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88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89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90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91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92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93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94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95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96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97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98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99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00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01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02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03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04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05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06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07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08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09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10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11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12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13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14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15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16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17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18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19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20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21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22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23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24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25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26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27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28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29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30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31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32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33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34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35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36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37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38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39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40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41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42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43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44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45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46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47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48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49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50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51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52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53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54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55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56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57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58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59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60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61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62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63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64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65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66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67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68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69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70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71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72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73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74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75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76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77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78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79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80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81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82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83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84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85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86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87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88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89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90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91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92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193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194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195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196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197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198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199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00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01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02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03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04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05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06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07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08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09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10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11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12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13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14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15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16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17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18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19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20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21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22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23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24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25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26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27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28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29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30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31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32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33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34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35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36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37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38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39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40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41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42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43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44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45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46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47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48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49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50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51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52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53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54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55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56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57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58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59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60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61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62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63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64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65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66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67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68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69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70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71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72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73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74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75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76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77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78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79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80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81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82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83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84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85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86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87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288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289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290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291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292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293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294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295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296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297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298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299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00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01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02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03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04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05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06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07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08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09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10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11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12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13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14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15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16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17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18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19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20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21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22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23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24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25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26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27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28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29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30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31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32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33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34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35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36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37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38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39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40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41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42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43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44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45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46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47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48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49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50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51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52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53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54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55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56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57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58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59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60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61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62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63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64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65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66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67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68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69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70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71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72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73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74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75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76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77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378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379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380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381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382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383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384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385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386" style:family="paragraph" style:parent-style-name="Table_20_Contents">
      <style:paragraph-properties fo:text-align="center" style:justify-single-word="false"/>
      <style:text-properties officeooo:rsid="14bc2a26" officeooo:paragraph-rsid="14bc2a26"/>
    </style:style>
    <style:style style:name="P1387" style:family="paragraph" style:parent-style-name="Table_20_Contents">
      <style:paragraph-properties fo:text-align="center" style:justify-single-word="false"/>
      <style:text-properties officeooo:rsid="14bddb74" officeooo:paragraph-rsid="14bddb74"/>
    </style:style>
    <style:style style:name="P1388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389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390" style:family="paragraph" style:parent-style-name="Table_20_Contents">
      <style:paragraph-properties fo:text-align="center" style:justify-single-word="false"/>
      <style:text-properties officeooo:rsid="14d76e53" officeooo:paragraph-rsid="14d76e53"/>
    </style:style>
    <style:style style:name="P1391" style:family="paragraph" style:parent-style-name="Table_20_Contents">
      <style:paragraph-properties fo:text-align="center" style:justify-single-word="false"/>
      <style:text-properties officeooo:rsid="14d76e53" officeooo:paragraph-rsid="14d7d6b5"/>
    </style:style>
    <style:style style:name="P1392" style:family="paragraph" style:parent-style-name="Table_20_Contents">
      <style:paragraph-properties fo:text-align="center" style:justify-single-word="false"/>
      <style:text-properties officeooo:rsid="14db06ce" officeooo:paragraph-rsid="14db06ce"/>
    </style:style>
    <style:style style:name="P1393" style:family="paragraph" style:parent-style-name="Table_20_Contents">
      <style:paragraph-properties fo:text-align="center" style:justify-single-word="false"/>
      <style:text-properties officeooo:rsid="14db06ce" officeooo:paragraph-rsid="14dc3dbf"/>
    </style:style>
    <style:style style:name="P1394" style:family="paragraph" style:parent-style-name="Table_20_Contents">
      <style:paragraph-properties fo:text-align="center" style:justify-single-word="false"/>
      <style:text-properties officeooo:rsid="14db6485" officeooo:paragraph-rsid="14db6485"/>
    </style:style>
    <style:style style:name="P1395" style:family="paragraph" style:parent-style-name="Table_20_Contents">
      <style:paragraph-properties fo:text-align="center" style:justify-single-word="false"/>
      <style:text-properties officeooo:rsid="14db6485" officeooo:paragraph-rsid="14dc3dbf"/>
    </style:style>
    <style:style style:name="P1396" style:family="paragraph" style:parent-style-name="Table_20_Contents">
      <style:paragraph-properties fo:text-align="center" style:justify-single-word="false"/>
      <style:text-properties officeooo:rsid="14dd9ea4" officeooo:paragraph-rsid="14dd9ea4"/>
    </style:style>
    <style:style style:name="P1397" style:family="paragraph" style:parent-style-name="Table_20_Contents">
      <style:paragraph-properties fo:text-align="center" style:justify-single-word="false"/>
      <style:text-properties officeooo:rsid="14de9f1b" officeooo:paragraph-rsid="14de9f1b"/>
    </style:style>
    <style:style style:name="P1398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399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00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01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02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03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04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05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06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07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08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09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10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11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12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13" style:family="paragraph" style:parent-style-name="Table_20_Contents">
      <style:paragraph-properties fo:text-align="center" style:justify-single-word="false"/>
      <style:text-properties officeooo:rsid="15133151" officeooo:paragraph-rsid="15133151"/>
    </style:style>
    <style:style style:name="P1414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15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1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1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1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2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2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2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2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2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3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3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3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3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3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3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3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3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3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3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4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4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4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4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6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6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46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46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46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46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467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468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469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470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471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472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473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474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47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476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477" style:family="paragraph" style:parent-style-name="Standard">
      <style:paragraph-properties fo:text-align="center" style:justify-single-word="false"/>
      <style:text-properties officeooo:paragraph-rsid="02e48904"/>
    </style:style>
    <style:style style:name="P1478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479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480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481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482" style:family="paragraph" style:parent-style-name="Heading_20_1">
      <style:paragraph-properties fo:text-align="center" style:justify-single-word="false"/>
      <style:text-properties officeooo:paragraph-rsid="001305cd"/>
    </style:style>
    <style:style style:name="P1483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484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485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486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487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488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489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490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491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492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493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494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495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496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497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498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499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00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01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02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03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04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05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06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07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08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09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10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11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12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13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14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15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16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17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18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19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20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21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22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23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24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25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26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27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28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29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30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31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32" style:family="paragraph" style:parent-style-name="Standard" style:list-style-name="L89">
      <style:paragraph-properties fo:text-align="end" style:justify-single-word="false" style:writing-mode="rl-tb"/>
      <style:text-properties officeooo:paragraph-rsid="135f8115"/>
    </style:style>
    <style:style style:name="P1533" style:family="paragraph" style:parent-style-name="Standard" style:list-style-name="L90">
      <style:paragraph-properties fo:text-align="end" style:justify-single-word="false" style:writing-mode="rl-tb"/>
      <style:text-properties officeooo:paragraph-rsid="1426d353"/>
    </style:style>
    <style:style style:name="P1534" style:family="paragraph" style:parent-style-name="Standard" style:list-style-name="L94">
      <style:paragraph-properties fo:text-align="end" style:justify-single-word="false" style:writing-mode="rl-tb"/>
      <style:text-properties officeooo:paragraph-rsid="1424b11f"/>
    </style:style>
    <style:style style:name="P1535" style:family="paragraph" style:parent-style-name="Standard" style:list-style-name="L99">
      <style:paragraph-properties fo:text-align="end" style:justify-single-word="false" style:writing-mode="rl-tb"/>
      <style:text-properties officeooo:paragraph-rsid="14c38397"/>
    </style:style>
    <style:style style:name="P1536" style:family="paragraph" style:parent-style-name="Standard" style:list-style-name="L100">
      <style:paragraph-properties fo:text-align="end" style:justify-single-word="false" style:writing-mode="rl-tb"/>
      <style:text-properties officeooo:paragraph-rsid="1528e4cc"/>
    </style:style>
    <style:style style:name="P1537" style:family="paragraph" style:parent-style-name="Standard" style:list-style-name="L95">
      <style:paragraph-properties fo:text-align="end" style:justify-single-word="false" style:writing-mode="rl-tb"/>
      <style:text-properties officeooo:paragraph-rsid="152cec05"/>
    </style:style>
    <style:style style:name="P1538" style:family="paragraph" style:parent-style-name="Standard" style:list-style-name="L95">
      <style:paragraph-properties fo:text-align="end" style:justify-single-word="false" style:writing-mode="rl-tb"/>
      <style:text-properties officeooo:paragraph-rsid="14b61db0"/>
    </style:style>
    <style:style style:name="P1539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40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41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42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43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44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45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46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547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548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549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550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551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552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553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554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555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556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557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558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559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560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561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562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563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564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565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566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567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568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569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570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571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572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573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574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575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576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577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578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579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580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581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582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583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584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585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586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587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588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589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590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591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592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593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594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595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596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597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598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599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00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01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02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03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0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0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0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0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0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0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10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1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1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13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14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15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1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1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1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1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2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2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2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2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2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2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2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2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28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29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30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31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32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633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634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635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636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637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38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39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40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41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42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43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44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45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46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647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648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649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650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651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652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653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654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655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656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657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658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659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660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661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662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663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664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665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666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667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668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669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670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671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672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673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674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675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676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677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678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679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680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681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682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683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684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685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686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687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688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689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690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691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692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693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694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695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696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697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698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699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00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01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02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03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04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05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06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07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08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09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10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11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12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13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14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15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16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17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18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19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20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21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22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23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24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25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26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27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28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29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30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31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32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73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73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73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73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73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38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39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40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41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42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43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44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45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46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747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748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749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750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751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752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753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754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755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756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757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758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759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760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761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762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763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764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765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766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767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768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769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770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771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772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773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774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775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776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777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778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779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780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781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782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783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784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785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786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787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788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789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790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791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792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793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794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79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79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79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79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79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0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01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02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03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04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05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06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07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08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09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10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11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12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13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1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1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1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1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1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19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20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21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22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23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24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25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26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27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28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29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30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31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32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833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834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835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836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837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38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39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40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41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42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43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44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45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46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847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848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849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850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851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852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853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854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855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856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857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858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859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860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861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862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863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864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865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866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867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868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869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870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871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872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873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874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875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876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877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878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879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880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881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882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883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884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885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886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887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888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889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890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891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892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893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894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895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896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897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898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899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00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01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02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03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04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05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06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07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08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09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10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11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12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13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14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15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16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17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18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19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20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21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22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23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24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25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26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27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28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29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930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931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932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933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934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935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936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937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38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39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40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41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42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43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944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945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946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947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948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949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950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951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952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953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954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955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956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957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958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959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960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961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196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1963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196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1965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1966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1967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1968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1969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1970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1971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1972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1973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1974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1975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1976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1977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1978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1979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1980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1981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1982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1983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984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985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986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987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988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989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1990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1991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1992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1993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1994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1995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1996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1997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1998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1999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00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01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02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03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04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05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06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07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08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09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10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11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12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13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14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15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16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17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18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19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20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21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22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23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24" style:family="paragraph" style:parent-style-name="Standard" style:list-style-name="L89">
      <style:paragraph-properties fo:text-align="end" style:justify-single-word="false" style:writing-mode="rl-tb"/>
      <style:text-properties officeooo:rsid="135769c7" officeooo:paragraph-rsid="135c638e"/>
    </style:style>
    <style:style style:name="P2025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026" style:family="paragraph" style:parent-style-name="Standard" style:list-style-name="L88">
      <style:paragraph-properties fo:text-align="end" style:justify-single-word="false" style:writing-mode="rl-tb"/>
      <style:text-properties officeooo:rsid="1415a11a" officeooo:paragraph-rsid="1415a11a"/>
    </style:style>
    <style:style style:name="P2027" style:family="paragraph" style:parent-style-name="Standard" style:list-style-name="L88">
      <style:paragraph-properties fo:text-align="end" style:justify-single-word="false" style:writing-mode="rl-tb"/>
      <style:text-properties officeooo:rsid="14163e1d" officeooo:paragraph-rsid="14163e1d"/>
    </style:style>
    <style:style style:name="P2028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029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030" style:family="paragraph" style:parent-style-name="Standard" style:list-style-name="L89">
      <style:paragraph-properties fo:text-align="end" style:justify-single-word="false" style:writing-mode="rl-tb"/>
      <style:text-properties officeooo:rsid="1353170f" officeooo:paragraph-rsid="1353170f"/>
    </style:style>
    <style:style style:name="P2031" style:family="paragraph" style:parent-style-name="Standard" style:list-style-name="L89">
      <style:paragraph-properties fo:text-align="end" style:justify-single-word="false" style:writing-mode="rl-tb"/>
      <style:text-properties officeooo:rsid="13539fad" officeooo:paragraph-rsid="13539fad"/>
    </style:style>
    <style:style style:name="P2032" style:family="paragraph" style:parent-style-name="Standard" style:list-style-name="L89">
      <style:paragraph-properties fo:text-align="end" style:justify-single-word="false" style:writing-mode="rl-tb"/>
      <style:text-properties officeooo:rsid="135f8115" officeooo:paragraph-rsid="135f8115"/>
    </style:style>
    <style:style style:name="P2033" style:family="paragraph" style:parent-style-name="Standard" style:list-style-name="L89">
      <style:paragraph-properties fo:text-align="end" style:justify-single-word="false" style:writing-mode="rl-tb"/>
      <style:text-properties officeooo:rsid="13737c0e" officeooo:paragraph-rsid="13737c0e"/>
    </style:style>
    <style:style style:name="P2034" style:family="paragraph" style:parent-style-name="Standard" style:list-style-name="L90">
      <style:paragraph-properties fo:text-align="end" style:justify-single-word="false" style:writing-mode="rl-tb"/>
      <style:text-properties officeooo:rsid="138ad10d" officeooo:paragraph-rsid="138ad10d"/>
    </style:style>
    <style:style style:name="P2035" style:family="paragraph" style:parent-style-name="Standard" style:list-style-name="L90">
      <style:paragraph-properties fo:text-align="end" style:justify-single-word="false" style:writing-mode="rl-tb"/>
      <style:text-properties officeooo:rsid="13ca2767" officeooo:paragraph-rsid="13ca2767"/>
    </style:style>
    <style:style style:name="P2036" style:family="paragraph" style:parent-style-name="Standard" style:list-style-name="L90">
      <style:paragraph-properties fo:text-align="end" style:justify-single-word="false" style:writing-mode="rl-tb"/>
      <style:text-properties officeooo:rsid="13d070f4" officeooo:paragraph-rsid="13d070f4"/>
    </style:style>
    <style:style style:name="P2037" style:family="paragraph" style:parent-style-name="Standard" style:list-style-name="L91">
      <style:paragraph-properties fo:text-align="end" style:justify-single-word="false" style:writing-mode="rl-tb"/>
      <style:text-properties officeooo:rsid="13d070f4" officeooo:paragraph-rsid="13ead8f5"/>
    </style:style>
    <style:style style:name="P2038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fc6474"/>
    </style:style>
    <style:style style:name="P2039" style:family="paragraph" style:parent-style-name="Standard" style:list-style-name="L90">
      <style:paragraph-properties fo:text-align="end" style:justify-single-word="false" style:writing-mode="rl-tb"/>
      <style:text-properties officeooo:rsid="138bbf43" officeooo:paragraph-rsid="138bbf43"/>
    </style:style>
    <style:style style:name="P2040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38f9793"/>
    </style:style>
    <style:style style:name="P2041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426d353"/>
    </style:style>
    <style:style style:name="P2042" style:family="paragraph" style:parent-style-name="Standard" style:list-style-name="L90">
      <style:paragraph-properties fo:text-align="end" style:justify-single-word="false" style:writing-mode="rl-tb"/>
      <style:text-properties officeooo:rsid="13e397d2" officeooo:paragraph-rsid="13e397d2"/>
    </style:style>
    <style:style style:name="P2043" style:family="paragraph" style:parent-style-name="Standard" style:list-style-name="L90">
      <style:paragraph-properties fo:text-align="end" style:justify-single-word="false" style:writing-mode="rl-tb"/>
      <style:text-properties officeooo:rsid="13e404c9" officeooo:paragraph-rsid="13e404c9"/>
    </style:style>
    <style:style style:name="P2044" style:family="paragraph" style:parent-style-name="Standard" style:list-style-name="L93">
      <style:paragraph-properties fo:text-align="end" style:justify-single-word="false" style:writing-mode="rl-tb"/>
      <style:text-properties officeooo:rsid="13e404c9" officeooo:paragraph-rsid="14014eba"/>
    </style:style>
    <style:style style:name="P2045" style:family="paragraph" style:parent-style-name="Standard" style:list-style-name="L90">
      <style:paragraph-properties fo:text-align="end" style:justify-single-word="false" style:writing-mode="rl-tb"/>
      <style:text-properties officeooo:rsid="1424b11f" officeooo:paragraph-rsid="1426d353"/>
    </style:style>
    <style:style style:name="P2046" style:family="paragraph" style:parent-style-name="Standard" style:list-style-name="L94">
      <style:paragraph-properties fo:text-align="end" style:justify-single-word="false" style:writing-mode="rl-tb"/>
      <style:text-properties officeooo:rsid="1424b11f" officeooo:paragraph-rsid="1424b11f"/>
    </style:style>
    <style:style style:name="P2047" style:family="paragraph" style:parent-style-name="Standard" style:list-style-name="L90">
      <style:paragraph-properties fo:text-align="end" style:justify-single-word="false" style:writing-mode="rl-tb"/>
      <style:text-properties officeooo:rsid="13934708" officeooo:paragraph-rsid="13934708"/>
    </style:style>
    <style:style style:name="P2048" style:family="paragraph" style:parent-style-name="Standard" style:list-style-name="L91">
      <style:paragraph-properties fo:text-align="end" style:justify-single-word="false" style:writing-mode="rl-tb"/>
      <style:text-properties officeooo:rsid="13a55905" officeooo:paragraph-rsid="13a55905"/>
    </style:style>
    <style:style style:name="P2049" style:family="paragraph" style:parent-style-name="Standard" style:list-style-name="L91">
      <style:paragraph-properties fo:text-align="end" style:justify-single-word="false" style:writing-mode="rl-tb"/>
      <style:text-properties officeooo:rsid="13ead8f5" officeooo:paragraph-rsid="13ead8f5"/>
    </style:style>
    <style:style style:name="P2050" style:family="paragraph" style:parent-style-name="Standard" style:list-style-name="L91">
      <style:paragraph-properties fo:text-align="end" style:justify-single-word="false" style:writing-mode="rl-tb"/>
      <style:text-properties officeooo:rsid="13ecf2fe" officeooo:paragraph-rsid="13ecf2fe"/>
    </style:style>
    <style:style style:name="P2051" style:family="paragraph" style:parent-style-name="Standard" style:list-style-name="L92">
      <style:paragraph-properties fo:text-align="end" style:justify-single-word="false" style:writing-mode="rl-tb"/>
      <style:text-properties officeooo:rsid="13ecf2fe" officeooo:paragraph-rsid="13fa6477"/>
    </style:style>
    <style:style style:name="P2052" style:family="paragraph" style:parent-style-name="Standard" style:list-style-name="L91">
      <style:paragraph-properties fo:text-align="end" style:justify-single-word="false" style:writing-mode="rl-tb"/>
      <style:text-properties officeooo:rsid="13e66191" officeooo:paragraph-rsid="13e66191"/>
    </style:style>
    <style:style style:name="P2053" style:family="paragraph" style:parent-style-name="Standard" style:list-style-name="L91">
      <style:paragraph-properties fo:text-align="end" style:justify-single-word="false" style:writing-mode="rl-tb"/>
      <style:text-properties officeooo:rsid="13eed091" officeooo:paragraph-rsid="13eed091"/>
    </style:style>
    <style:style style:name="P2054" style:family="paragraph" style:parent-style-name="Standard" style:list-style-name="L93">
      <style:paragraph-properties fo:text-align="end" style:justify-single-word="false" style:writing-mode="rl-tb"/>
      <style:text-properties officeooo:rsid="13eed091" officeooo:paragraph-rsid="13ff1415"/>
    </style:style>
    <style:style style:name="P2055" style:family="paragraph" style:parent-style-name="Standard" style:list-style-name="L91">
      <style:paragraph-properties fo:text-align="end" style:justify-single-word="false" style:writing-mode="rl-tb"/>
      <style:text-properties officeooo:rsid="13ac3024" officeooo:paragraph-rsid="13ac3024"/>
    </style:style>
    <style:style style:name="P2056" style:family="paragraph" style:parent-style-name="Standard" style:list-style-name="L92">
      <style:paragraph-properties fo:text-align="end" style:justify-single-word="false" style:writing-mode="rl-tb"/>
      <style:text-properties officeooo:rsid="13b2c66f" officeooo:paragraph-rsid="13b2c66f"/>
    </style:style>
    <style:style style:name="P2057" style:family="paragraph" style:parent-style-name="Standard" style:list-style-name="L92">
      <style:paragraph-properties fo:text-align="end" style:justify-single-word="false" style:writing-mode="rl-tb"/>
      <style:text-properties officeooo:rsid="13b53f85" officeooo:paragraph-rsid="13b53f85"/>
    </style:style>
    <style:style style:name="P2058" style:family="paragraph" style:parent-style-name="Standard" style:list-style-name="L93">
      <style:paragraph-properties fo:text-align="end" style:justify-single-word="false" style:writing-mode="rl-tb"/>
      <style:text-properties officeooo:rsid="13bd9027" officeooo:paragraph-rsid="13bd9027"/>
    </style:style>
    <style:style style:name="P2059" style:family="paragraph" style:parent-style-name="Standard" style:list-style-name="L93">
      <style:paragraph-properties fo:text-align="end" style:justify-single-word="false" style:writing-mode="rl-tb"/>
      <style:text-properties officeooo:rsid="141e2173" officeooo:paragraph-rsid="141e2173"/>
    </style:style>
    <style:style style:name="P2060" style:family="paragraph" style:parent-style-name="Standard" style:list-style-name="L94">
      <style:paragraph-properties fo:text-align="end" style:justify-single-word="false" style:writing-mode="rl-tb"/>
      <style:text-properties officeooo:rsid="142ec1ed" officeooo:paragraph-rsid="142ec1ed"/>
    </style:style>
    <style:style style:name="P2061" style:family="paragraph" style:parent-style-name="Standard" style:list-style-name="L94">
      <style:paragraph-properties fo:text-align="end" style:justify-single-word="false" style:writing-mode="rl-tb"/>
      <style:text-properties officeooo:rsid="142f615b" officeooo:paragraph-rsid="142f615b"/>
    </style:style>
    <style:style style:name="P2062" style:family="paragraph" style:parent-style-name="Standard" style:list-style-name="L94">
      <style:paragraph-properties fo:text-align="end" style:justify-single-word="false" style:writing-mode="rl-tb"/>
      <style:text-properties officeooo:rsid="14c6cfbe" officeooo:paragraph-rsid="14c6cfbe"/>
    </style:style>
    <style:style style:name="P2063" style:family="paragraph" style:parent-style-name="Standard" style:list-style-name="L94">
      <style:paragraph-properties fo:text-align="end" style:justify-single-word="false" style:writing-mode="rl-tb"/>
      <style:text-properties officeooo:rsid="142fdf88" officeooo:paragraph-rsid="142fdf88"/>
    </style:style>
    <style:style style:name="P2064" style:family="paragraph" style:parent-style-name="Standard" style:list-style-name="L94">
      <style:paragraph-properties fo:text-align="end" style:justify-single-word="false" style:writing-mode="rl-tb"/>
      <style:text-properties officeooo:rsid="14340576" officeooo:paragraph-rsid="14340576"/>
    </style:style>
    <style:style style:name="P2065" style:family="paragraph" style:parent-style-name="Standard" style:list-style-name="L94">
      <style:paragraph-properties fo:text-align="end" style:justify-single-word="false" style:writing-mode="rl-tb"/>
      <style:text-properties officeooo:rsid="1435dee2" officeooo:paragraph-rsid="1435dee2"/>
    </style:style>
    <style:style style:name="P2066" style:family="paragraph" style:parent-style-name="Standard" style:list-style-name="L94">
      <style:paragraph-properties fo:text-align="end" style:justify-single-word="false" style:writing-mode="rl-tb"/>
      <style:text-properties officeooo:rsid="1436eaa8" officeooo:paragraph-rsid="1436eaa8"/>
    </style:style>
    <style:style style:name="P2067" style:family="paragraph" style:parent-style-name="Standard" style:list-style-name="L94">
      <style:paragraph-properties fo:text-align="end" style:justify-single-word="false" style:writing-mode="rl-tb"/>
      <style:text-properties officeooo:rsid="1438a15b" officeooo:paragraph-rsid="1438a15b"/>
    </style:style>
    <style:style style:name="P2068" style:family="paragraph" style:parent-style-name="Standard" style:list-style-name="L94">
      <style:paragraph-properties fo:text-align="end" style:justify-single-word="false" style:writing-mode="rl-tb"/>
      <style:text-properties officeooo:rsid="143a4cc1" officeooo:paragraph-rsid="143a4cc1"/>
    </style:style>
    <style:style style:name="P2069" style:family="paragraph" style:parent-style-name="Standard" style:list-style-name="L94">
      <style:paragraph-properties fo:text-align="end" style:justify-single-word="false" style:writing-mode="rl-tb"/>
      <style:text-properties officeooo:rsid="143d3eae" officeooo:paragraph-rsid="143d3eae"/>
    </style:style>
    <style:style style:name="P2070" style:family="paragraph" style:parent-style-name="Standard" style:list-style-name="L94">
      <style:paragraph-properties fo:text-align="end" style:justify-single-word="false" style:writing-mode="rl-tb"/>
      <style:text-properties officeooo:rsid="14539256" officeooo:paragraph-rsid="14539256"/>
    </style:style>
    <style:style style:name="P2071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072" style:family="paragraph" style:parent-style-name="Standard" style:list-style-name="L94">
      <style:paragraph-properties fo:text-align="end" style:justify-single-word="false" style:writing-mode="rl-tb"/>
      <style:text-properties officeooo:rsid="147a1a10" officeooo:paragraph-rsid="1482097b"/>
    </style:style>
    <style:style style:name="P2073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074" style:family="paragraph" style:parent-style-name="Standard" style:list-style-name="L94">
      <style:paragraph-properties fo:text-align="end" style:justify-single-word="false" style:writing-mode="rl-tb"/>
      <style:text-properties officeooo:rsid="147d5e9b" officeooo:paragraph-rsid="1482097b"/>
    </style:style>
    <style:style style:name="P2075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076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ba7514"/>
    </style:style>
    <style:style style:name="P2077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2d6a1d"/>
    </style:style>
    <style:style style:name="P2078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a42451"/>
    </style:style>
    <style:style style:name="P2079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373159"/>
    </style:style>
    <style:style style:name="P2080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4c38397"/>
    </style:style>
    <style:style style:name="P2081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528e4cc"/>
    </style:style>
    <style:style style:name="P2082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a7514"/>
    </style:style>
    <style:style style:name="P2083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61db0"/>
    </style:style>
    <style:style style:name="P2084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49f8d"/>
    </style:style>
    <style:style style:name="P2085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73159"/>
    </style:style>
    <style:style style:name="P2086" style:family="paragraph" style:parent-style-name="Standard" style:list-style-name="L95">
      <style:paragraph-properties fo:text-align="end" style:justify-single-word="false" style:writing-mode="rl-tb"/>
      <style:text-properties officeooo:rsid="14d3b03b" officeooo:paragraph-rsid="14d3b03b"/>
    </style:style>
    <style:style style:name="P2087" style:family="paragraph" style:parent-style-name="Standard" style:list-style-name="L96">
      <style:paragraph-properties fo:text-align="end" style:justify-single-word="false" style:writing-mode="rl-tb"/>
      <style:text-properties officeooo:rsid="14de9f1b" officeooo:paragraph-rsid="14de9f1b"/>
    </style:style>
    <style:style style:name="P2088" style:family="paragraph" style:parent-style-name="Standard" style:list-style-name="L94">
      <style:paragraph-properties fo:text-align="end" style:justify-single-word="false" style:writing-mode="rl-tb"/>
      <style:text-properties officeooo:rsid="1455dacb" officeooo:paragraph-rsid="1455dacb"/>
    </style:style>
    <style:style style:name="P2089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090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091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092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093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094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095" style:family="paragraph" style:parent-style-name="Standard" style:list-style-name="L99">
      <style:paragraph-properties fo:text-align="end" style:justify-single-word="false" style:writing-mode="rl-tb"/>
      <style:text-properties officeooo:rsid="148ef0e8" officeooo:paragraph-rsid="148ef0e8"/>
    </style:style>
    <style:style style:name="P2096" style:family="paragraph" style:parent-style-name="Standard" style:list-style-name="L99">
      <style:paragraph-properties fo:text-align="end" style:justify-single-word="false" style:writing-mode="rl-tb"/>
      <style:text-properties officeooo:rsid="149038cd" officeooo:paragraph-rsid="149038cd"/>
    </style:style>
    <style:style style:name="P2097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509418a"/>
    </style:style>
    <style:style style:name="P2098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4982507"/>
    </style:style>
    <style:style style:name="P2099" style:family="paragraph" style:parent-style-name="Standard" style:list-style-name="L101">
      <style:paragraph-properties fo:text-align="end" style:justify-single-word="false" style:writing-mode="rl-tb"/>
      <style:text-properties officeooo:rsid="14982507" officeooo:paragraph-rsid="149891c7"/>
    </style:style>
    <style:style style:name="P2100" style:family="paragraph" style:parent-style-name="Standard" style:list-style-name="L99">
      <style:paragraph-properties fo:text-align="end" style:justify-single-word="false" style:writing-mode="rl-tb"/>
      <style:text-properties officeooo:rsid="14f132c1" officeooo:paragraph-rsid="14fa4ad7"/>
    </style:style>
    <style:style style:name="P2101" style:family="paragraph" style:parent-style-name="Standard" style:list-style-name="L100">
      <style:paragraph-properties fo:text-align="end" style:justify-single-word="false" style:writing-mode="rl-tb"/>
      <style:text-properties officeooo:rsid="14f132c1" officeooo:paragraph-rsid="14f132c1"/>
    </style:style>
    <style:style style:name="P2102" style:family="paragraph" style:parent-style-name="Standard" style:list-style-name="L99">
      <style:paragraph-properties fo:text-align="end" style:justify-single-word="false" style:writing-mode="rl-tb"/>
      <style:text-properties officeooo:rsid="14fa3a54" officeooo:paragraph-rsid="14fa4ad7"/>
    </style:style>
    <style:style style:name="P2103" style:family="paragraph" style:parent-style-name="Standard" style:list-style-name="L100">
      <style:paragraph-properties fo:text-align="end" style:justify-single-word="false" style:writing-mode="rl-tb"/>
      <style:text-properties officeooo:rsid="14fa3a54" officeooo:paragraph-rsid="14fa3a54"/>
    </style:style>
    <style:style style:name="P2104" style:family="paragraph" style:parent-style-name="Standard" style:list-style-name="L99">
      <style:paragraph-properties fo:text-align="end" style:justify-single-word="false" style:writing-mode="rl-tb"/>
      <style:text-properties officeooo:rsid="14e454f8" officeooo:paragraph-rsid="14e454f8"/>
    </style:style>
    <style:style style:name="P2105" style:family="paragraph" style:parent-style-name="Standard" style:list-style-name="L100">
      <style:paragraph-properties fo:text-align="end" style:justify-single-word="false" style:writing-mode="rl-tb"/>
      <style:text-properties officeooo:rsid="14ecb3ec" officeooo:paragraph-rsid="14ecb3ec"/>
    </style:style>
    <style:style style:name="P2106" style:family="paragraph" style:parent-style-name="Standard" style:list-style-name="L100">
      <style:paragraph-properties fo:text-align="end" style:justify-single-word="false" style:writing-mode="rl-tb"/>
      <style:text-properties officeooo:rsid="14edd143" officeooo:paragraph-rsid="14edd143"/>
    </style:style>
    <style:style style:name="P2107" style:family="paragraph" style:parent-style-name="Standard" style:list-style-name="L100">
      <style:paragraph-properties fo:text-align="end" style:justify-single-word="false" style:writing-mode="rl-tb"/>
      <style:text-properties officeooo:rsid="14fc96c5" officeooo:paragraph-rsid="14fc96c5"/>
    </style:style>
    <style:style style:name="P2108" style:family="paragraph" style:parent-style-name="Standard" style:list-style-name="L100">
      <style:paragraph-properties fo:text-align="end" style:justify-single-word="false" style:writing-mode="rl-tb"/>
      <style:text-properties officeooo:rsid="14faa6f2" officeooo:paragraph-rsid="14faa6f2"/>
    </style:style>
    <style:style style:name="P2109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08a5"/>
    </style:style>
    <style:style style:name="P2110" style:family="paragraph" style:parent-style-name="Standard" style:list-style-name="L101">
      <style:paragraph-properties fo:text-align="end" style:justify-single-word="false" style:writing-mode="rl-tb"/>
      <style:text-properties officeooo:rsid="150a3d5e" officeooo:paragraph-rsid="150a3d5e"/>
    </style:style>
    <style:style style:name="P2111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18ddbc"/>
    </style:style>
    <style:style style:name="P2112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2b7538"/>
    </style:style>
    <style:style style:name="P2113" style:family="paragraph" style:parent-style-name="Standard" style:list-style-name="L95">
      <style:paragraph-properties fo:text-align="end" style:justify-single-word="false" style:writing-mode="rl-tb"/>
      <style:text-properties officeooo:rsid="15165445" officeooo:paragraph-rsid="152cec05"/>
    </style:style>
    <style:style style:name="P2114" style:family="paragraph" style:parent-style-name="Standard" style:list-style-name="L99">
      <style:paragraph-properties fo:text-align="end" style:justify-single-word="false" style:writing-mode="rl-tb"/>
      <style:text-properties officeooo:rsid="1497ceff" officeooo:paragraph-rsid="1497ceff"/>
    </style:style>
    <style:style style:name="P2115" style:family="paragraph" style:parent-style-name="Standard" style:list-style-name="L101">
      <style:paragraph-properties fo:text-align="end" style:justify-single-word="false" style:writing-mode="rl-tb"/>
      <style:text-properties officeooo:rsid="149891c7" officeooo:paragraph-rsid="149891c7"/>
    </style:style>
    <style:style style:name="P2116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499faac"/>
    </style:style>
    <style:style style:name="P2117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50fb0fa"/>
    </style:style>
    <style:style style:name="P2118" style:family="paragraph" style:parent-style-name="Standard" style:list-style-name="L101">
      <style:paragraph-properties fo:text-align="end" style:justify-single-word="false" style:writing-mode="rl-tb"/>
      <style:text-properties officeooo:rsid="149f0b93" officeooo:paragraph-rsid="149f0b93"/>
    </style:style>
    <style:style style:name="P2119" style:family="paragraph" style:parent-style-name="Standard" style:list-style-name="L95">
      <style:paragraph-properties fo:text-align="end" style:justify-single-word="false" style:writing-mode="rl-tb"/>
      <style:text-properties officeooo:rsid="14a42052" officeooo:paragraph-rsid="14a42052"/>
    </style:style>
    <style:style style:name="P212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12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12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12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12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12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12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12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12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12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13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13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13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13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13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13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13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13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13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13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14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14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14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14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14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14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14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14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14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14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15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15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152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153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15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15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15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15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15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159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16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16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162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163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16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16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16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16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168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16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17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17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17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17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174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17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17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177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17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17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18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18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18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18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18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18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18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187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18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18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19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19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19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19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194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19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196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19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19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19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20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20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20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20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20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20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20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20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20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20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21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21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21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21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214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215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216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217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21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21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22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22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22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22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22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225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22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22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228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22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23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231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232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23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234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23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236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237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23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23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24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24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24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243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24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24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246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247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248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249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250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251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252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253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254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255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256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257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258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259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260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261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262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263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264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265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266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267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268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269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270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271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272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273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274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275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276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277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278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279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280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281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282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283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284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285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286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287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288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289" style:family="paragraph" style:parent-style-name="Standard" style:list-style-name="L95">
      <style:paragraph-properties fo:text-align="end" style:justify-single-word="false" fo:break-before="page" style:writing-mode="rl-tb"/>
      <style:text-properties officeooo:paragraph-rsid="1536baa8"/>
    </style:style>
    <style:style style:name="P2290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291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292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293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294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295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296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297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298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299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300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301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302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303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304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305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306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307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308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309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310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311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312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313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314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315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316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317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318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319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320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321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322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323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324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325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326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327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328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329" style:family="paragraph" style:parent-style-name="Standard" style:list-style-name="L89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330" style:family="paragraph" style:parent-style-name="Standard" style:list-style-name="L90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331" style:family="paragraph" style:parent-style-name="Standard" style:list-style-name="L90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332" style:family="paragraph" style:parent-style-name="Standard" style:list-style-name="L91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333" style:family="paragraph" style:parent-style-name="Standard" style:list-style-name="L92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334" style:family="paragraph" style:parent-style-name="Standard" style:list-style-name="L93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335" style:family="paragraph" style:parent-style-name="Standard" style:list-style-name="L94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336" style:family="paragraph" style:parent-style-name="Standard" style:list-style-name="L94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337" style:family="paragraph" style:parent-style-name="Standard" style:list-style-name="L95">
      <style:paragraph-properties fo:text-align="end" style:justify-single-word="false" fo:break-before="page" style:writing-mode="rl-tb"/>
      <style:text-properties officeooo:rsid="14d07928" officeooo:paragraph-rsid="14d208e5"/>
    </style:style>
    <style:style style:name="P2338" style:family="paragraph" style:parent-style-name="Standard" style:list-style-name="L94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339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340" style:family="paragraph" style:parent-style-name="Standard" style:list-style-name="L99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341" style:family="paragraph" style:parent-style-name="Standard" style:list-style-name="L100">
      <style:paragraph-properties fo:text-align="end" style:justify-single-word="false" fo:break-before="page" style:writing-mode="rl-tb"/>
      <style:text-properties officeooo:rsid="150a3d5e" officeooo:paragraph-rsid="150e37fd"/>
    </style:style>
    <style:style style:name="P2342" style:family="paragraph" style:parent-style-name="Standard" style:list-style-name="L99">
      <style:paragraph-properties fo:text-align="end" style:justify-single-word="false" fo:break-before="page" style:writing-mode="rl-tb"/>
      <style:text-properties officeooo:rsid="14967014" officeooo:paragraph-rsid="14967014"/>
    </style:style>
    <style:style style:name="P2343" style:family="paragraph" style:parent-style-name="Standard" style:list-style-name="L101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344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345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346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347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348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349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350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351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352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353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354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35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356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35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358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359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360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361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362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363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364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0b72"/>
    </style:style>
    <style:style style:name="T1304" style:family="text">
      <style:text-properties officeooo:rsid="14b77aa1"/>
    </style:style>
    <style:style style:name="T1305" style:family="text">
      <style:text-properties officeooo:rsid="14ba7514"/>
    </style:style>
    <style:style style:name="T1306" style:family="text">
      <style:text-properties officeooo:rsid="14a42052"/>
    </style:style>
    <style:style style:name="T1307" style:family="text">
      <style:text-properties officeooo:rsid="14bddb74"/>
    </style:style>
    <style:style style:name="T1308" style:family="text">
      <style:text-properties officeooo:rsid="14be7970"/>
    </style:style>
    <style:style style:name="T1309" style:family="text">
      <style:text-properties officeooo:rsid="14c2198d"/>
    </style:style>
    <style:style style:name="T1310" style:family="text">
      <style:text-properties officeooo:rsid="14c38397"/>
    </style:style>
    <style:style style:name="T1311" style:family="text">
      <style:text-properties officeooo:rsid="14c71ffe"/>
    </style:style>
    <style:style style:name="T1312" style:family="text">
      <style:text-properties officeooo:rsid="14c9b2bb"/>
    </style:style>
    <style:style style:name="T1313" style:family="text">
      <style:text-properties officeooo:rsid="14d208e5"/>
    </style:style>
    <style:style style:name="T1314" style:family="text">
      <style:text-properties officeooo:rsid="14e025ae"/>
    </style:style>
    <style:style style:name="T1315" style:family="text">
      <style:text-properties officeooo:rsid="14fa4ad7"/>
    </style:style>
    <style:style style:name="T1316" style:family="text">
      <style:text-properties officeooo:rsid="14fc760a"/>
    </style:style>
    <style:style style:name="T1317" style:family="text">
      <style:text-properties officeooo:rsid="150151b3"/>
    </style:style>
    <style:style style:name="T1318" style:family="text">
      <style:text-properties officeooo:rsid="15043750"/>
    </style:style>
    <style:style style:name="T1319" style:family="text">
      <style:text-properties officeooo:rsid="149a68e0"/>
    </style:style>
    <style:style style:name="T1320" style:family="text">
      <style:text-properties officeooo:rsid="14967014"/>
    </style:style>
    <style:style style:name="T1321" style:family="text">
      <style:text-properties officeooo:rsid="150b1c49"/>
    </style:style>
    <style:style style:name="T1322" style:family="text">
      <style:text-properties officeooo:rsid="15109548"/>
    </style:style>
    <style:style style:name="T1323" style:family="text">
      <style:text-properties officeooo:rsid="15165445"/>
    </style:style>
    <style:style style:name="T1324" style:family="text">
      <style:text-properties officeooo:rsid="15172f7c"/>
    </style:style>
    <style:style style:name="T1325" style:family="text">
      <style:text-properties officeooo:rsid="149f0b93"/>
    </style:style>
    <style:style style:name="T1326" style:family="text">
      <style:text-properties officeooo:rsid="1528e4cc"/>
    </style:style>
    <style:style style:name="T1327" style:family="text">
      <style:text-properties officeooo:rsid="1517d6a6"/>
    </style:style>
    <style:style style:name="T1328" style:family="text">
      <style:text-properties officeooo:rsid="152cec05"/>
    </style:style>
    <style:style style:name="T1329" style:family="text">
      <style:text-properties officeooo:rsid="152e5075"/>
    </style:style>
    <style:style style:name="T1330" style:family="text">
      <style:text-properties officeooo:rsid="15349f8d"/>
    </style:style>
    <style:style style:name="T1331" style:family="text">
      <style:text-properties officeooo:rsid="14a424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82" text:outline-level="1"><text:span text:style-name="T2">Data</text:span><text:span text:style-name="T3">b</text:span><text:span text:style-name="T2">ase Design Documentation</text:span><text:span text:style-name="T1"> </text:span></text:h>
      <text:p text:style-name="P407"/>
      <text:p text:style-name="P406"/>
      <text:h text:style-name="P1484" text:outline-level="2">Global Attributes</text:h>
      <text:p text:style-name="P405"/>
      <text:list xml:id="list347869540" text:style-name="L1">
        <text:list-item>
          <text:p text:style-name="P2344"><text:span text:style-name="T4">Id <text:s/>: <text:s/></text:span><text:span text:style-name="T5">این فیلد یک unique id برای هر row میباشد </text:span></text:p>
          <text:list>
            <text:list-item>
              <text:p text:style-name="P2349">نوع : big int </text:p>
            </text:list-item>
            <text:list-item>
              <text:p text:style-name="P2350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12"/>
      <text:p text:style-name="P312"/>
      <text:list xml:id="list150122940778523" text:continue-numbering="true" text:style-name="L1">
        <text:list-item>
          <text:p text:style-name="P2351">email : این فیلد برای ذخیره سازی ایمیل میباشد </text:p>
          <text:list>
            <text:list-item>
              <text:p text:style-name="P2351">نوع : <text:span text:style-name="T9">varchar(64)</text:span></text:p>
            </text:list-item>
            <text:list-item>
              <text:p text:style-name="P2352">ویژگی ها :‌ <text:span text:style-name="T10">index</text:span></text:p>
            </text:list-item>
          </text:list>
        </text:list-item>
      </text:list>
      <text:p text:style-name="P312"/>
      <text:list xml:id="list150122795107660" text:continue-numbering="true" text:style-name="L1">
        <text:list-item>
          <text:p text:style-name="P2353">created_at : این فیلد برای ذخیره تاریخ ایجاد یک سطر در جداول استفاده میشود !!!!</text:p>
          <text:list>
            <text:list-item>
              <text:p text:style-name="P2354">نوع :‌ <text:span text:style-name="T12">timestamp </text:span></text:p>
            </text:list-item>
            <text:list-item>
              <text:p text:style-name="P2356">ویژگی ها : <text:span text:style-name="T15">nullable</text:span></text:p>
            </text:list-item>
          </text:list>
        </text:list-item>
      </text:list>
      <text:p text:style-name="P314"/>
      <text:p text:style-name="P313"/>
      <text:list xml:id="list150122957287841" text:continue-numbering="true" text:style-name="L1">
        <text:list-item>
          <text:p text:style-name="P2345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355">نوع :‌ <text:span text:style-name="T12">timestamp </text:span></text:p>
            </text:list-item>
            <text:list-item>
              <text:p text:style-name="P2357">ویژگی ها : <text:span text:style-name="T15">nullable</text:span></text:p>
            </text:list-item>
          </text:list>
        </text:list-item>
      </text:list>
      <text:p text:style-name="P315"/>
      <text:p text:style-name="P315"/>
      <text:p text:style-name="P315"/>
      <text:list xml:id="list150123117982197" text:continue-numbering="true" text:style-name="L1">
        <text:list-item>
          <text:p text:style-name="P2358"><text:soft-page-break/>name : این فیلد برای ذخیره نام کاربران در جدول های است !!!!</text:p>
          <text:list>
            <text:list-item>
              <text:p text:style-name="P2346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359">ویژگی : <text:span text:style-name="T20">not nullable , index</text:span></text:p>
            </text:list-item>
          </text:list>
        </text:list-item>
        <text:list-item>
          <text:p text:style-name="P2360">type : این فیلد برای نوع یک item در جدول ساخته میشود !!!</text:p>
          <text:list>
            <text:list-item>
              <text:p text:style-name="P2347"><text:span text:style-name="T562">نوع :‌</text:span><text:span text:style-name="T561">boolean</text:span></text:p>
            </text:list-item>
            <text:list-item>
              <text:p text:style-name="P2361">ویژگی : not null , defualt …. , <text:span text:style-name="T567">unsigned</text:span></text:p>
            </text:list-item>
          </text:list>
        </text:list-item>
        <text:list-item>
          <text:p text:style-name="P2362">status : </text:p>
          <text:list>
            <text:list-item>
              <text:p text:style-name="P2348"><text:span text:style-name="T1026">نوع : </text:span><text:span text:style-name="T1025">boolean</text:span></text:p>
            </text:list-item>
            <text:list-item>
              <text:p text:style-name="P2362">ویژگی: </text:p>
            </text:list-item>
          </text:list>
        </text:list-item>
      </text:list>
      <text:p text:style-name="P310"/>
      <text:list xml:id="list2706260509" text:style-name="L2">
        <text:list-item>
          <text:p text:style-name="P2363">sort:</text:p>
          <text:list>
            <text:list-item>
              <text:p text:style-name="P2363">نوع :‌tiny int </text:p>
            </text:list-item>
            <text:list-item>
              <text:p text:style-name="P2364">ویژگی :‌unsigned ,<text:span text:style-name="T581">nullable</text:span></text:p>
            </text:list-item>
          </text:list>
        </text:list-item>
      </text:list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26"/>
      <text:h text:style-name="P1483" text:outline-level="1"><text:soft-page-break/>Tables</text:h>
      <text:p text:style-name="P311"/>
      <text:list xml:id="list737886375" text:style-name="L3">
        <text:list-item>
          <text:p text:style-name="P1485">Users : <text:span text:style-name="T16">این جدول برای ذخیره کاربر های موجود در سیستم است !!!!</text:span></text:p>
          <text:list>
            <text:list-item>
              <text:p text:style-name="P1486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48319580256">
          <table:table-cell table:style-name="Table1.A1" office:value-type="string">
            <text:p text:style-name="P392">Name</text:p>
          </table:table-cell>
          <table:table-cell table:style-name="Table1.A1" office:value-type="string">
            <text:p text:style-name="P392">DataType</text:p>
          </table:table-cell>
          <table:table-cell table:style-name="Table1.A1" office:value-type="string">
            <text:p text:style-name="P392">Attributes</text:p>
          </table:table-cell>
          <table:table-cell table:style-name="Table1.D1" office:value-type="string">
            <text:p text:style-name="P392">Comment</text:p>
          </table:table-cell>
        </table:table-row>
        <table:table-row table:style-name="TableLine94048319647280">
          <table:table-cell table:style-name="Table1.A2" office:value-type="string">
            <text:p text:style-name="P392">Id</text:p>
          </table:table-cell>
          <table:table-cell table:style-name="Table1.A2" office:value-type="string">
            <text:p text:style-name="P392">Big integer </text:p>
          </table:table-cell>
          <table:table-cell table:style-name="Table1.A2" office:value-type="string">
            <text:p text:style-name="P404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09"/>
          </table:table-cell>
        </table:table-row>
        <table:table-row table:style-name="TableLine94048319649392">
          <table:table-cell table:style-name="Table1.A2" office:value-type="string">
            <text:p text:style-name="P395">name</text:p>
          </table:table-cell>
          <table:table-cell table:style-name="Table1.A2" office:value-type="string">
            <text:p text:style-name="P324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20"><text:s/>, not null</text:p>
          </table:table-cell>
          <table:table-cell table:style-name="Table1.D2" office:value-type="string">
            <text:p text:style-name="P409"/>
          </table:table-cell>
        </table:table-row>
        <table:table-row table:style-name="TableLine94048319650304">
          <table:table-cell table:style-name="Table1.A2" office:value-type="string">
            <text:p text:style-name="P396">family</text:p>
          </table:table-cell>
          <table:table-cell table:style-name="Table1.A2" office:value-type="string">
            <text:p text:style-name="P325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21">, not null</text:p>
          </table:table-cell>
          <table:table-cell table:style-name="Table1.D2" office:value-type="string">
            <text:p text:style-name="P409"/>
          </table:table-cell>
        </table:table-row>
        <table:table-row table:style-name="TableLine94048319651264">
          <table:table-cell table:style-name="Table1.A2" office:value-type="string">
            <text:p text:style-name="P393">email</text:p>
          </table:table-cell>
          <table:table-cell table:style-name="Table1.A2" office:value-type="string">
            <text:p text:style-name="P319">varchar(64)</text:p>
          </table:table-cell>
          <table:table-cell table:style-name="Table1.A2" office:value-type="string">
            <text:p text:style-name="P316">Not null <text:s/>, unique </text:p>
          </table:table-cell>
          <table:table-cell table:style-name="Table1.D2" office:value-type="string">
            <text:p text:style-name="P409"/>
          </table:table-cell>
        </table:table-row>
        <table:table-row table:style-name="TableLine94048319652416">
          <table:table-cell table:style-name="Table1.A2" office:value-type="string">
            <text:p text:style-name="P408">phone</text:p>
          </table:table-cell>
          <table:table-cell table:style-name="Table1.A2" office:value-type="string">
            <text:p text:style-name="P409"><text:s/><text:span text:style-name="T21">varchar(13)</text:span></text:p>
          </table:table-cell>
          <table:table-cell table:style-name="Table1.A2" office:value-type="string">
            <text:p text:style-name="P492"><text:s text:c="2"/>not null , unique </text:p>
          </table:table-cell>
          <table:table-cell table:style-name="Table1.D2" office:value-type="string">
            <text:p text:style-name="P409"/>
          </table:table-cell>
        </table:table-row>
        <table:table-row table:style-name="TableLine94048319653440">
          <table:table-cell table:style-name="Table1.A2" office:value-type="string">
            <text:p text:style-name="P397">active</text:p>
          </table:table-cell>
          <table:table-cell table:style-name="Table1.A2" office:value-type="string">
            <text:p text:style-name="P323">boolean</text:p>
          </table:table-cell>
          <table:table-cell table:style-name="Table1.A2" office:value-type="string">
            <text:p text:style-name="P318"><text:s/>, Defualt 1 , <text:span text:style-name="T137">not null </text:span></text:p>
          </table:table-cell>
          <table:table-cell table:style-name="Table1.D2" office:value-type="string">
            <text:p text:style-name="P293">این فیلد برای active بودن یا نبودن user طراحی شده !!!!</text:p>
          </table:table-cell>
        </table:table-row>
        <table:table-row table:style-name="TableLine94048319654512">
          <table:table-cell table:style-name="Table1.A2" office:value-type="string">
            <text:p text:style-name="P394">password</text:p>
          </table:table-cell>
          <table:table-cell table:style-name="Table1.A2" office:value-type="string">
            <text:p text:style-name="P317">varchar(60)</text:p>
          </table:table-cell>
          <table:table-cell table:style-name="Table1.A2" office:value-type="string">
            <text:p text:style-name="P322">Not null </text:p>
          </table:table-cell>
          <table:table-cell table:style-name="Table1.D2" office:value-type="string">
            <text:p text:style-name="P409"/>
          </table:table-cell>
        </table:table-row>
      </table:table>
      <text:p text:style-name="P343"/>
      <text:p text:style-name="P2"/>
      <text:p text:style-name="P2"/>
      <text:p text:style-name="P2"/>
      <text:p text:style-name="P2"/>
      <text:p text:style-name="P2"/>
      <text:p text:style-name="P2"/>
      <text:p text:style-name="P63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list xml:id="list3490988999" text:style-name="L4">
        <text:list-item>
          <text:list>
            <text:list-item>
              <text:p text:style-name="P1487"><text:soft-page-break/>ارتباطات : </text:p>
              <text:list>
                <text:list-item>
                  <text:p text:style-name="P1488">جدول dates : </text:p>
                  <text:list>
                    <text:list-item>
                      <text:p text:style-name="P1489">نوع ارتباط : 1بهn </text:p>
                    </text:list-item>
                    <text:list-item>
                      <text:p text:style-name="P1490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39">و هر row در جدول dates متعلق به یک user است !!!</text:p>
                      <text:p text:style-name="P1491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491"><text:span text:style-name="T568">verify_at , phone_verify</text:span><text:span text:style-name="T44"> birthday_at <text:s/>, </text:span><text:span text:style-name="T569">email_verify,phone_veryfy</text:span></text:p>
                      <text:p text:style-name="P1540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list xml:id="list150122466168383" text:continue-numbering="true" text:style-name="L4">
        <text:list-item>
          <text:list>
            <text:list-item>
              <text:list>
                <text:list-item>
                  <text:p text:style-name="P1541">جدول <text:span text:style-name="T45">nick_names : </text:span></text:p>
                  <text:list>
                    <text:list-item>
                      <text:p text:style-name="P1542">نوع ارتباط : 1 به <text:span text:style-name="T46">n</text:span></text:p>
                    </text:list-item>
                    <text:list-item>
                      <text:p text:style-name="P1543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list xml:id="list150121882792726" text:continue-numbering="true" text:style-name="L4">
        <text:list-item>
          <text:list>
            <text:list-item>
              <text:list>
                <text:list-item>
                  <text:p text:style-name="P1544">جدول files : </text:p>
                  <text:list>
                    <text:list-item>
                      <text:p text:style-name="P1544">نوع ارتباط : <text:span text:style-name="T73">1 به </text:span><text:span text:style-name="T74">n</text:span></text:p>
                    </text:list-item>
                    <text:list-item>
                      <text:p text:style-name="P1545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45"/>
                      <text:p text:style-name="P1546"><text:s/></text:p>
                    </text:list-item>
                  </text:list>
                </text:list-item>
                <text:list-item>
                  <text:p text:style-name="P1547">جدول active_nick_names : </text:p>
                  <text:list>
                    <text:list-item>
                      <text:p text:style-name="P1547">نوع ارتباط : <text:span text:style-name="T76">1 به 1</text:span></text:p>
                    </text:list-item>
                    <text:list-item>
                      <text:p text:style-name="P1548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50123399088614" text:continue-numbering="true" text:style-name="L4">
        <text:list-item>
          <text:list>
            <text:list-item>
              <text:list>
                <text:list-item>
                  <text:p text:style-name="P1549">جدول <text:span text:style-name="T152">languages : </text:span></text:p>
                  <text:list>
                    <text:list-item>
                      <text:p text:style-name="P1550">نوع ارتباط :‌<text:span text:style-name="T150">1 به n</text:span></text:p>
                    </text:list-item>
                    <text:list-item>
                      <text:p text:style-name="P1551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50122916456178" text:continue-numbering="true" text:style-name="L4">
        <text:list-item>
          <text:list>
            <text:list-item>
              <text:list>
                <text:list-item>
                  <text:p text:style-name="P1492"><text:span text:style-name="T185">app_setting</text:span><text:span text:style-name="T180"> : </text:span></text:p>
                  <text:list>
                    <text:list-item>
                      <text:p text:style-name="P1553">نوع :‌ <text:span text:style-name="T181">1 به n </text:span></text:p>
                      <text:p text:style-name="P1493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50122961887118" text:continue-numbering="true" text:style-name="L4">
        <text:list-item>
          <text:list>
            <text:list-item>
              <text:list>
                <text:list-item>
                  <text:p text:style-name="P1493"><text:span text:style-name="T363">user_bio_translations</text:span><text:span text:style-name="T352"> <text:s/>:</text:span></text:p>
                  <text:list>
                    <text:list-item>
                      <text:p text:style-name="P1555">نوع : <text:span text:style-name="T354">1 به n </text:span></text:p>
                    </text:list-item>
                    <text:list-item>
                      <text:p text:style-name="P1557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120"><text:span text:style-name="T248">user_group_members</text:span><text:span text:style-name="T249"> : </text:span></text:p>
                  <text:list>
                    <text:list-item>
                      <text:p text:style-name="P2136"><text:span text:style-name="T197">نوع : </text:span><text:span text:style-name="T247">1 به 1</text:span></text:p>
                    </text:list-item>
                    <text:list-item>
                      <text:p text:style-name="P2136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0"/>
      <text:list xml:id="list150122057524047" text:continue-numbering="true" text:style-name="L4">
        <text:list-item>
          <text:p text:style-name="P1559">dates : <text:span text:style-name="T27">این جدول برای ذخیره تاریخ ها بین چندین جدول share میشود </text:span></text:p>
          <text:list>
            <text:list-item>
              <text:p text:style-name="P1560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048319800928">
          <table:table-cell table:style-name="Table2.A1" office:value-type="string">
            <text:p text:style-name="P462">Name</text:p>
          </table:table-cell>
          <table:table-cell table:style-name="Table2.A1" office:value-type="string">
            <text:p text:style-name="P462">Data Type</text:p>
          </table:table-cell>
          <table:table-cell table:style-name="Table2.A1" office:value-type="string">
            <text:p text:style-name="P462">Attributes</text:p>
          </table:table-cell>
          <table:table-cell table:style-name="Table2.D1" office:value-type="string">
            <text:p text:style-name="P462">Comment</text:p>
          </table:table-cell>
        </table:table-row>
        <table:table-row table:style-name="TableLine94048319823968">
          <table:table-cell table:style-name="Table2.A2" office:value-type="string">
            <text:p text:style-name="P466">id</text:p>
          </table:table-cell>
          <table:table-cell table:style-name="Table2.A2" office:value-type="string">
            <text:p text:style-name="P472">B<text:span text:style-name="T29">ig int </text:span></text:p>
          </table:table-cell>
          <table:table-cell table:style-name="Table2.A2" office:value-type="string">
            <text:p text:style-name="P470">Not Null , index , unique , primary key , auto increment , <text:span text:style-name="T28">unsigned </text:span></text:p>
          </table:table-cell>
          <table:table-cell table:style-name="Table2.D2" office:value-type="string">
            <text:p text:style-name="P409"/>
          </table:table-cell>
        </table:table-row>
        <table:table-row table:style-name="TableLine94048319825664">
          <table:table-cell table:style-name="Table2.A2" office:value-type="string">
            <text:p text:style-name="P468">object_class</text:p>
          </table:table-cell>
          <table:table-cell table:style-name="Table2.A2" office:value-type="string">
            <text:p text:style-name="P475">varchar(255)</text:p>
          </table:table-cell>
          <table:table-cell table:style-name="Table2.A2" office:value-type="string">
            <text:p text:style-name="P477">Not null </text:p>
          </table:table-cell>
          <table:table-cell table:style-name="Table2.D2" office:value-type="string">
            <text:p text:style-name="P295">نام مدلی که این date متعلق به ان است </text:p>
          </table:table-cell>
        </table:table-row>
        <table:table-row table:style-name="TableLine94048319826576">
          <table:table-cell table:style-name="Table2.A2" office:value-type="string">
            <text:p text:style-name="P468">object_id</text:p>
          </table:table-cell>
          <table:table-cell table:style-name="Table2.A2" office:value-type="string">
            <text:p text:style-name="P474">Big int </text:p>
          </table:table-cell>
          <table:table-cell table:style-name="Table2.A2" office:value-type="string">
            <text:p text:style-name="P476">Unsigned , <text:span text:style-name="T30">not null </text:span></text:p>
          </table:table-cell>
          <table:table-cell table:style-name="Table2.D2" office:value-type="string">
            <text:p text:style-name="P296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69">type</text:p>
          </table:table-cell>
          <table:table-cell table:style-name="Table2.A2" office:value-type="string">
            <text:p text:style-name="P697">tinyInt</text:p>
          </table:table-cell>
          <table:table-cell table:style-name="Table2.A2" office:value-type="string">
            <text:p text:style-name="P420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04">unsigned</text:p>
          </table:table-cell>
          <table:table-cell table:style-name="Table2.D2" office:value-type="string">
            <text:p text:style-name="P294">این فیلد نوع date را مشخص میکند !!! مثلا </text:p>
            <text:p text:style-name="P294">0 برای created_at است . 1 برای updated_at</text:p>
          </table:table-cell>
        </table:table-row>
        <table:table-row table:style-name="TableLine94048319828448">
          <table:table-cell table:style-name="Table2.A2" office:value-type="string">
            <text:p text:style-name="P469">dated_at</text:p>
          </table:table-cell>
          <table:table-cell table:style-name="Table2.A2" office:value-type="string">
            <text:p text:style-name="P478">Timestamp</text:p>
          </table:table-cell>
          <table:table-cell table:style-name="Table2.A2" office:value-type="string">
            <text:p text:style-name="P478">Not null </text:p>
          </table:table-cell>
          <table:table-cell table:style-name="Table2.D2" office:value-type="string">
            <text:p text:style-name="P479"/>
          </table:table-cell>
        </table:table-row>
        <table:table-row table:style-name="TableLine94048319829312">
          <table:table-cell table:style-name="Table2.A2" office:value-type="string">
            <text:p text:style-name="P639">user_id</text:p>
          </table:table-cell>
          <table:table-cell table:style-name="Table2.A2" office:value-type="string">
            <text:p text:style-name="P640">Big int </text:p>
          </table:table-cell>
          <table:table-cell table:style-name="Table2.A2" office:value-type="string">
            <text:p text:style-name="P422"><text:span text:style-name="T570">nullable</text:span><text:span text:style-name="T571"> , </text:span><text:span text:style-name="T450">unsigned, </text:span></text:p>
            <text:p text:style-name="P722">foreign key→ users(id) , </text:p>
            <text:p text:style-name="P722"/>
            <text:p text:style-name="P723">on Delete →</text:p>
            <text:p text:style-name="P723">(set<text:span text:style-name="T572"> Null)</text:span></text:p>
            <text:p text:style-name="P723"/>
            <text:p text:style-name="P724">on Update →</text:p>
            <text:p text:style-name="P724">(cascade)</text:p>
          </table:table-cell>
          <table:table-cell table:style-name="Table2.D2" office:value-type="string">
            <text:p text:style-name="P305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2497677631" text:style-name="L5">
        <text:list-header>
          <text:p text:style-name="P1561"/>
          <text:list>
            <text:list-item>
              <text:p text:style-name="P2140">ارتباطات :‌</text:p>
              <text:list>
                <text:list-item>
                  <text:p text:style-name="P2121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122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18"/>
      <text:list xml:id="list150121921110637" text:continue-numbering="true" text:style-name="L5">
        <text:list-item>
          <text:p text:style-name="P2247">nick_names : <text:span text:style-name="T37">این جدول برای ذخیره nick name های user ها ساخته شده. </text:span></text:p>
        </text:list-item>
      </text:list>
      <text:p text:style-name="P1416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50123967380978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141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142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143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42"/>
          <text:list text:continue-numbering="true">
            <text:list-item>
              <text:p text:style-name="P2144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048319853104">
          <table:table-cell table:style-name="Table3.A1" office:value-type="string">
            <text:p text:style-name="P463">Name</text:p>
          </table:table-cell>
          <table:table-cell table:style-name="Table3.A1" office:value-type="string">
            <text:p text:style-name="P463">Data Type</text:p>
          </table:table-cell>
          <table:table-cell table:style-name="Table3.A1" office:value-type="string">
            <text:p text:style-name="P463">Attributes</text:p>
          </table:table-cell>
          <table:table-cell table:style-name="Table3.D1" office:value-type="string">
            <text:p text:style-name="P463">Comment</text:p>
          </table:table-cell>
        </table:table-row>
        <table:table-row table:style-name="TableLine94048319908208">
          <table:table-cell table:style-name="Table3.A2" office:value-type="string">
            <text:p text:style-name="P467">id</text:p>
          </table:table-cell>
          <table:table-cell table:style-name="Table3.A2" office:value-type="string">
            <text:p text:style-name="P473">B<text:span text:style-name="T29">ig int </text:span></text:p>
          </table:table-cell>
          <table:table-cell table:style-name="Table3.A2" office:value-type="string">
            <text:p text:style-name="P471">Not Null , index , unique , primary key , auto increment , <text:span text:style-name="T28">unsigned </text:span></text:p>
          </table:table-cell>
          <table:table-cell table:style-name="Table3.D2" office:value-type="string">
            <text:p text:style-name="P410"/>
          </table:table-cell>
        </table:table-row>
        <table:table-row table:style-name="TableLine94048319910256">
          <table:table-cell table:style-name="Table3.A2" office:value-type="string">
            <text:p text:style-name="P480">nick_name</text:p>
          </table:table-cell>
          <table:table-cell table:style-name="Table3.A2" office:value-type="string">
            <text:p text:style-name="P411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81">Not null </text:p>
          </table:table-cell>
          <table:table-cell table:style-name="Table3.D2" office:value-type="string">
            <text:p text:style-name="P410"/>
          </table:table-cell>
        </table:table-row>
        <table:table-row table:style-name="TableLine94048319911168">
          <table:table-cell table:style-name="Table3.A2" office:value-type="string">
            <text:p text:style-name="P482">user_id</text:p>
          </table:table-cell>
          <table:table-cell table:style-name="Table3.A2" office:value-type="string">
            <text:p text:style-name="P482">Big int</text:p>
          </table:table-cell>
          <table:table-cell table:style-name="Table3.A2" office:value-type="string">
            <text:p text:style-name="P483">Unsigned ,</text:p>
            <text:p text:style-name="P483"><text:s/><text:span text:style-name="T58">not null ,</text:span></text:p>
            <text:p text:style-name="P725">foreign Key → users(id)</text:p>
            <text:p text:style-name="P725"/>
            <text:p text:style-name="P726">on Delete → (<text:span text:style-name="T573">cascade</text:span>)</text:p>
            <text:p text:style-name="P726"/>
            <text:p text:style-name="P727">on Update → (cascade)</text:p>
          </table:table-cell>
          <table:table-cell table:style-name="Table3.D2" office:value-type="string">
            <text:p text:style-name="P298">این فیلد مشخص میکند که هر nick name برای کدام user است !!!!</text:p>
          </table:table-cell>
        </table:table-row>
      </table:table>
      <text:p text:style-name="P102"/>
      <text:list xml:id="list3922557999" text:style-name="L6">
        <text:list-item>
          <text:list>
            <text:list-item>
              <text:p text:style-name="P1562">ارتباطات : </text:p>
              <text:list>
                <text:list-item>
                  <text:p text:style-name="P1563">جدول users : </text:p>
                  <text:list>
                    <text:list-item>
                      <text:p text:style-name="P1564">نوع ارتباط :‌<text:span text:style-name="T60">1 به </text:span><text:span text:style-name="T61">n</text:span></text:p>
                    </text:list-item>
                    <text:list-item>
                      <text:p text:style-name="P1565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50122441417218" text:continue-numbering="true" text:style-name="L6">
        <text:list-item>
          <text:list>
            <text:list-item>
              <text:list>
                <text:list-item>
                  <text:p text:style-name="P1566">dates : </text:p>
                  <text:list>
                    <text:list-item>
                      <text:p text:style-name="P1567">نوع ارتباط :‌ <text:span text:style-name="T63">1 به 1</text:span></text:p>
                    </text:list-item>
                    <text:list-item>
                      <text:p text:style-name="P1568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267">active_nick_names : </text:p>
                  <text:list>
                    <text:list-item>
                      <text:p text:style-name="P1569">نوع ارتباط :‌ 1به 1</text:p>
                    </text:list-item>
                    <text:list-item>
                      <text:p text:style-name="P1570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68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5"><text:tab/><text:span text:style-name="T82">مثلا کاربر شماره 1 نیک شمار 25 را برای خود انتخاب کرده !!!!</text:span></text:p>
      <text:p text:style-name="P25"/>
      <text:list xml:id="list4143895656" text:style-name="L7">
        <text:list-item>
          <text:list>
            <text:list-item>
              <text:p text:style-name="P1571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048319978240">
          <table:table-cell table:style-name="Table5.A1" office:value-type="string">
            <text:p text:style-name="P463">Name</text:p>
          </table:table-cell>
          <table:table-cell table:style-name="Table5.A1" office:value-type="string">
            <text:p text:style-name="P463">Data Type</text:p>
          </table:table-cell>
          <table:table-cell table:style-name="Table5.A1" office:value-type="string">
            <text:p text:style-name="P463">Attributes</text:p>
          </table:table-cell>
          <table:table-cell table:style-name="Table5.D1" office:value-type="string">
            <text:p text:style-name="P463">Comment</text:p>
          </table:table-cell>
        </table:table-row>
        <table:table-row table:style-name="TableLine94048320008752">
          <table:table-cell table:style-name="Table5.A2" office:value-type="string">
            <text:p text:style-name="P493">id</text:p>
          </table:table-cell>
          <table:table-cell table:style-name="Table5.A2" office:value-type="string">
            <text:p text:style-name="P494">Big int </text:p>
          </table:table-cell>
          <table:table-cell table:style-name="Table5.A2" office:value-type="string">
            <text:p text:style-name="P494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09"/>
          </table:table-cell>
        </table:table-row>
        <table:table-row table:style-name="TableLine94048320011056">
          <table:table-cell table:style-name="Table5.A2" office:value-type="string">
            <text:p text:style-name="P495">user_id</text:p>
          </table:table-cell>
          <table:table-cell table:style-name="Table5.A2" office:value-type="string">
            <text:p text:style-name="P517">Big int </text:p>
          </table:table-cell>
          <table:table-cell table:style-name="Table5.A2" office:value-type="string">
            <text:p text:style-name="P496">Unsigned , not null , unique , </text:p>
            <text:p text:style-name="P496">foreign key → users(id)</text:p>
            <text:p text:style-name="P496"/>
            <text:p text:style-name="P728">on Delete → (<text:span text:style-name="T575">cascade</text:span>)</text:p>
            <text:p text:style-name="P728"/>
            <text:p text:style-name="P729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99">از انجایی که هر کاربر باید یک row در این جدول داشته باشد</text:p>
            <text:p text:style-name="P299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048320011968">
          <table:table-cell table:style-name="Table5.A2" office:value-type="string">
            <text:p text:style-name="P518">nick_name_id</text:p>
          </table:table-cell>
          <table:table-cell table:style-name="Table5.A2" office:value-type="string">
            <text:p text:style-name="P517">Big int </text:p>
          </table:table-cell>
          <table:table-cell table:style-name="Table5.A2" office:value-type="string">
            <text:p text:style-name="P496">Unsigned , not null , unique , </text:p>
            <text:p text:style-name="P423"><text:span text:style-name="T87">foreign key → </text:span><text:span text:style-name="T88">nick_names</text:span><text:span text:style-name="T87">(id)</text:span></text:p>
            <text:p text:style-name="P497"/>
            <text:p text:style-name="P730">on Delete → (<text:span text:style-name="T575">cascade</text:span>)</text:p>
            <text:p text:style-name="P730"/>
            <text:p text:style-name="P730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00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01"><text:s/>این فیلد از نوع unique است !!!!</text:p>
          </table:table-cell>
        </table:table-row>
      </table:table>
      <text:p text:style-name="P327"/>
      <text:list xml:id="list1063355833" text:style-name="L8">
        <text:list-item>
          <text:list>
            <text:list-item>
              <text:p text:style-name="P1572">ارتباطات :‌</text:p>
              <text:list>
                <text:list-item>
                  <text:p text:style-name="P1573">user_id : </text:p>
                  <text:list>
                    <text:list-item>
                      <text:p text:style-name="P1574">نوع :‌<text:span text:style-name="T91">1به1</text:span></text:p>
                    </text:list-item>
                    <text:list-item>
                      <text:p text:style-name="P1494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50123458651330" text:continue-numbering="true" text:style-name="L8">
        <text:list-item>
          <text:list>
            <text:list-item>
              <text:list>
                <text:list-item>
                  <text:p text:style-name="P1575">nick_name<text:span text:style-name="T95">s</text:span> : </text:p>
                  <text:list>
                    <text:list-item>
                      <text:p text:style-name="P1576">نوع : <text:span text:style-name="T96">1 به 1 </text:span></text:p>
                    </text:list-item>
                    <text:list-item>
                      <text:p text:style-name="P1577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50122128770460" text:continue-list="list150122441417218" text:style-name="L6">
        <text:list-item>
          <text:p text:style-name="P2269">Files : این جدول برای ذخیره اطلاعات فایل هایی که در سرور اپلود میشود ساخته شده !!!</text:p>
          <text:list>
            <text:list-item>
              <text:p text:style-name="P1578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048320054720">
          <table:table-cell table:style-name="Table4.A1" office:value-type="string">
            <text:p text:style-name="P484">Name</text:p>
          </table:table-cell>
          <table:table-cell table:style-name="Table4.A1" office:value-type="string">
            <text:p text:style-name="P484">Data Type</text:p>
          </table:table-cell>
          <table:table-cell table:style-name="Table4.A1" office:value-type="string">
            <text:p text:style-name="P484">Attributes </text:p>
          </table:table-cell>
          <table:table-cell table:style-name="Table4.D1" office:value-type="string">
            <text:p text:style-name="P484">Comment</text:p>
          </table:table-cell>
        </table:table-row>
        <table:table-row table:style-name="TableLine94048320078848">
          <table:table-cell table:style-name="Table4.A2" office:value-type="string">
            <text:p text:style-name="P484">id</text:p>
          </table:table-cell>
          <table:table-cell table:style-name="Table4.A2" office:value-type="string">
            <text:p text:style-name="P484">Big Int</text:p>
          </table:table-cell>
          <table:table-cell table:style-name="Table4.A2" office:value-type="string">
            <text:p text:style-name="P487">Unsigned , <text:span text:style-name="T66">index , unique , </text:span><text:span text:style-name="T67">primary key , autoincrement , </text:span></text:p>
            <text:p text:style-name="P488">not null </text:p>
          </table:table-cell>
          <table:table-cell table:style-name="Table4.D2" office:value-type="string">
            <text:p text:style-name="P409"/>
          </table:table-cell>
        </table:table-row>
        <table:table-row table:style-name="TableLine94048320080192">
          <table:table-cell table:style-name="Table4.A2" office:value-type="string">
            <text:p text:style-name="P484">src</text:p>
          </table:table-cell>
          <table:table-cell table:style-name="Table4.A2" office:value-type="string">
            <text:p text:style-name="P486">varchar(128)</text:p>
          </table:table-cell>
          <table:table-cell table:style-name="Table4.A2" office:value-type="string">
            <text:p text:style-name="P489">Not null , <text:span text:style-name="T68">index </text:span></text:p>
          </table:table-cell>
          <table:table-cell table:style-name="Table4.D2" office:value-type="string">
            <text:p text:style-name="P409"/>
          </table:table-cell>
        </table:table-row>
        <table:table-row table:style-name="TableLine94048320081104">
          <table:table-cell table:style-name="Table4.A2" office:value-type="string">
            <text:p text:style-name="P484">format</text:p>
          </table:table-cell>
          <table:table-cell table:style-name="Table4.A2" office:value-type="string">
            <text:p text:style-name="P485">varchar(10)</text:p>
          </table:table-cell>
          <table:table-cell table:style-name="Table4.A2" office:value-type="string">
            <text:p text:style-name="P490">Not null </text:p>
          </table:table-cell>
          <table:table-cell table:style-name="Table4.D2" office:value-type="string">
            <text:p text:style-name="P409"/>
          </table:table-cell>
        </table:table-row>
        <table:table-row table:style-name="TableLine94048320082064">
          <table:table-cell table:style-name="Table4.A2" office:value-type="string">
            <text:p text:style-name="P484">size</text:p>
          </table:table-cell>
          <table:table-cell table:style-name="Table4.A2" office:value-type="string">
            <text:p text:style-name="P412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490">Not null </text:p>
          </table:table-cell>
          <table:table-cell table:style-name="Table4.D2" office:value-type="string">
            <text:p text:style-name="P491"/>
          </table:table-cell>
        </table:table-row>
      </table:table>
      <text:p text:style-name="P1475"/>
      <text:list xml:id="list2830690549" text:style-name="L9">
        <text:list-item>
          <text:p text:style-name="P1579">ارتباطات :‌</text:p>
          <text:list>
            <text:list-item>
              <text:p text:style-name="P1580">جدول users : </text:p>
              <text:list>
                <text:list-item>
                  <text:p text:style-name="P1580">نوع ارتباط :‌ <text:span text:style-name="T70">1 به n </text:span></text:p>
                </text:list-item>
                <text:list-item>
                  <text:p text:style-name="P1581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582">جدول dates : </text:p>
              <text:list>
                <text:list-item>
                  <text:p text:style-name="P1582">نوع ارتباط :‌ 1 به n</text:p>
                </text:list-item>
                <text:list-item>
                  <text:p text:style-name="P1582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475"/>
      <text:p text:style-name="P1475"/>
      <text:list xml:id="list150123234662720" text:continue-numbering="true" text:style-name="L9">
        <text:list-item>
          <text:p text:style-name="P2270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6"/>
      <text:list xml:id="list150122084265233" text:continue-numbering="true" text:style-name="L9">
        <text:list-item>
          <text:list>
            <text:list-item>
              <text:p text:style-name="P1583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048320122112">
          <table:table-cell table:style-name="Table6.A1" office:value-type="string">
            <text:p text:style-name="P484">Name</text:p>
          </table:table-cell>
          <table:table-cell table:style-name="Table6.A1" office:value-type="string">
            <text:p text:style-name="P484">Data Type</text:p>
          </table:table-cell>
          <table:table-cell table:style-name="Table6.A1" office:value-type="string">
            <text:p text:style-name="P484">Attributes </text:p>
          </table:table-cell>
          <table:table-cell table:style-name="Table6.D1" office:value-type="string">
            <text:p text:style-name="P484">Comment</text:p>
          </table:table-cell>
        </table:table-row>
        <table:table-row table:style-name="TableLine94048320155936">
          <table:table-cell table:style-name="Table6.A2" office:value-type="string">
            <text:p text:style-name="P519">id</text:p>
          </table:table-cell>
          <table:table-cell table:style-name="Table6.A2" office:value-type="string">
            <text:p text:style-name="P520">Big int </text:p>
          </table:table-cell>
          <table:table-cell table:style-name="Table6.A2" office:value-type="string">
            <text:p text:style-name="P520">Unsigned , not null , unique , index ,</text:p>
            <text:p text:style-name="P520"><text:s/>primary key ,</text:p>
            <text:p text:style-name="P520">autoincrement </text:p>
          </table:table-cell>
          <table:table-cell table:style-name="Table6.D2" office:value-type="string">
            <text:p text:style-name="P409"/>
          </table:table-cell>
        </table:table-row>
        <table:table-row table:style-name="TableLine94048320158224">
          <table:table-cell table:style-name="Table6.A2" office:value-type="string">
            <text:p text:style-name="P519">object_class</text:p>
          </table:table-cell>
          <table:table-cell table:style-name="Table6.A2" office:value-type="string">
            <text:p text:style-name="P521">varchar(255)</text:p>
          </table:table-cell>
          <table:table-cell table:style-name="Table6.A2" office:value-type="string">
            <text:p text:style-name="P1273">Not null</text:p>
          </table:table-cell>
          <table:table-cell table:style-name="Table6.D2" office:value-type="string">
            <text:p text:style-name="P409"/>
          </table:table-cell>
        </table:table-row>
        <table:table-row table:style-name="TableLine94048320159136">
          <table:table-cell table:style-name="Table6.A2" office:value-type="string">
            <text:p text:style-name="P519">object_id</text:p>
          </table:table-cell>
          <table:table-cell table:style-name="Table6.A2" office:value-type="string">
            <text:p text:style-name="P522">Big int </text:p>
          </table:table-cell>
          <table:table-cell table:style-name="Table6.A2" office:value-type="string">
            <text:p text:style-name="P523"><text:span text:style-name="T104">Unsigned </text:span>, Not null </text:p>
          </table:table-cell>
          <table:table-cell table:style-name="Table6.D2" office:value-type="string">
            <text:p text:style-name="P409"/>
          </table:table-cell>
        </table:table-row>
        <table:table-row table:style-name="TableLine94048320160096">
          <table:table-cell table:style-name="Table6.A2" office:value-type="string">
            <text:p text:style-name="P519">Type</text:p>
          </table:table-cell>
          <table:table-cell table:style-name="Table6.A2" office:value-type="string">
            <text:p text:style-name="P698">tinyint</text:p>
          </table:table-cell>
          <table:table-cell table:style-name="Table6.A2" office:value-type="string">
            <text:p text:style-name="P525">Not null , </text:p>
            <text:p text:style-name="P525">defualt 0 ,</text:p>
            <text:p text:style-name="P705">unsigned</text:p>
            <text:p text:style-name="P524"/>
          </table:table-cell>
          <table:table-cell table:style-name="Table6.D2" office:value-type="string">
            <text:p text:style-name="P302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048320161008">
          <table:table-cell table:style-name="Table6.A2" office:value-type="string">
            <text:p text:style-name="P1007">sort</text:p>
          </table:table-cell>
          <table:table-cell table:style-name="Table6.A2" office:value-type="string">
            <text:p text:style-name="P1007">Tiny Int</text:p>
          </table:table-cell>
          <table:table-cell table:style-name="Table6.A2" office:value-type="string">
            <text:p text:style-name="P1007">Nullable , unsigned</text:p>
          </table:table-cell>
          <table:table-cell table:style-name="Table6.D2" office:value-type="string">
            <text:p text:style-name="P307">این ستون میتونه ترتیب فایل هایی که به یک موجودیت attach شده را مشخص کنه !!</text:p>
            <text:p text:style-name="P307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048320161872">
          <table:table-cell table:style-name="Table6.A2" office:value-type="string">
            <text:p text:style-name="P519">file_id</text:p>
          </table:table-cell>
          <table:table-cell table:style-name="Table6.A2" office:value-type="string">
            <text:p text:style-name="P526">Big int </text:p>
          </table:table-cell>
          <table:table-cell table:style-name="Table6.A2" office:value-type="string">
            <text:p text:style-name="P527">Unsigned , not null , </text:p>
            <text:p text:style-name="P750">foreignkey→files(1) ,</text:p>
            <text:p text:style-name="P498"/>
            <text:p text:style-name="P731">on Delete → (<text:span text:style-name="T575">cascade</text:span>)</text:p>
            <text:p text:style-name="P731"/>
            <text:p text:style-name="P731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28">کدام فایل برای این مدل در نظر گرفته شده !!!!</text:p>
          </table:table-cell>
        </table:table-row>
      </table:table>
      <text:p text:style-name="P328"/>
      <text:p text:style-name="P1468"/>
      <text:list xml:id="list3048779368" text:style-name="L10">
        <text:list-item>
          <text:p text:style-name="P1584">ارتباطات :‌</text:p>
          <text:list>
            <text:list-item>
              <text:p text:style-name="P1585">files : </text:p>
              <text:list>
                <text:list-item>
                  <text:p text:style-name="P1586">نوع ارتباط :‌ <text:span text:style-name="T105">1 به n </text:span></text:p>
                </text:list-item>
                <text:list-item>
                  <text:p text:style-name="P1587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7"/>
      <text:p text:style-name="P27"/>
      <text:list xml:id="list150123929167777" text:continue-numbering="true" text:style-name="L10">
        <text:list-item>
          <text:list>
            <text:list-item>
              <text:p text:style-name="P1588">users : </text:p>
              <text:list>
                <text:list-item>
                  <text:p text:style-name="P1495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589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8"/>
      <text:list xml:id="list150123139574731" text:continue-numbering="true" text:style-name="L10">
        <text:list-item>
          <text:list>
            <text:list-item>
              <text:p text:style-name="P1590">dates <text:s/>:</text:p>
              <text:list>
                <text:list-item>
                  <text:p text:style-name="P1591">نوع : 1 به n </text:p>
                </text:list-item>
                <text:list-item>
                  <text:p text:style-name="P1591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496"><text:span text:style-name="T179">app_setting</text:span><text:span text:style-name="T170"> : </text:span></text:p>
              <text:list>
                <text:list-item>
                  <text:p text:style-name="P1593">نوع :‌<text:span text:style-name="T172">1 به 1 </text:span></text:p>
                </text:list-item>
                <text:list-item>
                  <text:p text:style-name="P1592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0"/>
      <text:list xml:id="list150124023185595" text:continue-numbering="true" text:style-name="L10">
        <text:list-item>
          <text:list>
            <text:list-item>
              <text:p text:style-name="P1595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596">نوع : <text:span text:style-name="T188">1 به 1</text:span></text:p>
                    </text:list-item>
                    <text:list-item>
                      <text:p text:style-name="P1598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497"><text:span text:style-name="T345">media_describe_translations</text:span><text:span text:style-name="T335"> :‌</text:span></text:p>
              <text:list>
                <text:list-item>
                  <text:p text:style-name="P1600">نوع ‌: <text:span text:style-name="T336">1 به </text:span><text:span text:style-name="T337">n </text:span></text:p>
                </text:list-item>
                <text:list-item>
                  <text:p text:style-name="P1602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9"/>
      <text:p text:style-name="P49"/>
      <text:list xml:id="list150123705270911" text:continue-numbering="true" text:style-name="L10">
        <text:list-item>
          <text:list>
            <text:list-item>
              <text:p text:style-name="P1498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28">نوع : <text:span text:style-name="T387">1 به 1 </text:span></text:p>
                    </text:list-item>
                    <text:list-item>
                      <text:p text:style-name="P1603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p text:style-name="P29"><text:soft-page-break/></text:p>
      <text:p text:style-name="P53"><text:span text:style-name="T113">این جدول بی</text:span><text:span text:style-name="T114">ن چندین موجودیت به اشتراک گذاشته میشود</text:span><text:span text:style-name="T112"> </text:span></text:p>
      <text:list xml:id="list2281773110" text:style-name="L11">
        <text:list-item>
          <text:p text:style-name="P2271">languages : <text:span text:style-name="T136">در این جدول تمام زبان ها ذخیره میشود !!!</text:span></text:p>
          <text:list>
            <text:list-item>
              <text:p text:style-name="P1630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048320218064">
          <table:table-cell table:style-name="Table7.A1" office:value-type="string">
            <text:p text:style-name="P464">Name</text:p>
          </table:table-cell>
          <table:table-cell table:style-name="Table7.A1" office:value-type="string">
            <text:p text:style-name="P464">Data Type</text:p>
          </table:table-cell>
          <table:table-cell table:style-name="Table7.A1" office:value-type="string">
            <text:p text:style-name="P464">Attributes</text:p>
          </table:table-cell>
          <table:table-cell table:style-name="Table7.D1" office:value-type="string">
            <text:p text:style-name="P464">Comment</text:p>
          </table:table-cell>
        </table:table-row>
        <table:table-row table:style-name="TableLine94048320303248">
          <table:table-cell table:style-name="Table7.A2" office:value-type="string">
            <text:p text:style-name="P708">id</text:p>
          </table:table-cell>
          <table:table-cell table:style-name="Table7.A2" office:value-type="string">
            <text:p text:style-name="P709">Big int </text:p>
          </table:table-cell>
          <table:table-cell table:style-name="Table7.A2" office:value-type="string">
            <text:p text:style-name="P710">Unsigned , not null , index , primary key , </text:p>
            <text:p text:style-name="P710">unique , <text:span text:style-name="T140">autoincrement </text:span><text:s/></text:p>
          </table:table-cell>
          <table:table-cell table:style-name="Table7.D2" office:value-type="string">
            <text:p text:style-name="P413"/>
          </table:table-cell>
        </table:table-row>
        <table:table-row table:style-name="TableLine94048320305360">
          <table:table-cell table:style-name="Table7.A2" office:value-type="string">
            <text:p text:style-name="P711">name</text:p>
          </table:table-cell>
          <table:table-cell table:style-name="Table7.A2" office:value-type="string">
            <text:p text:style-name="P712">varchar(30)</text:p>
          </table:table-cell>
          <table:table-cell table:style-name="Table7.A2" office:value-type="string">
            <text:p text:style-name="P713">Not null , <text:span text:style-name="T144">unique </text:span></text:p>
          </table:table-cell>
          <table:table-cell table:style-name="Table7.D2" office:value-type="string">
            <text:p text:style-name="P413"/>
          </table:table-cell>
        </table:table-row>
        <table:table-row table:style-name="TableLine94048320306272">
          <table:table-cell table:style-name="Table7.A2" office:value-type="string">
            <text:p text:style-name="P714">iso</text:p>
          </table:table-cell>
          <table:table-cell table:style-name="Table7.A2" office:value-type="string">
            <text:p text:style-name="P413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13">Not null , <text:span text:style-name="T144">unique</text:span></text:p>
          </table:table-cell>
          <table:table-cell table:style-name="Table7.D2" office:value-type="string">
            <text:p text:style-name="P413"/>
          </table:table-cell>
        </table:table-row>
        <table:table-row table:style-name="TableLine94048320307232">
          <table:table-cell table:style-name="Table7.A2" office:value-type="string">
            <text:p text:style-name="P715">date_format</text:p>
          </table:table-cell>
          <table:table-cell table:style-name="Table7.A2" office:value-type="string">
            <text:p text:style-name="P716">varchar(30)</text:p>
          </table:table-cell>
          <table:table-cell table:style-name="Table7.A2" office:value-type="string">
            <text:p text:style-name="P413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13"/>
          </table:table-cell>
        </table:table-row>
        <table:table-row table:style-name="TableLine94048320308416">
          <table:table-cell table:style-name="Table7.A2" office:value-type="string">
            <text:p text:style-name="P1274">active</text:p>
          </table:table-cell>
          <table:table-cell table:style-name="Table7.A2" office:value-type="string">
            <text:p text:style-name="P1098">boolean</text:p>
          </table:table-cell>
          <table:table-cell table:style-name="Table7.A2" office:value-type="string">
            <text:p text:style-name="P706">Not null , <text:span text:style-name="T147">defualt 1</text:span></text:p>
          </table:table-cell>
          <table:table-cell table:style-name="Table7.D2" office:value-type="string">
            <text:p text:style-name="P413"/>
          </table:table-cell>
        </table:table-row>
        <table:table-row table:style-name="TableLine94048320309440">
          <table:table-cell table:style-name="Table7.A2" office:value-type="string">
            <text:p text:style-name="P717">rtl</text:p>
          </table:table-cell>
          <table:table-cell table:style-name="Table7.A2" office:value-type="string">
            <text:p text:style-name="P1098">boolean</text:p>
          </table:table-cell>
          <table:table-cell table:style-name="Table7.A2" office:value-type="string">
            <text:p text:style-name="P707">Not null , <text:span text:style-name="T141">defualt 0 ,</text:span></text:p>
          </table:table-cell>
          <table:table-cell table:style-name="Table7.D2" office:value-type="string">
            <text:p text:style-name="P413"/>
          </table:table-cell>
        </table:table-row>
      </table:table>
      <text:list xml:id="list3637020347" text:style-name="L12">
        <text:list-item>
          <text:list>
            <text:list-item>
              <text:p text:style-name="P1631">ارتباطات :‌</text:p>
              <text:list>
                <text:list-item>
                  <text:p text:style-name="P1499"><text:span text:style-name="T725">users</text:span><text:span text:style-name="T726"> : </text:span></text:p>
                  <text:list>
                    <text:list-item>
                      <text:p text:style-name="P1632">نوع :‌ <text:span text:style-name="T150">1 به n</text:span></text:p>
                    </text:list-item>
                    <text:list-item>
                      <text:p text:style-name="P1552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633">dates : </text:p>
                  <text:list>
                    <text:list-item>
                      <text:p text:style-name="P1634">نوع :<text:span text:style-name="T153">‌ </text:span><text:span text:style-name="T154">1 به n </text:span></text:p>
                    </text:list-item>
                    <text:list-item>
                      <text:p text:style-name="P1635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50123001274827" text:continue-numbering="true" text:style-name="L12">
        <text:list-item>
          <text:list>
            <text:list-item>
              <text:list>
                <text:list-item>
                  <text:p text:style-name="P1636">media </text:p>
                  <text:list>
                    <text:list-item>
                      <text:p text:style-name="P1597">نوع : <text:span text:style-name="T188">1 به 1</text:span></text:p>
                    </text:list-item>
                    <text:list-item>
                      <text:p text:style-name="P1599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50122237939430" text:continue-numbering="true" text:style-name="L12">
        <text:list-item>
          <text:list>
            <text:list-item>
              <text:list>
                <text:list-item>
                  <text:p text:style-name="P1499"><text:span text:style-name="T169">app_setting</text:span><text:span text:style-name="T167"> : </text:span></text:p>
                  <text:list>
                    <text:list-item>
                      <text:p text:style-name="P1637">نوع : 1 به n </text:p>
                    </text:list-item>
                    <text:list-item>
                      <text:p text:style-name="P1637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272"/>
                    </text:list-item>
                  </text:list>
                </text:list-item>
                <text:list-item>
                  <text:p text:style-name="P1639">app_setting :</text:p>
                  <text:list>
                    <text:list-item>
                      <text:p text:style-name="P1641">نوع :‌ <text:span text:style-name="T276">n به n </text:span></text:p>
                    </text:list-item>
                    <text:list-item>
                      <text:p text:style-name="P1643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45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2"><text:span text:style-name="T284"><text:tab/><text:tab/><text:tab/><text:tab/><text:tab/>app_setting_selected_</text:span><text:span text:style-name="T285">languages</text:span></text:p>
      <text:p text:style-name="P52"/>
      <text:p text:style-name="P52"/>
      <text:list xml:id="list2426198733" text:style-name="L13">
        <text:list-item>
          <text:list>
            <text:list-item>
              <text:list>
                <text:list-item>
                  <text:p text:style-name="P1647">app_setting_translations : </text:p>
                  <text:list>
                    <text:list-item>
                      <text:p text:style-name="P1604">نوع : <text:span text:style-name="T303">1 به n </text:span></text:p>
                    </text:list-item>
                    <text:list-item>
                      <text:p text:style-name="P1606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50123298719702" text:continue-numbering="true" text:style-name="L13">
        <text:list-item>
          <text:list>
            <text:list-item>
              <text:list>
                <text:list-item>
                  <text:p text:style-name="P1500"><text:span text:style-name="T346">media_describe_translations</text:span><text:span text:style-name="T338"> : </text:span></text:p>
                  <text:list>
                    <text:list-item>
                      <text:p text:style-name="P1648">نوع : <text:span text:style-name="T342">1 به n </text:span></text:p>
                    </text:list-item>
                    <text:list-item>
                      <text:p text:style-name="P1608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50123294050485" text:continue-numbering="true" text:style-name="L13">
        <text:list-item>
          <text:list>
            <text:list-item>
              <text:list>
                <text:list-item>
                  <text:p text:style-name="P1501"><text:span text:style-name="T362">user_bio_translations</text:span><text:span text:style-name="T353"> : </text:span></text:p>
                  <text:list>
                    <text:list-item>
                      <text:p text:style-name="P1650">نوع :‌ <text:span text:style-name="T358">1 به n </text:span></text:p>
                    </text:list-item>
                    <text:list-item>
                      <text:p text:style-name="P1609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50122640423650" text:continue-list="list150123967380978" text:style-name="L5">
        <text:list-item>
          <text:p text:style-name="P2248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145">ستون ها : </text:p>
            </text:list-item>
          </text:list>
        </text:list-item>
      </text:list>
      <text:p text:style-name="P1417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048320436768">
          <table:table-cell table:style-name="Table57.A1" office:value-type="string">
            <text:p text:style-name="P465">Name</text:p>
          </table:table-cell>
          <table:table-cell table:style-name="Table57.A1" office:value-type="string">
            <text:p text:style-name="P465">Data Type</text:p>
          </table:table-cell>
          <table:table-cell table:style-name="Table57.A1" office:value-type="string">
            <text:p text:style-name="P465">Attributes</text:p>
          </table:table-cell>
          <table:table-cell table:style-name="Table57.D1" office:value-type="string">
            <text:p text:style-name="P465">Comment</text:p>
          </table:table-cell>
        </table:table-row>
        <table:table-row table:style-name="TableLine94048320468768">
          <table:table-cell table:style-name="Table57.A2" office:value-type="string">
            <text:p text:style-name="P1139">id</text:p>
          </table:table-cell>
          <table:table-cell table:style-name="Table57.A2" office:value-type="string">
            <text:p text:style-name="P1140">Big int</text:p>
          </table:table-cell>
          <table:table-cell table:style-name="Table57.A2" office:value-type="string">
            <text:p text:style-name="P1142">Unsigned , index , not null ,</text:p>
            <text:p text:style-name="P1142">unique , primary key , </text:p>
            <text:p text:style-name="P1142">auto increment</text:p>
          </table:table-cell>
          <table:table-cell table:style-name="Table57.D2" office:value-type="string">
            <text:p text:style-name="P447"/>
          </table:table-cell>
        </table:table-row>
        <table:table-row table:style-name="TableLine94048320471008">
          <table:table-cell table:style-name="Table57.A2" office:value-type="string">
            <text:p text:style-name="P1139">name</text:p>
          </table:table-cell>
          <table:table-cell table:style-name="Table57.A2" office:value-type="string">
            <text:p text:style-name="P1140">varchar(<text:span text:style-name="T1078">64</text:span>)</text:p>
          </table:table-cell>
          <table:table-cell table:style-name="Table57.A2" office:value-type="string">
            <text:p text:style-name="P1144">Not null , unique </text:p>
          </table:table-cell>
          <table:table-cell table:style-name="Table57.D2" office:value-type="string">
            <text:p text:style-name="P447"/>
          </table:table-cell>
        </table:table-row>
        <table:table-row table:style-name="TableLine94048320471920">
          <table:table-cell table:style-name="Table57.A2" office:value-type="string">
            <text:p text:style-name="P1139">route</text:p>
          </table:table-cell>
          <table:table-cell table:style-name="Table57.A2" office:value-type="string">
            <text:p text:style-name="P447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44">Not null , unique </text:p>
          </table:table-cell>
          <table:table-cell table:style-name="Table57.D2" office:value-type="string">
            <text:p text:style-name="P447"/>
          </table:table-cell>
        </table:table-row>
        <table:table-row table:style-name="TableLine94048320472880">
          <table:table-cell table:style-name="Table57.A2" office:value-type="string">
            <text:p text:style-name="P1139">view</text:p>
          </table:table-cell>
          <table:table-cell table:style-name="Table57.A2" office:value-type="string">
            <text:p text:style-name="P1141">varchar(<text:span text:style-name="T1078">64</text:span>)</text:p>
          </table:table-cell>
          <table:table-cell table:style-name="Table57.A2" office:value-type="string">
            <text:p text:style-name="P1145">Not null</text:p>
          </table:table-cell>
          <table:table-cell table:style-name="Table57.D2" office:value-type="string">
            <text:p text:style-name="P447"/>
          </table:table-cell>
        </table:table-row>
        <table:table-row table:style-name="TableLine94048320474064">
          <table:table-cell table:style-name="Table57.A2" office:value-type="string">
            <text:p text:style-name="P1275">active</text:p>
          </table:table-cell>
          <table:table-cell table:style-name="Table57.A2" office:value-type="string">
            <text:p text:style-name="P1141">boolean</text:p>
          </table:table-cell>
          <table:table-cell table:style-name="Table57.A2" office:value-type="string">
            <text:p text:style-name="P1146">Not null , default 1</text:p>
          </table:table-cell>
          <table:table-cell table:style-name="Table57.D2" office:value-type="string">
            <text:p text:style-name="P447"/>
          </table:table-cell>
        </table:table-row>
        <table:table-row table:style-name="TableLine94048320474928">
          <table:table-cell table:style-name="Table57.A2" office:value-type="string">
            <text:p text:style-name="P1139">primitive</text:p>
          </table:table-cell>
          <table:table-cell table:style-name="Table57.A2" office:value-type="string">
            <text:p text:style-name="P1141">boolean</text:p>
          </table:table-cell>
          <table:table-cell table:style-name="Table57.A2" office:value-type="string">
            <text:p text:style-name="P1146">Not null , default 1</text:p>
          </table:table-cell>
          <table:table-cell table:style-name="Table57.D2" office:value-type="string">
            <text:p text:style-name="P447"/>
          </table:table-cell>
        </table:table-row>
        <table:table-row table:style-name="TableLine94048320475840">
          <table:table-cell table:style-name="Table57.A2" office:value-type="string">
            <text:p text:style-name="P1139">robots</text:p>
          </table:table-cell>
          <table:table-cell table:style-name="Table57.A2" office:value-type="string">
            <text:p text:style-name="P568">varchar(30)</text:p>
          </table:table-cell>
          <table:table-cell table:style-name="Table57.A2" office:value-type="string">
            <text:p text:style-name="P575">Not null </text:p>
            <text:p text:style-name="P415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09"/>
          </table:table-cell>
        </table:table-row>
      </table:table>
      <text:p text:style-name="P1461"/>
      <text:list xml:id="list291975374" text:style-name="L14">
        <text:list-item>
          <text:list>
            <text:list-item>
              <text:p text:style-name="P2146">رابطه ها : </text:p>
              <text:list>
                <text:list-item>
                  <text:p text:style-name="P2147">dates : </text:p>
                  <text:list>
                    <text:list-item>
                      <text:p text:style-name="P2148">نوع : <text:span text:style-name="T1079">1 به n </text:span></text:p>
                    </text:list-item>
                    <text:list-item>
                      <text:p text:style-name="P2148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9"/>
      <text:list xml:id="list150122234357984" text:continue-numbering="true" text:style-name="L14">
        <text:list-item>
          <text:list>
            <text:list-item>
              <text:list>
                <text:list-item>
                  <text:p text:style-name="P2147">users : </text:p>
                  <text:list>
                    <text:list-item>
                      <text:p text:style-name="P2148">نوع : <text:span text:style-name="T1080">1 به n </text:span></text:p>
                    </text:list-item>
                    <text:list-item>
                      <text:p text:style-name="P2148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9"/>
      <text:list xml:id="list150122968852973" text:continue-numbering="true" text:style-name="L14">
        <text:list-item>
          <text:list>
            <text:list-item>
              <text:list>
                <text:list-item>
                  <text:p text:style-name="P2147">page_translations : </text:p>
                  <text:list>
                    <text:list-item>
                      <text:p text:style-name="P2148">نوع : <text:span text:style-name="T1081">1 به n </text:span></text:p>
                    </text:list-item>
                    <text:list-item>
                      <text:p text:style-name="P2148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150"><text:soft-page-break/>page_seo_attribute_translations : </text:p>
                  <text:list>
                    <text:list-item>
                      <text:p text:style-name="P2148">نوع : <text:span text:style-name="T1082">1 به n </text:span></text:p>
                    </text:list-item>
                    <text:list-item>
                      <text:p text:style-name="P2148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9"/>
      <text:list xml:id="list150122274025962" text:continue-numbering="true" text:style-name="L14">
        <text:list-item>
          <text:list>
            <text:list-item>
              <text:list>
                <text:list-item>
                  <text:p text:style-name="P2123"><text:span text:style-name="T250">menu_containers</text:span><text:span text:style-name="T251"> : </text:span></text:p>
                  <text:list>
                    <text:list-item>
                      <text:p text:style-name="P2151">نوع : <text:span text:style-name="T1179">1 به n </text:span></text:p>
                    </text:list-item>
                    <text:list-item>
                      <text:p text:style-name="P2151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49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20"/>
      <text:list xml:id="list150124043297387" text:continue-numbering="true" text:style-name="L14">
        <text:list-item>
          <text:list>
            <text:list-item>
              <text:p text:style-name="P2124"><text:span text:style-name="T206">ستون ها : </text:span><text:span text:style-name="T205"><text:tab/></text:span></text:p>
            </text:list-item>
          </text:list>
        </text:list-item>
      </text:list>
      <text:p text:style-name="P1420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048320534496">
          <table:table-cell table:style-name="Table58.A1" office:value-type="string">
            <text:p text:style-name="P465">Name</text:p>
          </table:table-cell>
          <table:table-cell table:style-name="Table58.A1" office:value-type="string">
            <text:p text:style-name="P465">Data Type</text:p>
          </table:table-cell>
          <table:table-cell table:style-name="Table58.A1" office:value-type="string">
            <text:p text:style-name="P465">Attributes</text:p>
          </table:table-cell>
          <table:table-cell table:style-name="Table58.D1" office:value-type="string">
            <text:p text:style-name="P465">Comment</text:p>
          </table:table-cell>
        </table:table-row>
        <table:table-row table:style-name="TableLine94048320574080">
          <table:table-cell table:style-name="Table58.A2" office:value-type="string">
            <text:p text:style-name="P1147">id</text:p>
          </table:table-cell>
          <table:table-cell table:style-name="Table58.A2" office:value-type="string">
            <text:p text:style-name="P1148">Big int</text:p>
          </table:table-cell>
          <table:table-cell table:style-name="Table58.A2" office:value-type="string">
            <text:p text:style-name="P1142">Unsigned , index , not null ,</text:p>
            <text:p text:style-name="P1142">unique , primary key , </text:p>
            <text:p text:style-name="P1142">auto increment</text:p>
          </table:table-cell>
          <table:table-cell table:style-name="Table58.D2" office:value-type="string">
            <text:p text:style-name="P409"/>
          </table:table-cell>
        </table:table-row>
        <table:table-row table:style-name="TableLine94048320576256">
          <table:table-cell table:style-name="Table58.A2" office:value-type="string">
            <text:p text:style-name="P1147">keywords</text:p>
          </table:table-cell>
          <table:table-cell table:style-name="Table58.A2" office:value-type="string">
            <text:p text:style-name="P1149">varchar(255)</text:p>
          </table:table-cell>
          <table:table-cell table:style-name="Table58.A2" office:value-type="string">
            <text:p text:style-name="P1149">nullable</text:p>
          </table:table-cell>
          <table:table-cell table:style-name="Table58.D2" office:value-type="string">
            <text:p text:style-name="P409"/>
          </table:table-cell>
        </table:table-row>
        <table:table-row table:style-name="TableLine94048320577168">
          <table:table-cell table:style-name="Table58.A2" office:value-type="string">
            <text:p text:style-name="P1147">description</text:p>
          </table:table-cell>
          <table:table-cell table:style-name="Table58.A2" office:value-type="string">
            <text:p text:style-name="P1150">varchar(164)</text:p>
          </table:table-cell>
          <table:table-cell table:style-name="Table58.A2" office:value-type="string">
            <text:p text:style-name="P1156">nullable</text:p>
          </table:table-cell>
          <table:table-cell table:style-name="Table58.D2" office:value-type="string">
            <text:p text:style-name="P409"/>
          </table:table-cell>
        </table:table-row>
        <table:table-row table:style-name="TableLine94048320578128">
          <table:table-cell table:style-name="Table58.A2" office:value-type="string">
            <text:p text:style-name="P1147">subject</text:p>
          </table:table-cell>
          <table:table-cell table:style-name="Table58.A2" office:value-type="string">
            <text:p text:style-name="P1150">varchar(60)</text:p>
          </table:table-cell>
          <table:table-cell table:style-name="Table58.A2" office:value-type="string">
            <text:p text:style-name="P1155">nullable</text:p>
          </table:table-cell>
          <table:table-cell table:style-name="Table58.D2" office:value-type="string">
            <text:p text:style-name="P409"/>
          </table:table-cell>
        </table:table-row>
        <table:table-row table:style-name="TableLine94048320579312">
          <table:table-cell table:style-name="Table58.A2" office:value-type="string">
            <text:p text:style-name="P1147">page_id</text:p>
          </table:table-cell>
          <table:table-cell table:style-name="Table58.A2" office:value-type="string">
            <text:p text:style-name="P1151">Big int</text:p>
          </table:table-cell>
          <table:table-cell table:style-name="Table58.A2" office:value-type="string">
            <text:p text:style-name="P1152">Unsigned , <text:span text:style-name="T1084">not null , </text:span></text:p>
            <text:p text:style-name="P1157">foreign key → pages(id)</text:p>
            <text:p text:style-name="P1157"/>
            <text:p text:style-name="P1160">On Delete → (cascade)</text:p>
            <text:p text:style-name="P448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09"/>
          </table:table-cell>
        </table:table-row>
        <table:table-row table:style-name="TableLine94048320580176">
          <table:table-cell table:style-name="Table58.A2" office:value-type="string">
            <text:p text:style-name="P1147">language_id</text:p>
          </table:table-cell>
          <table:table-cell table:style-name="Table58.A2" office:value-type="string">
            <text:p text:style-name="P1151">Big int</text:p>
          </table:table-cell>
          <table:table-cell table:style-name="Table58.A2" office:value-type="string">
            <text:p text:style-name="P1153">Unsigned , <text:span text:style-name="T1084">not null , </text:span></text:p>
            <text:p text:style-name="P449"><text:span text:style-name="T1084">foreign key → </text:span><text:span text:style-name="T1087">languages</text:span><text:span text:style-name="T1084">(id)</text:span></text:p>
            <text:p text:style-name="P1158"/>
            <text:p text:style-name="P1161">On Delete → (cascade)</text:p>
            <text:p text:style-name="P1153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09"/>
          </table:table-cell>
        </table:table-row>
      </table:table>
      <text:p text:style-name="P1462"/>
      <text:list xml:id="list624926502" text:style-name="L15">
        <text:list-item>
          <text:list>
            <text:list-item>
              <text:p text:style-name="P2238"><text:span text:style-name="T205">ر</text:span><text:span text:style-name="T197">ابطه ها :‌</text:span></text:p>
              <text:list>
                <text:list-item>
                  <text:p text:style-name="P2156">pages : </text:p>
                  <text:list>
                    <text:list-item>
                      <text:p text:style-name="P2149">نوع : <text:span text:style-name="T1082">1 به n </text:span></text:p>
                    </text:list-item>
                    <text:list-item>
                      <text:p text:style-name="P2149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1"/>
      <text:list xml:id="list150122941958108" text:continue-numbering="true" text:style-name="L15">
        <text:list-item>
          <text:list>
            <text:list-item>
              <text:list>
                <text:list-item>
                  <text:p text:style-name="P2156">languages : </text:p>
                  <text:list>
                    <text:list-item>
                      <text:p text:style-name="P2239"><text:span text:style-name="T197">نوع :‌</text:span><text:span text:style-name="T207">1 به n </text:span></text:p>
                    </text:list-item>
                    <text:list-item>
                      <text:p text:style-name="P2239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40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241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048320611024">
          <table:table-cell table:style-name="Table59.A1" office:value-type="string">
            <text:p text:style-name="P465">Name</text:p>
          </table:table-cell>
          <table:table-cell table:style-name="Table59.A1" office:value-type="string">
            <text:p text:style-name="P465">Data Type</text:p>
          </table:table-cell>
          <table:table-cell table:style-name="Table59.A1" office:value-type="string">
            <text:p text:style-name="P465">Attributes</text:p>
          </table:table-cell>
          <table:table-cell table:style-name="Table59.D1" office:value-type="string">
            <text:p text:style-name="P465">Comment</text:p>
          </table:table-cell>
        </table:table-row>
        <table:table-row table:style-name="TableLine94048320645936">
          <table:table-cell table:style-name="Table59.A2" office:value-type="string">
            <text:p text:style-name="P1147">id</text:p>
          </table:table-cell>
          <table:table-cell table:style-name="Table59.A2" office:value-type="string">
            <text:p text:style-name="P1148">Big int</text:p>
          </table:table-cell>
          <table:table-cell table:style-name="Table59.A2" office:value-type="string">
            <text:p text:style-name="P1142">Unsigned , index , not null ,</text:p>
            <text:p text:style-name="P1142">unique , primary key , </text:p>
            <text:p text:style-name="P1142">auto increment</text:p>
          </table:table-cell>
          <table:table-cell table:style-name="Table59.D2" office:value-type="string">
            <text:p text:style-name="P409"/>
          </table:table-cell>
        </table:table-row>
        <table:table-row table:style-name="TableLine94048320647424">
          <table:table-cell table:style-name="Table59.A2" office:value-type="string">
            <text:p text:style-name="P1163">title</text:p>
          </table:table-cell>
          <table:table-cell table:style-name="Table59.A2" office:value-type="string">
            <text:p text:style-name="P1164">varchar(<text:span text:style-name="T1088">60</text:span>)</text:p>
          </table:table-cell>
          <table:table-cell table:style-name="Table59.A2" office:value-type="string">
            <text:p text:style-name="P1167">Not null</text:p>
          </table:table-cell>
          <table:table-cell table:style-name="Table59.D2" office:value-type="string">
            <text:p text:style-name="P1166">عنوان صفحه</text:p>
          </table:table-cell>
        </table:table-row>
        <table:table-row table:style-name="TableLine94048320648336">
          <table:table-cell table:style-name="Table59.A2" office:value-type="string">
            <text:p text:style-name="P1163">page_id</text:p>
          </table:table-cell>
          <table:table-cell table:style-name="Table59.A2" office:value-type="string">
            <text:p text:style-name="P1164">Big int</text:p>
          </table:table-cell>
          <table:table-cell table:style-name="Table59.A2" office:value-type="string">
            <text:p text:style-name="P1154">Unsigned , <text:span text:style-name="T1084">not null , </text:span></text:p>
            <text:p text:style-name="P1159">foreign key → pages(id)</text:p>
            <text:p text:style-name="P1159"/>
            <text:p text:style-name="P1162">On Delete → (cascade)</text:p>
            <text:p text:style-name="P450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09"/>
          </table:table-cell>
        </table:table-row>
        <table:table-row table:style-name="TableLine94048320649296">
          <table:table-cell table:style-name="Table59.A2" office:value-type="string">
            <text:p text:style-name="P1163">language_id</text:p>
          </table:table-cell>
          <table:table-cell table:style-name="Table59.A2" office:value-type="string">
            <text:p text:style-name="P1165">Big int</text:p>
          </table:table-cell>
          <table:table-cell table:style-name="Table59.A2" office:value-type="string">
            <text:p text:style-name="P1154">Unsigned , <text:span text:style-name="T1084">not null , </text:span></text:p>
            <text:p text:style-name="P450"><text:span text:style-name="T1084">foreign key → </text:span><text:span text:style-name="T1087">languages</text:span><text:span text:style-name="T1084">(id)</text:span></text:p>
            <text:p text:style-name="P1159"/>
            <text:p text:style-name="P1162">On Delete → (cascade)</text:p>
            <text:p text:style-name="P1154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09"/>
          </table:table-cell>
        </table:table-row>
      </table:table>
      <text:p text:style-name="P1463"/>
      <text:list xml:id="list4181112280" text:style-name="L16">
        <text:list-item>
          <text:list>
            <text:list-item>
              <text:p text:style-name="P2157">ارتباط ها :‌</text:p>
              <text:list>
                <text:list-item>
                  <text:p text:style-name="P2157">pages : </text:p>
                  <text:list>
                    <text:list-item>
                      <text:p text:style-name="P2242"><text:span text:style-name="T197">نوع : </text:span><text:span text:style-name="T211">1 به n </text:span></text:p>
                    </text:list-item>
                    <text:list-item>
                      <text:p text:style-name="P2242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2"/>
      <text:list xml:id="list150122565834347" text:continue-numbering="true" text:style-name="L16">
        <text:list-item>
          <text:list>
            <text:list-item>
              <text:list>
                <text:list-item>
                  <text:p text:style-name="P2157">languages : </text:p>
                  <text:list>
                    <text:list-item>
                      <text:p text:style-name="P2242"><text:span text:style-name="T197">نوع : </text:span><text:span text:style-name="T212">1 به n </text:span></text:p>
                    </text:list-item>
                    <text:list-item>
                      <text:p text:style-name="P2242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3"/>
      <text:p text:style-name="P1423"/>
      <text:p text:style-name="P1423"/>
      <text:p text:style-name="P1423"/>
      <text:list xml:id="list150123842333442" text:continue-numbering="true" text:style-name="L16">
        <text:list-item>
          <text:list>
            <text:list-item>
              <text:list>
                <text:list-item>
                  <text:p text:style-name="P2125"><text:soft-page-break/><text:span text:style-name="T219">page_translation_bodies</text:span><text:span text:style-name="T215"> : </text:span></text:p>
                  <text:list>
                    <text:list-item>
                      <text:p text:style-name="P2243"><text:span text:style-name="T197">نوع : </text:span><text:span text:style-name="T214">1 به 1 </text:span></text:p>
                    </text:list-item>
                    <text:list-item>
                      <text:p text:style-name="P2125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4"/>
      <text:list xml:id="list150122465192800" text:continue-numbering="true" text:style-name="L16">
        <text:list-item>
          <text:p text:style-name="P2263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158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048320693584">
          <table:table-cell table:style-name="Table60.A1" office:value-type="string">
            <text:p text:style-name="P465">Name</text:p>
          </table:table-cell>
          <table:table-cell table:style-name="Table60.A1" office:value-type="string">
            <text:p text:style-name="P465">Data Type</text:p>
          </table:table-cell>
          <table:table-cell table:style-name="Table60.A1" office:value-type="string">
            <text:p text:style-name="P465">Attributes</text:p>
          </table:table-cell>
          <table:table-cell table:style-name="Table60.D1" office:value-type="string">
            <text:p text:style-name="P465">Comment</text:p>
          </table:table-cell>
        </table:table-row>
        <table:table-row table:style-name="TableLine94048320719520">
          <table:table-cell table:style-name="Table60.A2" office:value-type="string">
            <text:p text:style-name="P1147">id</text:p>
          </table:table-cell>
          <table:table-cell table:style-name="Table60.A2" office:value-type="string">
            <text:p text:style-name="P1148">Big int</text:p>
          </table:table-cell>
          <table:table-cell table:style-name="Table60.A2" office:value-type="string">
            <text:p text:style-name="P1142">Unsigned , index , not null ,</text:p>
            <text:p text:style-name="P1142">unique , primary key , </text:p>
            <text:p text:style-name="P1142">auto increment</text:p>
          </table:table-cell>
          <table:table-cell table:style-name="Table60.D2" office:value-type="string">
            <text:p text:style-name="P409"/>
          </table:table-cell>
        </table:table-row>
        <table:table-row table:style-name="TableLine94048320721792">
          <table:table-cell table:style-name="Table60.A2" office:value-type="string">
            <text:p text:style-name="P1168">body</text:p>
          </table:table-cell>
          <table:table-cell table:style-name="Table60.A2" office:value-type="string">
            <text:p text:style-name="P1169">Medium text</text:p>
          </table:table-cell>
          <table:table-cell table:style-name="Table60.A2" office:value-type="string">
            <text:p text:style-name="P1170">Not null</text:p>
          </table:table-cell>
          <table:table-cell table:style-name="Table60.D2" office:value-type="string">
            <text:p text:style-name="P409"/>
          </table:table-cell>
        </table:table-row>
        <table:table-row table:style-name="TableLine94048320722704">
          <table:table-cell table:style-name="Table60.A2" office:value-type="string">
            <text:p text:style-name="P1168">Page_</text:p>
            <text:p text:style-name="P1168">translate_id</text:p>
          </table:table-cell>
          <table:table-cell table:style-name="Table60.A2" office:value-type="string">
            <text:p text:style-name="P1168">Big int</text:p>
          </table:table-cell>
          <table:table-cell table:style-name="Table60.A2" office:value-type="string">
            <text:p text:style-name="P1171">Not null , unsigned , </text:p>
            <text:p text:style-name="P1171">foreign key → page_translations(id)</text:p>
            <text:p text:style-name="P1171"/>
            <text:p text:style-name="P1171">On Delete → (cascade) ,</text:p>
            <text:p text:style-name="P1171">On Update → (cascade) ,</text:p>
          </table:table-cell>
          <table:table-cell table:style-name="Table60.D2" office:value-type="string">
            <text:p text:style-name="P409"/>
          </table:table-cell>
        </table:table-row>
      </table:table>
      <text:p text:style-name="P1464"/>
      <text:list xml:id="list599316082" text:style-name="L17">
        <text:list-item>
          <text:list>
            <text:list-item>
              <text:p text:style-name="P2159">رابطه ها :‌</text:p>
              <text:list>
                <text:list-item>
                  <text:p text:style-name="P2160">page_translations : </text:p>
                  <text:list>
                    <text:list-item>
                      <text:p text:style-name="P2244"><text:span text:style-name="T197">نوع : </text:span><text:span text:style-name="T214">1 به 1 </text:span></text:p>
                    </text:list-item>
                    <text:list-item>
                      <text:p text:style-name="P2160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4"/>
      <text:list xml:id="list150122716971320" text:continue-numbering="true" text:style-name="L17">
        <text:list-item>
          <text:p text:style-name="P2250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161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048320757840">
          <table:table-cell table:style-name="Table71.A1" office:value-type="string">
            <text:p text:style-name="P465">Name</text:p>
          </table:table-cell>
          <table:table-cell table:style-name="Table71.A1" office:value-type="string">
            <text:p text:style-name="P465">Data Type</text:p>
          </table:table-cell>
          <table:table-cell table:style-name="Table71.A1" office:value-type="string">
            <text:p text:style-name="P465">Attributes</text:p>
          </table:table-cell>
          <table:table-cell table:style-name="Table71.D1" office:value-type="string">
            <text:p text:style-name="P465">Comment</text:p>
          </table:table-cell>
        </table:table-row>
        <table:table-row table:style-name="TableLine94048320784512">
          <table:table-cell table:style-name="Table71.A2" office:value-type="string">
            <text:p text:style-name="P1228">id</text:p>
          </table:table-cell>
          <table:table-cell table:style-name="Table71.A2" office:value-type="string">
            <text:p text:style-name="P1228">Big int</text:p>
          </table:table-cell>
          <table:table-cell table:style-name="Table71.A2" office:value-type="string">
            <text:p text:style-name="P1142">Unsigned , index , not null ,</text:p>
            <text:p text:style-name="P1142">unique , primary key , </text:p>
            <text:p text:style-name="P1142">auto increment</text:p>
          </table:table-cell>
          <table:table-cell table:style-name="Table71.D2" office:value-type="string">
            <text:p text:style-name="P409"/>
          </table:table-cell>
        </table:table-row>
        <table:table-row table:style-name="TableLine94048320789296">
          <table:table-cell table:style-name="Table71.A2" office:value-type="string">
            <text:p text:style-name="P1236">position</text:p>
          </table:table-cell>
          <table:table-cell table:style-name="Table71.A2" office:value-type="string">
            <text:p text:style-name="P1236">Tiny int</text:p>
          </table:table-cell>
          <table:table-cell table:style-name="Table71.A2" office:value-type="string">
            <text:p text:style-name="P1237">Unsigned , not null</text:p>
          </table:table-cell>
          <table:table-cell table:style-name="Table71.D2" office:value-type="string">
            <text:p text:style-name="P1245">مکان منو در صفحه</text:p>
          </table:table-cell>
        </table:table-row>
        <table:table-row table:style-name="TableLine94048320789552">
          <table:table-cell table:style-name="Table71.A2" office:value-type="string">
            <text:p text:style-name="P1276">active</text:p>
          </table:table-cell>
          <table:table-cell table:style-name="Table71.A2" office:value-type="string">
            <text:p text:style-name="P1229">boolean</text:p>
          </table:table-cell>
          <table:table-cell table:style-name="Table71.A2" office:value-type="string">
            <text:p text:style-name="P1231">Not null , default 1 </text:p>
          </table:table-cell>
          <table:table-cell table:style-name="Table71.D2" office:value-type="string">
            <text:p text:style-name="P409"/>
          </table:table-cell>
        </table:table-row>
        <table:table-row table:style-name="TableLine94048320790368">
          <table:table-cell table:style-name="Table71.A2" office:value-type="string">
            <text:p text:style-name="P1228">sort</text:p>
          </table:table-cell>
          <table:table-cell table:style-name="Table71.A2" office:value-type="string">
            <text:p text:style-name="P1232">Tiny int</text:p>
          </table:table-cell>
          <table:table-cell table:style-name="Table71.A2" office:value-type="string">
            <text:p text:style-name="P1232">Nullable , unsigned</text:p>
          </table:table-cell>
          <table:table-cell table:style-name="Table71.D2" office:value-type="string">
            <text:p text:style-name="P1245">برای پنل</text:p>
          </table:table-cell>
        </table:table-row>
        <table:table-row table:style-name="TableLine94048320791456">
          <table:table-cell table:style-name="Table71.A2" office:value-type="string">
            <text:p text:style-name="P1228">page_id</text:p>
          </table:table-cell>
          <table:table-cell table:style-name="Table71.A2" office:value-type="string">
            <text:p text:style-name="P1230">Big int</text:p>
          </table:table-cell>
          <table:table-cell table:style-name="Table71.A2" office:value-type="string">
            <text:p text:style-name="P1233">Unsigned , <text:span text:style-name="T1169">nullable , </text:span></text:p>
            <text:p text:style-name="P1234">foreign key → pages(id)</text:p>
            <text:p text:style-name="P1234"/>
            <text:p text:style-name="P1235">On Delete → (<text:span text:style-name="T1171">SET NULL</text:span>) ,</text:p>
            <text:p text:style-name="P454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09"/>
          </table:table-cell>
        </table:table-row>
      </table:table>
      <text:list xml:id="list4150328952" text:style-name="L18">
        <text:list-item>
          <text:list>
            <text:list-item>
              <text:p text:style-name="P2162">ارتباط ها : </text:p>
              <text:list>
                <text:list-item>
                  <text:p text:style-name="P2162">dates : </text:p>
                  <text:list>
                    <text:list-item>
                      <text:p text:style-name="P2152">نوع : <text:span text:style-name="T1173">1 به n </text:span></text:p>
                    </text:list-item>
                    <text:list-item>
                      <text:p text:style-name="P2152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50122290998403" text:continue-numbering="true" text:style-name="L18">
        <text:list-item>
          <text:list>
            <text:list-item>
              <text:list>
                <text:list-item>
                  <text:p text:style-name="P2162">user<text:span text:style-name="T1168">s</text:span> : </text:p>
                  <text:list>
                    <text:list-item>
                      <text:p text:style-name="P2152">نوع : <text:span text:style-name="T1174">1 به n </text:span></text:p>
                    </text:list-item>
                    <text:list-item>
                      <text:p text:style-name="P2152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50123305545052" text:continue-numbering="true" text:style-name="L18">
        <text:list-item>
          <text:list>
            <text:list-item>
              <text:list>
                <text:list-item>
                  <text:p text:style-name="P2162">menu_translations : </text:p>
                  <text:list>
                    <text:list-item>
                      <text:p text:style-name="P2152">نوع : <text:span text:style-name="T1175">1 به n </text:span></text:p>
                    </text:list-item>
                    <text:list-item>
                      <text:p text:style-name="P2152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162"><text:soft-page-break/>pages : </text:p>
                  <text:list>
                    <text:list-item>
                      <text:p text:style-name="P2152">نوع : <text:span text:style-name="T1179">1 به n </text:span></text:p>
                    </text:list-item>
                    <text:list-item>
                      <text:p text:style-name="P2152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50122951198308" text:continue-numbering="true" text:style-name="L18">
        <text:list-item>
          <text:list>
            <text:list-item>
              <text:list>
                <text:list-item>
                  <text:p text:style-name="P2162">menu_items : </text:p>
                  <text:list>
                    <text:list-item>
                      <text:p text:style-name="P2152">نوع : <text:span text:style-name="T1176">1 به n </text:span></text:p>
                    </text:list-item>
                    <text:list-item>
                      <text:p text:style-name="P2153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50122308181208" text:continue-numbering="true" text:style-name="L18">
        <text:list-item>
          <text:p text:style-name="P2251">menu_items : در این جدول <text:span text:style-name="T1182">menu item ها را نگه داری میکنیم !!! </text:span></text:p>
          <text:list>
            <text:list-item>
              <text:p text:style-name="P2163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048320822432">
          <table:table-cell table:style-name="Table72.A1" office:value-type="string">
            <text:p text:style-name="P465">Name</text:p>
          </table:table-cell>
          <table:table-cell table:style-name="Table72.A1" office:value-type="string">
            <text:p text:style-name="P465">Data Type</text:p>
          </table:table-cell>
          <table:table-cell table:style-name="Table72.A1" office:value-type="string">
            <text:p text:style-name="P465">Attributes</text:p>
          </table:table-cell>
          <table:table-cell table:style-name="Table72.D1" office:value-type="string">
            <text:p text:style-name="P465">Comment</text:p>
          </table:table-cell>
        </table:table-row>
        <table:table-row table:style-name="TableLine94048320869392">
          <table:table-cell table:style-name="Table72.A2" office:value-type="string">
            <text:p text:style-name="P1238">id</text:p>
          </table:table-cell>
          <table:table-cell table:style-name="Table72.A2" office:value-type="string">
            <text:p text:style-name="P1238">Big int</text:p>
          </table:table-cell>
          <table:table-cell table:style-name="Table72.A2" office:value-type="string">
            <text:p text:style-name="P1143">Unsigned , index , not null ,unique , primary key , </text:p>
            <text:p text:style-name="P1143">auto increment</text:p>
          </table:table-cell>
          <table:table-cell table:style-name="Table72.D2" office:value-type="string">
            <text:p text:style-name="P409"/>
          </table:table-cell>
        </table:table-row>
        <table:table-row table:style-name="TableLine94048320871952">
          <table:table-cell table:style-name="Table72.A2" office:value-type="string">
            <text:p text:style-name="P1238">url</text:p>
          </table:table-cell>
          <table:table-cell table:style-name="Table72.A2" office:value-type="string">
            <text:p text:style-name="P1240">varchar(<text:span text:style-name="T1183">64</text:span>)</text:p>
          </table:table-cell>
          <table:table-cell table:style-name="Table72.A2" office:value-type="string">
            <text:p text:style-name="P1248">Not null</text:p>
          </table:table-cell>
          <table:table-cell table:style-name="Table72.D2" office:value-type="string">
            <text:p text:style-name="P409"/>
          </table:table-cell>
        </table:table-row>
        <table:table-row table:style-name="TableLine94048320872864">
          <table:table-cell table:style-name="Table72.A2" office:value-type="string">
            <text:p text:style-name="P1277">active</text:p>
          </table:table-cell>
          <table:table-cell table:style-name="Table72.A2" office:value-type="string">
            <text:p text:style-name="P1239">boolean</text:p>
          </table:table-cell>
          <table:table-cell table:style-name="Table72.A2" office:value-type="string">
            <text:p text:style-name="P1242">Not null , default 1</text:p>
          </table:table-cell>
          <table:table-cell table:style-name="Table72.D2" office:value-type="string">
            <text:p text:style-name="P409"/>
          </table:table-cell>
        </table:table-row>
        <table:table-row table:style-name="TableLine94048320873824">
          <table:table-cell table:style-name="Table72.A2" office:value-type="string">
            <text:p text:style-name="P1238">sort</text:p>
          </table:table-cell>
          <table:table-cell table:style-name="Table72.A2" office:value-type="string">
            <text:p text:style-name="P1243">Tiny int</text:p>
          </table:table-cell>
          <table:table-cell table:style-name="Table72.A2" office:value-type="string">
            <text:p text:style-name="P1244">Nullable , <text:span text:style-name="T1184">unsigned</text:span></text:p>
          </table:table-cell>
          <table:table-cell table:style-name="Table72.D2" office:value-type="string">
            <text:p text:style-name="P409"/>
          </table:table-cell>
        </table:table-row>
        <table:table-row table:style-name="TableLine94048320875248">
          <table:table-cell table:style-name="Table72.A2" office:value-type="string">
            <text:p text:style-name="P1238">menu_container_id</text:p>
          </table:table-cell>
          <table:table-cell table:style-name="Table72.A2" office:value-type="string">
            <text:p text:style-name="P1241">Big int</text:p>
          </table:table-cell>
          <table:table-cell table:style-name="Table72.A2" office:value-type="string">
            <text:p text:style-name="P1246">Unsigned , not null ,</text:p>
            <text:p text:style-name="P1246">foreign key → menu_containers(id)</text:p>
            <text:p text:style-name="P1246"/>
            <text:p text:style-name="P1247">On Delete → (cascade) ,</text:p>
            <text:p text:style-name="P1247">On Update → (cascade) ,</text:p>
          </table:table-cell>
          <table:table-cell table:style-name="Table72.D2" office:value-type="string">
            <text:p text:style-name="P409"/>
          </table:table-cell>
        </table:table-row>
        <table:table-row table:style-name="TableLine94048320876272">
          <table:table-cell table:style-name="Table72.A2" office:value-type="string">
            <text:p text:style-name="P1238">menu_item_id</text:p>
          </table:table-cell>
          <table:table-cell table:style-name="Table72.A2" office:value-type="string">
            <text:p text:style-name="P1249">Big int</text:p>
          </table:table-cell>
          <table:table-cell table:style-name="Table72.A2" office:value-type="string">
            <text:p text:style-name="P1337">Nullable , unsigned ,</text:p>
            <text:p text:style-name="P1337">foreign key → menu_items(id)</text:p>
            <text:p text:style-name="P1337"/>
            <text:p text:style-name="P1337">On Delete → (set null) ,</text:p>
            <text:p text:style-name="P1337">On Update → (cascade) ,</text:p>
          </table:table-cell>
          <table:table-cell table:style-name="Table72.D2" office:value-type="string">
            <text:p text:style-name="P409"/>
          </table:table-cell>
        </table:table-row>
      </table:table>
      <text:p text:style-name="P1466"/>
      <text:list xml:id="list3475431010" text:style-name="L19">
        <text:list-item>
          <text:list>
            <text:list-item>
              <text:p text:style-name="P2164">ارتباط ها : </text:p>
              <text:list>
                <text:list-item>
                  <text:p text:style-name="P2165">dates : </text:p>
                  <text:list>
                    <text:list-item>
                      <text:p text:style-name="P2166">نوع :‌<text:span text:style-name="T1185">1 به n </text:span></text:p>
                    </text:list-item>
                    <text:list-item>
                      <text:p text:style-name="P2166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list xml:id="list150123401266084" text:continue-numbering="true" text:style-name="L19">
        <text:list-item>
          <text:list>
            <text:list-item>
              <text:list>
                <text:list-item>
                  <text:p text:style-name="P2165">users :</text:p>
                  <text:list>
                    <text:list-item>
                      <text:p text:style-name="P2166">نوع :‌<text:span text:style-name="T1186">1 به n </text:span></text:p>
                    </text:list-item>
                    <text:list-item>
                      <text:p text:style-name="P2166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p text:style-name="P1457"><text:soft-page-break/></text:p>
      <text:p text:style-name="P1457"/>
      <text:p text:style-name="P1457"/>
      <text:list xml:id="list150122486808999" text:continue-numbering="true" text:style-name="L19">
        <text:list-item>
          <text:list>
            <text:list-item>
              <text:list>
                <text:list-item>
                  <text:p text:style-name="P2169">menu_translations : </text:p>
                  <text:list>
                    <text:list-item>
                      <text:p text:style-name="P2166">نوع :‌<text:span text:style-name="T1187">1 به n </text:span></text:p>
                    </text:list-item>
                    <text:list-item>
                      <text:p text:style-name="P2166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26"><text:span text:style-name="T252">menu_containers</text:span><text:span text:style-name="T251"> : </text:span></text:p>
                  <text:list>
                    <text:list-item>
                      <text:p text:style-name="P2154">نوع : <text:span text:style-name="T1176">1 به n </text:span></text:p>
                    </text:list-item>
                    <text:list-item>
                      <text:p text:style-name="P2154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150122966567465" text:continue-numbering="true" text:style-name="L19">
        <text:list-item>
          <text:list>
            <text:list-item>
              <text:list>
                <text:list-item>
                  <text:p text:style-name="P2170">iconables : </text:p>
                  <text:list>
                    <text:list-item>
                      <text:p text:style-name="P2166">نوع :‌<text:span text:style-name="T1188">1 به 1 </text:span></text:p>
                    </text:list-item>
                    <text:list-item>
                      <text:p text:style-name="P2166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list xml:id="list150122197393372" text:continue-numbering="true" text:style-name="L19">
        <text:list-item>
          <text:list>
            <text:list-item>
              <text:list>
                <text:list-item>
                  <text:p text:style-name="P2171">menu_items : </text:p>
                  <text:list>
                    <text:list-item>
                      <text:p text:style-name="P2166">نوع :‌<text:span text:style-name="T1191">1 به n </text:span></text:p>
                    </text:list-item>
                    <text:list-item>
                      <text:p text:style-name="P2167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172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150122943653652" text:continue-numbering="true" text:style-name="L19">
        <text:list-item>
          <text:p text:style-name="P2252">menu_translations : در این جدول ترجمه های menu item , menu container <text:s/>که برای هر زبان درست میشود , ذخیره میشود !!! </text:p>
          <text:list>
            <text:list-item>
              <text:p text:style-name="P2173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048320952464">
          <table:table-cell table:style-name="Table73.A1" office:value-type="string">
            <text:p text:style-name="P465">Name</text:p>
          </table:table-cell>
          <table:table-cell table:style-name="Table73.A1" office:value-type="string">
            <text:p text:style-name="P465">Data Type</text:p>
          </table:table-cell>
          <table:table-cell table:style-name="Table73.A1" office:value-type="string">
            <text:p text:style-name="P465">Attributes</text:p>
          </table:table-cell>
          <table:table-cell table:style-name="Table73.D1" office:value-type="string">
            <text:p text:style-name="P465">Comment</text:p>
          </table:table-cell>
        </table:table-row>
        <table:table-row table:style-name="TableLine94048320974064">
          <table:table-cell table:style-name="Table73.A2" office:value-type="string">
            <text:p text:style-name="P1238">id</text:p>
          </table:table-cell>
          <table:table-cell table:style-name="Table73.A2" office:value-type="string">
            <text:p text:style-name="P1238">Big int</text:p>
          </table:table-cell>
          <table:table-cell table:style-name="Table73.A2" office:value-type="string">
            <text:p text:style-name="P1143">Unsigned , index , not null ,unique , primary key , </text:p>
            <text:p text:style-name="P1143">auto increment</text:p>
          </table:table-cell>
          <table:table-cell table:style-name="Table73.D2" office:value-type="string">
            <text:p text:style-name="P409"/>
          </table:table-cell>
        </table:table-row>
        <table:table-row table:style-name="TableLine94048320975888">
          <table:table-cell table:style-name="Table73.A2" office:value-type="string">
            <text:p text:style-name="P1250">title</text:p>
          </table:table-cell>
          <table:table-cell table:style-name="Table73.A2" office:value-type="string">
            <text:p text:style-name="P1251"><text:span text:style-name="T1193">varchar(</text:span>64<text:span text:style-name="T1193">)</text:span></text:p>
          </table:table-cell>
          <table:table-cell table:style-name="Table73.A2" office:value-type="string">
            <text:p text:style-name="P1255">Not null</text:p>
          </table:table-cell>
          <table:table-cell table:style-name="Table73.D2" office:value-type="string">
            <text:p text:style-name="P409"/>
          </table:table-cell>
        </table:table-row>
        <table:table-row table:style-name="TableLine94048320976800">
          <table:table-cell table:style-name="Table73.A2" office:value-type="string">
            <text:p text:style-name="P1250">object_class</text:p>
          </table:table-cell>
          <table:table-cell table:style-name="Table73.A2" office:value-type="string">
            <text:p text:style-name="P1252">varchar(255)</text:p>
          </table:table-cell>
          <table:table-cell table:style-name="Table73.A2" office:value-type="string">
            <text:p text:style-name="P1255">Not null</text:p>
          </table:table-cell>
          <table:table-cell table:style-name="Table73.D2" office:value-type="string">
            <text:p text:style-name="P409"/>
          </table:table-cell>
        </table:table-row>
        <table:table-row table:style-name="TableLine94048320977760">
          <table:table-cell table:style-name="Table73.A2" office:value-type="string">
            <text:p text:style-name="P1250">object_id</text:p>
          </table:table-cell>
          <table:table-cell table:style-name="Table73.A2" office:value-type="string">
            <text:p text:style-name="P1253">Big int</text:p>
          </table:table-cell>
          <table:table-cell table:style-name="Table73.A2" office:value-type="string">
            <text:p text:style-name="P1255">Unsigned , not null </text:p>
          </table:table-cell>
          <table:table-cell table:style-name="Table73.D2" office:value-type="string">
            <text:p text:style-name="P409"/>
          </table:table-cell>
        </table:table-row>
        <table:table-row table:style-name="TableLine94048320979184">
          <table:table-cell table:style-name="Table73.A2" office:value-type="string">
            <text:p text:style-name="P1250">language_id</text:p>
          </table:table-cell>
          <table:table-cell table:style-name="Table73.A2" office:value-type="string">
            <text:p text:style-name="P1254">Big int</text:p>
          </table:table-cell>
          <table:table-cell table:style-name="Table73.A2" office:value-type="string">
            <text:p text:style-name="P1255">Unsigned , not null </text:p>
            <text:p text:style-name="P1255">foreign key → language(id)</text:p>
            <text:p text:style-name="P1255"/>
            <text:p text:style-name="P1256">On Delete → (cascade) ,</text:p>
            <text:p text:style-name="P1256">On Update → (cascade) ,</text:p>
          </table:table-cell>
          <table:table-cell table:style-name="Table73.D2" office:value-type="string">
            <text:p text:style-name="P409"/>
          </table:table-cell>
        </table:table-row>
      </table:table>
      <text:list xml:id="list1075842570" text:style-name="L20">
        <text:list-item>
          <text:list>
            <text:list-item>
              <text:p text:style-name="P2174">ارتباط ها :‌</text:p>
              <text:list>
                <text:list-item>
                  <text:p text:style-name="P2174">menu_containers : </text:p>
                  <text:list>
                    <text:list-item>
                      <text:p text:style-name="P2155">نوع : <text:span text:style-name="T1175">1 به n </text:span></text:p>
                    </text:list-item>
                    <text:list-item>
                      <text:p text:style-name="P2155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174">menu_items : </text:p>
                  <text:list>
                    <text:list-item>
                      <text:p text:style-name="P2168">نوع :‌<text:span text:style-name="T1187">1 به n </text:span></text:p>
                    </text:list-item>
                    <text:list-item>
                      <text:p text:style-name="P2168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74">languages : </text:p>
                  <text:list>
                    <text:list-item>
                      <text:p text:style-name="P2175">نوع : <text:span text:style-name="T1194">1 به n </text:span></text:p>
                    </text:list-item>
                    <text:list-item>
                      <text:p text:style-name="P2175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0123506432707" text:continue-list="list150122716971320" text:style-name="L17">
        <text:list-item>
          <text:p text:style-name="P2253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25"/>
      <text:list xml:id="list150123653372234" text:continue-numbering="true" text:style-name="L17">
        <text:list-item>
          <text:list>
            <text:list-item>
              <text:p text:style-name="P2176">ستون ها :‌</text:p>
            </text:list-item>
          </text:list>
        </text:list-item>
      </text:list>
      <text:p text:style-name="P1426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048320995744">
          <table:table-cell table:style-name="Table61.A1" office:value-type="string">
            <text:p text:style-name="P465">Name</text:p>
          </table:table-cell>
          <table:table-cell table:style-name="Table61.A1" office:value-type="string">
            <text:p text:style-name="P465">Data Type</text:p>
          </table:table-cell>
          <table:table-cell table:style-name="Table61.A1" office:value-type="string">
            <text:p text:style-name="P465">Attributes</text:p>
          </table:table-cell>
          <table:table-cell table:style-name="Table61.D1" office:value-type="string">
            <text:p text:style-name="P465">Comment</text:p>
          </table:table-cell>
        </table:table-row>
        <table:table-row table:style-name="TableLine94048321045120">
          <table:table-cell table:style-name="Table61.A2" office:value-type="string">
            <text:p text:style-name="P1173">id</text:p>
          </table:table-cell>
          <table:table-cell table:style-name="Table61.A2" office:value-type="string">
            <text:p text:style-name="P1175">Big int</text:p>
          </table:table-cell>
          <table:table-cell table:style-name="Table61.A2" office:value-type="string">
            <text:p text:style-name="P1179">Unsigned , not null , index , </text:p>
            <text:p text:style-name="P1179">unique , primary key , </text:p>
            <text:p text:style-name="P1179">auto increment</text:p>
          </table:table-cell>
          <table:table-cell table:style-name="Table61.D2" office:value-type="string">
            <text:p text:style-name="P409"/>
          </table:table-cell>
        </table:table-row>
        <table:table-row table:style-name="TableLine94048321047424">
          <table:table-cell table:style-name="Table61.A2" office:value-type="string">
            <text:p text:style-name="P1174">name</text:p>
          </table:table-cell>
          <table:table-cell table:style-name="Table61.A2" office:value-type="string">
            <text:p text:style-name="P451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82">Not null</text:p>
          </table:table-cell>
          <table:table-cell table:style-name="Table61.D2" office:value-type="string">
            <text:p text:style-name="P409"/>
          </table:table-cell>
        </table:table-row>
        <table:table-row table:style-name="TableLine94048321048336">
          <table:table-cell table:style-name="Table61.A2" office:value-type="string">
            <text:p text:style-name="P1174">object_class</text:p>
          </table:table-cell>
          <table:table-cell table:style-name="Table61.A2" office:value-type="string">
            <text:p text:style-name="P1176">varchar(255)</text:p>
          </table:table-cell>
          <table:table-cell table:style-name="Table61.A2" office:value-type="string">
            <text:p text:style-name="P1179">Not null</text:p>
          </table:table-cell>
          <table:table-cell table:style-name="Table61.D2" office:value-type="string">
            <text:p text:style-name="P409"/>
          </table:table-cell>
        </table:table-row>
        <table:table-row table:style-name="TableLine94048321049376">
          <table:table-cell table:style-name="Table61.A2" office:value-type="string">
            <text:p text:style-name="P1174">object_id</text:p>
          </table:table-cell>
          <table:table-cell table:style-name="Table61.A2" office:value-type="string">
            <text:p text:style-name="P1177">Big int</text:p>
          </table:table-cell>
          <table:table-cell table:style-name="Table61.A2" office:value-type="string">
            <text:p text:style-name="P1180">Unsigned , not null</text:p>
          </table:table-cell>
          <table:table-cell table:style-name="Table61.D2" office:value-type="string">
            <text:p text:style-name="P409"/>
          </table:table-cell>
        </table:table-row>
        <table:table-row table:style-name="TableLine94048321050800">
          <table:table-cell table:style-name="Table61.A2" office:value-type="string">
            <text:p text:style-name="P1174">language_id</text:p>
          </table:table-cell>
          <table:table-cell table:style-name="Table61.A2" office:value-type="string">
            <text:p text:style-name="P1178">Big int</text:p>
          </table:table-cell>
          <table:table-cell table:style-name="Table61.A2" office:value-type="string">
            <text:p text:style-name="P1181">Unsigned , not null , </text:p>
            <text:p text:style-name="P1181">foreign key → languages(id)</text:p>
            <text:p text:style-name="P1181"/>
            <text:p text:style-name="P1172">On Delete → (cascade) ,</text:p>
            <text:p text:style-name="P1172">On Update → (cascade) ,</text:p>
          </table:table-cell>
          <table:table-cell table:style-name="Table61.D2" office:value-type="string">
            <text:p text:style-name="P409"/>
          </table:table-cell>
        </table:table-row>
      </table:table>
      <text:p text:style-name="P1426"/>
      <text:list xml:id="list3780425536" text:style-name="L21">
        <text:list-item>
          <text:list>
            <text:list-item>
              <text:p text:style-name="P2177">ارتباط ها :‌</text:p>
              <text:list>
                <text:list-item>
                  <text:p text:style-name="P2177">languages : </text:p>
                  <text:list>
                    <text:list-item>
                      <text:p text:style-name="P2177">نوع :‌<text:span text:style-name="T1096">1 به n </text:span></text:p>
                    </text:list-item>
                    <text:list-item>
                      <text:p text:style-name="P2177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8"/>
      <text:list xml:id="list1735504308" text:style-name="L22">
        <text:list-item>
          <text:list>
            <text:list-item>
              <text:list>
                <text:list-item>
                  <text:p text:style-name="P2127"><text:span text:style-name="T220">role_groups</text:span><text:span text:style-name="T221"> : </text:span></text:p>
                  <text:list>
                    <text:list-item>
                      <text:p text:style-name="P2178">نوع : <text:span text:style-name="T1109">1 به n </text:span></text:p>
                    </text:list-item>
                    <text:list-item>
                      <text:p text:style-name="P2178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64"><text:span text:style-name="T224">role_items</text:span><text:span text:style-name="T225"> : </text:span></text:p>
                  <text:list>
                    <text:list-item>
                      <text:p text:style-name="P2180">نوع :‌1 به n </text:p>
                    </text:list-item>
                    <text:list-item>
                      <text:p text:style-name="P2180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5"/>
      <text:list xml:id="list150122529009500" text:continue-numbering="true" text:style-name="L22">
        <text:list-item>
          <text:list>
            <text:list-item>
              <text:list>
                <text:list-item>
                  <text:p text:style-name="P2128"><text:span text:style-name="T229">user_groups</text:span><text:span text:style-name="T228"> : </text:span></text:p>
                  <text:list>
                    <text:list-item>
                      <text:p text:style-name="P2182">نوع : <text:span text:style-name="T1130">1 به n </text:span></text:p>
                    </text:list-item>
                    <text:list-item>
                      <text:p text:style-name="P2182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0123809951065" text:continue-list="list3780425536" text:style-name="L21">
        <text:list-item>
          <text:p text:style-name="P2254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187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048321115456">
          <table:table-cell table:style-name="Table62.A1" office:value-type="string">
            <text:p text:style-name="P465">Name</text:p>
          </table:table-cell>
          <table:table-cell table:style-name="Table62.A1" office:value-type="string">
            <text:p text:style-name="P465">Data Type</text:p>
          </table:table-cell>
          <table:table-cell table:style-name="Table62.A1" office:value-type="string">
            <text:p text:style-name="P465">Attributes</text:p>
          </table:table-cell>
          <table:table-cell table:style-name="Table62.D1" office:value-type="string">
            <text:p text:style-name="P465">Comment</text:p>
          </table:table-cell>
        </table:table-row>
        <table:table-row table:style-name="TableLine94048321148192">
          <table:table-cell table:style-name="Table62.A2" office:value-type="string">
            <text:p text:style-name="P1183">id</text:p>
          </table:table-cell>
          <table:table-cell table:style-name="Table62.A2" office:value-type="string">
            <text:p text:style-name="P1183">Big int</text:p>
          </table:table-cell>
          <table:table-cell table:style-name="Table62.A2" office:value-type="string">
            <text:p text:style-name="P1184">Unsigned , not null , <text:span text:style-name="T1102">index , unique , primary key ,</text:span></text:p>
            <text:p text:style-name="P1216">auto increment</text:p>
          </table:table-cell>
          <table:table-cell table:style-name="Table62.D2" office:value-type="string">
            <text:p text:style-name="P409"/>
          </table:table-cell>
        </table:table-row>
        <table:table-row table:style-name="TableLine94048321150368">
          <table:table-cell table:style-name="Table62.A2" office:value-type="string">
            <text:p text:style-name="P1183">description</text:p>
          </table:table-cell>
          <table:table-cell table:style-name="Table62.A2" office:value-type="string">
            <text:p text:style-name="P452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85">Not null</text:p>
          </table:table-cell>
          <table:table-cell table:style-name="Table62.D2" office:value-type="string">
            <text:p text:style-name="P409"/>
          </table:table-cell>
        </table:table-row>
        <table:table-row table:style-name="TableLine94048321151280">
          <table:table-cell table:style-name="Table62.A2" office:value-type="string">
            <text:p text:style-name="P1183">object_class</text:p>
          </table:table-cell>
          <table:table-cell table:style-name="Table62.A2" office:value-type="string">
            <text:p text:style-name="P1183">varchar(255)</text:p>
          </table:table-cell>
          <table:table-cell table:style-name="Table62.A2" office:value-type="string">
            <text:p text:style-name="P1185">Not null</text:p>
          </table:table-cell>
          <table:table-cell table:style-name="Table62.D2" office:value-type="string">
            <text:p text:style-name="P409"/>
          </table:table-cell>
        </table:table-row>
        <table:table-row table:style-name="TableLine94048321152240">
          <table:table-cell table:style-name="Table62.A2" office:value-type="string">
            <text:p text:style-name="P1183">object_id</text:p>
          </table:table-cell>
          <table:table-cell table:style-name="Table62.A2" office:value-type="string">
            <text:p text:style-name="P1183">Big int</text:p>
          </table:table-cell>
          <table:table-cell table:style-name="Table62.A2" office:value-type="string">
            <text:p text:style-name="P1185">Not null , unsigned</text:p>
          </table:table-cell>
          <table:table-cell table:style-name="Table62.D2" office:value-type="string">
            <text:p text:style-name="P409"/>
          </table:table-cell>
        </table:table-row>
        <table:table-row table:style-name="TableLine94048321153392">
          <table:table-cell table:style-name="Table62.A2" office:value-type="string">
            <text:p text:style-name="P1183">language_id</text:p>
          </table:table-cell>
          <table:table-cell table:style-name="Table62.A2" office:value-type="string">
            <text:p text:style-name="P1183">Big int</text:p>
          </table:table-cell>
          <table:table-cell table:style-name="Table62.A2" office:value-type="string">
            <text:p text:style-name="P1186">Not null , unsigned</text:p>
            <text:p text:style-name="P1186">foreign key → language(id)</text:p>
            <text:p text:style-name="P1186"/>
            <text:p text:style-name="P1187">On Delete → (cascade) ,</text:p>
            <text:p text:style-name="P1187">On Update → (cascade) ,</text:p>
          </table:table-cell>
          <table:table-cell table:style-name="Table62.D2" office:value-type="string">
            <text:p text:style-name="P409"/>
          </table:table-cell>
        </table:table-row>
      </table:table>
      <text:list xml:id="list3306829835" text:style-name="L23">
        <text:list-item>
          <text:list>
            <text:list-item>
              <text:p text:style-name="P2188">ارتباط ها :‌</text:p>
              <text:list>
                <text:list-item>
                  <text:p text:style-name="P2188">languages : </text:p>
                  <text:list>
                    <text:list-item>
                      <text:p text:style-name="P2188">نوع :‌<text:span text:style-name="T1103">1 به n </text:span></text:p>
                    </text:list-item>
                    <text:list-item>
                      <text:p text:style-name="P2188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7"/>
      <text:list xml:id="list150122996873558" text:continue-numbering="true" text:style-name="L23">
        <text:list-item>
          <text:list>
            <text:list-item>
              <text:list>
                <text:list-item>
                  <text:p text:style-name="P2129"><text:span text:style-name="T222">role_groups</text:span><text:span text:style-name="T223"> : </text:span></text:p>
                  <text:list>
                    <text:list-item>
                      <text:p text:style-name="P2189">نوع :‌<text:span text:style-name="T1111">1 به n </text:span></text:p>
                    </text:list-item>
                    <text:list-item>
                      <text:p text:style-name="P2189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0"/>
      <text:list xml:id="list150123505671653" text:continue-numbering="true" text:style-name="L23">
        <text:list-item>
          <text:list>
            <text:list-item>
              <text:list>
                <text:list-item>
                  <text:p text:style-name="P2130"><text:span text:style-name="T226">role_items</text:span><text:span text:style-name="T227"> : </text:span></text:p>
                  <text:list>
                    <text:list-item>
                      <text:p text:style-name="P2191">نوع :‌<text:span text:style-name="T1127">1 به n </text:span></text:p>
                    </text:list-item>
                    <text:list-item>
                      <text:p text:style-name="P2191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265"><text:span text:style-name="T230">user_groups</text:span><text:span text:style-name="T228"> : </text:span></text:p>
                  <text:list>
                    <text:list-item>
                      <text:p text:style-name="P2183">نوع : <text:span text:style-name="T1132">1 به n </text:span></text:p>
                      <text:p text:style-name="P2183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0"/>
      <text:list xml:id="list150122890446485" text:continue-numbering="true" text:style-name="L23">
        <text:list-item>
          <text:list>
            <text:list-item>
              <text:list>
                <text:list-item>
                  <text:p text:style-name="P2131"><text:span text:style-name="T239">controllers</text:span><text:span text:style-name="T240"> : </text:span></text:p>
                  <text:list>
                    <text:list-item>
                      <text:p text:style-name="P2193">نوع :‌<text:span text:style-name="T1151">1 به n </text:span></text:p>
                    </text:list-item>
                    <text:list-item>
                      <text:p text:style-name="P2193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9"/>
      <text:list xml:id="list150122616853263" text:continue-numbering="true" text:style-name="L23">
        <text:list-item>
          <text:list>
            <text:list-item>
              <text:list>
                <text:list-item>
                  <text:p text:style-name="P2195"><text:span text:style-name="T1155">methods</text:span>: </text:p>
                  <text:list>
                    <text:list-item>
                      <text:p text:style-name="P2195">نوع :‌<text:span text:style-name="T1154">1 به n </text:span></text:p>
                    </text:list-item>
                    <text:list-item>
                      <text:p text:style-name="P2195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55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197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048321223360">
          <table:table-cell table:style-name="Table63.A1" office:value-type="string">
            <text:p text:style-name="P465">Name</text:p>
          </table:table-cell>
          <table:table-cell table:style-name="Table63.A1" office:value-type="string">
            <text:p text:style-name="P465">Data Type</text:p>
          </table:table-cell>
          <table:table-cell table:style-name="Table63.A1" office:value-type="string">
            <text:p text:style-name="P465">Attributes</text:p>
          </table:table-cell>
          <table:table-cell table:style-name="Table63.D1" office:value-type="string">
            <text:p text:style-name="P465">Comment</text:p>
          </table:table-cell>
        </table:table-row>
        <table:table-row table:style-name="TableLine94048321235712">
          <table:table-cell table:style-name="Table63.A2" office:value-type="string">
            <text:p text:style-name="P1188">id</text:p>
          </table:table-cell>
          <table:table-cell table:style-name="Table63.A2" office:value-type="string">
            <text:p text:style-name="P1189">Big int</text:p>
          </table:table-cell>
          <table:table-cell table:style-name="Table63.A2" office:value-type="string">
            <text:p text:style-name="P1191">Unsigned , not null , index , unique ,</text:p>
            <text:p text:style-name="P1191">primary key , auto increment</text:p>
          </table:table-cell>
          <table:table-cell table:style-name="Table63.D2" office:value-type="string">
            <text:p text:style-name="P409"/>
          </table:table-cell>
        </table:table-row>
        <table:table-row table:style-name="TableLine94048321243056">
          <table:table-cell table:style-name="Table63.A2" office:value-type="string">
            <text:p text:style-name="P1189">sort</text:p>
          </table:table-cell>
          <table:table-cell table:style-name="Table63.A2" office:value-type="string">
            <text:p text:style-name="P1190">Tiny int</text:p>
          </table:table-cell>
          <table:table-cell table:style-name="Table63.A2" office:value-type="string">
            <text:p text:style-name="P1190">Unsigned , nullable </text:p>
          </table:table-cell>
          <table:table-cell table:style-name="Table63.D2" office:value-type="string">
            <text:p text:style-name="P409"/>
          </table:table-cell>
        </table:table-row>
      </table:table>
      <text:list xml:id="list150123482903984" text:continue-list="list150122529009500" text:style-name="L22">
        <text:list-item>
          <text:list>
            <text:list-item>
              <text:p text:style-name="P2198">ارتباط ها :‌</text:p>
              <text:list>
                <text:list-item>
                  <text:p text:style-name="P2198">iconables : </text:p>
                  <text:list>
                    <text:list-item>
                      <text:p text:style-name="P2198">نوع :‌<text:span text:style-name="T1106">1 به 1 </text:span></text:p>
                    </text:list-item>
                    <text:list-item>
                      <text:p text:style-name="P2198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199">dates : </text:p>
                  <text:list>
                    <text:list-item>
                      <text:p text:style-name="P2199">نوع : <text:span text:style-name="T1108">1 به n </text:span></text:p>
                    </text:list-item>
                    <text:list-item>
                      <text:p text:style-name="P2199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9"/>
      <text:list xml:id="list150123261466527" text:continue-numbering="true" text:style-name="L22">
        <text:list-item>
          <text:list>
            <text:list-item>
              <text:list>
                <text:list-item>
                  <text:p text:style-name="P2200">users : </text:p>
                  <text:list>
                    <text:list-item>
                      <text:p text:style-name="P2200">نوع : <text:span text:style-name="T1217">1 به n </text:span></text:p>
                    </text:list-item>
                    <text:list-item>
                      <text:p text:style-name="P2200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9"/>
      <text:list xml:id="list150123034485012" text:continue-numbering="true" text:style-name="L22">
        <text:list-item>
          <text:list>
            <text:list-item>
              <text:list>
                <text:list-item>
                  <text:p text:style-name="P2201">access_controll_translations : </text:p>
                  <text:list>
                    <text:list-item>
                      <text:p text:style-name="P2179">نوع : <text:span text:style-name="T1109">1 به n </text:span></text:p>
                    </text:list-item>
                    <text:list-item>
                      <text:p text:style-name="P2179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190"><text:soft-page-break/>access_controll_description_translations : </text:p>
                  <text:list>
                    <text:list-item>
                      <text:p text:style-name="P2190">نوع :‌<text:span text:style-name="T1111">1 به n </text:span></text:p>
                    </text:list-item>
                    <text:list-item>
                      <text:p text:style-name="P2190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1"/>
      <text:list xml:id="list150122185452800" text:continue-numbering="true" text:style-name="L22">
        <text:list-item>
          <text:list>
            <text:list-item>
              <text:list>
                <text:list-item>
                  <text:p text:style-name="P2202">role_items : </text:p>
                  <text:list>
                    <text:list-item>
                      <text:p text:style-name="P2203">نوع : <text:span text:style-name="T1117">1 به n </text:span></text:p>
                    </text:list-item>
                    <text:list-item>
                      <text:p text:style-name="P2203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56">role_items <text:s/>: <text:span text:style-name="T1114">در این جدول role ها را ذخیره میکنیم !!! </text:span></text:p>
          <text:list>
            <text:list-item>
              <text:p text:style-name="P2205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048321301744">
          <table:table-cell table:style-name="Table64.A1" office:value-type="string">
            <text:p text:style-name="P465">Name</text:p>
          </table:table-cell>
          <table:table-cell table:style-name="Table64.A1" office:value-type="string">
            <text:p text:style-name="P465">Data Type</text:p>
          </table:table-cell>
          <table:table-cell table:style-name="Table64.A1" office:value-type="string">
            <text:p text:style-name="P465">Attributes</text:p>
          </table:table-cell>
          <table:table-cell table:style-name="Table64.D1" office:value-type="string">
            <text:p text:style-name="P465">Comment</text:p>
          </table:table-cell>
        </table:table-row>
        <table:table-row table:style-name="TableLine94048321318848">
          <table:table-cell table:style-name="Table64.A2" office:value-type="string">
            <text:p text:style-name="P1192">id</text:p>
          </table:table-cell>
          <table:table-cell table:style-name="Table64.A2" office:value-type="string">
            <text:p text:style-name="P1193">Big int</text:p>
          </table:table-cell>
          <table:table-cell table:style-name="Table64.A2" office:value-type="string">
            <text:p text:style-name="P1194">Unsigned , not null , index , </text:p>
            <text:p text:style-name="P1194">unique , primary key , </text:p>
            <text:p text:style-name="P1194">auto increment</text:p>
          </table:table-cell>
          <table:table-cell table:style-name="Table64.D2" office:value-type="string">
            <text:p text:style-name="P409"/>
          </table:table-cell>
        </table:table-row>
        <table:table-row table:style-name="TableLine94048321321280">
          <table:table-cell table:style-name="Table64.A2" office:value-type="string">
            <text:p text:style-name="P1192">sort</text:p>
          </table:table-cell>
          <table:table-cell table:style-name="Table64.A2" office:value-type="string">
            <text:p text:style-name="P1193">Tiny int</text:p>
          </table:table-cell>
          <table:table-cell table:style-name="Table64.A2" office:value-type="string">
            <text:p text:style-name="P1201">Unsigned , nullable</text:p>
          </table:table-cell>
          <table:table-cell table:style-name="Table64.D2" office:value-type="string">
            <text:p text:style-name="P409"/>
          </table:table-cell>
        </table:table-row>
        <table:table-row table:style-name="TableLine94048321322192">
          <table:table-cell table:style-name="Table64.A2" office:value-type="string">
            <text:p text:style-name="P1192">role_group_id</text:p>
          </table:table-cell>
          <table:table-cell table:style-name="Table64.A2" office:value-type="string">
            <text:p text:style-name="P1193">Big int</text:p>
          </table:table-cell>
          <table:table-cell table:style-name="Table64.A2" office:value-type="string">
            <text:p text:style-name="P1202">Unsigned , <text:span text:style-name="T1115">not null , </text:span></text:p>
            <text:p text:style-name="P1203">foreign key → role_groups(id)</text:p>
            <text:p text:style-name="P1203"/>
            <text:p text:style-name="P1204">On Delete → (cascade) ,</text:p>
            <text:p text:style-name="P1205">On <text:span text:style-name="T1116">Update</text:span> → (cascade) ,</text:p>
          </table:table-cell>
          <table:table-cell table:style-name="Table64.D2" office:value-type="string">
            <text:p text:style-name="P409"/>
          </table:table-cell>
        </table:table-row>
      </table:table>
      <text:list xml:id="list3719184403" text:style-name="L24">
        <text:list-item>
          <text:list>
            <text:list-item>
              <text:p text:style-name="P2206">ارتباط ها :‌</text:p>
              <text:list>
                <text:list-item>
                  <text:p text:style-name="P2206">role_groups : </text:p>
                  <text:list>
                    <text:list-item>
                      <text:p text:style-name="P2204">نوع : <text:span text:style-name="T1117">1 به n </text:span></text:p>
                    </text:list-item>
                    <text:list-item>
                      <text:p text:style-name="P2204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2"/>
      <text:list xml:id="list150122404546660" text:continue-numbering="true" text:style-name="L24">
        <text:list-item>
          <text:list>
            <text:list-item>
              <text:list>
                <text:list-item>
                  <text:p text:style-name="P2207">iconables : </text:p>
                  <text:list>
                    <text:list-item>
                      <text:p text:style-name="P2208">نوع : <text:span text:style-name="T1119">1 به 1</text:span></text:p>
                    </text:list-item>
                    <text:list-item>
                      <text:p text:style-name="P2208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3"/>
      <text:list xml:id="list150123268555859" text:continue-numbering="true" text:style-name="L24">
        <text:list-item>
          <text:list>
            <text:list-item>
              <text:list>
                <text:list-item>
                  <text:p text:style-name="P2209">dates : </text:p>
                  <text:list>
                    <text:list-item>
                      <text:p text:style-name="P2209">نوع : <text:span text:style-name="T1122">1 به n </text:span></text:p>
                    </text:list-item>
                    <text:list-item>
                      <text:p text:style-name="P2209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257">users : </text:p>
                  <text:list>
                    <text:list-item>
                      <text:p text:style-name="P2210">نوع : <text:span text:style-name="T1218">1 به n </text:span></text:p>
                    </text:list-item>
                    <text:list-item>
                      <text:p text:style-name="P2210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0"/>
      <text:list xml:id="list150122291165275" text:continue-numbering="true" text:style-name="L24">
        <text:list-item>
          <text:list>
            <text:list-item>
              <text:list>
                <text:list-item>
                  <text:p text:style-name="P2181">access_controll_translations : </text:p>
                  <text:list>
                    <text:list-item>
                      <text:p text:style-name="P2181">نوع :‌1 به n </text:p>
                    </text:list-item>
                    <text:list-item>
                      <text:p text:style-name="P2181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4"/>
      <text:list xml:id="list150123315683878" text:continue-numbering="true" text:style-name="L24">
        <text:list-item>
          <text:list>
            <text:list-item>
              <text:list>
                <text:list-item>
                  <text:p text:style-name="P2192">access_controll_description_translations : </text:p>
                  <text:list>
                    <text:list-item>
                      <text:p text:style-name="P2192">نوع :‌<text:span text:style-name="T1127">1 به n </text:span></text:p>
                    </text:list-item>
                    <text:list-item>
                      <text:p text:style-name="P2192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6"/>
      <text:list xml:id="list4087227648" text:style-name="L25">
        <text:list-item>
          <text:list>
            <text:list-item>
              <text:list>
                <text:list-item>
                  <text:p text:style-name="P2132"><text:span text:style-name="T231">user_groups</text:span><text:span text:style-name="T232"> : </text:span></text:p>
                  <text:list>
                    <text:list-item>
                      <text:p text:style-name="P2211">نوع :‌<text:span text:style-name="T1133">n به n </text:span></text:p>
                    </text:list-item>
                    <text:list-item>
                      <text:p text:style-name="P2211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3"><text:tab/><text:tab/><text:span text:style-name="T1136">جدول pivot جدول </text:span><text:span text:style-name="T1137">role_item_user_group است !!!</text:span></text:p>
      <text:p text:style-name="P1443"/>
      <text:list xml:id="list2803200567" text:style-name="L26">
        <text:list-item>
          <text:list>
            <text:list-item>
              <text:list>
                <text:list-item>
                  <text:p text:style-name="P2214">methods : </text:p>
                  <text:list>
                    <text:list-item>
                      <text:p text:style-name="P2215">نوع :‌<text:span text:style-name="T1160">n به n </text:span></text:p>
                    </text:list-item>
                    <text:list-item>
                      <text:p text:style-name="P2215">توضیحات :‌ <text:span text:style-name="T1160">هر یک method دارای چندین roll است و هر یک roll میتواند متعلق به چندین method باشد !!!</text:span></text:p>
                      <text:p text:style-name="P2217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50124059966053" text:continue-list="list150123315683878" text:style-name="L24">
        <text:list-item>
          <text:p text:style-name="P2258">user_groups : در این جدول گروه های کاربران را ذخیره میکنیم مثلا admin,author ,…</text:p>
          <text:list>
            <text:list-item>
              <text:p text:style-name="P2219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048321448944">
          <table:table-cell table:style-name="Table65.A1" office:value-type="string">
            <text:p text:style-name="P465">Name</text:p>
          </table:table-cell>
          <table:table-cell table:style-name="Table65.A1" office:value-type="string">
            <text:p text:style-name="P465">Data Type</text:p>
          </table:table-cell>
          <table:table-cell table:style-name="Table65.A1" office:value-type="string">
            <text:p text:style-name="P465">Attributes</text:p>
          </table:table-cell>
          <table:table-cell table:style-name="Table65.D1" office:value-type="string">
            <text:p text:style-name="P465">Comment</text:p>
          </table:table-cell>
        </table:table-row>
        <table:table-row table:style-name="TableLine94048321414704">
          <table:table-cell table:style-name="Table65.A2" office:value-type="string">
            <text:p text:style-name="P1206">id</text:p>
          </table:table-cell>
          <table:table-cell table:style-name="Table65.A2" office:value-type="string">
            <text:p text:style-name="P1207">Big int</text:p>
          </table:table-cell>
          <table:table-cell table:style-name="Table65.A2" office:value-type="string">
            <text:p text:style-name="P1195">Unsigned , not null , index , </text:p>
            <text:p text:style-name="P1195">unique , primary key , </text:p>
            <text:p text:style-name="P1195">auto increment</text:p>
          </table:table-cell>
          <table:table-cell table:style-name="Table65.D2" office:value-type="string">
            <text:p text:style-name="P409"/>
          </table:table-cell>
        </table:table-row>
        <table:table-row table:style-name="TableLine94048321460992">
          <table:table-cell table:style-name="Table65.A2" office:value-type="string">
            <text:p text:style-name="P1206">sort</text:p>
          </table:table-cell>
          <table:table-cell table:style-name="Table65.A2" office:value-type="string">
            <text:p text:style-name="P1207">Tiny int</text:p>
          </table:table-cell>
          <table:table-cell table:style-name="Table65.A2" office:value-type="string">
            <text:p text:style-name="P1208">Nullable , unsigned</text:p>
          </table:table-cell>
          <table:table-cell table:style-name="Table65.D2" office:value-type="string">
            <text:p text:style-name="P409"/>
          </table:table-cell>
        </table:table-row>
      </table:table>
      <text:p text:style-name="P1437"/>
      <text:list xml:id="list150122624695135" text:continue-list="list4087227648" text:style-name="L25">
        <text:list-item>
          <text:list>
            <text:list-item>
              <text:p text:style-name="P2220">ارتباط ها : </text:p>
              <text:list>
                <text:list-item>
                  <text:p text:style-name="P2184">dates : </text:p>
                  <text:list>
                    <text:list-item>
                      <text:p text:style-name="P2184">نوع : <text:span text:style-name="T1128">1 به n </text:span></text:p>
                    </text:list-item>
                    <text:list-item>
                      <text:p text:style-name="P2184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8"/>
      <text:list xml:id="list150123181905315" text:continue-numbering="true" text:style-name="L25">
        <text:list-item>
          <text:list>
            <text:list-item>
              <text:list>
                <text:list-item>
                  <text:p text:style-name="P2221">users : </text:p>
                  <text:list>
                    <text:list-item>
                      <text:p text:style-name="P2221">نوع : 1 به n </text:p>
                    </text:list-item>
                    <text:list-item>
                      <text:p text:style-name="P2221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38"/>
      <text:list xml:id="list150123600026608" text:continue-numbering="true" text:style-name="L25">
        <text:list-item>
          <text:list>
            <text:list-item>
              <text:list>
                <text:list-item>
                  <text:p text:style-name="P2184">iconables: </text:p>
                  <text:list>
                    <text:list-item>
                      <text:p text:style-name="P2184">نوع : <text:span text:style-name="T1129">1 به 1 </text:span></text:p>
                    </text:list-item>
                    <text:list-item>
                      <text:p text:style-name="P2184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8"/>
      <text:p text:style-name="P1467"/>
      <text:list xml:id="list150123827833121" text:continue-numbering="true" text:style-name="L25">
        <text:list-item>
          <text:list>
            <text:list-item>
              <text:list>
                <text:list-item>
                  <text:p text:style-name="P2184">access_controll_translations : </text:p>
                  <text:list>
                    <text:list-item>
                      <text:p text:style-name="P2184">نوع : <text:span text:style-name="T1130">1 به n </text:span></text:p>
                    </text:list-item>
                    <text:list-item>
                      <text:p text:style-name="P2185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1"/>
      <text:list xml:id="list150122998618864" text:continue-numbering="true" text:style-name="L25">
        <text:list-item>
          <text:list>
            <text:list-item>
              <text:list>
                <text:list-item>
                  <text:p text:style-name="P2133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186">نوع : <text:span text:style-name="T1132">1 به n </text:span></text:p>
                      <text:p text:style-name="P2186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9"/>
      <text:list xml:id="list150122173435666" text:continue-numbering="true" text:style-name="L25">
        <text:list-item>
          <text:list>
            <text:list-item>
              <text:list>
                <text:list-item>
                  <text:p text:style-name="P2212">role_items : </text:p>
                  <text:list>
                    <text:list-item>
                      <text:p text:style-name="P2212">نوع :‌<text:span text:style-name="T1133">n به n </text:span></text:p>
                    </text:list-item>
                    <text:list-item>
                      <text:p text:style-name="P2212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2"><text:tab/><text:tab/><text:span text:style-name="T1136">جدول pivot جدول </text:span><text:span text:style-name="T1137">role_item_user_group است !!!</text:span></text:p>
      <text:p text:style-name="P1442"/>
      <text:list xml:id="list2491860793" text:style-name="L27">
        <text:list-item>
          <text:list>
            <text:list-item>
              <text:list>
                <text:list-item>
                  <text:p text:style-name="P2245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137"><text:span text:style-name="T197">نوع : </text:span><text:span text:style-name="T244">1 به n </text:span></text:p>
                    </text:list-item>
                    <text:list-item>
                      <text:p text:style-name="P2213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97582085" text:style-name="L28">
        <text:list-item>
          <text:p text:style-name="P2266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246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048321499568">
          <table:table-cell table:style-name="Table70.A1" office:value-type="string">
            <text:p text:style-name="P465">Name</text:p>
          </table:table-cell>
          <table:table-cell table:style-name="Table70.A1" office:value-type="string">
            <text:p text:style-name="P465">Data Type</text:p>
          </table:table-cell>
          <table:table-cell table:style-name="Table70.A1" office:value-type="string">
            <text:p text:style-name="P465">Attributes</text:p>
          </table:table-cell>
          <table:table-cell table:style-name="Table70.D1" office:value-type="string">
            <text:p text:style-name="P465">Comment</text:p>
          </table:table-cell>
        </table:table-row>
        <table:table-row table:style-name="TableLine94048321520048">
          <table:table-cell table:style-name="Table70.A2" office:value-type="string">
            <text:p text:style-name="P1223">id</text:p>
          </table:table-cell>
          <table:table-cell table:style-name="Table70.A2" office:value-type="string">
            <text:p text:style-name="P1223">Big int</text:p>
          </table:table-cell>
          <table:table-cell table:style-name="Table70.A2" office:value-type="string">
            <text:p text:style-name="P1200">Unsigned , not null , index , </text:p>
            <text:p text:style-name="P1200">unique , primary key , </text:p>
            <text:p text:style-name="P1200">auto increment</text:p>
          </table:table-cell>
          <table:table-cell table:style-name="Table70.D2" office:value-type="string">
            <text:p text:style-name="P409"/>
          </table:table-cell>
        </table:table-row>
        <table:table-row table:style-name="TableLine94048321587184">
          <table:table-cell table:style-name="Table70.A2" office:value-type="string">
            <text:p text:style-name="P1223">user_group_id</text:p>
          </table:table-cell>
          <table:table-cell table:style-name="Table70.A2" office:value-type="string">
            <text:p text:style-name="P1223">Big int</text:p>
          </table:table-cell>
          <table:table-cell table:style-name="Table70.A2" office:value-type="string">
            <text:p text:style-name="P1224">Unsigned , not null , </text:p>
            <text:p text:style-name="P1225">foreign key → user_groups(id)</text:p>
            <text:p text:style-name="P1225"/>
            <text:p text:style-name="P1225">On Delete → (cascade) ,</text:p>
            <text:p text:style-name="P1225">On Update → (cascade) ,</text:p>
          </table:table-cell>
          <table:table-cell table:style-name="Table70.D2" office:value-type="string">
            <text:p text:style-name="P409"/>
          </table:table-cell>
        </table:table-row>
        <table:table-row table:style-name="TableLine94048321588096">
          <table:table-cell table:style-name="Table70.A2" office:value-type="string">
            <text:p text:style-name="P1223">user_id</text:p>
          </table:table-cell>
          <table:table-cell table:style-name="Table70.A2" office:value-type="string">
            <text:p text:style-name="P1223">Big int</text:p>
          </table:table-cell>
          <table:table-cell table:style-name="Table70.A2" office:value-type="string">
            <text:p text:style-name="P1227">Unsigned , not null , unique ,</text:p>
            <text:p text:style-name="P1227">foreign key → users(id)</text:p>
            <text:p text:style-name="P1227"/>
            <text:p text:style-name="P1226">On Delete → (cascade) ,</text:p>
            <text:p text:style-name="P1226">On Update → (cascade) ,</text:p>
          </table:table-cell>
          <table:table-cell table:style-name="Table70.D2" office:value-type="string">
            <text:p text:style-name="P409"/>
          </table:table-cell>
        </table:table-row>
      </table:table>
      <text:list xml:id="list150122749806344" text:continue-list="list2491860793" text:style-name="L27">
        <text:list-item>
          <text:list>
            <text:list-item>
              <text:p text:style-name="P2222">ارتباط ها :‌</text:p>
              <text:list>
                <text:list-item>
                  <text:p text:style-name="P2223">user_groups : </text:p>
                  <text:list>
                    <text:list-item>
                      <text:p text:style-name="P2138"><text:span text:style-name="T197">نوع : </text:span><text:span text:style-name="T244">1 به n </text:span></text:p>
                    </text:list-item>
                    <text:list-item>
                      <text:p text:style-name="P2134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3"/>
      <text:list xml:id="list150123101357907" text:continue-numbering="true" text:style-name="L27">
        <text:list-item>
          <text:list>
            <text:list-item>
              <text:list>
                <text:list-item>
                  <text:p text:style-name="P2224">users : </text:p>
                  <text:list>
                    <text:list-item>
                      <text:p text:style-name="P2139"><text:span text:style-name="T197">نوع : </text:span><text:span text:style-name="T247">1 به 1</text:span></text:p>
                    </text:list-item>
                    <text:list-item>
                      <text:p text:style-name="P2139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535271708" text:style-name="L29">
        <text:list-item>
          <text:p text:style-name="P2259">role_item_user_group : در این جدول role هایی که به هر یک از user group ها نسبت داده میشود را ذخیره میکنیم !!! </text:p>
          <text:list>
            <text:list-item>
              <text:p text:style-name="P2225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048321626448">
          <table:table-cell table:style-name="Table66.A1" office:value-type="string">
            <text:p text:style-name="P465">Name</text:p>
          </table:table-cell>
          <table:table-cell table:style-name="Table66.A1" office:value-type="string">
            <text:p text:style-name="P465">Data Type</text:p>
          </table:table-cell>
          <table:table-cell table:style-name="Table66.A1" office:value-type="string">
            <text:p text:style-name="P465">Attributes</text:p>
          </table:table-cell>
          <table:table-cell table:style-name="Table66.D1" office:value-type="string">
            <text:p text:style-name="P465">Comment</text:p>
          </table:table-cell>
        </table:table-row>
        <table:table-row table:style-name="TableLine94048321655360">
          <table:table-cell table:style-name="Table66.A2" office:value-type="string">
            <text:p text:style-name="P1209">id</text:p>
          </table:table-cell>
          <table:table-cell table:style-name="Table66.A2" office:value-type="string">
            <text:p text:style-name="P1209">Big int</text:p>
          </table:table-cell>
          <table:table-cell table:style-name="Table66.A2" office:value-type="string">
            <text:p text:style-name="P1196">Unsigned , not null , index , </text:p>
            <text:p text:style-name="P1196">unique , primary key , </text:p>
            <text:p text:style-name="P1196">auto increment</text:p>
          </table:table-cell>
          <table:table-cell table:style-name="Table66.D2" office:value-type="string">
            <text:p text:style-name="P409"/>
          </table:table-cell>
        </table:table-row>
        <table:table-row table:style-name="TableLine94048321657152">
          <table:table-cell table:style-name="Table66.A2" office:value-type="string">
            <text:p text:style-name="P1209">role_item_id</text:p>
          </table:table-cell>
          <table:table-cell table:style-name="Table66.A2" office:value-type="string">
            <text:p text:style-name="P1209">Big int</text:p>
          </table:table-cell>
          <table:table-cell table:style-name="Table66.A2" office:value-type="string">
            <text:p text:style-name="P1210">Unsigned , not null , </text:p>
            <text:p text:style-name="P1210">foreign key → role_items(id)</text:p>
            <text:p text:style-name="P1210"/>
            <text:p text:style-name="P1210">On Delete → (cascade) ,</text:p>
            <text:p text:style-name="P1210">On Update → (cascade) ,</text:p>
          </table:table-cell>
          <table:table-cell table:style-name="Table66.D2" office:value-type="string">
            <text:p text:style-name="P409"/>
          </table:table-cell>
        </table:table-row>
        <table:table-row table:style-name="TableLine94048321658064">
          <table:table-cell table:style-name="Table66.A2" office:value-type="string">
            <text:p text:style-name="P1209">user_group_id</text:p>
          </table:table-cell>
          <table:table-cell table:style-name="Table66.A2" office:value-type="string">
            <text:p text:style-name="P1209">Big int</text:p>
          </table:table-cell>
          <table:table-cell table:style-name="Table66.A2" office:value-type="string">
            <text:p text:style-name="P1211">Unsigned , not null , </text:p>
            <text:p text:style-name="P453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11"/>
            <text:p text:style-name="P1211">On Delete → (cascade) ,</text:p>
            <text:p text:style-name="P1211">On Update → (cascade) ,</text:p>
          </table:table-cell>
          <table:table-cell table:style-name="Table66.D2" office:value-type="string">
            <text:p text:style-name="P409"/>
          </table:table-cell>
        </table:table-row>
      </table:table>
      <text:list xml:id="list2446619204" text:style-name="L30">
        <text:list-item>
          <text:list>
            <text:list-header>
              <text:p text:style-name="P2226"/>
            </text:list-header>
            <text:list-item>
              <text:p text:style-name="P2226">ارتباط ها :‌</text:p>
              <text:list>
                <text:list-item>
                  <text:p text:style-name="P2227">role_items : </text:p>
                  <text:list>
                    <text:list-item>
                      <text:p text:style-name="P2227">نوع :‌<text:span text:style-name="T1141">1 به n </text:span></text:p>
                    </text:list-item>
                    <text:list-item>
                      <text:p text:style-name="P2135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4"/>
      <text:list xml:id="list150123644053704" text:continue-numbering="true" text:style-name="L30">
        <text:list-item>
          <text:list>
            <text:list-item>
              <text:list>
                <text:list-item>
                  <text:p text:style-name="P2228">user_groups : </text:p>
                  <text:list>
                    <text:list-item>
                      <text:p text:style-name="P2228">نوع :‌ <text:span text:style-name="T1144">1 به n </text:span></text:p>
                    </text:list-item>
                    <text:list-item>
                      <text:p text:style-name="P2229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5"/>
      <text:list xml:id="list150122640202250" text:continue-numbering="true" text:style-name="L30">
        <text:list-item>
          <text:p text:style-name="P2260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230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048321690752">
          <table:table-cell table:style-name="Table67.A1" office:value-type="string">
            <text:p text:style-name="P465">Name</text:p>
          </table:table-cell>
          <table:table-cell table:style-name="Table67.A1" office:value-type="string">
            <text:p text:style-name="P465">Data Type</text:p>
          </table:table-cell>
          <table:table-cell table:style-name="Table67.A1" office:value-type="string">
            <text:p text:style-name="P465">Attributes</text:p>
          </table:table-cell>
          <table:table-cell table:style-name="Table67.D1" office:value-type="string">
            <text:p text:style-name="P465">Comment</text:p>
          </table:table-cell>
        </table:table-row>
        <table:table-row table:style-name="TableLine94048321732272">
          <table:table-cell table:style-name="Table67.A2" office:value-type="string">
            <text:p text:style-name="P1212">id</text:p>
          </table:table-cell>
          <table:table-cell table:style-name="Table67.A2" office:value-type="string">
            <text:p text:style-name="P1212">Big int </text:p>
          </table:table-cell>
          <table:table-cell table:style-name="Table67.A2" office:value-type="string">
            <text:p text:style-name="P1197">Unsigned , not null , index , </text:p>
            <text:p text:style-name="P1197">unique , primary key , </text:p>
            <text:p text:style-name="P1197">auto increment</text:p>
          </table:table-cell>
          <table:table-cell table:style-name="Table67.D2" office:value-type="string">
            <text:p text:style-name="P409"/>
          </table:table-cell>
        </table:table-row>
        <table:table-row table:style-name="TableLine94048321734704">
          <table:table-cell table:style-name="Table67.A2" office:value-type="string">
            <text:p text:style-name="P1212">class</text:p>
          </table:table-cell>
          <table:table-cell table:style-name="Table67.A2" office:value-type="string">
            <text:p text:style-name="P1212">varchar(255)</text:p>
          </table:table-cell>
          <table:table-cell table:style-name="Table67.A2" office:value-type="string">
            <text:p text:style-name="P1213">Not null , <text:span text:style-name="T1146">unique </text:span></text:p>
          </table:table-cell>
          <table:table-cell table:style-name="Table67.D2" office:value-type="string">
            <text:p text:style-name="P409"/>
          </table:table-cell>
        </table:table-row>
        <table:table-row table:style-name="TableLine94048321735616">
          <table:table-cell table:style-name="Table67.A2" office:value-type="string">
            <text:p text:style-name="P1212">alias</text:p>
          </table:table-cell>
          <table:table-cell table:style-name="Table67.A2" office:value-type="string">
            <text:p text:style-name="P1212">varchar(<text:span text:style-name="T1147">48</text:span>)</text:p>
          </table:table-cell>
          <table:table-cell table:style-name="Table67.A2" office:value-type="string">
            <text:p text:style-name="P1214">nullable</text:p>
          </table:table-cell>
          <table:table-cell table:style-name="Table67.D2" office:value-type="string">
            <text:p text:style-name="P409"/>
          </table:table-cell>
        </table:table-row>
        <table:table-row table:style-name="TableLine94048321736576">
          <table:table-cell table:style-name="Table67.A2" office:value-type="string">
            <text:p text:style-name="P1212">sort</text:p>
          </table:table-cell>
          <table:table-cell table:style-name="Table67.A2" office:value-type="string">
            <text:p text:style-name="P1212">Tiny int</text:p>
          </table:table-cell>
          <table:table-cell table:style-name="Table67.A2" office:value-type="string">
            <text:p text:style-name="P1215">Nullable , unsigned</text:p>
          </table:table-cell>
          <table:table-cell table:style-name="Table67.D2" office:value-type="string">
            <text:p text:style-name="P409"/>
          </table:table-cell>
        </table:table-row>
      </table:table>
      <text:list xml:id="list1778530008" text:style-name="L31">
        <text:list-item>
          <text:list>
            <text:list-item>
              <text:p text:style-name="P2231">رابطه ها :‌</text:p>
              <text:list>
                <text:list-item>
                  <text:p text:style-name="P2231">date : </text:p>
                  <text:list>
                    <text:list-item>
                      <text:p text:style-name="P2231">نوع : <text:span text:style-name="T1149">1 به n </text:span></text:p>
                    </text:list-item>
                    <text:list-item>
                      <text:p text:style-name="P2231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6"/>
      <text:list xml:id="list150122251415982" text:continue-numbering="true" text:style-name="L31">
        <text:list-item>
          <text:list>
            <text:list-item>
              <text:list>
                <text:list-item>
                  <text:p text:style-name="P2232">medthods : </text:p>
                  <text:list>
                    <text:list-item>
                      <text:p text:style-name="P2232">نوع :‌<text:span text:style-name="T1148">1 به n </text:span></text:p>
                    </text:list-item>
                    <text:list-item>
                      <text:p text:style-name="P2232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7"/>
      <text:list xml:id="list150123004910334" text:continue-numbering="true" text:style-name="L31">
        <text:list-item>
          <text:list>
            <text:list-item>
              <text:list>
                <text:list-item>
                  <text:p text:style-name="P2194">acccess_controll_description_translations : </text:p>
                  <text:list>
                    <text:list-item>
                      <text:p text:style-name="P2194">نوع :‌<text:span text:style-name="T1151">1 به n </text:span></text:p>
                    </text:list-item>
                    <text:list-item>
                      <text:p text:style-name="P2194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8"/>
      <text:list xml:id="list150123458974181" text:continue-numbering="true" text:style-name="L31">
        <text:list-item>
          <text:p text:style-name="P2261">methods : در این جدول method هایی که <text:s/>میخواهیم برای انها roll ست کنیم ذخیره میشود.</text:p>
          <text:list>
            <text:list-item>
              <text:p text:style-name="P2234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048321782608">
          <table:table-cell table:style-name="Table68.A1" office:value-type="string">
            <text:p text:style-name="P465">Name</text:p>
          </table:table-cell>
          <table:table-cell table:style-name="Table68.A1" office:value-type="string">
            <text:p text:style-name="P465">Data Type</text:p>
          </table:table-cell>
          <table:table-cell table:style-name="Table68.A1" office:value-type="string">
            <text:p text:style-name="P465">Attributes</text:p>
          </table:table-cell>
          <table:table-cell table:style-name="Table68.D1" office:value-type="string">
            <text:p text:style-name="P465">Comment</text:p>
          </table:table-cell>
        </table:table-row>
        <table:table-row table:style-name="TableLine94048321805808">
          <table:table-cell table:style-name="Table68.A2" office:value-type="string">
            <text:p text:style-name="P1217">id</text:p>
          </table:table-cell>
          <table:table-cell table:style-name="Table68.A2" office:value-type="string">
            <text:p text:style-name="P1217">Big int</text:p>
          </table:table-cell>
          <table:table-cell table:style-name="Table68.A2" office:value-type="string">
            <text:p text:style-name="P1198">Unsigned , not null , index , </text:p>
            <text:p text:style-name="P1198">unique , primary key , </text:p>
            <text:p text:style-name="P1198">auto increment</text:p>
          </table:table-cell>
          <table:table-cell table:style-name="Table68.D2" office:value-type="string">
            <text:p text:style-name="P409"/>
          </table:table-cell>
        </table:table-row>
        <table:table-row table:style-name="TableLine94048321808368">
          <table:table-cell table:style-name="Table68.A2" office:value-type="string">
            <text:p text:style-name="P1217">name</text:p>
          </table:table-cell>
          <table:table-cell table:style-name="Table68.A2" office:value-type="string">
            <text:p text:style-name="P1217">varchar(48)</text:p>
          </table:table-cell>
          <table:table-cell table:style-name="Table68.A2" office:value-type="string">
            <text:p text:style-name="P1218">Not null</text:p>
          </table:table-cell>
          <table:table-cell table:style-name="Table68.D2" office:value-type="string">
            <text:p text:style-name="P409"/>
          </table:table-cell>
        </table:table-row>
        <table:table-row table:style-name="TableLine94048321809280">
          <table:table-cell table:style-name="Table68.A2" office:value-type="string">
            <text:p text:style-name="P1217">sort</text:p>
          </table:table-cell>
          <table:table-cell table:style-name="Table68.A2" office:value-type="string">
            <text:p text:style-name="P1217">Tiny int</text:p>
          </table:table-cell>
          <table:table-cell table:style-name="Table68.A2" office:value-type="string">
            <text:p text:style-name="P1218">Nullable , <text:span text:style-name="T1152">unsigned</text:span></text:p>
          </table:table-cell>
          <table:table-cell table:style-name="Table68.D2" office:value-type="string">
            <text:p text:style-name="P409"/>
          </table:table-cell>
        </table:table-row>
        <table:table-row table:style-name="TableLine94048321810240">
          <table:table-cell table:style-name="Table68.A2" office:value-type="string">
            <text:p text:style-name="P1217">controller_id</text:p>
          </table:table-cell>
          <table:table-cell table:style-name="Table68.A2" office:value-type="string">
            <text:p text:style-name="P1217">Big int</text:p>
          </table:table-cell>
          <table:table-cell table:style-name="Table68.A2" office:value-type="string">
            <text:p text:style-name="P1219">Not null , unsigned</text:p>
            <text:p text:style-name="P1219">foreign key → controllers(id)</text:p>
            <text:p text:style-name="P1219"/>
            <text:p text:style-name="P1219">On Delete → (cascade) ,</text:p>
            <text:p text:style-name="P1219">On Update → (cascade) ,</text:p>
          </table:table-cell>
          <table:table-cell table:style-name="Table68.D2" office:value-type="string">
            <text:p text:style-name="P409"/>
          </table:table-cell>
        </table:table-row>
      </table:table>
      <text:p text:style-name="P1465"/>
      <text:list xml:id="list1311667832" text:style-name="L32">
        <text:list-item>
          <text:list>
            <text:list-item>
              <text:p text:style-name="P2196">ارتباط ها : </text:p>
              <text:list>
                <text:list-item>
                  <text:p text:style-name="P2196">dates : </text:p>
                  <text:list>
                    <text:list-item>
                      <text:p text:style-name="P2196">نوع :‌<text:span text:style-name="T1153">1 به n </text:span></text:p>
                    </text:list-item>
                    <text:list-item>
                      <text:p text:style-name="P2196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0"/>
      <text:list xml:id="list150122527419867" text:continue-numbering="true" text:style-name="L32">
        <text:list-item>
          <text:list>
            <text:list-item>
              <text:list>
                <text:list-item>
                  <text:p text:style-name="P2196">controllers : </text:p>
                  <text:list>
                    <text:list-item>
                      <text:p text:style-name="P2233">نوع :‌<text:span text:style-name="T1148">1 به n </text:span></text:p>
                    </text:list-item>
                    <text:list-item>
                      <text:p text:style-name="P2233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0"/>
      <text:list xml:id="list150122123496155" text:continue-numbering="true" text:style-name="L32">
        <text:list-item>
          <text:list>
            <text:list-item>
              <text:list>
                <text:list-item>
                  <text:p text:style-name="P2196">access_controll_description_translations : </text:p>
                  <text:list>
                    <text:list-item>
                      <text:p text:style-name="P2196">نوع :‌<text:span text:style-name="T1154">1 به n </text:span></text:p>
                    </text:list-item>
                    <text:list-item>
                      <text:p text:style-name="P2196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216"><text:soft-page-break/>roll_items : </text:p>
                  <text:list>
                    <text:list-item>
                      <text:p text:style-name="P2216">نوع :‌<text:span text:style-name="T1160">n به n </text:span></text:p>
                    </text:list-item>
                    <text:list-item>
                      <text:p text:style-name="P2216">توضیحات :‌ <text:span text:style-name="T1160">هر یک method دارای چندین roll است و هر یک roll میتواند متعلق به چندین method باشد !!!</text:span></text:p>
                      <text:p text:style-name="P2218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51"/>
      <text:list xml:id="list150123516519941" text:continue-numbering="true" text:style-name="L32">
        <text:list-item>
          <text:p text:style-name="P2262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235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048321831584">
          <table:table-cell table:style-name="Table69.A1" office:value-type="string">
            <text:p text:style-name="P465">Name</text:p>
          </table:table-cell>
          <table:table-cell table:style-name="Table69.A1" office:value-type="string">
            <text:p text:style-name="P465">Data Type</text:p>
          </table:table-cell>
          <table:table-cell table:style-name="Table69.A1" office:value-type="string">
            <text:p text:style-name="P465">Attributes</text:p>
          </table:table-cell>
          <table:table-cell table:style-name="Table69.D1" office:value-type="string">
            <text:p text:style-name="P465">Comment</text:p>
          </table:table-cell>
        </table:table-row>
        <table:table-row table:style-name="TableLine94048321888992">
          <table:table-cell table:style-name="Table69.A2" office:value-type="string">
            <text:p text:style-name="P1220">id</text:p>
          </table:table-cell>
          <table:table-cell table:style-name="Table69.A2" office:value-type="string">
            <text:p text:style-name="P1220">Big int</text:p>
          </table:table-cell>
          <table:table-cell table:style-name="Table69.A2" office:value-type="string">
            <text:p text:style-name="P1199">Unsigned , not null , index , </text:p>
            <text:p text:style-name="P1199">unique , primary key , </text:p>
            <text:p text:style-name="P1199">auto increment</text:p>
          </table:table-cell>
          <table:table-cell table:style-name="Table69.D2" office:value-type="string">
            <text:p text:style-name="P409"/>
          </table:table-cell>
        </table:table-row>
        <table:table-row table:style-name="TableLine94048321891296">
          <table:table-cell table:style-name="Table69.A2" office:value-type="string">
            <text:p text:style-name="P1220">roll_item_id</text:p>
          </table:table-cell>
          <table:table-cell table:style-name="Table69.A2" office:value-type="string">
            <text:p text:style-name="P1220">Big int</text:p>
          </table:table-cell>
          <table:table-cell table:style-name="Table69.A2" office:value-type="string">
            <text:p text:style-name="P1221">Unsigned , not null , </text:p>
            <text:p text:style-name="P1221">foreign key → roll_items(id)</text:p>
            <text:p text:style-name="P1221"/>
            <text:p text:style-name="P1221">On Delete → (cascade) ,</text:p>
            <text:p text:style-name="P1221">On Update → (cascade) ,</text:p>
          </table:table-cell>
          <table:table-cell table:style-name="Table69.D2" office:value-type="string">
            <text:p text:style-name="P409"/>
          </table:table-cell>
        </table:table-row>
        <table:table-row table:style-name="TableLine94048321892208">
          <table:table-cell table:style-name="Table69.A2" office:value-type="string">
            <text:p text:style-name="P1220">method_id</text:p>
          </table:table-cell>
          <table:table-cell table:style-name="Table69.A2" office:value-type="string">
            <text:p text:style-name="P1220">Big int</text:p>
          </table:table-cell>
          <table:table-cell table:style-name="Table69.A2" office:value-type="string">
            <text:p text:style-name="P1222">Unsigned , not null , </text:p>
            <text:p text:style-name="P1222">foreign key → <text:span text:style-name="T1157">methods</text:span>(id)</text:p>
            <text:p text:style-name="P1222"/>
            <text:p text:style-name="P1222">On Delete → (cascade) ,</text:p>
            <text:p text:style-name="P1222">On Update → (cascade) ,</text:p>
          </table:table-cell>
          <table:table-cell table:style-name="Table69.D2" office:value-type="string">
            <text:p text:style-name="P409"/>
          </table:table-cell>
        </table:table-row>
      </table:table>
      <text:list xml:id="list1109984419" text:style-name="L33">
        <text:list-item>
          <text:list>
            <text:list-item>
              <text:p text:style-name="P2236">رابطه ها : </text:p>
              <text:list>
                <text:list-item>
                  <text:p text:style-name="P2236">roll_items : </text:p>
                  <text:list>
                    <text:list-item>
                      <text:p text:style-name="P2237">نوع <text:s/>: <text:span text:style-name="T1161">1 به n </text:span></text:p>
                    </text:list-item>
                    <text:list-item>
                      <text:p text:style-name="P2237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2"/>
      <text:list xml:id="list150123134237536" text:continue-numbering="true" text:style-name="L33">
        <text:list-item>
          <text:list>
            <text:list-item>
              <text:list>
                <text:list-item>
                  <text:p text:style-name="P2236">medthods : </text:p>
                  <text:list>
                    <text:list-item>
                      <text:p text:style-name="P2237">نوع :‌<text:span text:style-name="T1162">1 به n </text:span></text:p>
                    </text:list-item>
                    <text:list-item>
                      <text:p text:style-name="P2237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172576012" text:style-name="L34">
        <text:list-item>
          <text:p text:style-name="P2273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652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048321936704">
          <table:table-cell table:style-name="Table8.A1" office:value-type="string">
            <text:p text:style-name="P464">Name</text:p>
          </table:table-cell>
          <table:table-cell table:style-name="Table8.A1" office:value-type="string">
            <text:p text:style-name="P464">Data Type</text:p>
          </table:table-cell>
          <table:table-cell table:style-name="Table8.A1" office:value-type="string">
            <text:p text:style-name="P464">Attributes</text:p>
          </table:table-cell>
          <table:table-cell table:style-name="Table8.D1" office:value-type="string">
            <text:p text:style-name="P464">Comment</text:p>
          </table:table-cell>
        </table:table-row>
        <table:table-row table:style-name="TableLine94048321943152">
          <table:table-cell table:style-name="Table8.A2" office:value-type="string">
            <text:p text:style-name="P530">id</text:p>
          </table:table-cell>
          <table:table-cell table:style-name="Table8.A2" office:value-type="string">
            <text:p text:style-name="P531">Big int </text:p>
          </table:table-cell>
          <table:table-cell table:style-name="Table8.A2" office:value-type="string">
            <text:p text:style-name="P532">Not null ,<text:span text:style-name="T132">index</text:span> <text:span text:style-name="T130">unique , </text:span><text:span text:style-name="T131">primary key , </text:span></text:p>
            <text:p text:style-name="P533">auto increment, </text:p>
            <text:p text:style-name="P533">unsigned,</text:p>
          </table:table-cell>
          <table:table-cell table:style-name="Table8.D2" office:value-type="string">
            <text:p text:style-name="P413"/>
          </table:table-cell>
        </table:table-row>
        <table:table-row table:style-name="TableLine94048322007680">
          <table:table-cell table:style-name="Table8.A2" office:value-type="string">
            <text:p text:style-name="P721">name</text:p>
          </table:table-cell>
          <table:table-cell table:style-name="Table8.A2" office:value-type="string">
            <text:p text:style-name="P699">varchar(<text:span text:style-name="T446">48</text:span>)</text:p>
          </table:table-cell>
          <table:table-cell table:style-name="Table8.A2" office:value-type="string">
            <text:p text:style-name="P700">Not null </text:p>
          </table:table-cell>
          <table:table-cell table:style-name="Table8.D2" office:value-type="string">
            <text:p text:style-name="P306">عنوان setting </text:p>
          </table:table-cell>
        </table:table-row>
        <table:table-row table:style-name="TableLine94048322008048">
          <table:table-cell table:style-name="Table8.A2" office:value-type="string">
            <text:p text:style-name="P534">url</text:p>
          </table:table-cell>
          <table:table-cell table:style-name="Table8.A2" office:value-type="string">
            <text:p text:style-name="P535">varchar(<text:span text:style-name="T135">32</text:span>)</text:p>
          </table:table-cell>
          <table:table-cell table:style-name="Table8.A2" office:value-type="string">
            <text:p text:style-name="P536">Not null </text:p>
          </table:table-cell>
          <table:table-cell table:style-name="Table8.D2" office:value-type="string">
            <text:p text:style-name="P413"/>
          </table:table-cell>
        </table:table-row>
        <table:table-row table:style-name="TableLine94048322008864">
          <table:table-cell table:style-name="Table8.A2" office:value-type="string">
            <text:p text:style-name="P565">robot</text:p>
          </table:table-cell>
          <table:table-cell table:style-name="Table8.A2" office:value-type="string">
            <text:p text:style-name="P568">varchar(30)</text:p>
          </table:table-cell>
          <table:table-cell table:style-name="Table8.A2" office:value-type="string">
            <text:p text:style-name="P575">Not null </text:p>
            <text:p text:style-name="P415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09"/>
          </table:table-cell>
        </table:table-row>
        <table:table-row table:style-name="TableLine94048322009680">
          <table:table-cell table:style-name="Table8.A2" office:value-type="string">
            <text:p text:style-name="P1136">auth_token_age</text:p>
          </table:table-cell>
          <table:table-cell table:style-name="Table8.A2" office:value-type="string">
            <text:p text:style-name="P1136">Medium int</text:p>
          </table:table-cell>
          <table:table-cell table:style-name="Table8.A2" office:value-type="string">
            <text:p text:style-name="P1136">Not null , </text:p>
            <text:p text:style-name="P446"><text:span text:style-name="T1073">default </text:span><text:bookmark text:name="cwos"/>10368000</text:p>
          </table:table-cell>
          <table:table-cell table:style-name="Table8.D2" office:value-type="string">
            <text:p text:style-name="P1477"><text:bookmark text:name="cwos1"/>10368000</text:p>
            <text:p text:style-name="P1136">4 month secound</text:p>
          </table:table-cell>
        </table:table-row>
        <table:table-row table:style-name="TableLine94048322010576">
          <table:table-cell table:style-name="Table8.A2" office:value-type="string">
            <text:p text:style-name="P1137">max_afk_time</text:p>
          </table:table-cell>
          <table:table-cell table:style-name="Table8.A2" office:value-type="string">
            <text:p text:style-name="P1137">Small int</text:p>
          </table:table-cell>
          <table:table-cell table:style-name="Table8.A2" office:value-type="string">
            <text:p text:style-name="P1138">Not null</text:p>
          </table:table-cell>
          <table:table-cell table:style-name="Table8.D2" office:value-type="string">
            <text:p text:style-name="P1481">Max:65535→<text:span text:style-name="T1074"> 18 h</text:span></text:p>
          </table:table-cell>
        </table:table-row>
        <table:table-row table:style-name="TableLine94048322011648">
          <table:table-cell table:style-name="Table8.A2" office:value-type="string">
            <text:p text:style-name="P1278">active</text:p>
          </table:table-cell>
          <table:table-cell table:style-name="Table8.A2" office:value-type="string">
            <text:p text:style-name="P1099">boolean</text:p>
          </table:table-cell>
          <table:table-cell table:style-name="Table8.A2" office:value-type="string">
            <text:p text:style-name="P718">Not null , <text:span text:style-name="T138">defualt 0 ,</text:span> </text:p>
          </table:table-cell>
          <table:table-cell table:style-name="Table8.D2" office:value-type="string">
            <text:p text:style-name="P297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048322012720">
          <table:table-cell table:style-name="Table8.A2" office:value-type="string">
            <text:p text:style-name="P1477">switch_languag_via_ip</text:p>
            <text:p text:style-name="P413"/>
          </table:table-cell>
          <table:table-cell table:style-name="Table8.A2" office:value-type="string">
            <text:p text:style-name="P1100">boolean</text:p>
          </table:table-cell>
          <table:table-cell table:style-name="Table8.A2" office:value-type="string">
            <text:p text:style-name="P719">Not null , <text:span text:style-name="T139">defualt 0 ,</text:span></text:p>
          </table:table-cell>
          <table:table-cell table:style-name="Table8.D2" office:value-type="string">
            <text:p text:style-name="P304">قابلیت تغییر زبان با استفاده از ip کاربر را active یا deactive میکند </text:p>
          </table:table-cell>
        </table:table-row>
        <table:table-row table:style-name="TableLine94048322013712">
          <table:table-cell table:style-name="Table8.A2" office:value-type="string">
            <text:p text:style-name="P1478">contact_auth_require</text:p>
          </table:table-cell>
          <table:table-cell table:style-name="Table8.A2" office:value-type="string">
            <text:p text:style-name="P1123">boolean</text:p>
          </table:table-cell>
          <table:table-cell table:style-name="Table8.A2" office:value-type="string">
            <text:p text:style-name="P1123">Not null ,</text:p>
            <text:p text:style-name="P1123">default 0</text:p>
          </table:table-cell>
          <table:table-cell table:style-name="Table8.D2" office:value-type="string">
            <text:p text:style-name="P308">ایا کاربر برای استفاده از فورم تماس با ما نیاز به لاگین دارد یا خیر‌؟ </text:p>
          </table:table-cell>
        </table:table-row>
        <table:table-row table:style-name="TableLine94048322014784">
          <table:table-cell table:style-name="Table8.A2" office:value-type="string">
            <text:p text:style-name="P1479">comment_auth_require</text:p>
          </table:table-cell>
          <table:table-cell table:style-name="Table8.A2" office:value-type="string">
            <text:p text:style-name="P1130">boolean</text:p>
          </table:table-cell>
          <table:table-cell table:style-name="Table8.A2" office:value-type="string">
            <text:p text:style-name="P1130">Not null ,</text:p>
            <text:p text:style-name="P1130">defualt 0</text:p>
          </table:table-cell>
          <table:table-cell table:style-name="Table8.D2" office:value-type="string">
            <text:p text:style-name="P308"/>
          </table:table-cell>
        </table:table-row>
        <table:table-row table:style-name="TableLine94048322015856">
          <table:table-cell table:style-name="Table8.A2" office:value-type="string">
            <text:p text:style-name="P1480">comment_auto_accept</text:p>
          </table:table-cell>
          <table:table-cell table:style-name="Table8.A2" office:value-type="string">
            <text:p text:style-name="P1131">boolean</text:p>
          </table:table-cell>
          <table:table-cell table:style-name="Table8.A2" office:value-type="string">
            <text:p text:style-name="P1131">Not null , </text:p>
            <text:p text:style-name="P1131">default 1</text:p>
          </table:table-cell>
          <table:table-cell table:style-name="Table8.D2" office:value-type="string">
            <text:p text:style-name="P308"/>
          </table:table-cell>
        </table:table-row>
        <table:table-row table:style-name="TableLine94048322016928">
          <table:table-cell table:style-name="Table8.A2" office:value-type="string">
            <text:p text:style-name="P1477">shutdown_status</text:p>
            <text:p text:style-name="P1477"/>
          </table:table-cell>
          <table:table-cell table:style-name="Table8.A2" office:value-type="string">
            <text:p text:style-name="P1101">boolean</text:p>
          </table:table-cell>
          <table:table-cell table:style-name="Table8.A2" office:value-type="string">
            <text:p text:style-name="P537"><text:s/>Not null <text:s/>,</text:p>
            <text:p text:style-name="P720">defualt 0 ,</text:p>
          </table:table-cell>
          <table:table-cell table:style-name="Table8.D2" office:value-type="string">
            <text:p text:style-name="P538">وضعیت تعطیل بود وب سایت را مشخص میکند </text:p>
          </table:table-cell>
        </table:table-row>
        <table:table-row table:style-name="TableLine94048322018000">
          <table:table-cell table:style-name="Table8.A2" office:value-type="string">
            <text:p text:style-name="P1476">language_id</text:p>
          </table:table-cell>
          <table:table-cell table:style-name="Table8.A2" office:value-type="string">
            <text:p text:style-name="P529">Big int </text:p>
          </table:table-cell>
          <table:table-cell table:style-name="Table8.A2" office:value-type="string">
            <text:p text:style-name="P413"><text:span text:style-name="T576">nullable</text:span><text:span text:style-name="T577"> , unsigned,</text:span></text:p>
            <text:p text:style-name="P413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99"/>
            <text:p text:style-name="P424"><text:span text:style-name="T574">on Delete → (</text:span><text:span text:style-name="T576">set null</text:span><text:span text:style-name="T574">)</text:span></text:p>
            <text:p text:style-name="P732"/>
            <text:p text:style-name="P732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03">این ستون زبان اصلی یک setting را مشخص میکند </text:p>
          </table:table-cell>
        </table:table-row>
      </table:table>
      <text:p text:style-name="P36"/>
      <text:list xml:id="list746404617" text:style-name="L35">
        <text:list-item>
          <text:list>
            <text:list-item>
              <text:p text:style-name="P1653">ارتباطات :‌</text:p>
              <text:list>
                <text:list-item>
                  <text:p text:style-name="P1654">dates : </text:p>
                  <text:list>
                    <text:list-item>
                      <text:p text:style-name="P1655">نوع :‌<text:span text:style-name="T164">1 به </text:span><text:span text:style-name="T165">n </text:span></text:p>
                    </text:list-item>
                    <text:list-item>
                      <text:p text:style-name="P1502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50123652808384" text:continue-numbering="true" text:style-name="L35">
        <text:list-item>
          <text:list>
            <text:list-item>
              <text:list>
                <text:list-item>
                  <text:p text:style-name="P1656">languages : </text:p>
                  <text:list>
                    <text:list-item>
                      <text:p text:style-name="P1638">نوع : 1 به n </text:p>
                    </text:list-item>
                    <text:list-item>
                      <text:p text:style-name="P1638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50124035794976" text:continue-numbering="true" text:style-name="L35">
        <text:list-item>
          <text:list>
            <text:list-item>
              <text:list>
                <text:list-item>
                  <text:p text:style-name="P1657">media : </text:p>
                  <text:list>
                    <text:list-item>
                      <text:p text:style-name="P1594">نوع :‌<text:span text:style-name="T172">1 به 1 </text:span></text:p>
                    </text:list-item>
                    <text:list-item>
                      <text:p text:style-name="P1502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50122237680540" text:continue-numbering="true" text:style-name="L35">
        <text:list-item>
          <text:list>
            <text:list-item>
              <text:list>
                <text:list-item>
                  <text:p text:style-name="P1658">users : </text:p>
                  <text:list>
                    <text:list-item>
                      <text:p text:style-name="P1554">نوع :‌ <text:span text:style-name="T181">1 به n </text:span></text:p>
                    </text:list-item>
                    <text:list-item>
                      <text:p text:style-name="P1659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50122442720516" text:continue-numbering="true" text:style-name="L35">
        <text:list-item>
          <text:list>
            <text:list-item>
              <text:list>
                <text:list-item>
                  <text:p text:style-name="P1640"><text:span text:style-name="T167">languages</text:span> :</text:p>
                  <text:list>
                    <text:list-item>
                      <text:p text:style-name="P1642">نوع :‌ <text:span text:style-name="T276">n به n </text:span></text:p>
                    </text:list-item>
                    <text:list-item>
                      <text:p text:style-name="P1644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46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1"/>
      <text:p text:style-name="P1474"/>
      <text:list xml:id="list150122445940948" text:continue-numbering="true" text:style-name="L35">
        <text:list-item>
          <text:list>
            <text:list-item>
              <text:list>
                <text:list-item>
                  <text:p text:style-name="P1503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10">نوع : <text:span text:style-name="T294">1 به n </text:span></text:p>
                    </text:list-item>
                    <text:list-item>
                      <text:p text:style-name="P1610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50123784896429" text:continue-numbering="true" text:style-name="L35">
        <text:list-item>
          <text:list>
            <text:list-item>
              <text:list>
                <text:list-item>
                  <text:p text:style-name="P1613">socialables <text:s/>: </text:p>
                  <text:list>
                    <text:list-item>
                      <text:p text:style-name="P1614">نوع : <text:span text:style-name="T582">1 به n</text:span></text:p>
                    </text:list-item>
                    <text:list-item>
                      <text:p text:style-name="P1614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74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8"/>
      <text:list xml:id="list150123288833983" text:continue-numbering="true" text:style-name="L35">
        <text:list-item>
          <text:list>
            <text:list-item>
              <text:p text:style-name="P1615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048322082448">
          <table:table-cell table:style-name="Table9.A1" office:value-type="string">
            <text:p text:style-name="P464">Name</text:p>
          </table:table-cell>
          <table:table-cell table:style-name="Table9.A1" office:value-type="string">
            <text:p text:style-name="P464">Data Type</text:p>
          </table:table-cell>
          <table:table-cell table:style-name="Table9.A1" office:value-type="string">
            <text:p text:style-name="P464">Attributes</text:p>
          </table:table-cell>
          <table:table-cell table:style-name="Table9.D1" office:value-type="string">
            <text:p text:style-name="P464">Comment</text:p>
          </table:table-cell>
        </table:table-row>
        <table:table-row table:style-name="TableLine94048322138048">
          <table:table-cell table:style-name="Table9.A2" office:value-type="string">
            <text:p text:style-name="P539">Id</text:p>
          </table:table-cell>
          <table:table-cell table:style-name="Table9.A2" office:value-type="string">
            <text:p text:style-name="P539">Big int </text:p>
          </table:table-cell>
          <table:table-cell table:style-name="Table9.A2" office:value-type="string">
            <text:p text:style-name="P539">Not null , unsigned,</text:p>
            <text:p text:style-name="P540">primary key , </text:p>
            <text:p text:style-name="P540">unique ,</text:p>
            <text:p text:style-name="P541">index , </text:p>
            <text:p text:style-name="P542">autoincrement </text:p>
          </table:table-cell>
          <table:table-cell table:style-name="Table9.D2" office:value-type="string">
            <text:p text:style-name="P409"/>
          </table:table-cell>
        </table:table-row>
        <table:table-row table:style-name="TableLine94048322140576">
          <table:table-cell table:style-name="Table9.A2" office:value-type="string">
            <text:p text:style-name="P543">app_setting_id</text:p>
          </table:table-cell>
          <table:table-cell table:style-name="Table9.A2" office:value-type="string">
            <text:p text:style-name="P544">Big int </text:p>
          </table:table-cell>
          <table:table-cell table:style-name="Table9.A2" office:value-type="string">
            <text:p text:style-name="P545">Not null , unsigned,</text:p>
            <text:p text:style-name="P751">foreign key → app_settings(id)</text:p>
            <text:p text:style-name="P500"/>
            <text:p text:style-name="P733">on Delete → (<text:span text:style-name="T575">cascade</text:span>)</text:p>
            <text:p text:style-name="P733"/>
            <text:p text:style-name="P733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09"/>
          </table:table-cell>
        </table:table-row>
        <table:table-row table:style-name="Table9.4">
          <table:table-cell table:style-name="Table9.A2" office:value-type="string">
            <text:p text:style-name="P546">language_id</text:p>
          </table:table-cell>
          <table:table-cell table:style-name="Table9.A2" office:value-type="string">
            <text:p text:style-name="P547">Big int </text:p>
          </table:table-cell>
          <table:table-cell table:style-name="Table9.A2" office:value-type="string">
            <text:p text:style-name="P548">Not null , </text:p>
            <text:p text:style-name="P548">unsigned , </text:p>
            <text:p text:style-name="P752">foreign key → languages(id)</text:p>
            <text:p text:style-name="P501"/>
            <text:p text:style-name="P734">on Delete → (<text:span text:style-name="T575">cascade</text:span>)</text:p>
            <text:p text:style-name="P734"/>
            <text:p text:style-name="P734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09"/>
          </table:table-cell>
        </table:table-row>
        <table:table-row table:style-name="Table9.4">
          <table:table-cell table:style-name="Table9.A2" office:value-type="string">
            <text:p text:style-name="P764">sort</text:p>
          </table:table-cell>
          <table:table-cell table:style-name="Table9.A2" office:value-type="string">
            <text:p text:style-name="P765">tinyInt</text:p>
          </table:table-cell>
          <table:table-cell table:style-name="Table9.A2" office:value-type="string">
            <text:p text:style-name="P766">Unsigned , nullable</text:p>
          </table:table-cell>
          <table:table-cell table:style-name="Table9.D2" office:value-type="string">
            <text:p text:style-name="P409"/>
          </table:table-cell>
        </table:table-row>
      </table:table>
      <text:p text:style-name="P39"/>
      <text:list xml:id="list1155044688" text:style-name="L36">
        <text:list-item>
          <text:list>
            <text:list-item>
              <text:p text:style-name="P1616">ارتباطات :‌</text:p>
              <text:list>
                <text:list-item>
                  <text:p text:style-name="P1617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0"/>
      <text:list xml:id="list150122936928555" text:continue-numbering="true" text:style-name="L36">
        <text:list-item>
          <text:list>
            <text:list-item>
              <text:list>
                <text:list-item>
                  <text:p text:style-name="P1504"><text:span text:style-name="T198">app_settings</text:span><text:span text:style-name="T199"> : </text:span></text:p>
                  <text:list>
                    <text:list-item>
                      <text:p text:style-name="P1618">نوع ارتباط :‌ <text:span text:style-name="T255">1 به n </text:span></text:p>
                    </text:list-item>
                    <text:list-item>
                      <text:p text:style-name="P1619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list xml:id="list150122238006125" text:continue-numbering="true" text:style-name="L36">
        <text:list-item>
          <text:list>
            <text:list-item>
              <text:list>
                <text:list-item>
                  <text:p text:style-name="P1620">languages : </text:p>
                  <text:list>
                    <text:list-item>
                      <text:p text:style-name="P1621">نوع : <text:span text:style-name="T266">1 به n</text:span></text:p>
                    </text:list-item>
                    <text:list-item>
                      <text:p text:style-name="P1622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75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2"/>
      <text:list xml:id="list150123284044504" text:continue-numbering="true" text:style-name="L36">
        <text:list-item>
          <text:list>
            <text:list-item>
              <text:p text:style-name="P1623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048322195664">
          <table:table-cell table:style-name="Table10.A1" office:value-type="string">
            <text:p text:style-name="P464">Name</text:p>
          </table:table-cell>
          <table:table-cell table:style-name="Table10.A1" office:value-type="string">
            <text:p text:style-name="P464">Data Type</text:p>
          </table:table-cell>
          <table:table-cell table:style-name="Table10.A1" office:value-type="string">
            <text:p text:style-name="P464">Attributes</text:p>
          </table:table-cell>
          <table:table-cell table:style-name="Table10.D1" office:value-type="string">
            <text:p text:style-name="P464">Comment</text:p>
          </table:table-cell>
        </table:table-row>
        <table:table-row table:style-name="TableLine94048322184752">
          <table:table-cell table:style-name="Table10.A2" office:value-type="string">
            <text:p text:style-name="P549">id</text:p>
          </table:table-cell>
          <table:table-cell table:style-name="Table10.A2" office:value-type="string">
            <text:p text:style-name="P550">Big int </text:p>
          </table:table-cell>
          <table:table-cell table:style-name="Table10.A2" office:value-type="string">
            <text:p text:style-name="P551">Unsigned , </text:p>
            <text:p text:style-name="P551">not null , </text:p>
            <text:p text:style-name="P552">unique, </text:p>
            <text:p text:style-name="P552">primary key , </text:p>
            <text:p text:style-name="P552">index , </text:p>
            <text:p text:style-name="P553">auto increment</text:p>
          </table:table-cell>
          <table:table-cell table:style-name="Table10.D2" office:value-type="string">
            <text:p text:style-name="P409"/>
          </table:table-cell>
        </table:table-row>
        <table:table-row table:style-name="TableLine94048322237536">
          <table:table-cell table:style-name="Table10.A2" office:value-type="string">
            <text:p text:style-name="P549">title</text:p>
          </table:table-cell>
          <table:table-cell table:style-name="Table10.A2" office:value-type="string">
            <text:p text:style-name="P554">varchar(60)</text:p>
          </table:table-cell>
          <table:table-cell table:style-name="Table10.A2" office:value-type="string">
            <text:p text:style-name="P555">Not null , </text:p>
          </table:table-cell>
          <table:table-cell table:style-name="Table10.D2" office:value-type="string">
            <text:p text:style-name="P558">عنوان وب سایت </text:p>
          </table:table-cell>
        </table:table-row>
        <table:table-row table:style-name="TableLine94048322238352">
          <table:table-cell table:style-name="Table10.A2" office:value-type="string">
            <text:p text:style-name="P549">shutdown_text</text:p>
          </table:table-cell>
          <table:table-cell table:style-name="Table10.A2" office:value-type="string">
            <text:p text:style-name="P419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57">Not null ,</text:p>
          </table:table-cell>
          <table:table-cell table:style-name="Table10.D2" office:value-type="string">
            <text:p text:style-name="P559">جمله ای است که وقتی وب سایت تعطیل میشود <text:span text:style-name="T292">ان نمایش داده میشود </text:span></text:p>
          </table:table-cell>
        </table:table-row>
        <table:table-row table:style-name="TableLine94048322239264">
          <table:table-cell table:style-name="Table10.A2" office:value-type="string">
            <text:p text:style-name="P701">copyright</text:p>
          </table:table-cell>
          <table:table-cell table:style-name="Table10.A2" office:value-type="string">
            <text:p text:style-name="P702">varchar(255)</text:p>
          </table:table-cell>
          <table:table-cell table:style-name="Table10.A2" office:value-type="string">
            <text:p text:style-name="P703">Not null</text:p>
          </table:table-cell>
          <table:table-cell table:style-name="Table10.D2" office:value-type="string">
            <text:p text:style-name="P559"/>
          </table:table-cell>
        </table:table-row>
        <table:table-row table:style-name="TableLine94048322240416">
          <table:table-cell table:style-name="Table10.A2" office:value-type="string">
            <text:p text:style-name="P549">app_setting_id</text:p>
          </table:table-cell>
          <table:table-cell table:style-name="Table10.A2" office:value-type="string">
            <text:p text:style-name="P556">Big int </text:p>
          </table:table-cell>
          <table:table-cell table:style-name="Table10.A2" office:value-type="string">
            <text:p text:style-name="P560">Unsigned , </text:p>
            <text:p text:style-name="P560">not null , </text:p>
            <text:p text:style-name="P561">foreign key →</text:p>
            <text:p text:style-name="P561">app_settings(id)</text:p>
            <text:p text:style-name="P502"/>
            <text:p text:style-name="P735">on Delete → (<text:span text:style-name="T575">cascade</text:span>)</text:p>
            <text:p text:style-name="P735"/>
            <text:p text:style-name="P735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09"/>
          </table:table-cell>
        </table:table-row>
        <table:table-row table:style-name="TableLine94048322241440">
          <table:table-cell table:style-name="Table10.A2" office:value-type="string">
            <text:p text:style-name="P549">language_id</text:p>
          </table:table-cell>
          <table:table-cell table:style-name="Table10.A2" office:value-type="string">
            <text:p text:style-name="P556">Big int </text:p>
          </table:table-cell>
          <table:table-cell table:style-name="Table10.A2" office:value-type="string">
            <text:p text:style-name="P562">Not null , </text:p>
            <text:p text:style-name="P563">unsigned , </text:p>
            <text:p text:style-name="P563">foreign key → </text:p>
            <text:p text:style-name="P563">languages(id)</text:p>
            <text:p text:style-name="P503"/>
            <text:p text:style-name="P736">on Delete → (<text:span text:style-name="T575">cascade</text:span>)</text:p>
            <text:p text:style-name="P736"/>
            <text:p text:style-name="P736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09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list xml:id="list2026461356" text:style-name="L37">
        <text:list-item>
          <text:p text:style-name="P1624"><text:soft-page-break/>ارتباطات :‌</text:p>
          <text:list>
            <text:list-item>
              <text:p text:style-name="P1625">app_setting<text:span text:style-name="T293">s : </text:span></text:p>
              <text:list>
                <text:list-item>
                  <text:p text:style-name="P1611">نوع : <text:span text:style-name="T294">1 به n </text:span></text:p>
                </text:list-item>
                <text:list-item>
                  <text:p text:style-name="P1612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12"/>
                </text:list-item>
              </text:list>
            </text:list-item>
          </text:list>
        </text:list-item>
      </text:list>
      <text:p text:style-name="P44"/>
      <text:list xml:id="list150123771539864" text:continue-numbering="true" text:style-name="L37">
        <text:list-item>
          <text:list>
            <text:list-item>
              <text:p text:style-name="P1626">languages : </text:p>
              <text:list>
                <text:list-item>
                  <text:p text:style-name="P1605">نوع : <text:span text:style-name="T303">1 به n </text:span></text:p>
                </text:list-item>
                <text:list-item>
                  <text:p text:style-name="P1607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1"/>
      <text:list xml:id="list150123700003748" text:continue-numbering="true" text:style-name="L37">
        <text:list-item>
          <text:list>
            <text:list-item>
              <text:p text:style-name="P1660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662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27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6"/>
      <text:list xml:id="list150123212142444" text:continue-numbering="true" text:style-name="L37">
        <text:list-item>
          <text:p text:style-name="P2276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663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048322269216">
          <table:table-cell table:style-name="Table11.A1" office:value-type="string">
            <text:p text:style-name="P464">Name</text:p>
          </table:table-cell>
          <table:table-cell table:style-name="Table11.A1" office:value-type="string">
            <text:p text:style-name="P464">Data Type</text:p>
          </table:table-cell>
          <table:table-cell table:style-name="Table11.A1" office:value-type="string">
            <text:p text:style-name="P464">Attributes</text:p>
          </table:table-cell>
          <table:table-cell table:style-name="Table11.D1" office:value-type="string">
            <text:p text:style-name="P464">Comment</text:p>
          </table:table-cell>
        </table:table-row>
        <table:table-row table:style-name="TableLine94048322344320">
          <table:table-cell table:style-name="Table11.A2" office:value-type="string">
            <text:p text:style-name="P564">id</text:p>
          </table:table-cell>
          <table:table-cell table:style-name="Table11.A2" office:value-type="string">
            <text:p text:style-name="P567">Big int </text:p>
          </table:table-cell>
          <table:table-cell table:style-name="Table11.A2" office:value-type="string">
            <text:p text:style-name="P573">Unsigned , </text:p>
            <text:p text:style-name="P573">not null , </text:p>
            <text:p text:style-name="P573">index , </text:p>
            <text:p text:style-name="P573">unique , </text:p>
            <text:p text:style-name="P573">primary key , </text:p>
            <text:p text:style-name="P573">auto increment</text:p>
          </table:table-cell>
          <table:table-cell table:style-name="Table11.D2" office:value-type="string">
            <text:p text:style-name="P409"/>
          </table:table-cell>
        </table:table-row>
        <table:table-row table:style-name="TableLine94048322346592">
          <table:table-cell table:style-name="Table11.A2" office:value-type="string">
            <text:p text:style-name="P565">copyright</text:p>
          </table:table-cell>
          <table:table-cell table:style-name="Table11.A2" office:value-type="string">
            <text:p text:style-name="P571">varchar(60)</text:p>
          </table:table-cell>
          <table:table-cell table:style-name="Table11.A2" office:value-type="string">
            <text:p text:style-name="P574">Not null </text:p>
          </table:table-cell>
          <table:table-cell table:style-name="Table11.D2" office:value-type="string">
            <text:p text:style-name="P409"/>
          </table:table-cell>
        </table:table-row>
        <table:table-row table:style-name="TableLine94048322347504">
          <table:table-cell table:style-name="Table11.A2" office:value-type="string">
            <text:p text:style-name="P565">designer</text:p>
          </table:table-cell>
          <table:table-cell table:style-name="Table11.A2" office:value-type="string">
            <text:p text:style-name="P569">varchar(30)</text:p>
          </table:table-cell>
          <table:table-cell table:style-name="Table11.A2" office:value-type="string">
            <text:p text:style-name="P576">Not null </text:p>
          </table:table-cell>
          <table:table-cell table:style-name="Table11.D2" office:value-type="string">
            <text:p text:style-name="P409"/>
          </table:table-cell>
        </table:table-row>
        <table:table-row table:style-name="TableLine94048322348464">
          <table:table-cell table:style-name="Table11.A2" office:value-type="string">
            <text:p text:style-name="P565">author</text:p>
          </table:table-cell>
          <table:table-cell table:style-name="Table11.A2" office:value-type="string">
            <text:p text:style-name="P414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76">Not null</text:p>
          </table:table-cell>
          <table:table-cell table:style-name="Table11.D2" office:value-type="string">
            <text:p text:style-name="P409"/>
          </table:table-cell>
        </table:table-row>
        <table:table-row table:style-name="TableLine94048322349648">
          <table:table-cell table:style-name="Table11.A2" office:value-type="string">
            <text:p text:style-name="P565">owner</text:p>
          </table:table-cell>
          <table:table-cell table:style-name="Table11.A2" office:value-type="string">
            <text:p text:style-name="P570">varchar(30)</text:p>
          </table:table-cell>
          <table:table-cell table:style-name="Table11.A2" office:value-type="string">
            <text:p text:style-name="P576">Not null </text:p>
          </table:table-cell>
          <table:table-cell table:style-name="Table11.D2" office:value-type="string">
            <text:p text:style-name="P409"/>
          </table:table-cell>
        </table:table-row>
        <table:table-row table:style-name="TableLine94048322350512">
          <table:table-cell table:style-name="Table11.A2" office:value-type="string">
            <text:p text:style-name="P566">app_setting_</text:p>
            <text:p text:style-name="P566">translate_id</text:p>
          </table:table-cell>
          <table:table-cell table:style-name="Table11.A2" office:value-type="string">
            <text:p text:style-name="P572">Big int</text:p>
          </table:table-cell>
          <table:table-cell table:style-name="Table11.A2" office:value-type="string">
            <text:p text:style-name="P577">Unsigned , </text:p>
            <text:p text:style-name="P577">not null ,</text:p>
            <text:p text:style-name="P578">unique , </text:p>
            <text:p text:style-name="P579">foreign key →</text:p>
            <text:p text:style-name="P753">app_setting_translations<text:span text:style-name="T316">(</text:span><text:span text:style-name="T317">id</text:span><text:span text:style-name="T316">)</text:span></text:p>
            <text:p text:style-name="P504"/>
            <text:p text:style-name="P737">on Delete → (<text:span text:style-name="T575">cascade</text:span>)</text:p>
            <text:p text:style-name="P737"/>
            <text:p text:style-name="P737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09"/>
          </table:table-cell>
        </table:table-row>
      </table:table>
      <text:p text:style-name="P329"/>
      <text:list xml:id="list3646955104" text:style-name="L38">
        <text:list-item>
          <text:list>
            <text:list-item>
              <text:p text:style-name="P1664">ارتباطات :‌</text:p>
              <text:list>
                <text:list-item>
                  <text:p text:style-name="P1661">app_setting_translations :‌</text:p>
                  <text:list>
                    <text:list-item>
                      <text:p text:style-name="P1505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665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50122766158859" text:continue-numbering="true" text:style-name="L38">
        <text:list-item>
          <text:p text:style-name="P2277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50122148289671" text:continue-numbering="true" text:style-name="L38">
        <text:list-item>
          <text:list>
            <text:list-item>
              <text:p text:style-name="P1666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048322378736">
          <table:table-cell table:style-name="Table12.A1" office:value-type="string">
            <text:p text:style-name="P464">Name</text:p>
          </table:table-cell>
          <table:table-cell table:style-name="Table12.A1" office:value-type="string">
            <text:p text:style-name="P464">Data Type</text:p>
          </table:table-cell>
          <table:table-cell table:style-name="Table12.A1" office:value-type="string">
            <text:p text:style-name="P464">Attributes</text:p>
          </table:table-cell>
          <table:table-cell table:style-name="Table12.D1" office:value-type="string">
            <text:p text:style-name="P464">Comment</text:p>
          </table:table-cell>
        </table:table-row>
        <table:table-row table:style-name="TableLine94048322418528">
          <table:table-cell table:style-name="Table12.A2" office:value-type="string">
            <text:p text:style-name="P580">id</text:p>
          </table:table-cell>
          <table:table-cell table:style-name="Table12.A2" office:value-type="string">
            <text:p text:style-name="P581">Big int </text:p>
          </table:table-cell>
          <table:table-cell table:style-name="Table12.A2" office:value-type="string">
            <text:p text:style-name="P581">Unsigned , </text:p>
            <text:p text:style-name="P581">not null , </text:p>
            <text:p text:style-name="P581">index , </text:p>
            <text:p text:style-name="P581">unique , </text:p>
            <text:p text:style-name="P581">primary key , </text:p>
            <text:p text:style-name="P581">autoincrement </text:p>
          </table:table-cell>
          <table:table-cell table:style-name="Table12.D2" office:value-type="string">
            <text:p text:style-name="P409"/>
          </table:table-cell>
        </table:table-row>
        <table:table-row table:style-name="TableLine94048322421408">
          <table:table-cell table:style-name="Table12.A2" office:value-type="string">
            <text:p text:style-name="P580">alt</text:p>
          </table:table-cell>
          <table:table-cell table:style-name="Table12.A2" office:value-type="string">
            <text:p text:style-name="P582">varchar(128)</text:p>
          </table:table-cell>
          <table:table-cell table:style-name="Table12.A2" office:value-type="string">
            <text:p text:style-name="P409"><text:s/><text:span text:style-name="T333">Not null </text:span></text:p>
          </table:table-cell>
          <table:table-cell table:style-name="Table12.D2" office:value-type="string">
            <text:p text:style-name="P409"/>
          </table:table-cell>
        </table:table-row>
        <table:table-row table:style-name="TableLine94048322422320">
          <table:table-cell table:style-name="Table12.A2" office:value-type="string">
            <text:p text:style-name="P580">caption</text:p>
          </table:table-cell>
          <table:table-cell table:style-name="Table12.A2" office:value-type="string">
            <text:p text:style-name="P584">varchar(<text:span text:style-name="T334">255</text:span>)</text:p>
          </table:table-cell>
          <table:table-cell table:style-name="Table12.A2" office:value-type="string">
            <text:p text:style-name="P585">Nullable </text:p>
          </table:table-cell>
          <table:table-cell table:style-name="Table12.D2" office:value-type="string">
            <text:p text:style-name="P409"/>
          </table:table-cell>
        </table:table-row>
        <table:table-row table:style-name="TableLine94048322423280">
          <table:table-cell table:style-name="Table12.A2" office:value-type="string">
            <text:p text:style-name="P580">media_id</text:p>
          </table:table-cell>
          <table:table-cell table:style-name="Table12.A2" office:value-type="string">
            <text:p text:style-name="P583">Big int </text:p>
          </table:table-cell>
          <table:table-cell table:style-name="Table12.A2" office:value-type="string">
            <text:p text:style-name="P586">Unsigned,</text:p>
            <text:p text:style-name="P587">not null , </text:p>
            <text:p text:style-name="P587">foreign key → </text:p>
            <text:p text:style-name="P587">media(id)</text:p>
            <text:p text:style-name="P506"/>
            <text:p text:style-name="P739">on Delete → (<text:span text:style-name="T575">cascade</text:span>)</text:p>
            <text:p text:style-name="P739"/>
            <text:p text:style-name="P739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09"/>
          </table:table-cell>
        </table:table-row>
        <table:table-row table:style-name="TableLine94048322424464">
          <table:table-cell table:style-name="Table12.A2" office:value-type="string">
            <text:p text:style-name="P580">language_id</text:p>
          </table:table-cell>
          <table:table-cell table:style-name="Table12.A2" office:value-type="string">
            <text:p text:style-name="P583">Big int </text:p>
          </table:table-cell>
          <table:table-cell table:style-name="Table12.A2" office:value-type="string">
            <text:p text:style-name="P588">Unsigned , </text:p>
            <text:p text:style-name="P588">not null , </text:p>
            <text:p text:style-name="P588">foreign key → </text:p>
            <text:p text:style-name="P588">languages(id)</text:p>
            <text:p text:style-name="P505"/>
            <text:p text:style-name="P738">on Delete → (<text:span text:style-name="T575">cascade</text:span>)</text:p>
            <text:p text:style-name="P738"/>
            <text:p text:style-name="P738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09"/>
          </table:table-cell>
        </table:table-row>
      </table:table>
      <text:p text:style-name="P330"/>
      <text:list xml:id="list1072701534" text:style-name="L39">
        <text:list-item>
          <text:p text:style-name="P1667">روابط :‌</text:p>
          <text:list>
            <text:list-item>
              <text:p text:style-name="P1668">media :‌</text:p>
              <text:list>
                <text:list-item>
                  <text:p text:style-name="P1601">نوع ‌: <text:span text:style-name="T336">1 به </text:span><text:span text:style-name="T337">n </text:span></text:p>
                </text:list-item>
                <text:list-item>
                  <text:p text:style-name="P1601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5"/>
      <text:p text:style-name="P55"/>
      <text:list xml:id="list150124105060470" text:continue-numbering="true" text:style-name="L39">
        <text:list-item>
          <text:list>
            <text:list-item>
              <text:p text:style-name="P1669">languages : </text:p>
              <text:list>
                <text:list-item>
                  <text:p text:style-name="P1649">نوع : <text:span text:style-name="T342">1 به n </text:span></text:p>
                </text:list-item>
                <text:list-item>
                  <text:p text:style-name="P1670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278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50122858203371" text:continue-numbering="true" text:style-name="L39">
        <text:list-item>
          <text:list>
            <text:list-item>
              <text:p text:style-name="P1671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048322466288">
          <table:table-cell table:style-name="Table13.A1" office:value-type="string">
            <text:p text:style-name="P464">Name</text:p>
          </table:table-cell>
          <table:table-cell table:style-name="Table13.A1" office:value-type="string">
            <text:p text:style-name="P464">Data Type</text:p>
          </table:table-cell>
          <table:table-cell table:style-name="Table13.A1" office:value-type="string">
            <text:p text:style-name="P464">Attributes</text:p>
          </table:table-cell>
          <table:table-cell table:style-name="Table13.D1" office:value-type="string">
            <text:p text:style-name="P464">Comment</text:p>
          </table:table-cell>
        </table:table-row>
        <table:table-row table:style-name="TableLine94048322505104">
          <table:table-cell table:style-name="Table13.A2" office:value-type="string">
            <text:p text:style-name="P593">id</text:p>
          </table:table-cell>
          <table:table-cell table:style-name="Table13.A2" office:value-type="string">
            <text:p text:style-name="P594">Big int </text:p>
          </table:table-cell>
          <table:table-cell table:style-name="Table13.A2" office:value-type="string">
            <text:p text:style-name="P595">Unsigned,</text:p>
            <text:p text:style-name="P596">Not null , </text:p>
            <text:p text:style-name="P596">unique , </text:p>
            <text:p text:style-name="P596">index , </text:p>
            <text:p text:style-name="P596">primary key , </text:p>
            <text:p text:style-name="P596">auto increment</text:p>
          </table:table-cell>
          <table:table-cell table:style-name="Table13.D2" office:value-type="string">
            <text:p text:style-name="P409"/>
          </table:table-cell>
        </table:table-row>
        <table:table-row table:style-name="TableLine94048322507168">
          <table:table-cell table:style-name="Table13.A2" office:value-type="string">
            <text:p text:style-name="P593">bio</text:p>
          </table:table-cell>
          <table:table-cell table:style-name="Table13.A2" office:value-type="string">
            <text:p text:style-name="P594">varchar(<text:span text:style-name="T349">400</text:span>)</text:p>
          </table:table-cell>
          <table:table-cell table:style-name="Table13.A2" office:value-type="string">
            <text:p text:style-name="P409"><text:s/><text:span text:style-name="T350">Not null </text:span></text:p>
          </table:table-cell>
          <table:table-cell table:style-name="Table13.D2" office:value-type="string">
            <text:p text:style-name="P409"/>
          </table:table-cell>
        </table:table-row>
        <table:table-row table:style-name="TableLine94048322507984">
          <table:table-cell table:style-name="Table13.A2" office:value-type="string">
            <text:p text:style-name="P593">user_id</text:p>
          </table:table-cell>
          <table:table-cell table:style-name="Table13.A2" office:value-type="string">
            <text:p text:style-name="P592">Big int </text:p>
          </table:table-cell>
          <table:table-cell table:style-name="Table13.A2" office:value-type="string">
            <text:p text:style-name="P589">Unsigned , </text:p>
            <text:p text:style-name="P589">not null ,</text:p>
            <text:p text:style-name="P591">foreign key → </text:p>
            <text:p text:style-name="P591"><text:span text:style-name="T351">users</text:span> (id)</text:p>
            <text:p text:style-name="P508"/>
            <text:p text:style-name="P741">on Delete → (<text:span text:style-name="T575">cascade</text:span>)</text:p>
            <text:p text:style-name="P741"/>
            <text:p text:style-name="P741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09"/>
          </table:table-cell>
        </table:table-row>
        <table:table-row table:style-name="TableLine94048322508800">
          <table:table-cell table:style-name="Table13.A2" office:value-type="string">
            <text:p text:style-name="P593">language_id</text:p>
          </table:table-cell>
          <table:table-cell table:style-name="Table13.A2" office:value-type="string">
            <text:p text:style-name="P592">Big int </text:p>
          </table:table-cell>
          <table:table-cell table:style-name="Table13.A2" office:value-type="string">
            <text:p text:style-name="P589">Unsigned , </text:p>
            <text:p text:style-name="P589">not null , </text:p>
            <text:p text:style-name="P590">foreign key → </text:p>
            <text:p text:style-name="P590">languages (id)</text:p>
            <text:p text:style-name="P507"/>
            <text:p text:style-name="P740">on Delete → (<text:span text:style-name="T575">cascade</text:span>)</text:p>
            <text:p text:style-name="P740"/>
            <text:p text:style-name="P740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09"/>
          </table:table-cell>
        </table:table-row>
      </table:table>
      <text:p text:style-name="P331"/>
      <text:list xml:id="list51790268" text:style-name="L40">
        <text:list-item>
          <text:p text:style-name="P1672">روابط : </text:p>
          <text:list>
            <text:list-item>
              <text:p text:style-name="P1673">users <text:s/>:</text:p>
              <text:list>
                <text:list-item>
                  <text:p text:style-name="P1556">نوع : <text:span text:style-name="T354">1 به n </text:span></text:p>
                </text:list-item>
                <text:list-item>
                  <text:p text:style-name="P1558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6"/>
      <text:list xml:id="list150122887767490" text:continue-numbering="true" text:style-name="L40">
        <text:list-item>
          <text:list>
            <text:list-item>
              <text:p text:style-name="P1674">languages : </text:p>
              <text:list>
                <text:list-item>
                  <text:p text:style-name="P1651">نوع :‌ <text:span text:style-name="T358">1 به n </text:span></text:p>
                </text:list-item>
                <text:list-item>
                  <text:p text:style-name="P1675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291">font_icons : در این جدول <text:span text:style-name="T365">font icons ها را ذخیره میکند !!!</text:span></text:p>
        </text:list-item>
      </text:list>
      <text:p text:style-name="P57"/>
      <text:list xml:id="list150122923751165" text:continue-numbering="true" text:style-name="L40">
        <text:list-item>
          <text:list>
            <text:list-item>
              <text:p text:style-name="P1676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048322551072">
          <table:table-cell table:style-name="Table14.A1" office:value-type="string">
            <text:p text:style-name="P464">Name</text:p>
          </table:table-cell>
          <table:table-cell table:style-name="Table14.A1" office:value-type="string">
            <text:p text:style-name="P464">Data Type</text:p>
          </table:table-cell>
          <table:table-cell table:style-name="Table14.A1" office:value-type="string">
            <text:p text:style-name="P464">Attributes</text:p>
          </table:table-cell>
          <table:table-cell table:style-name="Table14.D1" office:value-type="string">
            <text:p text:style-name="P464">Comment</text:p>
          </table:table-cell>
        </table:table-row>
        <table:table-row table:style-name="TableLine94048322576000">
          <table:table-cell table:style-name="Table14.A2" office:value-type="string">
            <text:p text:style-name="P597">id</text:p>
          </table:table-cell>
          <table:table-cell table:style-name="Table14.A2" office:value-type="string">
            <text:p text:style-name="P598">Big int </text:p>
          </table:table-cell>
          <table:table-cell table:style-name="Table14.A2" office:value-type="string">
            <text:p text:style-name="P598">Unsigned ,<text:span text:style-name="T366">index</text:span></text:p>
            <text:p text:style-name="P599">primary key ,</text:p>
            <text:p text:style-name="P599">unique,</text:p>
            <text:p text:style-name="P599">not null ,</text:p>
            <text:p text:style-name="P599">auto increment</text:p>
          </table:table-cell>
          <table:table-cell table:style-name="Table14.D2" office:value-type="string">
            <text:p text:style-name="P409"/>
          </table:table-cell>
        </table:table-row>
        <table:table-row table:style-name="TableLine94048322577696">
          <table:table-cell table:style-name="Table14.A2" office:value-type="string">
            <text:p text:style-name="P597">name</text:p>
          </table:table-cell>
          <table:table-cell table:style-name="Table14.A2" office:value-type="string">
            <text:p text:style-name="P599">varchar(48)</text:p>
          </table:table-cell>
          <table:table-cell table:style-name="Table14.A2" office:value-type="string">
            <text:p text:style-name="P601">Not null </text:p>
          </table:table-cell>
          <table:table-cell table:style-name="Table14.D2" office:value-type="string">
            <text:p text:style-name="P409"/>
          </table:table-cell>
        </table:table-row>
        <table:table-row table:style-name="TableLine94048322578608">
          <table:table-cell table:style-name="Table14.A2" office:value-type="string">
            <text:p text:style-name="P597">class</text:p>
          </table:table-cell>
          <table:table-cell table:style-name="Table14.A2" office:value-type="string">
            <text:p text:style-name="P421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02">Unique , not null </text:p>
          </table:table-cell>
          <table:table-cell table:style-name="Table14.D2" office:value-type="string">
            <text:p text:style-name="P604">Css class</text:p>
          </table:table-cell>
        </table:table-row>
        <table:table-row table:style-name="TableLine94048322579568">
          <table:table-cell table:style-name="Table14.A2" office:value-type="string">
            <text:p text:style-name="P597">unicode</text:p>
          </table:table-cell>
          <table:table-cell table:style-name="Table14.A2" office:value-type="string">
            <text:p text:style-name="P600">varchar(12)</text:p>
          </table:table-cell>
          <table:table-cell table:style-name="Table14.A2" office:value-type="string">
            <text:p text:style-name="P603">Not null </text:p>
          </table:table-cell>
          <table:table-cell table:style-name="Table14.D2" office:value-type="string">
            <text:p text:style-name="P409"/>
          </table:table-cell>
        </table:table-row>
      </table:table>
      <text:p text:style-name="P332"/>
      <text:list xml:id="list3368364866" text:style-name="L41">
        <text:list-item>
          <text:list>
            <text:list-item>
              <text:p text:style-name="P1677">ارتباطات : </text:p>
              <text:list>
                <text:list-item>
                  <text:p text:style-name="P1678">users : </text:p>
                  <text:list>
                    <text:list-item>
                      <text:p text:style-name="P1679">نوع : <text:span text:style-name="T460">1 به n </text:span></text:p>
                    </text:list-item>
                    <text:list-item>
                      <text:p text:style-name="P1679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50123143605619" text:continue-numbering="true" text:style-name="L41">
        <text:list-item>
          <text:list>
            <text:list-item>
              <text:list>
                <text:list-item>
                  <text:p text:style-name="P1680">dates : </text:p>
                  <text:list>
                    <text:list-item>
                      <text:p text:style-name="P1681">نوع : <text:span text:style-name="T369">1 به n</text:span></text:p>
                    </text:list-item>
                    <text:list-item>
                      <text:p text:style-name="P1506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50123675796157" text:continue-numbering="true" text:style-name="L41">
        <text:list-item>
          <text:list>
            <text:list-item>
              <text:list>
                <text:list-item>
                  <text:p text:style-name="P1682">iconables : </text:p>
                  <text:list>
                    <text:list-item>
                      <text:p text:style-name="P1684">نوع : <text:span text:style-name="T395">1 به n</text:span></text:p>
                    </text:list-item>
                    <text:list-item>
                      <text:p text:style-name="P1685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50124217722327" text:continue-numbering="true" text:style-name="L41">
        <text:list-item>
          <text:list>
            <text:list-item>
              <text:list>
                <text:list-item>
                  <text:p text:style-name="P1688">icon_groups : </text:p>
                  <text:list>
                    <text:list-item>
                      <text:p text:style-name="P1690">نوع : </text:p>
                    </text:list-item>
                    <text:list-item>
                      <text:p text:style-name="P1690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690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tab/><text:tab/><text:tab/><text:span text:style-name="T414">icon_groupables </text:span></text:p>
      <text:p text:style-name="P71"/>
      <text:p text:style-name="P71"/>
      <text:p text:style-name="P71"/>
      <text:p text:style-name="P71"/>
      <text:p text:style-name="P71"><text:soft-page-break/></text:p>
      <text:list xml:id="list4212672678" text:style-name="L42">
        <text:list-item>
          <text:list>
            <text:list-item>
              <text:list>
                <text:list-item>
                  <text:p text:style-name="P1507"><text:span text:style-name="T440">icon_groupables </text:span><text:span text:style-name="T424"><text:s/></text:span></text:p>
                  <text:list>
                    <text:list-item>
                      <text:p text:style-name="P1692">نوع : <text:span text:style-name="T427">1 به n </text:span></text:p>
                    </text:list-item>
                    <text:list-item>
                      <text:p text:style-name="P1692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0123613498315" text:continue-list="list150124217722327" text:style-name="L41">
        <text:list-item>
          <text:p text:style-name="P2292">custom_icons : <text:span text:style-name="T380">در این جدول ایکون های custom ذخیره میشوند !!!</text:span></text:p>
        </text:list-item>
      </text:list>
      <text:p text:style-name="P58"/>
      <text:list xml:id="list150122695385073" text:continue-numbering="true" text:style-name="L41">
        <text:list-item>
          <text:list>
            <text:list-item>
              <text:p text:style-name="P1694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048322616800">
          <table:table-cell table:style-name="Table15.A1" office:value-type="string">
            <text:p text:style-name="P464">Name</text:p>
          </table:table-cell>
          <table:table-cell table:style-name="Table15.A1" office:value-type="string">
            <text:p text:style-name="P464">Data Type</text:p>
          </table:table-cell>
          <table:table-cell table:style-name="Table15.A1" office:value-type="string">
            <text:p text:style-name="P464">Attributes</text:p>
          </table:table-cell>
          <table:table-cell table:style-name="Table15.D1" office:value-type="string">
            <text:p text:style-name="P464">Comment</text:p>
          </table:table-cell>
        </table:table-row>
        <table:table-row table:style-name="TableLine94048322679920">
          <table:table-cell table:style-name="Table15.A2" office:value-type="string">
            <text:p text:style-name="P609">id</text:p>
          </table:table-cell>
          <table:table-cell table:style-name="Table15.A2" office:value-type="string">
            <text:p text:style-name="P608">Big int</text:p>
          </table:table-cell>
          <table:table-cell table:style-name="Table15.A2" office:value-type="string">
            <text:p text:style-name="P608">Unsigned , index , </text:p>
            <text:p text:style-name="P608">not null , </text:p>
            <text:p text:style-name="P605">unique , </text:p>
            <text:p text:style-name="P605">primary key , </text:p>
            <text:p text:style-name="P605">auto increment</text:p>
          </table:table-cell>
          <table:table-cell table:style-name="Table15.D2" office:value-type="string">
            <text:p text:style-name="P409"/>
          </table:table-cell>
        </table:table-row>
        <table:table-row table:style-name="TableLine94048322641184">
          <table:table-cell table:style-name="Table15.A2" office:value-type="string">
            <text:p text:style-name="P609">name</text:p>
          </table:table-cell>
          <table:table-cell table:style-name="Table15.A2" office:value-type="string">
            <text:p text:style-name="P606">varchar(48)</text:p>
          </table:table-cell>
          <table:table-cell table:style-name="Table15.A2" office:value-type="string">
            <text:p text:style-name="P607">Not null </text:p>
          </table:table-cell>
          <table:table-cell table:style-name="Table15.D2" office:value-type="string">
            <text:p text:style-name="P409"/>
          </table:table-cell>
        </table:table-row>
      </table:table>
      <text:p text:style-name="P333"/>
      <text:list xml:id="list205042935" text:style-name="L43">
        <text:list-item>
          <text:list>
            <text:list-item>
              <text:p text:style-name="P1695">روابط : </text:p>
              <text:list>
                <text:list-item>
                  <text:p text:style-name="P1696">users : </text:p>
                  <text:list>
                    <text:list-item>
                      <text:p text:style-name="P1696">نوع : <text:span text:style-name="T464">1 به n </text:span></text:p>
                    </text:list-item>
                    <text:list-item>
                      <text:p text:style-name="P1697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50122818948481" text:continue-numbering="true" text:style-name="L43">
        <text:list-item>
          <text:list>
            <text:list-item>
              <text:list>
                <text:list-item>
                  <text:p text:style-name="P1695">dates : </text:p>
                  <text:list>
                    <text:list-item>
                      <text:p text:style-name="P1698">نوع : <text:span text:style-name="T382">1 به n</text:span></text:p>
                    </text:list-item>
                    <text:list-item>
                      <text:p text:style-name="P1698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50123224617170" text:continue-numbering="true" text:style-name="L43">
        <text:list-item>
          <text:list>
            <text:list-item>
              <text:list>
                <text:list-item>
                  <text:p text:style-name="P1699">media : </text:p>
                  <text:list>
                    <text:list-item>
                      <text:p text:style-name="P1629">نوع : <text:span text:style-name="T387">1 به 1 </text:span></text:p>
                    </text:list-item>
                    <text:list-item>
                      <text:p text:style-name="P1629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50123661149695" text:continue-numbering="true" text:style-name="L43">
        <text:list-item>
          <text:list>
            <text:list-item>
              <text:list>
                <text:list-item>
                  <text:p text:style-name="P1683">iconables : </text:p>
                  <text:list>
                    <text:list-item>
                      <text:p text:style-name="P1686">نوع : <text:span text:style-name="T395">1 به n</text:span></text:p>
                    </text:list-item>
                    <text:list-item>
                      <text:p text:style-name="P1687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list xml:id="list150122625375082" text:continue-numbering="true" text:style-name="L43">
        <text:list-item>
          <text:list>
            <text:list-item>
              <text:list>
                <text:list-item>
                  <text:p text:style-name="P1700"><text:soft-page-break/>icon_groups : </text:p>
                  <text:list>
                    <text:list-item>
                      <text:p text:style-name="P1702">نوع :‌<text:span text:style-name="T415">n به n</text:span></text:p>
                    </text:list-item>
                    <text:list-item>
                      <text:p text:style-name="P1704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04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345918516" text:style-name="L44">
        <text:list-item>
          <text:list>
            <text:list-item>
              <text:list>
                <text:list-item>
                  <text:p text:style-name="P1509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50123736830297" text:continue-list="list4212672678" text:style-name="L42">
        <text:list-item>
          <text:list>
            <text:list-item>
              <text:list>
                <text:list-item>
                  <text:list>
                    <text:list-item>
                      <text:p text:style-name="P1706">نوع : <text:span text:style-name="T433">1 به n </text:span></text:p>
                    </text:list-item>
                    <text:list-item>
                      <text:p text:style-name="P1706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50123388043915" text:continue-list="list150122625375082" text:style-name="L43">
        <text:list-item>
          <text:p text:style-name="P2293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2"><text:tab/><text:span text:style-name="T393">این جدول بین چندین موجودیت share میشود </text:span></text:p>
      <text:list xml:id="list150122308052852" text:continue-numbering="true" text:style-name="L43">
        <text:list-header>
          <text:p text:style-name="P1708"/>
        </text:list-header>
      </text:list>
      <text:p text:style-name="P61"/>
      <text:list xml:id="list150123324693592" text:continue-numbering="true" text:style-name="L43">
        <text:list-item>
          <text:list>
            <text:list-item>
              <text:p text:style-name="P1709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048322796736">
          <table:table-cell table:style-name="Table16.A1" office:value-type="string">
            <text:p text:style-name="P464">Name</text:p>
          </table:table-cell>
          <table:table-cell table:style-name="Table16.A1" office:value-type="string">
            <text:p text:style-name="P464">Data Type</text:p>
          </table:table-cell>
          <table:table-cell table:style-name="Table16.A1" office:value-type="string">
            <text:p text:style-name="P464">Attributes</text:p>
          </table:table-cell>
          <table:table-cell table:style-name="Table16.D1" office:value-type="string">
            <text:p text:style-name="P464">Comment</text:p>
          </table:table-cell>
        </table:table-row>
        <table:table-row table:style-name="TableLine94048322816448">
          <table:table-cell table:style-name="Table16.A2" office:value-type="string">
            <text:p text:style-name="P610">id</text:p>
          </table:table-cell>
          <table:table-cell table:style-name="Table16.A2" office:value-type="string">
            <text:p text:style-name="P613">Big int </text:p>
          </table:table-cell>
          <table:table-cell table:style-name="Table16.A2" office:value-type="string">
            <text:p text:style-name="P613">Unsigned , </text:p>
            <text:p text:style-name="P614">not null , </text:p>
            <text:p text:style-name="P615">primary key , </text:p>
            <text:p text:style-name="P615">auto increment,</text:p>
            <text:p text:style-name="P616">unique , </text:p>
            <text:p text:style-name="P617">index </text:p>
          </table:table-cell>
          <table:table-cell table:style-name="Table16.D2" office:value-type="string">
            <text:p text:style-name="P409"/>
          </table:table-cell>
        </table:table-row>
        <table:table-row table:style-name="TableLine94048322817920">
          <table:table-cell table:style-name="Table16.A2" office:value-type="string">
            <text:p text:style-name="P611">object_type</text:p>
          </table:table-cell>
          <table:table-cell table:style-name="Table16.A2" office:value-type="string">
            <text:p text:style-name="P619">varchar(255)</text:p>
          </table:table-cell>
          <table:table-cell table:style-name="Table16.A2" office:value-type="string">
            <text:p text:style-name="P625">Not null </text:p>
          </table:table-cell>
          <table:table-cell table:style-name="Table16.D2" office:value-type="string">
            <text:p text:style-name="P409"/>
          </table:table-cell>
        </table:table-row>
        <table:table-row table:style-name="TableLine94048322818832">
          <table:table-cell table:style-name="Table16.A2" office:value-type="string">
            <text:p text:style-name="P611">object_id</text:p>
          </table:table-cell>
          <table:table-cell table:style-name="Table16.A2" office:value-type="string">
            <text:p text:style-name="P621">Big int </text:p>
          </table:table-cell>
          <table:table-cell table:style-name="Table16.A2" office:value-type="string">
            <text:p text:style-name="P620">Unsigned ,</text:p>
            <text:p text:style-name="P620"><text:s/><text:span text:style-name="T394">not null </text:span></text:p>
          </table:table-cell>
          <table:table-cell table:style-name="Table16.D2" office:value-type="string">
            <text:p text:style-name="P409"/>
          </table:table-cell>
        </table:table-row>
        <table:table-row table:style-name="TableLine94048322819792">
          <table:table-cell table:style-name="Table16.A2" office:value-type="string">
            <text:p text:style-name="P612">icon_type</text:p>
          </table:table-cell>
          <table:table-cell table:style-name="Table16.A2" office:value-type="string">
            <text:p text:style-name="P618">varchar(255)</text:p>
          </table:table-cell>
          <table:table-cell table:style-name="Table16.A2" office:value-type="string">
            <text:p text:style-name="P625">Not null </text:p>
          </table:table-cell>
          <table:table-cell table:style-name="Table16.D2" office:value-type="string">
            <text:p text:style-name="P626">Custom || font </text:p>
          </table:table-cell>
        </table:table-row>
        <table:table-row table:style-name="TableLine94048322820976">
          <table:table-cell table:style-name="Table16.A2" office:value-type="string">
            <text:p text:style-name="P612">icon_id</text:p>
          </table:table-cell>
          <table:table-cell table:style-name="Table16.A2" office:value-type="string">
            <text:p text:style-name="P621">Big int </text:p>
          </table:table-cell>
          <table:table-cell table:style-name="Table16.A2" office:value-type="string">
            <text:p text:style-name="P620">Unsigned ,</text:p>
            <text:p text:style-name="P620"><text:s/><text:span text:style-name="T394">not null </text:span></text:p>
          </table:table-cell>
          <table:table-cell table:style-name="Table16.D2" office:value-type="string">
            <text:p text:style-name="P409"/>
          </table:table-cell>
        </table:table-row>
      </table:table>
      <text:p text:style-name="P334"/>
      <text:list xml:id="list4216267746" text:style-name="L45">
        <text:list-item>
          <text:list>
            <text:list-item>
              <text:p text:style-name="P1710">روابط : </text:p>
              <text:list>
                <text:list-item>
                  <text:p text:style-name="P1711">font_icons : </text:p>
                  <text:list>
                    <text:list-item>
                      <text:p text:style-name="P1712">نوع <text:s/>:‌<text:span text:style-name="T395">1 به n</text:span></text:p>
                    </text:list-item>
                    <text:list-item>
                      <text:p text:style-name="P1712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50122418120779" text:continue-numbering="true" text:style-name="L45">
        <text:list-item>
          <text:list>
            <text:list-item>
              <text:list>
                <text:list-item>
                  <text:p text:style-name="P1713">custom_icons : </text:p>
                  <text:list>
                    <text:list-item>
                      <text:p text:style-name="P1713">نوع : <text:span text:style-name="T395">1 به n</text:span></text:p>
                    </text:list-item>
                    <text:list-item>
                      <text:p text:style-name="P1713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10"><text:span text:style-name="T408">icon_groups</text:span><text:span text:style-name="T409"> : </text:span></text:p>
                  <text:list>
                    <text:list-item>
                      <text:p text:style-name="P1714">نوع : <text:span text:style-name="T404">1 به 1 </text:span></text:p>
                    </text:list-item>
                    <text:list-item>
                      <text:p text:style-name="P1714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4">icon_groups : <text:span text:style-name="T399">این جدول برای ساخت گروه هایی برای icon ساخته شده </text:span></text:p>
        </text:list-item>
      </text:list>
      <text:p text:style-name="P66"/>
      <text:list xml:id="list150123036100431" text:continue-numbering="true" text:style-name="L45">
        <text:list-item>
          <text:list>
            <text:list-item>
              <text:p text:style-name="P1716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048322865888">
          <table:table-cell table:style-name="Table17.A1" office:value-type="string">
            <text:p text:style-name="P464">Name</text:p>
          </table:table-cell>
          <table:table-cell table:style-name="Table17.A1" office:value-type="string">
            <text:p text:style-name="P464">Data Type</text:p>
          </table:table-cell>
          <table:table-cell table:style-name="Table17.A1" office:value-type="string">
            <text:p text:style-name="P464">Attributes</text:p>
          </table:table-cell>
          <table:table-cell table:style-name="Table17.D1" office:value-type="string">
            <text:p text:style-name="P464">Comment</text:p>
          </table:table-cell>
        </table:table-row>
        <table:table-row table:style-name="TableLine94048322885552">
          <table:table-cell table:style-name="Table17.A2" office:value-type="string">
            <text:p text:style-name="P610">id</text:p>
          </table:table-cell>
          <table:table-cell table:style-name="Table17.A2" office:value-type="string">
            <text:p text:style-name="P613">Big int </text:p>
          </table:table-cell>
          <table:table-cell table:style-name="Table17.A2" office:value-type="string">
            <text:p text:style-name="P613">Unsigned , </text:p>
            <text:p text:style-name="P614">not null , </text:p>
            <text:p text:style-name="P615">primary key , </text:p>
            <text:p text:style-name="P615">auto increment,</text:p>
            <text:p text:style-name="P616">unique , </text:p>
            <text:p text:style-name="P617">index </text:p>
          </table:table-cell>
          <table:table-cell table:style-name="Table17.D2" office:value-type="string">
            <text:p text:style-name="P409"/>
          </table:table-cell>
        </table:table-row>
        <table:table-row table:style-name="TableLine94048322886896">
          <table:table-cell table:style-name="Table17.A2" office:value-type="string">
            <text:p text:style-name="P622">name</text:p>
          </table:table-cell>
          <table:table-cell table:style-name="Table17.A2" office:value-type="string">
            <text:p text:style-name="P623">varchar(48)</text:p>
          </table:table-cell>
          <table:table-cell table:style-name="Table17.A2" office:value-type="string">
            <text:p text:style-name="P624">Not null , <text:span text:style-name="T400">unique </text:span></text:p>
          </table:table-cell>
          <table:table-cell table:style-name="Table17.D2" office:value-type="string">
            <text:p text:style-name="P409"/>
          </table:table-cell>
        </table:table-row>
      </table:table>
      <text:p text:style-name="P335"/>
      <text:p text:style-name="P335"/>
      <text:list xml:id="list3625061760" text:style-name="L46">
        <text:list-item>
          <text:list>
            <text:list-item>
              <text:p text:style-name="P1717">روابط :‌</text:p>
            </text:list-item>
          </text:list>
        </text:list-item>
      </text:list>
      <text:p text:style-name="P79"/>
      <text:list xml:id="list150123028725960" text:continue-numbering="true" text:style-name="L46">
        <text:list-item>
          <text:list>
            <text:list-item>
              <text:list>
                <text:list-item>
                  <text:p text:style-name="P1718">users : </text:p>
                  <text:list>
                    <text:list-item>
                      <text:p text:style-name="P1719">نوع : <text:span text:style-name="T469">1 به n </text:span></text:p>
                    </text:list-item>
                    <text:list-item>
                      <text:p text:style-name="P1719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50123728834467" text:continue-numbering="true" text:style-name="L46">
        <text:list-item>
          <text:list>
            <text:list-item>
              <text:list>
                <text:list-item>
                  <text:p text:style-name="P1720">dates : </text:p>
                  <text:list>
                    <text:list-item>
                      <text:p text:style-name="P1720">نوع : <text:span text:style-name="T401">1 به N </text:span></text:p>
                    </text:list-item>
                    <text:list-item>
                      <text:p text:style-name="P1720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50122890442756" text:continue-numbering="true" text:style-name="L46">
        <text:list-item>
          <text:list>
            <text:list-item>
              <text:list>
                <text:list-item>
                  <text:p text:style-name="P1721">iconable : </text:p>
                  <text:list>
                    <text:list-item>
                      <text:p text:style-name="P1715">نوع : <text:span text:style-name="T404">1 به 1 </text:span></text:p>
                    </text:list-item>
                    <text:list-item>
                      <text:p text:style-name="P1715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50122244977393" text:continue-list="list150122695385073" text:style-name="L41">
        <text:list-item>
          <text:list>
            <text:list-item>
              <text:list>
                <text:list-item>
                  <text:p text:style-name="P1689"><text:span text:style-name="T412">font_icons</text:span> : </text:p>
                  <text:list>
                    <text:list-item>
                      <text:p text:style-name="P1691">نوع : </text:p>
                    </text:list-item>
                    <text:list-item>
                      <text:p text:style-name="P1691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691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1469"/>
      <text:list xml:id="list150122739872989" text:continue-list="list150123324693592" text:style-name="L43">
        <text:list-item>
          <text:list>
            <text:list-item>
              <text:list>
                <text:list-item>
                  <text:p text:style-name="P1701"><text:span text:style-name="T416"><text:s/>custom_icons</text:span> : </text:p>
                  <text:list>
                    <text:list-item>
                      <text:p text:style-name="P1703">نوع :‌<text:span text:style-name="T415">n به n</text:span></text:p>
                    </text:list-item>
                    <text:list-item>
                      <text:p text:style-name="P1705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05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9">icon_groupable </text:span></text:p>
      <text:p text:style-name="P73"/>
      <text:list xml:id="list150123676701275" text:continue-list="list150123736830297" text:style-name="L42">
        <text:list-item>
          <text:list>
            <text:list-item>
              <text:list>
                <text:list-item>
                  <text:p text:style-name="P1508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22">نوع : <text:span text:style-name="T441">1 به n </text:span></text:p>
                    </text:list-item>
                    <text:list-item>
                      <text:p text:style-name="P1722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587012974" text:style-name="L47">
        <text:list-item>
          <text:p text:style-name="P2279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50123402869120" text:continue-numbering="true" text:style-name="L47">
        <text:list-item>
          <text:list>
            <text:list-item>
              <text:p text:style-name="P1724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048322934224">
          <table:table-cell table:style-name="Table18.A1" office:value-type="string">
            <text:p text:style-name="P464">Name</text:p>
          </table:table-cell>
          <table:table-cell table:style-name="Table18.A1" office:value-type="string">
            <text:p text:style-name="P464">Data Type</text:p>
          </table:table-cell>
          <table:table-cell table:style-name="Table18.A1" office:value-type="string">
            <text:p text:style-name="P464">Attributes</text:p>
          </table:table-cell>
          <table:table-cell table:style-name="Table18.D1" office:value-type="string">
            <text:p text:style-name="P464">Comment</text:p>
          </table:table-cell>
        </table:table-row>
        <table:table-row table:style-name="TableLine94048323006272">
          <table:table-cell table:style-name="Table18.A2" office:value-type="string">
            <text:p text:style-name="P627">id</text:p>
          </table:table-cell>
          <table:table-cell table:style-name="Table18.A2" office:value-type="string">
            <text:p text:style-name="P630">Big int </text:p>
          </table:table-cell>
          <table:table-cell table:style-name="Table18.A2" office:value-type="string">
            <text:p text:style-name="P635">Unsigned ,</text:p>
            <text:p text:style-name="P637">not null ,</text:p>
            <text:p text:style-name="P636">unique , </text:p>
            <text:p text:style-name="P636">primary key , </text:p>
            <text:p text:style-name="P636">auto increment , </text:p>
            <text:p text:style-name="P636">index , </text:p>
          </table:table-cell>
          <table:table-cell table:style-name="Table18.D2" office:value-type="string">
            <text:p text:style-name="P409"/>
          </table:table-cell>
        </table:table-row>
        <table:table-row table:style-name="TableLine94048323008576">
          <table:table-cell table:style-name="Table18.A2" office:value-type="string">
            <text:p text:style-name="P628">icon_type</text:p>
          </table:table-cell>
          <table:table-cell table:style-name="Table18.A2" office:value-type="string">
            <text:p text:style-name="P631">varchar(255)</text:p>
          </table:table-cell>
          <table:table-cell table:style-name="Table18.A2" office:value-type="string">
            <text:p text:style-name="P638">not null ,</text:p>
          </table:table-cell>
          <table:table-cell table:style-name="Table18.D2" office:value-type="string">
            <text:p text:style-name="P409"/>
          </table:table-cell>
        </table:table-row>
        <table:table-row table:style-name="TableLine94048323009488">
          <table:table-cell table:style-name="Table18.A2" office:value-type="string">
            <text:p text:style-name="P628">icon_id</text:p>
          </table:table-cell>
          <table:table-cell table:style-name="Table18.A2" office:value-type="string">
            <text:p text:style-name="P632">Big int </text:p>
          </table:table-cell>
          <table:table-cell table:style-name="Table18.A2" office:value-type="string">
            <text:p text:style-name="P634">Unsigned ,</text:p>
            <text:p text:style-name="P638">not null ,</text:p>
          </table:table-cell>
          <table:table-cell table:style-name="Table18.D2" office:value-type="string">
            <text:p text:style-name="P409"/>
          </table:table-cell>
        </table:table-row>
        <table:table-row table:style-name="TableLine94048323010448">
          <table:table-cell table:style-name="Table18.A2" office:value-type="string">
            <text:p text:style-name="P629">icon_group_id</text:p>
          </table:table-cell>
          <table:table-cell table:style-name="Table18.A2" office:value-type="string">
            <text:p text:style-name="P633">Big int </text:p>
          </table:table-cell>
          <table:table-cell table:style-name="Table18.A2" office:value-type="string">
            <text:p text:style-name="P634">Unsigned ,</text:p>
            <text:p text:style-name="P638">not null ,</text:p>
            <text:p text:style-name="P754">foreign key icon_groups(id)</text:p>
            <text:p text:style-name="P509"/>
            <text:p text:style-name="P742">on Delete → (<text:span text:style-name="T575">cascade</text:span>)</text:p>
            <text:p text:style-name="P742"/>
            <text:p text:style-name="P742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09"/>
          </table:table-cell>
        </table:table-row>
      </table:table>
      <text:p text:style-name="P336"/>
      <text:p text:style-name="P336"/>
      <text:list xml:id="list150123694495192" text:continue-list="list150123676701275" text:style-name="L42">
        <text:list-item>
          <text:list>
            <text:list-item>
              <text:p text:style-name="P1725">ارتباطات :‌</text:p>
            </text:list-item>
          </text:list>
        </text:list-item>
      </text:list>
      <text:p text:style-name="P74"/>
      <text:list xml:id="list150122686665885" text:continue-numbering="true" text:style-name="L42">
        <text:list-item>
          <text:list>
            <text:list-item>
              <text:list>
                <text:list-item>
                  <text:p text:style-name="P1726">font_icons </text:p>
                  <text:list>
                    <text:list-item>
                      <text:p text:style-name="P1693">نوع : <text:span text:style-name="T427">1 به n </text:span></text:p>
                    </text:list-item>
                    <text:list-item>
                      <text:p text:style-name="P1693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50122846997402" text:continue-numbering="true" text:style-name="L42">
        <text:list-item>
          <text:list>
            <text:list-item>
              <text:list>
                <text:list-item>
                  <text:p text:style-name="P1727">custom_icons : </text:p>
                  <text:list>
                    <text:list-item>
                      <text:p text:style-name="P1707">نوع : <text:span text:style-name="T433">1 به n </text:span></text:p>
                    </text:list-item>
                    <text:list-item>
                      <text:p text:style-name="P1707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50123579539908" text:continue-numbering="true" text:style-name="L42">
        <text:list-item>
          <text:list>
            <text:list-item>
              <text:list>
                <text:list-item>
                  <text:p text:style-name="P1728">icon_groups : </text:p>
                  <text:list>
                    <text:list-item>
                      <text:p text:style-name="P1723">نوع : <text:span text:style-name="T441">1 به n </text:span></text:p>
                    </text:list-item>
                    <text:list-item>
                      <text:p text:style-name="P1723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29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1"/>
      <text:list xml:id="list150123933523549" text:continue-numbering="true" text:style-name="L42">
        <text:list-item>
          <text:list>
            <text:list-item>
              <text:p text:style-name="P1730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048323044080">
          <table:table-cell table:style-name="Table27.A1" office:value-type="string">
            <text:p text:style-name="P464">Name</text:p>
          </table:table-cell>
          <table:table-cell table:style-name="Table27.A1" office:value-type="string">
            <text:p text:style-name="P464">Data Type</text:p>
          </table:table-cell>
          <table:table-cell table:style-name="Table27.A1" office:value-type="string">
            <text:p text:style-name="P464">Attributes</text:p>
          </table:table-cell>
          <table:table-cell table:style-name="Table27.D1" office:value-type="string">
            <text:p text:style-name="P464">Comment</text:p>
          </table:table-cell>
        </table:table-row>
        <table:table-row table:style-name="TableLine94048323071664">
          <table:table-cell table:style-name="Table27.A2" office:value-type="string">
            <text:p text:style-name="P801">id</text:p>
          </table:table-cell>
          <table:table-cell table:style-name="Table27.A2" office:value-type="string">
            <text:p text:style-name="P803">Big int </text:p>
          </table:table-cell>
          <table:table-cell table:style-name="Table27.A2" office:value-type="string">
            <text:p text:style-name="P805">Unsigned , <text:span text:style-name="T642">not null , unique ,</text:span></text:p>
            <text:p text:style-name="P806">primary key , auto increment ,</text:p>
            <text:p text:style-name="P807">index</text:p>
          </table:table-cell>
          <table:table-cell table:style-name="Table27.D2" office:value-type="string">
            <text:p text:style-name="P409"/>
          </table:table-cell>
        </table:table-row>
        <table:table-row table:style-name="TableLine94048323073904">
          <table:table-cell table:style-name="Table27.A2" office:value-type="string">
            <text:p text:style-name="P1279">active</text:p>
          </table:table-cell>
          <table:table-cell table:style-name="Table27.A2" office:value-type="string">
            <text:p text:style-name="P1102">boolean</text:p>
          </table:table-cell>
          <table:table-cell table:style-name="Table27.A2" office:value-type="string">
            <text:p text:style-name="P803">Not null , <text:span text:style-name="T643">defualt </text:span><text:span text:style-name="T644">0</text:span></text:p>
          </table:table-cell>
          <table:table-cell table:style-name="Table27.D2" office:value-type="string">
            <text:p text:style-name="P409"/>
          </table:table-cell>
        </table:table-row>
        <table:table-row table:style-name="TableLine94048323074816">
          <table:table-cell table:style-name="Table27.A2" office:value-type="string">
            <text:p text:style-name="P802">app_setting_id</text:p>
          </table:table-cell>
          <table:table-cell table:style-name="Table27.A2" office:value-type="string">
            <text:p text:style-name="P804">Big int</text:p>
          </table:table-cell>
          <table:table-cell table:style-name="Table27.A2" office:value-type="string">
            <text:p text:style-name="P428"><text:span text:style-name="T645">Nullable </text:span><text:span text:style-name="T646">, </text:span><text:span text:style-name="T650">unsigned</text:span></text:p>
            <text:p text:style-name="P756">foreign key → app_settings(id)</text:p>
            <text:p text:style-name="P516"/>
            <text:p text:style-name="P428"><text:span text:style-name="T574">on Delete → (</text:span><text:span text:style-name="T578">set null</text:span><text:span text:style-name="T574">)</text:span></text:p>
            <text:p text:style-name="P749"/>
            <text:p text:style-name="P749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09"/>
          </table:table-cell>
        </table:table-row>
      </table:table>
      <text:p text:style-name="P347"/>
      <text:list xml:id="list3772827702" text:style-name="L48">
        <text:list-item>
          <text:list>
            <text:list-item>
              <text:p text:style-name="P1731">ارتباطات :‌</text:p>
              <text:list>
                <text:list-item>
                  <text:p text:style-name="P1732">dates :</text:p>
                  <text:list>
                    <text:list-item>
                      <text:p text:style-name="P1733">نوع :‌ <text:span text:style-name="T668">1 به n </text:span></text:p>
                    </text:list-item>
                    <text:list-item>
                      <text:p text:style-name="P1733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50122623902256" text:continue-numbering="true" text:style-name="L48">
        <text:list-item>
          <text:list>
            <text:list-item>
              <text:list>
                <text:list-item>
                  <text:p text:style-name="P1732">users :</text:p>
                  <text:list>
                    <text:list-item>
                      <text:p text:style-name="P1733">نوع :‌<text:span text:style-name="T669">1 به n </text:span></text:p>
                    </text:list-item>
                    <text:list-item>
                      <text:p text:style-name="P1733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50124210319845" text:continue-numbering="true" text:style-name="L48">
        <text:list-item>
          <text:list>
            <text:list-item>
              <text:list>
                <text:list-item>
                  <text:p text:style-name="P1739">app_settings :</text:p>
                  <text:list>
                    <text:list-item>
                      <text:p text:style-name="P1734">نوع :‌<text:span text:style-name="T673">1 به n</text:span></text:p>
                    </text:list-item>
                    <text:list-item>
                      <text:p text:style-name="P1734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50123687057511" text:continue-numbering="true" text:style-name="L48">
        <text:list-item>
          <text:list>
            <text:list-item>
              <text:list>
                <text:list-item>
                  <text:p text:style-name="P1740">media :</text:p>
                  <text:list>
                    <text:list-item>
                      <text:p text:style-name="P1735">نوع :‌ <text:span text:style-name="T674">1 به 1 </text:span></text:p>
                    </text:list-item>
                    <text:list-item>
                      <text:p text:style-name="P1735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p text:style-name="P115"/>
      <text:p text:style-name="P115"/>
      <text:list xml:id="list150123858073219" text:continue-numbering="true" text:style-name="L48">
        <text:list-item>
          <text:list>
            <text:list-item>
              <text:list>
                <text:list-item>
                  <text:p text:style-name="P1511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736">نوع :‌<text:span text:style-name="T679">1 به n </text:span></text:p>
                    </text:list-item>
                    <text:list-item>
                      <text:p text:style-name="P1737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2"/>
      <text:list xml:id="list150123076079746" text:continue-numbering="true" text:style-name="L48">
        <text:list-item>
          <text:p text:style-name="P2295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7"/>
      <text:list xml:id="list150122463806341" text:continue-numbering="true" text:style-name="L48">
        <text:list-item>
          <text:list>
            <text:list-item>
              <text:p text:style-name="P1741">ستون ها </text:p>
            </text:list-item>
          </text:list>
        </text:list-item>
      </text:list>
      <text:p text:style-name="P118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048323093408">
          <table:table-cell table:style-name="Table28.A1" office:value-type="string">
            <text:p text:style-name="P464">Name</text:p>
          </table:table-cell>
          <table:table-cell table:style-name="Table28.A1" office:value-type="string">
            <text:p text:style-name="P464">Data Type</text:p>
          </table:table-cell>
          <table:table-cell table:style-name="Table28.A1" office:value-type="string">
            <text:p text:style-name="P464">Attributes</text:p>
          </table:table-cell>
          <table:table-cell table:style-name="Table28.D1" office:value-type="string">
            <text:p text:style-name="P464">Comment</text:p>
          </table:table-cell>
        </table:table-row>
        <table:table-row table:style-name="TableLine94048323173824">
          <table:table-cell table:style-name="Table28.A2" office:value-type="string">
            <text:p text:style-name="P808">id</text:p>
          </table:table-cell>
          <table:table-cell table:style-name="Table28.A2" office:value-type="string">
            <text:p text:style-name="P812">Big int</text:p>
          </table:table-cell>
          <table:table-cell table:style-name="Table28.A2" office:value-type="string">
            <text:p text:style-name="P817">Unsigned , <text:span text:style-name="T658">not null , unique , </text:span><text:span text:style-name="T659">index , primary key , </text:span></text:p>
            <text:p text:style-name="P823">auto increment</text:p>
          </table:table-cell>
          <table:table-cell table:style-name="Table28.D2" office:value-type="string">
            <text:p text:style-name="P409"/>
          </table:table-cell>
        </table:table-row>
        <table:table-row table:style-name="TableLine94048323176096">
          <table:table-cell table:style-name="Table28.A2" office:value-type="string">
            <text:p text:style-name="P809">title</text:p>
          </table:table-cell>
          <table:table-cell table:style-name="Table28.A2" office:value-type="string">
            <text:p text:style-name="P430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18">Not null</text:p>
          </table:table-cell>
          <table:table-cell table:style-name="Table28.D2" office:value-type="string">
            <text:p text:style-name="P409"/>
          </table:table-cell>
        </table:table-row>
        <table:table-row table:style-name="TableLine94048323177008">
          <table:table-cell table:style-name="Table28.A2" office:value-type="string">
            <text:p text:style-name="P809">caption</text:p>
          </table:table-cell>
          <table:table-cell table:style-name="Table28.A2" office:value-type="string">
            <text:p text:style-name="P813">varchar(400)</text:p>
          </table:table-cell>
          <table:table-cell table:style-name="Table28.A2" office:value-type="string">
            <text:p text:style-name="P818">Not null</text:p>
          </table:table-cell>
          <table:table-cell table:style-name="Table28.D2" office:value-type="string">
            <text:p text:style-name="P409"/>
          </table:table-cell>
        </table:table-row>
        <table:table-row table:style-name="TableLine94048323177968">
          <table:table-cell table:style-name="Table28.A2" office:value-type="string">
            <text:p text:style-name="P810">job_information_id</text:p>
          </table:table-cell>
          <table:table-cell table:style-name="Table28.A2" office:value-type="string">
            <text:p text:style-name="P814">Big int</text:p>
          </table:table-cell>
          <table:table-cell table:style-name="Table28.A2" office:value-type="string">
            <text:p text:style-name="P816">Unsigned , <text:span text:style-name="T664">not null ,</text:span></text:p>
            <text:p text:style-name="P819">foreign key → job_informations(<text:span text:style-name="T665">id</text:span>)</text:p>
            <text:p text:style-name="P819"/>
            <text:p text:style-name="P820">on Delete → (<text:span text:style-name="T666">cascade</text:span>)</text:p>
            <text:p text:style-name="P820">on Update → (<text:span text:style-name="T667">cascade</text:span>)</text:p>
          </table:table-cell>
          <table:table-cell table:style-name="Table28.D2" office:value-type="string">
            <text:p text:style-name="P409"/>
          </table:table-cell>
        </table:table-row>
        <table:table-row table:style-name="TableLine94048323179152">
          <table:table-cell table:style-name="Table28.A2" office:value-type="string">
            <text:p text:style-name="P811">language_id</text:p>
          </table:table-cell>
          <table:table-cell table:style-name="Table28.A2" office:value-type="string">
            <text:p text:style-name="P815">Big int</text:p>
          </table:table-cell>
          <table:table-cell table:style-name="Table28.A2" office:value-type="string">
            <text:p text:style-name="P816">Unsigned , <text:span text:style-name="T657">not null , </text:span></text:p>
            <text:p text:style-name="P822">foreign key → </text:p>
            <text:p text:style-name="P822"/>
            <text:p text:style-name="P822">languages (id)</text:p>
            <text:p text:style-name="P822"/>
            <text:p text:style-name="P821">on Delete → (<text:span text:style-name="T666">cascade</text:span>)</text:p>
            <text:p text:style-name="P821">on Update → (<text:span text:style-name="T667">cascade</text:span>)</text:p>
          </table:table-cell>
          <table:table-cell table:style-name="Table28.D2" office:value-type="string">
            <text:p text:style-name="P409"/>
          </table:table-cell>
        </table:table-row>
      </table:table>
      <text:p text:style-name="P348"/>
      <text:list xml:id="list1357708432" text:style-name="L49">
        <text:list-item>
          <text:list>
            <text:list-item>
              <text:p text:style-name="P1742">ارتباطات :‌</text:p>
              <text:list>
                <text:list-item>
                  <text:p text:style-name="P1743">job_informations : </text:p>
                  <text:list>
                    <text:list-item>
                      <text:p text:style-name="P1738">نوع :‌<text:span text:style-name="T679">1 به n </text:span></text:p>
                    </text:list-item>
                    <text:list-item>
                      <text:p text:style-name="P1738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50122662063401" text:continue-numbering="true" text:style-name="L49">
        <text:list-item>
          <text:list>
            <text:list-item>
              <text:list>
                <text:list-item>
                  <text:p text:style-name="P1744">languages : </text:p>
                  <text:list>
                    <text:list-item>
                      <text:p text:style-name="P1745">نوع : <text:span text:style-name="T685">1 به n </text:span></text:p>
                    </text:list-item>
                    <text:list-item>
                      <text:p text:style-name="P1745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0122147994968" text:continue-list="list150123933523549" text:style-name="L42">
        <text:list-item>
          <text:p text:style-name="P2280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8"/>
      <text:list xml:id="list150123248663272" text:continue-numbering="true" text:style-name="L42">
        <text:list-item>
          <text:list>
            <text:list-item>
              <text:p text:style-name="P1746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048323203184">
          <table:table-cell table:style-name="Table19.A1" office:value-type="string">
            <text:p text:style-name="P464">Name</text:p>
          </table:table-cell>
          <table:table-cell table:style-name="Table19.A1" office:value-type="string">
            <text:p text:style-name="P464">Data Type</text:p>
          </table:table-cell>
          <table:table-cell table:style-name="Table19.A1" office:value-type="string">
            <text:p text:style-name="P464">Attributes</text:p>
          </table:table-cell>
          <table:table-cell table:style-name="Table19.D1" office:value-type="string">
            <text:p text:style-name="P464">Comment</text:p>
          </table:table-cell>
        </table:table-row>
        <table:table-row table:style-name="TableLine94048323241568">
          <table:table-cell table:style-name="Table19.A2" office:value-type="string">
            <text:p text:style-name="P647">id</text:p>
          </table:table-cell>
          <table:table-cell table:style-name="Table19.A2" office:value-type="string">
            <text:p text:style-name="P645">Big int </text:p>
          </table:table-cell>
          <table:table-cell table:style-name="Table19.A2" office:value-type="string">
            <text:p text:style-name="P642">Unsigned ,index,unique, </text:p>
            <text:p text:style-name="P643">primary key ,<text:span text:style-name="T449">not null ,</text:span></text:p>
            <text:p text:style-name="P644">auto increment </text:p>
          </table:table-cell>
          <table:table-cell table:style-name="Table19.D2" office:value-type="string">
            <text:p text:style-name="P409"/>
          </table:table-cell>
        </table:table-row>
        <table:table-row table:style-name="TableLine94048323243424">
          <table:table-cell table:style-name="Table19.A2" office:value-type="string">
            <text:p text:style-name="P1280">active</text:p>
          </table:table-cell>
          <table:table-cell table:style-name="Table19.A2" office:value-type="string">
            <text:p text:style-name="P1103">boolean</text:p>
          </table:table-cell>
          <table:table-cell table:style-name="Table19.A2" office:value-type="string">
            <text:p text:style-name="P641">Not null , default ‘0’</text:p>
          </table:table-cell>
          <table:table-cell table:style-name="Table19.D2" office:value-type="string">
            <text:p text:style-name="P409"/>
          </table:table-cell>
        </table:table-row>
        <table:table-row table:style-name="TableLine94048323244336">
          <table:table-cell table:style-name="Table19.A2" office:value-type="string">
            <text:p text:style-name="P647">app_setting_id</text:p>
          </table:table-cell>
          <table:table-cell table:style-name="Table19.A2" office:value-type="string">
            <text:p text:style-name="P646">Big int </text:p>
          </table:table-cell>
          <table:table-cell table:style-name="Table19.A2" office:value-type="string">
            <text:p text:style-name="P427"><text:span text:style-name="T645">Nullable </text:span><text:span text:style-name="T646">, </text:span></text:p>
            <text:p text:style-name="P648">unsigned</text:p>
            <text:p text:style-name="P755">foreign key → app_settings(id)</text:p>
            <text:p text:style-name="P510"/>
            <text:p text:style-name="P425"><text:span text:style-name="T574">on Delete → (</text:span><text:span text:style-name="T578">set null</text:span><text:span text:style-name="T574">)</text:span></text:p>
            <text:p text:style-name="P743"/>
            <text:p text:style-name="P743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09"/>
          </table:table-cell>
        </table:table-row>
      </table:table>
      <text:p text:style-name="P337"/>
      <text:p text:style-name="P337"/>
      <text:list xml:id="list155535110" text:style-name="L50">
        <text:list-item>
          <text:p text:style-name="P1747">ارتباطات :‌</text:p>
          <text:list>
            <text:list-item>
              <text:p text:style-name="P1748">dates : </text:p>
              <text:list>
                <text:list-item>
                  <text:p text:style-name="P1748">نوع : <text:span text:style-name="T473">1 به n </text:span></text:p>
                </text:list-item>
                <text:list-item>
                  <text:p text:style-name="P1749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2"/>
      <text:list xml:id="list150123239412614" text:continue-numbering="true" text:style-name="L50">
        <text:list-item>
          <text:list>
            <text:list-item>
              <text:p text:style-name="P1750">users : </text:p>
              <text:list>
                <text:list-item>
                  <text:p text:style-name="P1751">نوع : <text:span text:style-name="T480">1 به n </text:span></text:p>
                </text:list-item>
                <text:list-item>
                  <text:p text:style-name="P1752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3"/>
      <text:list xml:id="list150124074047493" text:continue-numbering="true" text:style-name="L50">
        <text:list-item>
          <text:list>
            <text:list-item>
              <text:p text:style-name="P1753">app_settings : </text:p>
              <text:list>
                <text:list-item>
                  <text:p text:style-name="P1754">نوع : <text:span text:style-name="T485">1 به n</text:span></text:p>
                </text:list-item>
                <text:list-item>
                  <text:p text:style-name="P1755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0"/>
      <text:p text:style-name="P110"/>
      <text:list xml:id="list150123023998955" text:continue-numbering="true" text:style-name="L50">
        <text:list-item>
          <text:list>
            <text:list-item>
              <text:p text:style-name="P1756"><text:soft-page-break/>media : </text:p>
              <text:list>
                <text:list-item>
                  <text:p text:style-name="P1757">نوع :‌<text:span text:style-name="T491">1 به <text:s/>1</text:span></text:p>
                </text:list-item>
                <text:list-item>
                  <text:p text:style-name="P1512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50123977035432" text:continue-numbering="true" text:style-name="L50">
        <text:list-item>
          <text:list>
            <text:list-item>
              <text:p text:style-name="P1513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758">نوع : <text:span text:style-name="T501">1 به n </text:span></text:p>
                </text:list-item>
                <text:list-item>
                  <text:p text:style-name="P1759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50124076198800" text:continue-list="list150123248663272" text:style-name="L42">
        <text:list-item>
          <text:p text:style-name="P2281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5"/>
      <text:list xml:id="list150122351741827" text:continue-numbering="true" text:style-name="L42">
        <text:list-item>
          <text:list>
            <text:list-item>
              <text:p text:style-name="P1762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048323299616">
          <table:table-cell table:style-name="Table20.A1" office:value-type="string">
            <text:p text:style-name="P464">Name</text:p>
          </table:table-cell>
          <table:table-cell table:style-name="Table20.A1" office:value-type="string">
            <text:p text:style-name="P464">Data Type</text:p>
          </table:table-cell>
          <table:table-cell table:style-name="Table20.A1" office:value-type="string">
            <text:p text:style-name="P464">Attributes</text:p>
          </table:table-cell>
          <table:table-cell table:style-name="Table20.D1" office:value-type="string">
            <text:p text:style-name="P464">Comment</text:p>
          </table:table-cell>
        </table:table-row>
        <table:table-row table:style-name="TableLine94048323364944">
          <table:table-cell table:style-name="Table20.A2" office:value-type="string">
            <text:p text:style-name="P649">Id</text:p>
          </table:table-cell>
          <table:table-cell table:style-name="Table20.A2" office:value-type="string">
            <text:p text:style-name="P650">Big int </text:p>
          </table:table-cell>
          <table:table-cell table:style-name="Table20.A2" office:value-type="string">
            <text:p text:style-name="P654">Unsigned ,</text:p>
            <text:p text:style-name="P654"><text:s/>not null ,index,</text:p>
            <text:p text:style-name="P655">unique , </text:p>
            <text:p text:style-name="P661">auto increment ,</text:p>
            <text:p text:style-name="P656">primary key </text:p>
          </table:table-cell>
          <table:table-cell table:style-name="Table20.D2" office:value-type="string">
            <text:p text:style-name="P409"/>
          </table:table-cell>
        </table:table-row>
        <table:table-row table:style-name="TableLine94048323366976">
          <table:table-cell table:style-name="Table20.A2" office:value-type="string">
            <text:p text:style-name="P649">title</text:p>
          </table:table-cell>
          <table:table-cell table:style-name="Table20.A2" office:value-type="string">
            <text:p text:style-name="P416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57">Not null </text:p>
          </table:table-cell>
          <table:table-cell table:style-name="Table20.D2" office:value-type="string">
            <text:p text:style-name="P409"/>
          </table:table-cell>
        </table:table-row>
        <table:table-row table:style-name="TableLine94048323367888">
          <table:table-cell table:style-name="Table20.A2" office:value-type="string">
            <text:p text:style-name="P649">caption</text:p>
          </table:table-cell>
          <table:table-cell table:style-name="Table20.A2" office:value-type="string">
            <text:p text:style-name="P651">varchar(400)</text:p>
          </table:table-cell>
          <table:table-cell table:style-name="Table20.A2" office:value-type="string">
            <text:p text:style-name="P658">Not null </text:p>
          </table:table-cell>
          <table:table-cell table:style-name="Table20.D2" office:value-type="string">
            <text:p text:style-name="P409"/>
          </table:table-cell>
        </table:table-row>
        <table:table-row table:style-name="TableLine94048323368848">
          <table:table-cell table:style-name="Table20.A2" office:value-type="string">
            <text:p text:style-name="P799">location</text:p>
          </table:table-cell>
          <table:table-cell table:style-name="Table20.A2" office:value-type="string">
            <text:p text:style-name="P429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00">Not null </text:p>
          </table:table-cell>
          <table:table-cell table:style-name="Table20.D2" office:value-type="string">
            <text:p text:style-name="P409"/>
          </table:table-cell>
        </table:table-row>
        <table:table-row table:style-name="TableLine94048323369760">
          <table:table-cell table:style-name="Table20.A2" office:value-type="string">
            <text:p text:style-name="P797">Developer_</text:p>
            <text:p text:style-name="P797">information_id</text:p>
          </table:table-cell>
          <table:table-cell table:style-name="Table20.A2" office:value-type="string">
            <text:p text:style-name="P652">Big int </text:p>
          </table:table-cell>
          <table:table-cell table:style-name="Table20.A2" office:value-type="string">
            <text:p text:style-name="P659">Unsigned,not null,</text:p>
            <text:p text:style-name="P660">foreign key → </text:p>
            <text:p text:style-name="P660"/>
            <text:p text:style-name="P798">Developer_information<text:span text:style-name="T633">s</text:span><text:span text:style-name="T634">(</text:span><text:span text:style-name="T507">id</text:span><text:span text:style-name="T634">)</text:span></text:p>
            <text:p text:style-name="P511"/>
            <text:p text:style-name="P744">on Delete → (<text:span text:style-name="T575">cascade</text:span>)</text:p>
            <text:p text:style-name="P744"/>
            <text:p text:style-name="P744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09"/>
          </table:table-cell>
        </table:table-row>
        <table:table-row table:style-name="TableLine94048323370704">
          <table:table-cell table:style-name="Table20.A2" office:value-type="string">
            <text:p text:style-name="P417"><text:span text:style-name="T500">language</text:span><text:span text:style-name="T499">_id</text:span></text:p>
          </table:table-cell>
          <table:table-cell table:style-name="Table20.A2" office:value-type="string">
            <text:p text:style-name="P653">Big int </text:p>
          </table:table-cell>
          <table:table-cell table:style-name="Table20.A2" office:value-type="string">
            <text:p text:style-name="P662">Unsigned , not null ,</text:p>
            <text:p text:style-name="P662">foreign key → languages(id)</text:p>
            <text:p text:style-name="P512"/>
            <text:p text:style-name="P745">on Delete → (<text:span text:style-name="T575">cascade</text:span>)</text:p>
            <text:p text:style-name="P745"/>
            <text:p text:style-name="P745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09"/>
          </table:table-cell>
        </table:table-row>
      </table:table>
      <text:p text:style-name="P338"/>
      <text:p text:style-name="P338"/>
      <text:list xml:id="list1791420607" text:style-name="L51">
        <text:list-item>
          <text:list>
            <text:list-item>
              <text:p text:style-name="P1763">ارتباطات :‌</text:p>
            </text:list-item>
          </text:list>
        </text:list-item>
      </text:list>
      <text:p text:style-name="P86"/>
      <text:list xml:id="list150122531808747" text:continue-numbering="true" text:style-name="L51">
        <text:list-item>
          <text:list>
            <text:list-item>
              <text:list>
                <text:list-item>
                  <text:p text:style-name="P1514"><text:span text:style-name="T635">developer_informations</text:span><text:span text:style-name="T636"> : </text:span></text:p>
                  <text:list>
                    <text:list-item>
                      <text:p text:style-name="P1760">نوع : <text:span text:style-name="T501">1 به n </text:span></text:p>
                    </text:list-item>
                    <text:list-item>
                      <text:p text:style-name="P1761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list xml:id="list150123253822247" text:continue-numbering="true" text:style-name="L51">
        <text:list-item>
          <text:list>
            <text:list-item>
              <text:list>
                <text:list-item>
                  <text:p text:style-name="P1764"><text:soft-page-break/>languages: </text:p>
                  <text:list>
                    <text:list-item>
                      <text:p text:style-name="P1765">نوع : <text:span text:style-name="T508">1 به n</text:span></text:p>
                    </text:list-item>
                    <text:list-item>
                      <text:p text:style-name="P1766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6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7"/>
      <text:list xml:id="list150123392530413" text:continue-numbering="true" text:style-name="L51">
        <text:list-item>
          <text:list>
            <text:list-item>
              <text:p text:style-name="P1767">ستون ها :‌</text:p>
            </text:list-item>
          </text:list>
        </text:list-item>
      </text:list>
      <text:p text:style-name="P8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048323401584">
          <table:table-cell table:style-name="Table21.A1" office:value-type="string">
            <text:p text:style-name="P464">Name</text:p>
          </table:table-cell>
          <table:table-cell table:style-name="Table21.A1" office:value-type="string">
            <text:p text:style-name="P464">Data Type</text:p>
          </table:table-cell>
          <table:table-cell table:style-name="Table21.A1" office:value-type="string">
            <text:p text:style-name="P464">Attributes</text:p>
          </table:table-cell>
          <table:table-cell table:style-name="Table21.D1" office:value-type="string">
            <text:p text:style-name="P464">Comment</text:p>
          </table:table-cell>
        </table:table-row>
        <table:table-row table:style-name="TableLine94048323435104">
          <table:table-cell table:style-name="Table21.A2" office:value-type="string">
            <text:p text:style-name="P1105">Id</text:p>
          </table:table-cell>
          <table:table-cell table:style-name="Table21.A2" office:value-type="string">
            <text:p text:style-name="P1105">Big int </text:p>
          </table:table-cell>
          <table:table-cell table:style-name="Table21.A2" office:value-type="string">
            <text:p text:style-name="P1105">Unsigned ,<text:span text:style-name="T516">not null ,</text:span><text:span text:style-name="T517">index ,unique ,</text:span></text:p>
            <text:p text:style-name="P1106">primary key ,<text:span text:style-name="T518">auto increment</text:span></text:p>
          </table:table-cell>
          <table:table-cell table:style-name="Table21.D2" office:value-type="string">
            <text:p text:style-name="P409"/>
          </table:table-cell>
        </table:table-row>
        <table:table-row table:style-name="TableLine94048323437280">
          <table:table-cell table:style-name="Table21.A2" office:value-type="string">
            <text:p text:style-name="P1107">Name</text:p>
          </table:table-cell>
          <table:table-cell table:style-name="Table21.A2" office:value-type="string">
            <text:p text:style-name="P1107">varchar(14)</text:p>
          </table:table-cell>
          <table:table-cell table:style-name="Table21.A2" office:value-type="string">
            <text:p text:style-name="P1104">Not null </text:p>
          </table:table-cell>
          <table:table-cell table:style-name="Table21.D2" office:value-type="string">
            <text:p text:style-name="P409"/>
          </table:table-cell>
        </table:table-row>
      </table:table>
      <text:p text:style-name="P339"/>
      <text:list xml:id="list3917264246" text:style-name="L52">
        <text:list-item>
          <text:list>
            <text:list-item>
              <text:p text:style-name="P1768">ارتباطات :‌</text:p>
              <text:list>
                <text:list-item>
                  <text:p text:style-name="P1769">dates : </text:p>
                  <text:list>
                    <text:list-item>
                      <text:p text:style-name="P1770">نوع :‌<text:span text:style-name="T519">1 به n</text:span></text:p>
                    </text:list-item>
                    <text:list-item>
                      <text:p text:style-name="P1770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50122717072831" text:continue-numbering="true" text:style-name="L52">
        <text:list-item>
          <text:list>
            <text:list-item>
              <text:list>
                <text:list-item>
                  <text:p text:style-name="P1771">users : </text:p>
                  <text:list>
                    <text:list-item>
                      <text:p text:style-name="P1771">نوع : <text:span text:style-name="T523">1 به n</text:span></text:p>
                    </text:list-item>
                    <text:list-item>
                      <text:p text:style-name="P1772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50123666010863" text:continue-numbering="true" text:style-name="L52">
        <text:list-item>
          <text:list>
            <text:list-item>
              <text:list>
                <text:list-item>
                  <text:p text:style-name="P1773">iconables : </text:p>
                  <text:list>
                    <text:list-item>
                      <text:p text:style-name="P1774">نوع : <text:span text:style-name="T520">1 به 1 </text:span></text:p>
                    </text:list-item>
                    <text:list-item>
                      <text:p text:style-name="P1774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50123276928185" text:continue-numbering="true" text:style-name="L52">
        <text:list-item>
          <text:p text:style-name="P2297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2"/>
      <text:list xml:id="list150122629286932" text:continue-numbering="true" text:style-name="L52">
        <text:list-item>
          <text:list>
            <text:list-item>
              <text:p text:style-name="P1775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048323490896">
          <table:table-cell table:style-name="Table22.A1" office:value-type="string">
            <text:p text:style-name="P464">Name</text:p>
          </table:table-cell>
          <table:table-cell table:style-name="Table22.A1" office:value-type="string">
            <text:p text:style-name="P464">Data Type</text:p>
          </table:table-cell>
          <table:table-cell table:style-name="Table22.A1" office:value-type="string">
            <text:p text:style-name="P464">Attributes</text:p>
          </table:table-cell>
          <table:table-cell table:style-name="Table22.D1" office:value-type="string">
            <text:p text:style-name="P464">Comment</text:p>
          </table:table-cell>
        </table:table-row>
        <table:table-row table:style-name="TableLine94048323533616">
          <table:table-cell table:style-name="Table22.A2" office:value-type="string">
            <text:p text:style-name="P663">id</text:p>
          </table:table-cell>
          <table:table-cell table:style-name="Table22.A2" office:value-type="string">
            <text:p text:style-name="P666">Big int </text:p>
          </table:table-cell>
          <table:table-cell table:style-name="Table22.A2" office:value-type="string">
            <text:p text:style-name="P666">Unsigned , <text:span text:style-name="T532">not null ,</text:span></text:p>
            <text:p text:style-name="P670">unique , primary key ,</text:p>
            <text:p text:style-name="P671">autoincrement , <text:span text:style-name="T533">index</text:span></text:p>
          </table:table-cell>
          <table:table-cell table:style-name="Table22.D2" office:value-type="string">
            <text:p text:style-name="P409"/>
          </table:table-cell>
        </table:table-row>
        <table:table-row table:style-name="TableLine94048323535792">
          <table:table-cell table:style-name="Table22.A2" office:value-type="string">
            <text:p text:style-name="P664">url</text:p>
          </table:table-cell>
          <table:table-cell table:style-name="Table22.A2" office:value-type="string">
            <text:p text:style-name="P418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72">Not null </text:p>
          </table:table-cell>
          <table:table-cell table:style-name="Table22.D2" office:value-type="string">
            <text:p text:style-name="P409"/>
          </table:table-cell>
        </table:table-row>
        <table:table-row table:style-name="TableLine94048323536704">
          <table:table-cell table:style-name="Table22.A2" office:value-type="string">
            <text:p text:style-name="P664">object_class</text:p>
          </table:table-cell>
          <table:table-cell table:style-name="Table22.A2" office:value-type="string">
            <text:p text:style-name="P667">varchar(255)</text:p>
          </table:table-cell>
          <table:table-cell table:style-name="Table22.A2" office:value-type="string">
            <text:p text:style-name="P673">Not null </text:p>
          </table:table-cell>
          <table:table-cell table:style-name="Table22.D2" office:value-type="string">
            <text:p text:style-name="P409"/>
          </table:table-cell>
        </table:table-row>
        <table:table-row table:style-name="TableLine94048323537664">
          <table:table-cell table:style-name="Table22.A2" office:value-type="string">
            <text:p text:style-name="P664">object_id</text:p>
          </table:table-cell>
          <table:table-cell table:style-name="Table22.A2" office:value-type="string">
            <text:p text:style-name="P668">Big int</text:p>
          </table:table-cell>
          <table:table-cell table:style-name="Table22.A2" office:value-type="string">
            <text:p text:style-name="P673">Unsigned , not null </text:p>
          </table:table-cell>
          <table:table-cell table:style-name="Table22.D2" office:value-type="string">
            <text:p text:style-name="P409"/>
          </table:table-cell>
        </table:table-row>
        <table:table-row table:style-name="Table22.6">
          <table:table-cell table:style-name="Table22.A2" office:value-type="string">
            <text:p text:style-name="P665">social_network_id</text:p>
          </table:table-cell>
          <table:table-cell table:style-name="Table22.A2" office:value-type="string">
            <text:p text:style-name="P669">Big int</text:p>
          </table:table-cell>
          <table:table-cell table:style-name="Table22.A2" office:value-type="string">
            <text:p text:style-name="P674">Unsigned , not null ,</text:p>
            <text:p text:style-name="P757">foreign key → social_networks(id)</text:p>
            <text:p text:style-name="P513"/>
            <text:p text:style-name="P746">on Delete → (<text:span text:style-name="T575">cascade</text:span>)</text:p>
            <text:p text:style-name="P746"/>
            <text:p text:style-name="P746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09"/>
          </table:table-cell>
        </table:table-row>
        <table:table-row table:style-name="Table22.6">
          <table:table-cell table:style-name="Table22.A2" office:value-type="string">
            <text:p text:style-name="P760">sort</text:p>
          </table:table-cell>
          <table:table-cell table:style-name="Table22.A2" office:value-type="string">
            <text:p text:style-name="P761">tinyInt</text:p>
          </table:table-cell>
          <table:table-cell table:style-name="Table22.A2" office:value-type="string">
            <text:p text:style-name="P762">Unsigned , <text:span text:style-name="T579">nullable</text:span></text:p>
          </table:table-cell>
          <table:table-cell table:style-name="Table22.D2" office:value-type="string">
            <text:p text:style-name="P1108">این ستون ترتیب شبکه های اجتماعی که برای هر موجودیت انتخاب شده را مشخص میکند</text:p>
          </table:table-cell>
        </table:table-row>
      </table:table>
      <text:p text:style-name="P340"/>
      <text:list xml:id="list1648473520" text:style-name="L53">
        <text:list-item>
          <text:list>
            <text:list-item>
              <text:p text:style-name="P1776">ارتباطات :‌</text:p>
              <text:list>
                <text:list-item>
                  <text:p text:style-name="P1777">social_networks : </text:p>
                  <text:list>
                    <text:list-item>
                      <text:p text:style-name="P1778">نوع : <text:span text:style-name="T534">1 بع n </text:span></text:p>
                    </text:list-item>
                    <text:list-item>
                      <text:p text:style-name="P1778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50122503282134" text:continue-numbering="true" text:style-name="L53">
        <text:list-item>
          <text:list>
            <text:list-item>
              <text:list>
                <text:list-item>
                  <text:p text:style-name="P1779">app_Settings : </text:p>
                  <text:list>
                    <text:list-item>
                      <text:p text:style-name="P1779">نوع : 1 به n</text:p>
                    </text:list-item>
                    <text:list-item>
                      <text:p text:style-name="P1779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8">favorits : <text:span text:style-name="T538">این جدول برای ذخیره علایق درست شده که در صفحه index نشان داده میشود . </text:span></text:p>
        </text:list-item>
      </text:list>
      <text:p text:style-name="P93"/>
      <text:list xml:id="list150124103069952" text:continue-numbering="true" text:style-name="L53">
        <text:list-item>
          <text:list>
            <text:list-item>
              <text:p text:style-name="P1780">ستون ها : </text:p>
            </text:list-item>
          </text:list>
        </text:list-item>
      </text:list>
      <text:p text:style-name="P9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048323469024">
          <table:table-cell table:style-name="Table23.A1" office:value-type="string">
            <text:p text:style-name="P464">Name</text:p>
          </table:table-cell>
          <table:table-cell table:style-name="Table23.A1" office:value-type="string">
            <text:p text:style-name="P464">Data Type</text:p>
          </table:table-cell>
          <table:table-cell table:style-name="Table23.A1" office:value-type="string">
            <text:p text:style-name="P464">Attributes</text:p>
          </table:table-cell>
          <table:table-cell table:style-name="Table23.D1" office:value-type="string">
            <text:p text:style-name="P464">Comment</text:p>
          </table:table-cell>
        </table:table-row>
        <table:table-row table:style-name="TableLine94048323605776">
          <table:table-cell table:style-name="Table23.A2" office:value-type="string">
            <text:p text:style-name="P675">id</text:p>
          </table:table-cell>
          <table:table-cell table:style-name="Table23.A2" office:value-type="string">
            <text:p text:style-name="P677">Big int </text:p>
          </table:table-cell>
          <table:table-cell table:style-name="Table23.A2" office:value-type="string">
            <text:p text:style-name="P679">Unsigned , <text:span text:style-name="T541">not null , index,</text:span></text:p>
            <text:p text:style-name="P680">primary key , unique , </text:p>
            <text:p text:style-name="P683">auto increment</text:p>
          </table:table-cell>
          <table:table-cell table:style-name="Table23.D2" office:value-type="string">
            <text:p text:style-name="P409"/>
          </table:table-cell>
        </table:table-row>
        <table:table-row table:style-name="TableLine94048323608336">
          <table:table-cell table:style-name="Table23.A2" office:value-type="string">
            <text:p text:style-name="P676">name</text:p>
          </table:table-cell>
          <table:table-cell table:style-name="Table23.A2" office:value-type="string">
            <text:p text:style-name="P677">Varchar(<text:span text:style-name="T539">48</text:span>)</text:p>
          </table:table-cell>
          <table:table-cell table:style-name="Table23.A2" office:value-type="string">
            <text:p text:style-name="P678">Not null </text:p>
          </table:table-cell>
          <table:table-cell table:style-name="Table23.D2" office:value-type="string">
            <text:p text:style-name="P409"/>
          </table:table-cell>
        </table:table-row>
        <table:table-row table:style-name="TableLine94048323609248">
          <table:table-cell table:style-name="Table23.A2" office:value-type="string">
            <text:p text:style-name="P676">url</text:p>
          </table:table-cell>
          <table:table-cell table:style-name="Table23.A2" office:value-type="string">
            <text:p text:style-name="P677">varchar(<text:span text:style-name="T540">128</text:span>)</text:p>
          </table:table-cell>
          <table:table-cell table:style-name="Table23.A2" office:value-type="string">
            <text:p text:style-name="P681">Nullable , </text:p>
          </table:table-cell>
          <table:table-cell table:style-name="Table23.D2" office:value-type="string">
            <text:p text:style-name="P409"/>
          </table:table-cell>
        </table:table-row>
        <table:table-row table:style-name="TableLine94048323610208">
          <table:table-cell table:style-name="Table23.A2" office:value-type="string">
            <text:p text:style-name="P1281">active</text:p>
          </table:table-cell>
          <table:table-cell table:style-name="Table23.A2" office:value-type="string">
            <text:p text:style-name="P1109">boolean</text:p>
          </table:table-cell>
          <table:table-cell table:style-name="Table23.A2" office:value-type="string">
            <text:p text:style-name="P682">Not null , <text:span text:style-name="T542">defualt ‘1’</text:span></text:p>
          </table:table-cell>
          <table:table-cell table:style-name="Table23.D2" office:value-type="string">
            <text:p text:style-name="P409"/>
          </table:table-cell>
        </table:table-row>
        <table:table-row table:style-name="TableLine94048323611392">
          <table:table-cell table:style-name="Table23.A2" office:value-type="string">
            <text:p text:style-name="P758">sort</text:p>
          </table:table-cell>
          <table:table-cell table:style-name="Table23.A2" office:value-type="string">
            <text:p text:style-name="P763">TinyInt</text:p>
          </table:table-cell>
          <table:table-cell table:style-name="Table23.A2" office:value-type="string">
            <text:p text:style-name="P684">Nullable , <text:span text:style-name="T580">unsigned</text:span></text:p>
          </table:table-cell>
          <table:table-cell table:style-name="Table23.D2" office:value-type="string">
            <text:p text:style-name="P409"/>
          </table:table-cell>
        </table:table-row>
      </table:table>
      <text:p text:style-name="P341"/>
      <text:list xml:id="list3205384539" text:style-name="L54">
        <text:list-item>
          <text:list>
            <text:list-item>
              <text:p text:style-name="P1781">ارتباطات :</text:p>
              <text:list>
                <text:list-item>
                  <text:p text:style-name="P1782">dates : </text:p>
                  <text:list>
                    <text:list-item>
                      <text:p text:style-name="P1783">نوع :‌<text:span text:style-name="T543">1 به n </text:span></text:p>
                    </text:list-item>
                    <text:list-item>
                      <text:p text:style-name="P1783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xml:id="list150124150940456" text:continue-numbering="true" text:style-name="L54">
        <text:list-item>
          <text:list>
            <text:list-item>
              <text:list>
                <text:list-item>
                  <text:p text:style-name="P1784">users : </text:p>
                  <text:list>
                    <text:list-item>
                      <text:p text:style-name="P1785">نوع :‌<text:span text:style-name="T546">1 به n</text:span></text:p>
                    </text:list-item>
                    <text:list-item>
                      <text:p text:style-name="P1785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50123109054007" text:continue-numbering="true" text:style-name="L54">
        <text:list-item>
          <text:list>
            <text:list-item>
              <text:list>
                <text:list-item>
                  <text:p text:style-name="P1786">icon<text:span text:style-name="T545">ables : </text:span></text:p>
                  <text:list>
                    <text:list-item>
                      <text:p text:style-name="P1787">نوع :‌<text:span text:style-name="T547">1 به 1</text:span></text:p>
                    </text:list-item>
                    <text:list-item>
                      <text:p text:style-name="P1787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50123346845957" text:continue-numbering="true" text:style-name="L54">
        <text:list-item>
          <text:p text:style-name="P2299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8"/>
      <text:list xml:id="list150123046776029" text:continue-numbering="true" text:style-name="L54">
        <text:list-item>
          <text:list>
            <text:list-item>
              <text:p text:style-name="P1788">ستون ها : </text:p>
            </text:list-item>
          </text:list>
        </text:list-item>
      </text:list>
      <text:p text:style-name="P99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048323629376">
          <table:table-cell table:style-name="Table24.A1" office:value-type="string">
            <text:p text:style-name="P464">Name</text:p>
          </table:table-cell>
          <table:table-cell table:style-name="Table24.A1" office:value-type="string">
            <text:p text:style-name="P464">Data Type</text:p>
          </table:table-cell>
          <table:table-cell table:style-name="Table24.A1" office:value-type="string">
            <text:p text:style-name="P464">Attributes</text:p>
          </table:table-cell>
          <table:table-cell table:style-name="Table24.D1" office:value-type="string">
            <text:p text:style-name="P464">Comment</text:p>
          </table:table-cell>
        </table:table-row>
        <table:table-row table:style-name="TableLine94048323691712">
          <table:table-cell table:style-name="Table24.A2" office:value-type="string">
            <text:p text:style-name="P685">id</text:p>
          </table:table-cell>
          <table:table-cell table:style-name="Table24.A2" office:value-type="string">
            <text:p text:style-name="P689">Big int</text:p>
          </table:table-cell>
          <table:table-cell table:style-name="Table24.A2" office:value-type="string">
            <text:p text:style-name="P692">Unsigned,not null,unique,index</text:p>
            <text:p text:style-name="P693">primary key ,auto increment</text:p>
          </table:table-cell>
          <table:table-cell table:style-name="Table24.D2" office:value-type="string">
            <text:p text:style-name="P409"/>
          </table:table-cell>
        </table:table-row>
        <table:table-row table:style-name="TableLine94048323693888">
          <table:table-cell table:style-name="Table24.A2" office:value-type="string">
            <text:p text:style-name="P686">caption</text:p>
          </table:table-cell>
          <table:table-cell table:style-name="Table24.A2" office:value-type="string">
            <text:p text:style-name="P690">varchar(<text:span text:style-name="T553">164</text:span>)</text:p>
          </table:table-cell>
          <table:table-cell table:style-name="Table24.A2" office:value-type="string">
            <text:p text:style-name="P694">Not null </text:p>
          </table:table-cell>
          <table:table-cell table:style-name="Table24.D2" office:value-type="string">
            <text:p text:style-name="P409"/>
          </table:table-cell>
        </table:table-row>
        <table:table-row table:style-name="TableLine94048323694800">
          <table:table-cell table:style-name="Table24.A2" office:value-type="string">
            <text:p text:style-name="P687">favorit_id</text:p>
          </table:table-cell>
          <table:table-cell table:style-name="Table24.A2" office:value-type="string">
            <text:p text:style-name="P691">Big int</text:p>
          </table:table-cell>
          <table:table-cell table:style-name="Table24.A2" office:value-type="string">
            <text:p text:style-name="P695">Unsigned , not null , </text:p>
            <text:p text:style-name="P759">foreign key → favorits(id)</text:p>
            <text:p text:style-name="P514"/>
            <text:p text:style-name="P747">on Delete → (<text:span text:style-name="T575">cascade</text:span>)</text:p>
            <text:p text:style-name="P747"/>
            <text:p text:style-name="P747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09"/>
          </table:table-cell>
        </table:table-row>
        <table:table-row table:style-name="TableLine94048323695760">
          <table:table-cell table:style-name="Table24.A2" office:value-type="string">
            <text:p text:style-name="P688">language_id</text:p>
          </table:table-cell>
          <table:table-cell table:style-name="Table24.A2" office:value-type="string">
            <text:p text:style-name="P691">Big int</text:p>
          </table:table-cell>
          <table:table-cell table:style-name="Table24.A2" office:value-type="string">
            <text:p text:style-name="P696">Unsigned , not null , </text:p>
            <text:p text:style-name="P426"><text:span text:style-name="T554">foreign key → </text:span><text:span text:style-name="T555">languages</text:span><text:span text:style-name="T554">(id)</text:span></text:p>
            <text:p text:style-name="P515"/>
            <text:p text:style-name="P748">on Delete → (<text:span text:style-name="T575">cascade</text:span>)</text:p>
            <text:p text:style-name="P748"/>
            <text:p text:style-name="P748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09"/>
          </table:table-cell>
        </table:table-row>
      </table:table>
      <text:p text:style-name="P342"/>
      <text:list xml:id="list910390936" text:style-name="L55">
        <text:list-item>
          <text:list>
            <text:list-item>
              <text:p text:style-name="P1789">ارتباطات : </text:p>
              <text:list>
                <text:list-item>
                  <text:p text:style-name="P1789">favorits : </text:p>
                  <text:list>
                    <text:list-item>
                      <text:p text:style-name="P1789">نوع :‌<text:span text:style-name="T556">1 به n</text:span></text:p>
                    </text:list-item>
                    <text:list-item>
                      <text:p text:style-name="P1789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50124179980809" text:continue-numbering="true" text:style-name="L55">
        <text:list-item>
          <text:list>
            <text:list-item>
              <text:list>
                <text:list-item>
                  <text:p text:style-name="P1790">languages : </text:p>
                  <text:list>
                    <text:list-item>
                      <text:p text:style-name="P1791">نوع : <text:span text:style-name="T559">1 به n </text:span></text:p>
                    </text:list-item>
                    <text:list-item>
                      <text:p text:style-name="P1791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0">services : <text:span text:style-name="T588">در این جدول لیست خدمات من ذخیره میشود که در صفحه اصلی نشان داده میشود !!!</text:span></text:p>
        </text:list-item>
      </text:list>
      <text:p text:style-name="P104"/>
      <text:list xml:id="list150122955509903" text:continue-numbering="true" text:style-name="L55">
        <text:list-item>
          <text:list>
            <text:list-item>
              <text:p text:style-name="P1792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048323713008">
          <table:table-cell table:style-name="Table25.A1" office:value-type="string">
            <text:p text:style-name="P464">Name</text:p>
          </table:table-cell>
          <table:table-cell table:style-name="Table25.A1" office:value-type="string">
            <text:p text:style-name="P464">Data Type</text:p>
          </table:table-cell>
          <table:table-cell table:style-name="Table25.A1" office:value-type="string">
            <text:p text:style-name="P464">Attributes</text:p>
          </table:table-cell>
          <table:table-cell table:style-name="Table25.D1" office:value-type="string">
            <text:p text:style-name="P464">Comment</text:p>
          </table:table-cell>
        </table:table-row>
        <table:table-row table:style-name="Table25.2">
          <table:table-cell table:style-name="Table25.A2" office:value-type="string">
            <text:p text:style-name="P767">id</text:p>
          </table:table-cell>
          <table:table-cell table:style-name="Table25.A2" office:value-type="string">
            <text:p text:style-name="P770">Big int</text:p>
          </table:table-cell>
          <table:table-cell table:style-name="Table25.A2" office:value-type="string">
            <text:p text:style-name="P773">Unsigned , <text:span text:style-name="T593">not null ,</text:span><text:span text:style-name="T594">unique ,</text:span></text:p>
            <text:p text:style-name="P775">primary key ,auto increment,</text:p>
            <text:p text:style-name="P776">index</text:p>
          </table:table-cell>
          <table:table-cell table:style-name="Table25.D2" office:value-type="string">
            <text:p text:style-name="P409"/>
          </table:table-cell>
        </table:table-row>
        <table:table-row table:style-name="TableLine94048323764032">
          <table:table-cell table:style-name="Table25.A2" office:value-type="string">
            <text:p text:style-name="P1282">active</text:p>
          </table:table-cell>
          <table:table-cell table:style-name="Table25.A2" office:value-type="string">
            <text:p text:style-name="P1110">boolean</text:p>
          </table:table-cell>
          <table:table-cell table:style-name="Table25.A2" office:value-type="string">
            <text:p text:style-name="P777">Not <text:span text:style-name="T596">null , defualt </text:span><text:span text:style-name="T597">0</text:span></text:p>
          </table:table-cell>
          <table:table-cell table:style-name="Table25.D2" office:value-type="string">
            <text:p text:style-name="P409"/>
          </table:table-cell>
        </table:table-row>
        <table:table-row table:style-name="TableLine94048323764944">
          <table:table-cell table:style-name="Table25.A2" office:value-type="string">
            <text:p text:style-name="P768">sort</text:p>
          </table:table-cell>
          <table:table-cell table:style-name="Table25.A2" office:value-type="string">
            <text:p text:style-name="P771">Tiny Int</text:p>
          </table:table-cell>
          <table:table-cell table:style-name="Table25.A2" office:value-type="string">
            <text:p text:style-name="P774">Unsigned , <text:span text:style-name="T595">nullable</text:span></text:p>
          </table:table-cell>
          <table:table-cell table:style-name="Table25.D2" office:value-type="string">
            <text:p text:style-name="P409"/>
          </table:table-cell>
        </table:table-row>
        <table:table-row table:style-name="TableLine94048323765904">
          <table:table-cell table:style-name="Table25.A2" office:value-type="string">
            <text:p text:style-name="P769">app_setting_id</text:p>
          </table:table-cell>
          <table:table-cell table:style-name="Table25.A2" office:value-type="string">
            <text:p text:style-name="P772">Big int</text:p>
          </table:table-cell>
          <table:table-cell table:style-name="Table25.A2" office:value-type="string">
            <text:p text:style-name="P778">Not null , <text:span text:style-name="T598">unsigned , </text:span></text:p>
            <text:p text:style-name="P779">foreign key → app_settings(id)</text:p>
            <text:p text:style-name="P779"/>
            <text:p text:style-name="P780">on Delete → (<text:span text:style-name="T599">cascade</text:span>)</text:p>
            <text:p text:style-name="P780"/>
            <text:p text:style-name="P780">on Update → (<text:span text:style-name="T599">cascade</text:span>)</text:p>
          </table:table-cell>
          <table:table-cell table:style-name="Table25.D2" office:value-type="string">
            <text:p text:style-name="P409"/>
          </table:table-cell>
        </table:table-row>
      </table:table>
      <text:p text:style-name="P345"/>
      <text:list xml:id="list150123429928593" text:continue-numbering="true" text:style-name="L55">
        <text:list-item>
          <text:list>
            <text:list-item>
              <text:p text:style-name="P1793">ارتباطات :‌</text:p>
              <text:list>
                <text:list-item>
                  <text:p text:style-name="P1794">app_settings : </text:p>
                  <text:list>
                    <text:list-item>
                      <text:p text:style-name="P1795">نوع : <text:span text:style-name="T601">1 به n</text:span></text:p>
                    </text:list-item>
                    <text:list-item>
                      <text:p text:style-name="P1801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50124086856980" text:continue-numbering="true" text:style-name="L55">
        <text:list-item>
          <text:list>
            <text:list-item>
              <text:list>
                <text:list-item>
                  <text:p text:style-name="P1805">dates : </text:p>
                  <text:list>
                    <text:list-item>
                      <text:p text:style-name="P1796">نوع : <text:span text:style-name="T603">1 به n </text:span></text:p>
                    </text:list-item>
                    <text:list-item>
                      <text:p text:style-name="P1801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50122309939357" text:continue-numbering="true" text:style-name="L55">
        <text:list-item>
          <text:list>
            <text:list-item>
              <text:list>
                <text:list-item>
                  <text:p text:style-name="P1805">users : </text:p>
                  <text:list>
                    <text:list-item>
                      <text:p text:style-name="P1797">نوع : <text:span text:style-name="T606">1 به n</text:span></text:p>
                    </text:list-item>
                    <text:list-item>
                      <text:p text:style-name="P1802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50123113035441" text:continue-numbering="true" text:style-name="L55">
        <text:list-item>
          <text:list>
            <text:list-item>
              <text:list>
                <text:list-item>
                  <text:p text:style-name="P1805">service_translations : </text:p>
                  <text:list>
                    <text:list-item>
                      <text:p text:style-name="P1798">نوع : <text:span text:style-name="T609">1 به n</text:span></text:p>
                    </text:list-item>
                    <text:list-item>
                      <text:p text:style-name="P1803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p text:style-name="P108"/>
      <text:p text:style-name="P108"/>
      <text:list xml:id="list150123466507887" text:continue-numbering="true" text:style-name="L55">
        <text:list-item>
          <text:list>
            <text:list-item>
              <text:list>
                <text:list-item>
                  <text:p text:style-name="P1806"><text:soft-page-break/>iconables :</text:p>
                  <text:list>
                    <text:list-item>
                      <text:p text:style-name="P1799">نوع : <text:span text:style-name="T611">1 به 1 </text:span></text:p>
                    </text:list-item>
                  </text:list>
                </text:list-item>
                <text:list-item>
                  <text:p text:style-name="P1806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5"/>
      <text:list xml:id="list150122519852776" text:continue-numbering="true" text:style-name="L55">
        <text:list-item>
          <text:p text:style-name="P2282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50122238960206" text:continue-numbering="true" text:style-name="L55">
        <text:list-item>
          <text:list>
            <text:list-item>
              <text:p text:style-name="P1807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048323821200">
          <table:table-cell table:style-name="Table26.A1" office:value-type="string">
            <text:p text:style-name="P464">Name</text:p>
          </table:table-cell>
          <table:table-cell table:style-name="Table26.A1" office:value-type="string">
            <text:p text:style-name="P464">Data Type</text:p>
          </table:table-cell>
          <table:table-cell table:style-name="Table26.A1" office:value-type="string">
            <text:p text:style-name="P464">Attributes</text:p>
          </table:table-cell>
          <table:table-cell table:style-name="Table26.D1" office:value-type="string">
            <text:p text:style-name="P464">Comment</text:p>
          </table:table-cell>
        </table:table-row>
        <table:table-row table:style-name="TableLine94048323845520">
          <table:table-cell table:style-name="Table26.A2" office:value-type="string">
            <text:p text:style-name="P781">id</text:p>
          </table:table-cell>
          <table:table-cell table:style-name="Table26.A2" office:value-type="string">
            <text:p text:style-name="P782">Big int</text:p>
          </table:table-cell>
          <table:table-cell table:style-name="Table26.A2" office:value-type="string">
            <text:p text:style-name="P787">Unsigned , index , <text:span text:style-name="T614">unique , </text:span><text:span text:style-name="T615">primary key , </text:span><text:span text:style-name="T616">auto increment ,</text:span></text:p>
            <text:p text:style-name="P788">not null </text:p>
          </table:table-cell>
          <table:table-cell table:style-name="Table26.D2" office:value-type="string">
            <text:p text:style-name="P409"/>
          </table:table-cell>
        </table:table-row>
        <table:table-row table:style-name="TableLine94048323847216">
          <table:table-cell table:style-name="Table26.A2" office:value-type="string">
            <text:p text:style-name="P781">title</text:p>
          </table:table-cell>
          <table:table-cell table:style-name="Table26.A2" office:value-type="string">
            <text:p text:style-name="P783">varchar(64)</text:p>
          </table:table-cell>
          <table:table-cell table:style-name="Table26.A2" office:value-type="string">
            <text:p text:style-name="P789">Not null </text:p>
          </table:table-cell>
          <table:table-cell table:style-name="Table26.D2" office:value-type="string">
            <text:p text:style-name="P409"/>
          </table:table-cell>
        </table:table-row>
        <table:table-row table:style-name="TableLine94048323848128">
          <table:table-cell table:style-name="Table26.A2" office:value-type="string">
            <text:p text:style-name="P781">content</text:p>
          </table:table-cell>
          <table:table-cell table:style-name="Table26.A2" office:value-type="string">
            <text:p text:style-name="P784">varchar(<text:span text:style-name="T613">400</text:span>)</text:p>
          </table:table-cell>
          <table:table-cell table:style-name="Table26.A2" office:value-type="string">
            <text:p text:style-name="P790">Not null </text:p>
          </table:table-cell>
          <table:table-cell table:style-name="Table26.D2" office:value-type="string">
            <text:p text:style-name="P409"/>
          </table:table-cell>
        </table:table-row>
        <table:table-row table:style-name="TableLine94048323849088">
          <table:table-cell table:style-name="Table26.A2" office:value-type="string">
            <text:p text:style-name="P781">service_id</text:p>
          </table:table-cell>
          <table:table-cell table:style-name="Table26.A2" office:value-type="string">
            <text:p text:style-name="P785">Big int </text:p>
          </table:table-cell>
          <table:table-cell table:style-name="Table26.A2" office:value-type="string">
            <text:p text:style-name="P791">Not null , <text:span text:style-name="T618">unsigned ,</text:span></text:p>
            <text:p text:style-name="P796">foreign key → servicers (id) ,</text:p>
            <text:p text:style-name="P791"/>
            <text:p text:style-name="P792">on Delete → (cascade) ,</text:p>
            <text:p text:style-name="P793">on Update → <text:span text:style-name="T617">(cascade) ,</text:span></text:p>
          </table:table-cell>
          <table:table-cell table:style-name="Table26.D2" office:value-type="string">
            <text:p text:style-name="P409"/>
          </table:table-cell>
        </table:table-row>
        <table:table-row table:style-name="TableLine94048323850272">
          <table:table-cell table:style-name="Table26.A2" office:value-type="string">
            <text:p text:style-name="P781">language_id</text:p>
          </table:table-cell>
          <table:table-cell table:style-name="Table26.A2" office:value-type="string">
            <text:p text:style-name="P786">Big int </text:p>
          </table:table-cell>
          <table:table-cell table:style-name="Table26.A2" office:value-type="string">
            <text:p text:style-name="P794">Not null , unsigned , </text:p>
            <text:p text:style-name="P794"><text:span text:style-name="T619">foreign key →</text:span><text:span text:style-name="T620"> </text:span><text:span text:style-name="T621">languages(id)</text:span></text:p>
            <text:p text:style-name="P794"/>
            <text:p text:style-name="P795">on Delete → (<text:span text:style-name="T622">cascade</text:span>)</text:p>
            <text:p text:style-name="P795">on Update → (<text:span text:style-name="T623">cascade</text:span>)</text:p>
          </table:table-cell>
          <table:table-cell table:style-name="Table26.D2" office:value-type="string">
            <text:p text:style-name="P409"/>
          </table:table-cell>
        </table:table-row>
      </table:table>
      <text:p text:style-name="P346"/>
      <text:list xml:id="list150122755801295" text:continue-numbering="true" text:style-name="L55">
        <text:list-item>
          <text:list>
            <text:list-item>
              <text:p text:style-name="P1808">ارتباطات :‌</text:p>
              <text:list>
                <text:list-item>
                  <text:p text:style-name="P1808">services : </text:p>
                  <text:list>
                    <text:list-item>
                      <text:p text:style-name="P1800">نوع : <text:span text:style-name="T609">1 به n</text:span></text:p>
                    </text:list-item>
                    <text:list-item>
                      <text:p text:style-name="P1804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50123843564233" text:continue-numbering="true" text:style-name="L55">
        <text:list-item>
          <text:list>
            <text:list-item>
              <text:list>
                <text:list-item>
                  <text:p text:style-name="P1809">languages : </text:p>
                  <text:list>
                    <text:list-item>
                      <text:p text:style-name="P1810">نوع :‌<text:span text:style-name="T624">1 به n </text:span></text:p>
                    </text:list-item>
                    <text:list-item>
                      <text:p text:style-name="P1810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1">skill_groups : <text:span text:style-name="T687">در این جدول skill group ها ذخیره م</text:span><text:span text:style-name="T688">یشود !!!</text:span></text:p>
        </text:list-item>
      </text:list>
      <text:p text:style-name="P120"/>
      <text:list xml:id="list150123945272087" text:continue-numbering="true" text:style-name="L55">
        <text:list-item>
          <text:list>
            <text:list-item>
              <text:p text:style-name="P1811">ستون ها : </text:p>
            </text:list-item>
          </text:list>
        </text:list-item>
      </text:list>
      <text:p text:style-name="P12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048323874272">
          <table:table-cell table:style-name="Table29.A1" office:value-type="string">
            <text:p text:style-name="P464">Name</text:p>
          </table:table-cell>
          <table:table-cell table:style-name="Table29.A1" office:value-type="string">
            <text:p text:style-name="P464">Data Type</text:p>
          </table:table-cell>
          <table:table-cell table:style-name="Table29.A1" office:value-type="string">
            <text:p text:style-name="P464">Attributes</text:p>
          </table:table-cell>
          <table:table-cell table:style-name="Table29.D1" office:value-type="string">
            <text:p text:style-name="P464">Comment</text:p>
          </table:table-cell>
        </table:table-row>
        <table:table-row table:style-name="TableLine94048323904160">
          <table:table-cell table:style-name="Table29.A2" office:value-type="string">
            <text:p text:style-name="P824">Id</text:p>
          </table:table-cell>
          <table:table-cell table:style-name="Table29.A2" office:value-type="string">
            <text:p text:style-name="P824">Big int</text:p>
          </table:table-cell>
          <table:table-cell table:style-name="Table29.A2" office:value-type="string">
            <text:p text:style-name="P831">Unsigned , not null ,<text:span text:style-name="T692">index,</text:span></text:p>
            <text:p text:style-name="P832">unique ,<text:span text:style-name="T693">primary key ,</text:span></text:p>
            <text:p text:style-name="P835"><text:s/>auto increment</text:p>
          </table:table-cell>
          <table:table-cell table:style-name="Table29.D2" office:value-type="string">
            <text:p text:style-name="P409"/>
          </table:table-cell>
        </table:table-row>
        <table:table-row table:style-name="TableLine94048323906720">
          <table:table-cell table:style-name="Table29.A2" office:value-type="string">
            <text:p text:style-name="P825">name</text:p>
          </table:table-cell>
          <table:table-cell table:style-name="Table29.A2" office:value-type="string">
            <text:p text:style-name="P825">varchar(<text:span text:style-name="T689">50</text:span>)</text:p>
          </table:table-cell>
          <table:table-cell table:style-name="Table29.A2" office:value-type="string">
            <text:p text:style-name="P833">Not null</text:p>
          </table:table-cell>
          <table:table-cell table:style-name="Table29.D2" office:value-type="string">
            <text:p text:style-name="P409"/>
          </table:table-cell>
        </table:table-row>
        <table:table-row table:style-name="TableLine94048323907632">
          <table:table-cell table:style-name="Table29.A2" office:value-type="string">
            <text:p text:style-name="P431"><text:span text:style-name="T690">p</text:span><text:span text:style-name="T691">ercent</text:span></text:p>
          </table:table-cell>
          <table:table-cell table:style-name="Table29.A2" office:value-type="string">
            <text:p text:style-name="P829">Tiny Int</text:p>
          </table:table-cell>
          <table:table-cell table:style-name="Table29.A2" office:value-type="string">
            <text:p text:style-name="P830">Unsigned , not null ,</text:p>
          </table:table-cell>
          <table:table-cell table:style-name="Table29.D2" office:value-type="string">
            <text:p text:style-name="P409"/>
          </table:table-cell>
        </table:table-row>
        <table:table-row table:style-name="TableLine94048323908592">
          <table:table-cell table:style-name="Table29.A2" office:value-type="string">
            <text:p text:style-name="P1283">active</text:p>
          </table:table-cell>
          <table:table-cell table:style-name="Table29.A2" office:value-type="string">
            <text:p text:style-name="P1111">boolean</text:p>
          </table:table-cell>
          <table:table-cell table:style-name="Table29.A2" office:value-type="string">
            <text:p text:style-name="P834">Not null defualt ‘<text:span text:style-name="T694">1</text:span>’</text:p>
          </table:table-cell>
          <table:table-cell table:style-name="Table29.D2" office:value-type="string">
            <text:p text:style-name="P409"/>
          </table:table-cell>
        </table:table-row>
        <table:table-row table:style-name="TableLine94048323909504">
          <table:table-cell table:style-name="Table29.A2" office:value-type="string">
            <text:p text:style-name="P826">sort</text:p>
          </table:table-cell>
          <table:table-cell table:style-name="Table29.A2" office:value-type="string">
            <text:p text:style-name="P827">Tiny int</text:p>
          </table:table-cell>
          <table:table-cell table:style-name="Table29.A2" office:value-type="string">
            <text:p text:style-name="P828">Unsigned , nullable</text:p>
          </table:table-cell>
          <table:table-cell table:style-name="Table29.D2" office:value-type="string">
            <text:p text:style-name="P409"/>
          </table:table-cell>
        </table:table-row>
        <table:table-row table:style-name="TableLine94048323910528">
          <table:table-cell table:style-name="Table29.A2" office:value-type="string">
            <text:p text:style-name="P836">app_setting_id</text:p>
          </table:table-cell>
          <table:table-cell table:style-name="Table29.A2" office:value-type="string">
            <text:p text:style-name="P837">Big int</text:p>
          </table:table-cell>
          <table:table-cell table:style-name="Table29.A2" office:value-type="string">
            <text:p text:style-name="P838">Unsigned , <text:span text:style-name="T695">not null , foreign key → app_settings(id)</text:span></text:p>
            <text:p text:style-name="P838"/>
            <text:p text:style-name="P839">on Delete → (<text:span text:style-name="T696">cascade</text:span>)</text:p>
            <text:p text:style-name="P839">on Update → (<text:span text:style-name="T696">cascade</text:span>)</text:p>
          </table:table-cell>
          <table:table-cell table:style-name="Table29.D2" office:value-type="string">
            <text:p text:style-name="P409"/>
          </table:table-cell>
        </table:table-row>
      </table:table>
      <text:p text:style-name="P349"/>
      <text:list xml:id="list2807334457" text:style-name="L56">
        <text:list-item>
          <text:list>
            <text:list-item>
              <text:p text:style-name="P1812">روابط :‌</text:p>
              <text:list>
                <text:list-item>
                  <text:p text:style-name="P1813">app_Settings : </text:p>
                  <text:list>
                    <text:list-item>
                      <text:p text:style-name="P1814">نوع‌: <text:span text:style-name="T697">1 به n</text:span></text:p>
                    </text:list-item>
                    <text:list-item>
                      <text:p text:style-name="P1815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50124277698617" text:continue-numbering="true" text:style-name="L56">
        <text:list-item>
          <text:list>
            <text:list-item>
              <text:list>
                <text:list-item>
                  <text:p text:style-name="P1819">dates : </text:p>
                  <text:list>
                    <text:list-item>
                      <text:p text:style-name="P1816">نوع‌: <text:span text:style-name="T697">1 به n </text:span></text:p>
                    </text:list-item>
                    <text:list-item>
                      <text:p text:style-name="P1816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50123610501582" text:continue-numbering="true" text:style-name="L56">
        <text:list-item>
          <text:list>
            <text:list-item>
              <text:list>
                <text:list-item>
                  <text:p text:style-name="P1819">users :</text:p>
                  <text:list>
                    <text:list-item>
                      <text:p text:style-name="P1815">نوع‌:<text:span text:style-name="T699">1 به n </text:span></text:p>
                    </text:list-item>
                    <text:list-item>
                      <text:p text:style-name="P1817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23"/>
      <text:p text:style-name="P123"/>
      <text:p text:style-name="P123"/>
      <text:p text:style-name="P123"/>
      <text:p text:style-name="P123"/>
      <text:list xml:id="list150124167295238" text:continue-numbering="true" text:style-name="L56">
        <text:list-item>
          <text:list>
            <text:list-item>
              <text:list>
                <text:list-item>
                  <text:p text:style-name="P1820"><text:soft-page-break/>iconables : </text:p>
                  <text:list>
                    <text:list-item>
                      <text:p text:style-name="P1818">نوع‌:<text:span text:style-name="T698">1 به 1</text:span></text:p>
                    </text:list-item>
                    <text:list-item>
                      <text:p text:style-name="P1818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472"/>
      <text:list xml:id="list150123095128849" text:continue-numbering="true" text:style-name="L56">
        <text:list-item>
          <text:p text:style-name="P1515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15"/>
          <text:list>
            <text:list-item>
              <text:p text:style-name="P1821">ستون : </text:p>
            </text:list-item>
          </text:list>
        </text:list-item>
      </text:list>
      <text:p text:style-name="P12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048323962256">
          <table:table-cell table:style-name="Table30.A1" office:value-type="string">
            <text:p text:style-name="P464">Name</text:p>
          </table:table-cell>
          <table:table-cell table:style-name="Table30.A1" office:value-type="string">
            <text:p text:style-name="P464">Data Type</text:p>
          </table:table-cell>
          <table:table-cell table:style-name="Table30.A1" office:value-type="string">
            <text:p text:style-name="P464">Attributes</text:p>
          </table:table-cell>
          <table:table-cell table:style-name="Table30.D1" office:value-type="string">
            <text:p text:style-name="P464">Comment</text:p>
          </table:table-cell>
        </table:table-row>
        <table:table-row table:style-name="TableLine94048324007856">
          <table:table-cell table:style-name="Table30.A2" office:value-type="string">
            <text:p text:style-name="P840">id</text:p>
          </table:table-cell>
          <table:table-cell table:style-name="Table30.A2" office:value-type="string">
            <text:p text:style-name="P841">Big int</text:p>
          </table:table-cell>
          <table:table-cell table:style-name="Table30.A2" office:value-type="string">
            <text:p text:style-name="P844">Unsigned , not null , index,</text:p>
            <text:p text:style-name="P845">unique , primary key , </text:p>
            <text:p text:style-name="P859">auto increment</text:p>
          </table:table-cell>
          <table:table-cell table:style-name="Table30.D2" office:value-type="string">
            <text:p text:style-name="P409"/>
          </table:table-cell>
        </table:table-row>
        <table:table-row table:style-name="TableLine94048324009904">
          <table:table-cell table:style-name="Table30.A2" office:value-type="string">
            <text:p text:style-name="P840">name</text:p>
          </table:table-cell>
          <table:table-cell table:style-name="Table30.A2" office:value-type="string">
            <text:p text:style-name="P444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46">Not null</text:p>
          </table:table-cell>
          <table:table-cell table:style-name="Table30.D2" office:value-type="string">
            <text:p text:style-name="P409"/>
          </table:table-cell>
        </table:table-row>
        <table:table-row table:style-name="TableLine94048324010816">
          <table:table-cell table:style-name="Table30.A2" office:value-type="string">
            <text:p text:style-name="P432"><text:span text:style-name="T690">p</text:span><text:span text:style-name="T691">ercent</text:span></text:p>
          </table:table-cell>
          <table:table-cell table:style-name="Table30.A2" office:value-type="string">
            <text:p text:style-name="P842">Tiny int</text:p>
          </table:table-cell>
          <table:table-cell table:style-name="Table30.A2" office:value-type="string">
            <text:p text:style-name="P847">Unsigned , not null </text:p>
          </table:table-cell>
          <table:table-cell table:style-name="Table30.D2" office:value-type="string">
            <text:p text:style-name="P409"/>
          </table:table-cell>
        </table:table-row>
        <table:table-row table:style-name="TableLine94048324011776">
          <table:table-cell table:style-name="Table30.A2" office:value-type="string">
            <text:p text:style-name="P840">sort</text:p>
          </table:table-cell>
          <table:table-cell table:style-name="Table30.A2" office:value-type="string">
            <text:p text:style-name="P843">Tiny int</text:p>
          </table:table-cell>
          <table:table-cell table:style-name="Table30.A2" office:value-type="string">
            <text:p text:style-name="P848">Unsigned , nullable</text:p>
          </table:table-cell>
          <table:table-cell table:style-name="Table30.D2" office:value-type="string">
            <text:p text:style-name="P409"/>
          </table:table-cell>
        </table:table-row>
        <table:table-row table:style-name="TableLine94048324013040">
          <table:table-cell table:style-name="Table30.A2" office:value-type="string">
            <text:p text:style-name="P1284">active</text:p>
          </table:table-cell>
          <table:table-cell table:style-name="Table30.A2" office:value-type="string">
            <text:p text:style-name="P1112">boolean</text:p>
          </table:table-cell>
          <table:table-cell table:style-name="Table30.A2" office:value-type="string">
            <text:p text:style-name="P849">Not null , defualt <text:span text:style-name="T711">1</text:span></text:p>
          </table:table-cell>
          <table:table-cell table:style-name="Table30.D2" office:value-type="string">
            <text:p text:style-name="P409"/>
          </table:table-cell>
        </table:table-row>
        <table:table-row table:style-name="TableLine94048324014064">
          <table:table-cell table:style-name="Table30.A2" office:value-type="string">
            <text:p text:style-name="P840">skill_group_id</text:p>
          </table:table-cell>
          <table:table-cell table:style-name="Table30.A2" office:value-type="string">
            <text:p text:style-name="P843">Big int</text:p>
          </table:table-cell>
          <table:table-cell table:style-name="Table30.A2" office:value-type="string">
            <text:p text:style-name="P850">Unsigned , <text:span text:style-name="T712">nullable , </text:span></text:p>
            <text:p text:style-name="P851">foreign key → <text:span text:style-name="T713">skill_groups(</text:span><text:span text:style-name="T714">id</text:span><text:span text:style-name="T713">)</text:span></text:p>
            <text:p text:style-name="P851"/>
            <text:p text:style-name="P852">on Delete → (set null)</text:p>
            <text:p text:style-name="P853">on Update → (cascade)</text:p>
          </table:table-cell>
          <table:table-cell table:style-name="Table30.D2" office:value-type="string">
            <text:p text:style-name="P409"/>
          </table:table-cell>
        </table:table-row>
      </table:table>
      <text:p text:style-name="P344"/>
      <text:list xml:id="list1248872035" text:style-name="L57">
        <text:list-item>
          <text:list>
            <text:list-item>
              <text:p text:style-name="P1822">ارتباط ها :‌</text:p>
              <text:list>
                <text:list-item>
                  <text:p text:style-name="P1823">skill_groups : </text:p>
                  <text:list>
                    <text:list-item>
                      <text:p text:style-name="P1824">نوع : <text:span text:style-name="T715">1 به n </text:span></text:p>
                    </text:list-item>
                    <text:list-item>
                      <text:p text:style-name="P1824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50122641360793" text:continue-numbering="true" text:style-name="L57">
        <text:list-item>
          <text:list>
            <text:list-item>
              <text:list>
                <text:list-item>
                  <text:p text:style-name="P1823">dates : </text:p>
                  <text:list>
                    <text:list-item>
                      <text:p text:style-name="P1824">نوع : <text:span text:style-name="T717">1 به n </text:span></text:p>
                    </text:list-item>
                    <text:list-item>
                      <text:p text:style-name="P1824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50124225753261" text:continue-numbering="true" text:style-name="L57">
        <text:list-item>
          <text:list>
            <text:list-item>
              <text:list>
                <text:list-item>
                  <text:p text:style-name="P1823">users : </text:p>
                  <text:list>
                    <text:list-item>
                      <text:p text:style-name="P1825">نوع : <text:s/><text:span text:style-name="T717">1 به n </text:span></text:p>
                    </text:list-item>
                    <text:list-item>
                      <text:p text:style-name="P1824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2">single_skills : در این جدول skill های تکی که عضو هیچ گروهی نیستند <text:span text:style-name="T721">ذخیره میشود !!!</text:span></text:p>
          <text:list>
            <text:list-item>
              <text:p text:style-name="P1826">ستون ها :‌</text:p>
            </text:list-item>
          </text:list>
        </text:list-item>
      </text:list>
      <text:p text:style-name="P127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048324054528">
          <table:table-cell table:style-name="Table31.A1" office:value-type="string">
            <text:p text:style-name="P464">Name</text:p>
          </table:table-cell>
          <table:table-cell table:style-name="Table31.A1" office:value-type="string">
            <text:p text:style-name="P464">Data Type</text:p>
          </table:table-cell>
          <table:table-cell table:style-name="Table31.A1" office:value-type="string">
            <text:p text:style-name="P464">Attributes</text:p>
          </table:table-cell>
          <table:table-cell table:style-name="Table31.D1" office:value-type="string">
            <text:p text:style-name="P464">Comment</text:p>
          </table:table-cell>
        </table:table-row>
        <table:table-row table:style-name="TableLine94048324086608">
          <table:table-cell table:style-name="Table31.A2" office:value-type="string">
            <text:p text:style-name="P855">id</text:p>
          </table:table-cell>
          <table:table-cell table:style-name="Table31.A2" office:value-type="string">
            <text:p text:style-name="P858">Big int</text:p>
          </table:table-cell>
          <table:table-cell table:style-name="Table31.A2" office:value-type="string">
            <text:p text:style-name="P858">Unsigned , not null ,index,</text:p>
            <text:p text:style-name="P858">unique , primary key , </text:p>
            <text:p text:style-name="P858">auto increment</text:p>
          </table:table-cell>
          <table:table-cell table:style-name="Table31.D2" office:value-type="string">
            <text:p text:style-name="P409"/>
          </table:table-cell>
        </table:table-row>
        <table:table-row table:style-name="TableLine94048324088784">
          <table:table-cell table:style-name="Table31.A2" office:value-type="string">
            <text:p text:style-name="P855">name</text:p>
          </table:table-cell>
          <table:table-cell table:style-name="Table31.A2" office:value-type="string">
            <text:p text:style-name="P445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58">Not null</text:p>
          </table:table-cell>
          <table:table-cell table:style-name="Table31.D2" office:value-type="string">
            <text:p text:style-name="P409"/>
          </table:table-cell>
        </table:table-row>
        <table:table-row table:style-name="TableLine94048324089696">
          <table:table-cell table:style-name="Table31.A2" office:value-type="string">
            <text:p text:style-name="P854"><text:span text:style-name="T690">p</text:span><text:span text:style-name="T691">ercent</text:span></text:p>
          </table:table-cell>
          <table:table-cell table:style-name="Table31.A2" office:value-type="string">
            <text:p text:style-name="P858">Tiny int</text:p>
          </table:table-cell>
          <table:table-cell table:style-name="Table31.A2" office:value-type="string">
            <text:p text:style-name="P858"><text:s/>Unsigned , Not null</text:p>
          </table:table-cell>
          <table:table-cell table:style-name="Table31.D2" office:value-type="string">
            <text:p text:style-name="P409"/>
          </table:table-cell>
        </table:table-row>
        <table:table-row table:style-name="TableLine94048324090656">
          <table:table-cell table:style-name="Table31.A2" office:value-type="string">
            <text:p text:style-name="P1285">active</text:p>
          </table:table-cell>
          <table:table-cell table:style-name="Table31.A2" office:value-type="string">
            <text:p text:style-name="P1113">boolean</text:p>
          </table:table-cell>
          <table:table-cell table:style-name="Table31.A2" office:value-type="string">
            <text:p text:style-name="P860">No null ,defualt 1</text:p>
          </table:table-cell>
          <table:table-cell table:style-name="Table31.D2" office:value-type="string">
            <text:p text:style-name="P409"/>
          </table:table-cell>
        </table:table-row>
        <table:table-row table:style-name="TableLine94048324092080">
          <table:table-cell table:style-name="Table31.A2" office:value-type="string">
            <text:p text:style-name="P856">sort</text:p>
          </table:table-cell>
          <table:table-cell table:style-name="Table31.A2" office:value-type="string">
            <text:p text:style-name="P858">Tiny int</text:p>
          </table:table-cell>
          <table:table-cell table:style-name="Table31.A2" office:value-type="string">
            <text:p text:style-name="P861">Nullable , unsigned</text:p>
          </table:table-cell>
          <table:table-cell table:style-name="Table31.D2" office:value-type="string">
            <text:p text:style-name="P409"/>
          </table:table-cell>
        </table:table-row>
        <table:table-row table:style-name="TableLine94048324093104">
          <table:table-cell table:style-name="Table31.A2" office:value-type="string">
            <text:p text:style-name="P857">app_setting_id</text:p>
          </table:table-cell>
          <table:table-cell table:style-name="Table31.A2" office:value-type="string">
            <text:p text:style-name="P858">Big int</text:p>
          </table:table-cell>
          <table:table-cell table:style-name="Table31.A2" office:value-type="string">
            <text:p text:style-name="P862">Unsigned , nullable , </text:p>
            <text:p text:style-name="P862">foreign key → app_settings(id)</text:p>
            <text:p text:style-name="P862"/>
            <text:p text:style-name="P863">on Delete → (set null) </text:p>
            <text:p text:style-name="P863">on Update → (cascade) </text:p>
          </table:table-cell>
          <table:table-cell table:style-name="Table31.D2" office:value-type="string">
            <text:p text:style-name="P409"/>
          </table:table-cell>
        </table:table-row>
      </table:table>
      <text:p text:style-name="P350"/>
      <text:list xml:id="list3259597480" text:style-name="L58">
        <text:list-item>
          <text:list>
            <text:list-item>
              <text:p text:style-name="P1827">ارتباطات : </text:p>
              <text:list>
                <text:list-item>
                  <text:p text:style-name="P1828">dates : </text:p>
                  <text:list>
                    <text:list-item>
                      <text:p text:style-name="P1828">نوع : <text:span text:style-name="T722">1 به n</text:span></text:p>
                    </text:list-item>
                    <text:list-item>
                      <text:p text:style-name="P1828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50122511398019" text:continue-numbering="true" text:style-name="L58">
        <text:list-item>
          <text:list>
            <text:list-item>
              <text:list>
                <text:list-item>
                  <text:p text:style-name="P1829">users : </text:p>
                  <text:list>
                    <text:list-item>
                      <text:p text:style-name="P1829">نوع : <text:span text:style-name="T723">1 به n </text:span></text:p>
                    </text:list-item>
                    <text:list-item>
                      <text:p text:style-name="P1830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50122967038510" text:continue-numbering="true" text:style-name="L58">
        <text:list-item>
          <text:list>
            <text:list-item>
              <text:list>
                <text:list-item>
                  <text:p text:style-name="P1831">app_settings : </text:p>
                  <text:list>
                    <text:list-item>
                      <text:p text:style-name="P1831">نوع :‌<text:span text:style-name="T724">1 به n </text:span></text:p>
                    </text:list-item>
                    <text:list-item>
                      <text:p text:style-name="P1831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3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0"/>
      <text:list xml:id="list150122910024462" text:continue-numbering="true" text:style-name="L58">
        <text:list-item>
          <text:list>
            <text:list-item>
              <text:p text:style-name="P1832">ستون ها :‌</text:p>
            </text:list-item>
          </text:list>
        </text:list-item>
      </text:list>
      <text:p text:style-name="P13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048324130416">
          <table:table-cell table:style-name="Table32.A1" office:value-type="string">
            <text:p text:style-name="P464">Name</text:p>
          </table:table-cell>
          <table:table-cell table:style-name="Table32.A1" office:value-type="string">
            <text:p text:style-name="P464">Data Type</text:p>
          </table:table-cell>
          <table:table-cell table:style-name="Table32.A1" office:value-type="string">
            <text:p text:style-name="P464">Attributes</text:p>
          </table:table-cell>
          <table:table-cell table:style-name="Table32.D1" office:value-type="string">
            <text:p text:style-name="P464">Comment</text:p>
          </table:table-cell>
        </table:table-row>
        <table:table-row table:style-name="TableLine94048324170576">
          <table:table-cell table:style-name="Table32.A2" office:value-type="string">
            <text:p text:style-name="P864">id</text:p>
          </table:table-cell>
          <table:table-cell table:style-name="Table32.A2" office:value-type="string">
            <text:p text:style-name="P866">Big int</text:p>
          </table:table-cell>
          <table:table-cell table:style-name="Table32.A2" office:value-type="string">
            <text:p text:style-name="P868">Unsigned, not null , index </text:p>
            <text:p text:style-name="P869">unique , primary key , auto increment </text:p>
          </table:table-cell>
          <table:table-cell table:style-name="Table32.D2" office:value-type="string">
            <text:p text:style-name="P409"/>
          </table:table-cell>
        </table:table-row>
        <table:table-row table:style-name="TableLine94048324173008">
          <table:table-cell table:style-name="Table32.A2" office:value-type="string">
            <text:p text:style-name="P864">message</text:p>
          </table:table-cell>
          <table:table-cell table:style-name="Table32.A2" office:value-type="string">
            <text:p text:style-name="P867">varchar(<text:span text:style-name="T730">128</text:span>)</text:p>
          </table:table-cell>
          <table:table-cell table:style-name="Table32.A2" office:value-type="string">
            <text:p text:style-name="P870">Not null</text:p>
          </table:table-cell>
          <table:table-cell table:style-name="Table32.D2" office:value-type="string">
            <text:p text:style-name="P409"/>
          </table:table-cell>
        </table:table-row>
        <table:table-row table:style-name="TableLine94048324173920">
          <table:table-cell table:style-name="Table32.A2" office:value-type="string">
            <text:p text:style-name="P1286">active</text:p>
          </table:table-cell>
          <table:table-cell table:style-name="Table32.A2" office:value-type="string">
            <text:p text:style-name="P1114">boolean</text:p>
          </table:table-cell>
          <table:table-cell table:style-name="Table32.A2" office:value-type="string">
            <text:p text:style-name="P871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09"/>
          </table:table-cell>
        </table:table-row>
        <table:table-row table:style-name="TableLine94048324174880">
          <table:table-cell table:style-name="Table32.A2" office:value-type="string">
            <text:p text:style-name="P865">app_Setting_id</text:p>
          </table:table-cell>
          <table:table-cell table:style-name="Table32.A2" office:value-type="string">
            <text:p text:style-name="P866">Big int</text:p>
          </table:table-cell>
          <table:table-cell table:style-name="Table32.A2" office:value-type="string">
            <text:p text:style-name="P873">Nullable , <text:span text:style-name="T787">unsigned ,</text:span></text:p>
            <text:p text:style-name="P896">foreign key → app_settings(id)</text:p>
            <text:p text:style-name="P872"/>
            <text:p text:style-name="P874">On Delete → (set null) ,</text:p>
            <text:p text:style-name="P874">On Update → (cascade) ,</text:p>
          </table:table-cell>
          <table:table-cell table:style-name="Table32.D2" office:value-type="string">
            <text:p text:style-name="P409"/>
          </table:table-cell>
        </table:table-row>
        <table:table-row table:style-name="TableLine94048324176304">
          <table:table-cell table:style-name="Table32.A2" office:value-type="string">
            <text:p text:style-name="P865">language_id</text:p>
          </table:table-cell>
          <table:table-cell table:style-name="Table32.A2" office:value-type="string">
            <text:p text:style-name="P866">Big int</text:p>
          </table:table-cell>
          <table:table-cell table:style-name="Table32.A2" office:value-type="string">
            <text:p text:style-name="P889">Not null , <text:span text:style-name="T787">unsigned ,</text:span></text:p>
            <text:p text:style-name="P886">foreign key → languages(id)</text:p>
            <text:p text:style-name="P886"/>
            <text:p text:style-name="P875">On Delete → (cascade) ,</text:p>
            <text:p text:style-name="P876">On Update → (cascade) ,</text:p>
          </table:table-cell>
          <table:table-cell table:style-name="Table32.D2" office:value-type="string">
            <text:p text:style-name="P409"/>
          </table:table-cell>
        </table:table-row>
      </table:table>
      <text:p text:style-name="P351"/>
      <text:list xml:id="list3073221215" text:style-name="L59">
        <text:list-item>
          <text:list>
            <text:list-item>
              <text:p text:style-name="P1833">ارتباطات : </text:p>
              <text:list>
                <text:list-item>
                  <text:p text:style-name="P1834">app_settings : </text:p>
                  <text:list>
                    <text:list-item>
                      <text:p text:style-name="P1835">نوع : <text:span text:style-name="T734">1 به n </text:span></text:p>
                    </text:list-item>
                    <text:list-item>
                      <text:p text:style-name="P1516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50123724236415" text:continue-numbering="true" text:style-name="L59">
        <text:list-item>
          <text:list>
            <text:list-item>
              <text:list>
                <text:list-item>
                  <text:p text:style-name="P1834">languages : </text:p>
                  <text:list>
                    <text:list-item>
                      <text:p text:style-name="P1835">نوع : <text:span text:style-name="T737">1 به n</text:span></text:p>
                    </text:list-item>
                    <text:list-item>
                      <text:p text:style-name="P1836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50123661280564" text:continue-numbering="true" text:style-name="L59">
        <text:list-item>
          <text:list>
            <text:list-item>
              <text:list>
                <text:list-item>
                  <text:p text:style-name="P1834">dates : </text:p>
                  <text:list>
                    <text:list-item>
                      <text:p text:style-name="P1835">نوع : <text:span text:style-name="T738">1 به n </text:span></text:p>
                    </text:list-item>
                    <text:list-item>
                      <text:p text:style-name="P1836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p text:style-name="P132"/>
      <text:p text:style-name="P132"/>
      <text:list xml:id="list150122267865432" text:continue-numbering="true" text:style-name="L59">
        <text:list-item>
          <text:list>
            <text:list-item>
              <text:list>
                <text:list-item>
                  <text:p text:style-name="P1834"><text:soft-page-break/>users : </text:p>
                  <text:list>
                    <text:list-item>
                      <text:p text:style-name="P1835">نوع : <text:span text:style-name="T741">1 به n</text:span></text:p>
                    </text:list-item>
                    <text:list-item>
                      <text:p text:style-name="P1836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50123238870156" text:continue-numbering="true" text:style-name="L59">
        <text:list-item>
          <text:p text:style-name="P2304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3"/>
      <text:list xml:id="list150122518206237" text:continue-numbering="true" text:style-name="L59">
        <text:list-item>
          <text:list>
            <text:list-item>
              <text:p text:style-name="P1837">ستون ها : </text:p>
            </text:list-item>
          </text:list>
        </text:list-item>
      </text:list>
      <text:p text:style-name="P134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048324208928">
          <table:table-cell table:style-name="Table33.A1" office:value-type="string">
            <text:p text:style-name="P464">Name</text:p>
          </table:table-cell>
          <table:table-cell table:style-name="Table33.A1" office:value-type="string">
            <text:p text:style-name="P464">Data Type</text:p>
          </table:table-cell>
          <table:table-cell table:style-name="Table33.A1" office:value-type="string">
            <text:p text:style-name="P464">Attributes</text:p>
          </table:table-cell>
          <table:table-cell table:style-name="Table33.D1" office:value-type="string">
            <text:p text:style-name="P464">Comment</text:p>
          </table:table-cell>
        </table:table-row>
        <table:table-row table:style-name="TableLine94048324254416">
          <table:table-cell table:style-name="Table33.A2" office:value-type="string">
            <text:p text:style-name="P897">id</text:p>
          </table:table-cell>
          <table:table-cell table:style-name="Table33.A2" office:value-type="string">
            <text:p text:style-name="P898">Big int</text:p>
          </table:table-cell>
          <table:table-cell table:style-name="Table33.A2" office:value-type="string">
            <text:p text:style-name="P901">Unsigned , not null , index ,</text:p>
            <text:p text:style-name="P901">unique , primary key , </text:p>
            <text:p text:style-name="P901">auto increment</text:p>
          </table:table-cell>
          <table:table-cell table:style-name="Table33.D2" office:value-type="string">
            <text:p text:style-name="P409"/>
          </table:table-cell>
        </table:table-row>
        <table:table-row table:style-name="TableLine94048324256592">
          <table:table-cell table:style-name="Table33.A2" office:value-type="string">
            <text:p text:style-name="P897">sort</text:p>
          </table:table-cell>
          <table:table-cell table:style-name="Table33.A2" office:value-type="string">
            <text:p text:style-name="P899">Tiny int</text:p>
          </table:table-cell>
          <table:table-cell table:style-name="Table33.A2" office:value-type="string">
            <text:p text:style-name="P902">Nullable , unsigned </text:p>
          </table:table-cell>
          <table:table-cell table:style-name="Table33.D2" office:value-type="string">
            <text:p text:style-name="P409"/>
          </table:table-cell>
        </table:table-row>
        <table:table-row table:style-name="TableLine94048324257504">
          <table:table-cell table:style-name="Table33.A2" office:value-type="string">
            <text:p text:style-name="P1287">active</text:p>
          </table:table-cell>
          <table:table-cell table:style-name="Table33.A2" office:value-type="string">
            <text:p text:style-name="P1115">boolean</text:p>
          </table:table-cell>
          <table:table-cell table:style-name="Table33.A2" office:value-type="string">
            <text:p text:style-name="P903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09"/>
          </table:table-cell>
        </table:table-row>
        <table:table-row table:style-name="TableLine94048324258464">
          <table:table-cell table:style-name="Table33.A2" office:value-type="string">
            <text:p text:style-name="P897">app_setting_id</text:p>
          </table:table-cell>
          <table:table-cell table:style-name="Table33.A2" office:value-type="string">
            <text:p text:style-name="P900">Big int</text:p>
          </table:table-cell>
          <table:table-cell table:style-name="Table33.A2" office:value-type="string">
            <text:p text:style-name="P905">Not null , <text:span text:style-name="T787">unsigned ,</text:span></text:p>
            <text:p text:style-name="P909">foreign key → app_settings(id)</text:p>
            <text:p text:style-name="P904"/>
            <text:p text:style-name="P907">On Delete → (cascade)</text:p>
            <text:p text:style-name="P907">On Update → (cascade)</text:p>
          </table:table-cell>
          <table:table-cell table:style-name="Table33.D2" office:value-type="string">
            <text:p text:style-name="P409"/>
          </table:table-cell>
        </table:table-row>
      </table:table>
      <text:p text:style-name="P352"/>
      <text:p text:style-name="P352"/>
      <text:list xml:id="list2954069478" text:style-name="L60">
        <text:list-item>
          <text:list>
            <text:list-item>
              <text:p text:style-name="P1838">ارتباطات : </text:p>
              <text:list>
                <text:list-item>
                  <text:p text:style-name="P1839">dates <text:s/>:<text:tab/></text:p>
                  <text:list>
                    <text:list-item>
                      <text:p text:style-name="P1840">نوع : <text:span text:style-name="T748">1 به n </text:span></text:p>
                    </text:list-item>
                    <text:list-item>
                      <text:p text:style-name="P1840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50122754452774" text:continue-numbering="true" text:style-name="L60">
        <text:list-item>
          <text:list>
            <text:list-item>
              <text:list>
                <text:list-item>
                  <text:p text:style-name="P1839">users : </text:p>
                  <text:list>
                    <text:list-item>
                      <text:p text:style-name="P1840">نوع : <text:span text:style-name="T749">1 به n </text:span></text:p>
                    </text:list-item>
                    <text:list-item>
                      <text:p text:style-name="P1840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50122512000141" text:continue-numbering="true" text:style-name="L60">
        <text:list-item>
          <text:list>
            <text:list-item>
              <text:list>
                <text:list-item>
                  <text:p text:style-name="P1839">app_settings : </text:p>
                  <text:list>
                    <text:list-item>
                      <text:p text:style-name="P1840">نوع : <text:span text:style-name="T755">1 به n</text:span></text:p>
                    </text:list-item>
                    <text:list-item>
                      <text:p text:style-name="P1840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50122808700939" text:continue-numbering="true" text:style-name="L60">
        <text:list-item>
          <text:list>
            <text:list-item>
              <text:list>
                <text:list-item>
                  <text:p text:style-name="P1839">iconables : </text:p>
                  <text:list>
                    <text:list-item>
                      <text:p text:style-name="P1840">نوع : <text:span text:style-name="T754">1 به 1 </text:span></text:p>
                    </text:list-item>
                    <text:list-item>
                      <text:p text:style-name="P1840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41"><text:soft-page-break/>contact_subject_translations : </text:p>
                  <text:list>
                    <text:list-item>
                      <text:p text:style-name="P1842">نوع : <text:span text:style-name="T770">1 به n</text:span></text:p>
                    </text:list-item>
                    <text:list-item>
                      <text:p text:style-name="P1842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498566868" text:style-name="L61">
        <text:list-item>
          <text:list>
            <text:list-item>
              <text:list>
                <text:list-item>
                  <text:p text:style-name="P1845">contacts : </text:p>
                  <text:list>
                    <text:list-item>
                      <text:p text:style-name="P1847">نوع ‌: <text:span text:style-name="T789">1 به n </text:span></text:p>
                    </text:list-item>
                    <text:list-item>
                      <text:p text:style-name="P1847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50124322324514" text:continue-list="list150122808700939" text:style-name="L60">
        <text:list-item>
          <text:p text:style-name="P2305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6"/>
      <text:list xml:id="list150123568562560" text:continue-numbering="true" text:style-name="L60">
        <text:list-item>
          <text:list>
            <text:list-item>
              <text:p text:style-name="P1851">ستون ها : </text:p>
            </text:list-item>
          </text:list>
        </text:list-item>
      </text:list>
      <text:p text:style-name="P137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048324342656">
          <table:table-cell table:style-name="Table34.A1" office:value-type="string">
            <text:p text:style-name="P464">Name</text:p>
          </table:table-cell>
          <table:table-cell table:style-name="Table34.A1" office:value-type="string">
            <text:p text:style-name="P464">Data Type</text:p>
          </table:table-cell>
          <table:table-cell table:style-name="Table34.A1" office:value-type="string">
            <text:p text:style-name="P464">Attributes</text:p>
          </table:table-cell>
          <table:table-cell table:style-name="Table34.D1" office:value-type="string">
            <text:p text:style-name="P464">Comment</text:p>
          </table:table-cell>
        </table:table-row>
        <table:table-row table:style-name="TableLine94048324370592">
          <table:table-cell table:style-name="Table34.A2" office:value-type="string">
            <text:p text:style-name="P911">id</text:p>
          </table:table-cell>
          <table:table-cell table:style-name="Table34.A2" office:value-type="string">
            <text:p text:style-name="P912">Big int</text:p>
          </table:table-cell>
          <table:table-cell table:style-name="Table34.A2" office:value-type="string">
            <text:p text:style-name="P915">Unsigned , not null ,</text:p>
            <text:p text:style-name="P915">index , <text:span text:style-name="T763">unique , </text:span></text:p>
            <text:p text:style-name="P916">primary key , <text:span text:style-name="T764">auto increment</text:span></text:p>
          </table:table-cell>
          <table:table-cell table:style-name="Table34.D2" office:value-type="string">
            <text:p text:style-name="P409"/>
          </table:table-cell>
        </table:table-row>
        <table:table-row table:style-name="TableLine94048324372896">
          <table:table-cell table:style-name="Table34.A2" office:value-type="string">
            <text:p text:style-name="P911">name</text:p>
          </table:table-cell>
          <table:table-cell table:style-name="Table34.A2" office:value-type="string">
            <text:p text:style-name="P912">varchar(<text:span text:style-name="T765">50</text:span>)</text:p>
          </table:table-cell>
          <table:table-cell table:style-name="Table34.A2" office:value-type="string">
            <text:p text:style-name="P917">Not null</text:p>
          </table:table-cell>
          <table:table-cell table:style-name="Table34.D2" office:value-type="string">
            <text:p text:style-name="P409"/>
          </table:table-cell>
        </table:table-row>
        <table:table-row table:style-name="TableLine94048324373808">
          <table:table-cell table:style-name="Table34.A2" office:value-type="string">
            <text:p text:style-name="P911">contact_subject_id</text:p>
          </table:table-cell>
          <table:table-cell table:style-name="Table34.A2" office:value-type="string">
            <text:p text:style-name="P913">Big int</text:p>
          </table:table-cell>
          <table:table-cell table:style-name="Table34.A2" office:value-type="string">
            <text:p text:style-name="P919">Not null , <text:span text:style-name="T787">unsigned ,</text:span></text:p>
            <text:p text:style-name="P918">foreign key → contact_subjects(id)</text:p>
            <text:p text:style-name="P918"/>
            <text:p text:style-name="P920">On Delete → (cascade)</text:p>
            <text:p text:style-name="P920">On Update → (cascade)</text:p>
          </table:table-cell>
          <table:table-cell table:style-name="Table34.D2" office:value-type="string">
            <text:p text:style-name="P409"/>
          </table:table-cell>
        </table:table-row>
        <table:table-row table:style-name="TableLine94048324374768">
          <table:table-cell table:style-name="Table34.A2" office:value-type="string">
            <text:p text:style-name="P911">language_id</text:p>
          </table:table-cell>
          <table:table-cell table:style-name="Table34.A2" office:value-type="string">
            <text:p text:style-name="P914">Big int</text:p>
          </table:table-cell>
          <table:table-cell table:style-name="Table34.A2" office:value-type="string">
            <text:p text:style-name="P888">Not null , <text:span text:style-name="T787">unsigned ,</text:span> </text:p>
            <text:p text:style-name="P887">foreign key → languages(id)</text:p>
            <text:p text:style-name="P887"/>
            <text:p text:style-name="P877">On Delete → (cascade) ,</text:p>
            <text:p text:style-name="P877">On Update → (cascade) ,</text:p>
          </table:table-cell>
          <table:table-cell table:style-name="Table34.D2" office:value-type="string">
            <text:p text:style-name="P409"/>
          </table:table-cell>
        </table:table-row>
      </table:table>
      <text:p text:style-name="P353"/>
      <text:list xml:id="list978648293" text:style-name="L62">
        <text:list-item>
          <text:list>
            <text:list-item>
              <text:p text:style-name="P1852">ارتباطات :‌</text:p>
              <text:list>
                <text:list-item>
                  <text:p text:style-name="P1853">languages : </text:p>
                  <text:list>
                    <text:list-item>
                      <text:p text:style-name="P1843">نوع : <text:span text:style-name="T766">1 به n</text:span></text:p>
                    </text:list-item>
                    <text:list-item>
                      <text:p text:style-name="P1844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><text:span text:style-name="T767"><text:tab/><text:tab/> <text:s text:c="5"/>contact_subject_translations است و هر یک </text:span><text:span text:style-name="T768">رکورد در جدول </text:span></text:p>
      <text:p text:style-name="P140"><text:tab/><text:tab/> <text:s text:c="3"/><text:span text:style-name="T767"><text:s/>contact_subject_translations </text:span><text:span text:style-name="T769">متعلق به یک language است !!!!</text:span></text:p>
      <text:p text:style-name="P138"/>
      <text:list xml:id="list150122590760297" text:continue-numbering="true" text:style-name="L62">
        <text:list-item>
          <text:list>
            <text:list-item>
              <text:list>
                <text:list-item>
                  <text:p text:style-name="P1854">contact_subjects : </text:p>
                  <text:list>
                    <text:list-item>
                      <text:p text:style-name="P1843">نوع : <text:span text:style-name="T770">1 به n</text:span></text:p>
                    </text:list-item>
                    <text:list-item>
                      <text:p text:style-name="P1843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6">contacts : <text:span text:style-name="T775">در این جدول message های تماس با ما ذخیره میشود !!! که فورم ان در صفحه index است . </text:span></text:p>
          <text:p text:style-name="P1855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2"/>
      <text:list xml:id="list150123437855362" text:continue-numbering="true" text:style-name="L62">
        <text:list-item>
          <text:list>
            <text:list-item>
              <text:p text:style-name="P1856">ستون ها :‌</text:p>
            </text:list-item>
          </text:list>
        </text:list-item>
      </text:list>
      <text:p text:style-name="P143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048324412688">
          <table:table-cell table:style-name="Table35.A1" office:value-type="string">
            <text:p text:style-name="P464">Name</text:p>
          </table:table-cell>
          <table:table-cell table:style-name="Table35.A1" office:value-type="string">
            <text:p text:style-name="P464">Data Type</text:p>
          </table:table-cell>
          <table:table-cell table:style-name="Table35.A1" office:value-type="string">
            <text:p text:style-name="P464">Attributes</text:p>
          </table:table-cell>
          <table:table-cell table:style-name="Table35.D1" office:value-type="string">
            <text:p text:style-name="P464">Comment</text:p>
          </table:table-cell>
        </table:table-row>
        <table:table-row table:style-name="TableLine94048324472880">
          <table:table-cell table:style-name="Table35.A2" office:value-type="string">
            <text:p text:style-name="P921">id</text:p>
          </table:table-cell>
          <table:table-cell table:style-name="Table35.A2" office:value-type="string">
            <text:p text:style-name="P923">Big int</text:p>
          </table:table-cell>
          <table:table-cell table:style-name="Table35.A2" office:value-type="string">
            <text:p text:style-name="P929">Unsigned , index, </text:p>
            <text:p text:style-name="P930">not null ,<text:span text:style-name="T776">primary key , unique ,</text:span></text:p>
            <text:p text:style-name="P930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09"/>
          </table:table-cell>
        </table:table-row>
        <table:table-row table:style-name="TableLine94048324474464">
          <table:table-cell table:style-name="Table35.A2" office:value-type="string">
            <text:p text:style-name="P921">name</text:p>
          </table:table-cell>
          <table:table-cell table:style-name="Table35.A2" office:value-type="string">
            <text:p text:style-name="P924">varchar(<text:span text:style-name="T778">48</text:span>)</text:p>
          </table:table-cell>
          <table:table-cell table:style-name="Table35.A2" office:value-type="string">
            <text:p text:style-name="P1124">nullable</text:p>
          </table:table-cell>
          <table:table-cell table:style-name="Table35.D2" office:value-type="string">
            <text:p text:style-name="P409"/>
          </table:table-cell>
        </table:table-row>
        <table:table-row table:style-name="TableLine94048324475376">
          <table:table-cell table:style-name="Table35.A2" office:value-type="string">
            <text:p text:style-name="P921">email</text:p>
          </table:table-cell>
          <table:table-cell table:style-name="Table35.A2" office:value-type="string">
            <text:p text:style-name="P925">varchar(<text:span text:style-name="T779">64</text:span>)</text:p>
          </table:table-cell>
          <table:table-cell table:style-name="Table35.A2" office:value-type="string">
            <text:p text:style-name="P1124">nullable</text:p>
          </table:table-cell>
          <table:table-cell table:style-name="Table35.D2" office:value-type="string">
            <text:p text:style-name="P409"/>
          </table:table-cell>
        </table:table-row>
        <table:table-row table:style-name="TableLine94048324476336">
          <table:table-cell table:style-name="Table35.A2" office:value-type="string">
            <text:p text:style-name="P921">message</text:p>
          </table:table-cell>
          <table:table-cell table:style-name="Table35.A2" office:value-type="string">
            <text:p text:style-name="P939">text</text:p>
          </table:table-cell>
          <table:table-cell table:style-name="Table35.A2" office:value-type="string">
            <text:p text:style-name="P931">Not null </text:p>
          </table:table-cell>
          <table:table-cell table:style-name="Table35.D2" office:value-type="string">
            <text:p text:style-name="P409"/>
          </table:table-cell>
        </table:table-row>
        <table:table-row table:style-name="TableLine94048324477520">
          <table:table-cell table:style-name="Table35.A2" office:value-type="string">
            <text:p text:style-name="P921">ip</text:p>
          </table:table-cell>
          <table:table-cell table:style-name="Table35.A2" office:value-type="string">
            <text:p text:style-name="P928">int</text:p>
          </table:table-cell>
          <table:table-cell table:style-name="Table35.A2" office:value-type="string">
            <text:p text:style-name="P932">Unsigned , not null </text:p>
          </table:table-cell>
          <table:table-cell table:style-name="Table35.D2" office:value-type="string">
            <text:p text:style-name="P409"/>
          </table:table-cell>
        </table:table-row>
        <table:table-row table:style-name="TableLine94048324478384">
          <table:table-cell table:style-name="Table35.A2" office:value-type="string">
            <text:p text:style-name="P921">contact_subject_id</text:p>
          </table:table-cell>
          <table:table-cell table:style-name="Table35.A2" office:value-type="string">
            <text:p text:style-name="P926">Big int</text:p>
          </table:table-cell>
          <table:table-cell table:style-name="Table35.A2" office:value-type="string">
            <text:p text:style-name="P934">Nullable , <text:span text:style-name="T787">unsigned</text:span></text:p>
            <text:p text:style-name="P934"><text:s/><text:span text:style-name="T781">foreign key → </text:span><text:span text:style-name="T782">contact_subjects(id)</text:span></text:p>
            <text:p text:style-name="P933"/>
            <text:p text:style-name="P936">On Delete → <text:span text:style-name="T783">(set Null)</text:span></text:p>
            <text:p text:style-name="P433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09"/>
          </table:table-cell>
        </table:table-row>
        <table:table-row table:style-name="TableLine94048324479296">
          <table:table-cell table:style-name="Table35.A2" office:value-type="string">
            <text:p text:style-name="P922">language_id</text:p>
          </table:table-cell>
          <table:table-cell table:style-name="Table35.A2" office:value-type="string">
            <text:p text:style-name="P927">Big int</text:p>
          </table:table-cell>
          <table:table-cell table:style-name="Table35.A2" office:value-type="string">
            <text:p text:style-name="P935">Nullable , <text:span text:style-name="T787">unsigned</text:span></text:p>
            <text:p text:style-name="P434"><text:span text:style-name="T780"><text:s/></text:span><text:span text:style-name="T781">foreign key → </text:span><text:span text:style-name="T788">languages</text:span><text:span text:style-name="T782">(id)</text:span></text:p>
            <text:p text:style-name="P935"/>
            <text:p text:style-name="P937">On Delete → <text:span text:style-name="T783">(set Null)</text:span></text:p>
            <text:p text:style-name="P938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09"/>
          </table:table-cell>
        </table:table-row>
      </table:table>
      <text:p text:style-name="P374"/>
      <text:list xml:id="list150123399065328" text:continue-list="list1498566868" text:style-name="L61">
        <text:list-item>
          <text:list>
            <text:list-item>
              <text:p text:style-name="P1857">ارتباطات :‌</text:p>
              <text:list>
                <text:list-item>
                  <text:p text:style-name="P1846">languages : </text:p>
                  <text:list>
                    <text:list-item>
                      <text:p text:style-name="P1848">نوع ‌: <text:span text:style-name="T789">1 به n</text:span></text:p>
                    </text:list-item>
                    <text:list-item>
                      <text:p text:style-name="P1848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50122437619617" text:continue-numbering="true" text:style-name="L61">
        <text:list-item>
          <text:list>
            <text:list-item>
              <text:list>
                <text:list-item>
                  <text:p text:style-name="P1846">contact_subjects : </text:p>
                  <text:list>
                    <text:list-item>
                      <text:p text:style-name="P1849">نوع ‌: <text:span text:style-name="T789">1 به n </text:span></text:p>
                    </text:list-item>
                    <text:list-item>
                      <text:p text:style-name="P1849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858"><text:soft-page-break/>dates : </text:p>
                  <text:list>
                    <text:list-item>
                      <text:p text:style-name="P1850">نوع ‌: <text:span text:style-name="T795">1 به n </text:span></text:p>
                    </text:list-item>
                    <text:list-item>
                      <text:p text:style-name="P1850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50122781592447" text:continue-numbering="true" text:style-name="L61">
        <text:list-item>
          <text:list>
            <text:list-item>
              <text:list>
                <text:list-item>
                  <text:p text:style-name="P1859">contact_replies : </text:p>
                  <text:list>
                    <text:list-item>
                      <text:p text:style-name="P1860">نوع : <text:span text:style-name="T802">1 به n </text:span></text:p>
                    </text:list-item>
                    <text:list-item>
                      <text:p text:style-name="P1860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50123871824706" text:continue-numbering="true" text:style-name="L61">
        <text:list-item>
          <text:list>
            <text:list-item>
              <text:list>
                <text:list-item>
                  <text:p text:style-name="P1863">users : </text:p>
                  <text:list>
                    <text:list-item>
                      <text:p text:style-name="P1863">نوع :‌ 1 به n </text:p>
                    </text:list-item>
                    <text:list-item>
                      <text:p text:style-name="P1863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7">contact_replies : در این جدول پاسخ هایی که برای هر کدام از contact <text:s/>ایجاد میشود !!! ذخیره میشود !!!</text:p>
        </text:list-item>
      </text:list>
      <text:p text:style-name="P147"/>
      <text:list xml:id="list150122866356908" text:continue-numbering="true" text:style-name="L61">
        <text:list-item>
          <text:list>
            <text:list-item>
              <text:p text:style-name="P1864">ستون ها : </text:p>
            </text:list-item>
          </text:list>
        </text:list-item>
      </text:list>
      <text:p text:style-name="P147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048324526640">
          <table:table-cell table:style-name="Table36.A1" office:value-type="string">
            <text:p text:style-name="P464">Name</text:p>
          </table:table-cell>
          <table:table-cell table:style-name="Table36.A1" office:value-type="string">
            <text:p text:style-name="P464">Data Type</text:p>
          </table:table-cell>
          <table:table-cell table:style-name="Table36.A1" office:value-type="string">
            <text:p text:style-name="P464">Attributes</text:p>
          </table:table-cell>
          <table:table-cell table:style-name="Table36.D1" office:value-type="string">
            <text:p text:style-name="P464">Comment</text:p>
          </table:table-cell>
        </table:table-row>
        <table:table-row table:style-name="TableLine94048324547904">
          <table:table-cell table:style-name="Table36.A2" office:value-type="string">
            <text:p text:style-name="P940">id</text:p>
          </table:table-cell>
          <table:table-cell table:style-name="Table36.A2" office:value-type="string">
            <text:p text:style-name="P942">Big int</text:p>
          </table:table-cell>
          <table:table-cell table:style-name="Table36.A2" office:value-type="string">
            <text:p text:style-name="P945">Unsigned , index , primary key ,</text:p>
            <text:p text:style-name="P946">unique , auto increment , </text:p>
            <text:p text:style-name="P948">not null </text:p>
          </table:table-cell>
          <table:table-cell table:style-name="Table36.D2" office:value-type="string">
            <text:p text:style-name="P409"/>
          </table:table-cell>
        </table:table-row>
        <table:table-row table:style-name="TableLine94048324546256">
          <table:table-cell table:style-name="Table36.A2" office:value-type="string">
            <text:p text:style-name="P940">subject</text:p>
          </table:table-cell>
          <table:table-cell table:style-name="Table36.A2" office:value-type="string">
            <text:p text:style-name="P944">varchar(128)</text:p>
          </table:table-cell>
          <table:table-cell table:style-name="Table36.A2" office:value-type="string">
            <text:p text:style-name="P947">Not null </text:p>
          </table:table-cell>
          <table:table-cell table:style-name="Table36.D2" office:value-type="string">
            <text:p text:style-name="P409"/>
          </table:table-cell>
        </table:table-row>
        <table:table-row table:style-name="TableLine94048324547168">
          <table:table-cell table:style-name="Table36.A2" office:value-type="string">
            <text:p text:style-name="P940">message</text:p>
          </table:table-cell>
          <table:table-cell table:style-name="Table36.A2" office:value-type="string">
            <text:p text:style-name="P944">text</text:p>
          </table:table-cell>
          <table:table-cell table:style-name="Table36.A2" office:value-type="string">
            <text:p text:style-name="P947">Not null </text:p>
          </table:table-cell>
          <table:table-cell table:style-name="Table36.D2" office:value-type="string">
            <text:p text:style-name="P409"/>
          </table:table-cell>
        </table:table-row>
        <table:table-row table:style-name="TableLine94048324552144">
          <table:table-cell table:style-name="Table36.A2" office:value-type="string">
            <text:p text:style-name="P941">contact_id</text:p>
          </table:table-cell>
          <table:table-cell table:style-name="Table36.A2" office:value-type="string">
            <text:p text:style-name="P943">Big int</text:p>
          </table:table-cell>
          <table:table-cell table:style-name="Table36.A2" office:value-type="string">
            <text:p text:style-name="P949">Unsigned , Not null , </text:p>
            <text:p text:style-name="P949"><text:span text:style-name="T797">foreign key → </text:span><text:span text:style-name="T798">contacts(id)</text:span></text:p>
            <text:p text:style-name="P949"/>
            <text:p text:style-name="P949"/>
            <text:p text:style-name="P950">On Delete →<text:span text:style-name="T800"> </text:span>(‘<text:span text:style-name="T800">cascade</text:span>’)</text:p>
            <text:p text:style-name="P435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09"/>
          </table:table-cell>
        </table:table-row>
      </table:table>
      <text:p text:style-name="P354"/>
      <text:list xml:id="list4256635020" text:style-name="L63">
        <text:list-item>
          <text:list>
            <text:list-item>
              <text:p text:style-name="P1865">ارتباطات :‌</text:p>
              <text:list>
                <text:list-item>
                  <text:p text:style-name="P1865">contacts :</text:p>
                  <text:list>
                    <text:list-item>
                      <text:p text:style-name="P1861">نوع : <text:span text:style-name="T802">1 به n </text:span></text:p>
                    </text:list-item>
                    <text:list-item>
                      <text:p text:style-name="P1861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50122592621697" text:continue-numbering="true" text:style-name="L63">
        <text:list-item>
          <text:list>
            <text:list-item>
              <text:list>
                <text:list-item>
                  <text:p text:style-name="P1865">dates : </text:p>
                  <text:list>
                    <text:list-item>
                      <text:p text:style-name="P1866">نوع <text:s/>:<text:span text:style-name="T804">1 به n </text:span></text:p>
                    </text:list-item>
                    <text:list-item>
                      <text:p text:style-name="P1867">توضیحات : <text:span text:style-name="T804">هر یک </text:span><text:span text:style-name="T805">reply دارای چندین date است</text:span></text:p>
                      <text:p text:style-name="P1867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50123159106808" text:continue-numbering="true" text:style-name="L63">
        <text:list-item>
          <text:list>
            <text:list-item>
              <text:list>
                <text:list-item>
                  <text:p text:style-name="P1865">users :</text:p>
                  <text:list>
                    <text:list-item>
                      <text:p text:style-name="P1862">نوع : <text:span text:style-name="T807">1 به n </text:span></text:p>
                    </text:list-item>
                    <text:list-item>
                      <text:p text:style-name="P1862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50123610898116" text:continue-numbering="true" text:style-name="L63">
        <text:list-item>
          <text:p text:style-name="P2308">counters : <text:span text:style-name="T808">در این جدول شمارنده ها ذخیره میشود که در صفحه index نمایش داده میشود !!!</text:span></text:p>
        </text:list-item>
      </text:list>
      <text:p text:style-name="P151"/>
      <text:list xml:id="list150122708327498" text:continue-numbering="true" text:style-name="L63">
        <text:list-item>
          <text:list>
            <text:list-item>
              <text:p text:style-name="P1868">ستون ها :‌</text:p>
            </text:list-item>
          </text:list>
        </text:list-item>
      </text:list>
      <text:p text:style-name="P152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048324593936">
          <table:table-cell table:style-name="Table37.A1" office:value-type="string">
            <text:p text:style-name="P464">Name</text:p>
          </table:table-cell>
          <table:table-cell table:style-name="Table37.A1" office:value-type="string">
            <text:p text:style-name="P464">Data Type</text:p>
          </table:table-cell>
          <table:table-cell table:style-name="Table37.A1" office:value-type="string">
            <text:p text:style-name="P464">Attributes</text:p>
          </table:table-cell>
          <table:table-cell table:style-name="Table37.D1" office:value-type="string">
            <text:p text:style-name="P464">Comment</text:p>
          </table:table-cell>
        </table:table-row>
        <table:table-row table:style-name="TableLine94048324631568">
          <table:table-cell table:style-name="Table37.A2" office:value-type="string">
            <text:p text:style-name="P951">id</text:p>
          </table:table-cell>
          <table:table-cell table:style-name="Table37.A2" office:value-type="string">
            <text:p text:style-name="P952">Big int</text:p>
          </table:table-cell>
          <table:table-cell table:style-name="Table37.A2" office:value-type="string">
            <text:p text:style-name="P958">Not null , unsigned ,</text:p>
            <text:p text:style-name="P959">index , unique , primary key , </text:p>
            <text:p text:style-name="P959">auto increment</text:p>
          </table:table-cell>
          <table:table-cell table:style-name="Table37.D2" office:value-type="string">
            <text:p text:style-name="P409"/>
          </table:table-cell>
        </table:table-row>
        <table:table-row table:style-name="TableLine94048324634128">
          <table:table-cell table:style-name="Table37.A2" office:value-type="string">
            <text:p text:style-name="P951">number</text:p>
          </table:table-cell>
          <table:table-cell table:style-name="Table37.A2" office:value-type="string">
            <text:p text:style-name="P960">Big int</text:p>
          </table:table-cell>
          <table:table-cell table:style-name="Table37.A2" office:value-type="string">
            <text:p text:style-name="P957">Not null <text:s/>, <text:span text:style-name="T809">unsigned</text:span></text:p>
          </table:table-cell>
          <table:table-cell table:style-name="Table37.D2" office:value-type="string">
            <text:p text:style-name="P409"/>
          </table:table-cell>
        </table:table-row>
        <table:table-row table:style-name="TableLine94048324635040">
          <table:table-cell table:style-name="Table37.A2" office:value-type="string">
            <text:p text:style-name="P1288">active</text:p>
          </table:table-cell>
          <table:table-cell table:style-name="Table37.A2" office:value-type="string">
            <text:p text:style-name="P1116">boolean</text:p>
          </table:table-cell>
          <table:table-cell table:style-name="Table37.A2" office:value-type="string">
            <text:p text:style-name="P956">Not null , defualt 1 </text:p>
          </table:table-cell>
          <table:table-cell table:style-name="Table37.D2" office:value-type="string">
            <text:p text:style-name="P409"/>
          </table:table-cell>
        </table:table-row>
        <table:table-row table:style-name="TableLine94048324636000">
          <table:table-cell table:style-name="Table37.A2" office:value-type="string">
            <text:p text:style-name="P951">sort</text:p>
          </table:table-cell>
          <table:table-cell table:style-name="Table37.A2" office:value-type="string">
            <text:p text:style-name="P953">Tiny int</text:p>
          </table:table-cell>
          <table:table-cell table:style-name="Table37.A2" office:value-type="string">
            <text:p text:style-name="P953">Unsigned , nullable</text:p>
          </table:table-cell>
          <table:table-cell table:style-name="Table37.D2" office:value-type="string">
            <text:p text:style-name="P409"/>
          </table:table-cell>
        </table:table-row>
        <table:table-row table:style-name="Table37.6">
          <table:table-cell table:style-name="Table37.A2" office:value-type="string">
            <text:p text:style-name="P951">app_setting_id</text:p>
          </table:table-cell>
          <table:table-cell table:style-name="Table37.A2" office:value-type="string">
            <text:p text:style-name="P954">Big int</text:p>
          </table:table-cell>
          <table:table-cell table:style-name="Table37.A2" office:value-type="string">
            <text:p text:style-name="P961">Unsigned , not null </text:p>
            <text:p text:style-name="P910">foreign key → app_settings(id)</text:p>
            <text:p text:style-name="P906"/>
            <text:p text:style-name="P908">On Delete → (cascade)</text:p>
            <text:p text:style-name="P955"><text:span text:style-name="T810">On Update → (cascade)</text:span> </text:p>
          </table:table-cell>
          <table:table-cell table:style-name="Table37.D2" office:value-type="string">
            <text:p text:style-name="P409"/>
          </table:table-cell>
        </table:table-row>
      </table:table>
      <text:p text:style-name="P355"/>
      <text:p text:style-name="P355"/>
      <text:list xml:id="list201034421" text:style-name="L64">
        <text:list-item>
          <text:list>
            <text:list-item>
              <text:p text:style-name="P1869">رابطه ها : </text:p>
              <text:list>
                <text:list-item>
                  <text:p text:style-name="P1869">dates : </text:p>
                  <text:list>
                    <text:list-item>
                      <text:p text:style-name="P1870">نوع :‌ <text:span text:style-name="T811">1 به n</text:span></text:p>
                    </text:list-item>
                    <text:list-item>
                      <text:p text:style-name="P1870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50123006320243" text:continue-numbering="true" text:style-name="L64">
        <text:list-item>
          <text:list>
            <text:list-item>
              <text:list>
                <text:list-item>
                  <text:p text:style-name="P1869">users : </text:p>
                  <text:list>
                    <text:list-item>
                      <text:p text:style-name="P1870">نوع :‌ <text:span text:style-name="T811">1 به n</text:span></text:p>
                    </text:list-item>
                    <text:list-item>
                      <text:p text:style-name="P1870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50124229589176" text:continue-numbering="true" text:style-name="L64">
        <text:list-item>
          <text:list>
            <text:list-item>
              <text:list>
                <text:list-item>
                  <text:p text:style-name="P1873">iconables : </text:p>
                  <text:list>
                    <text:list-item>
                      <text:p text:style-name="P1871">نوع :‌ <text:span text:style-name="T811">1 به 1</text:span></text:p>
                    </text:list-item>
                    <text:list-item>
                      <text:p text:style-name="P1871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p text:style-name="P1471"/>
      <text:list xml:id="list150122963078986" text:continue-numbering="true" text:style-name="L64">
        <text:list-item>
          <text:list>
            <text:list-item>
              <text:list>
                <text:list-item>
                  <text:p text:style-name="P1874">counter_translations :</text:p>
                  <text:list>
                    <text:list-item>
                      <text:p text:style-name="P1875">نوع : <text:span text:style-name="T827">1 به n</text:span></text:p>
                    </text:list-item>
                    <text:list-item>
                      <text:p text:style-name="P1875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50123339029254" text:continue-numbering="true" text:style-name="L64">
        <text:list-item>
          <text:list>
            <text:list-item>
              <text:list>
                <text:list-item>
                  <text:p text:style-name="P1878">app_settings : </text:p>
                  <text:list>
                    <text:list-item>
                      <text:p text:style-name="P1872">نوع :‌<text:span text:style-name="T817">1 به n</text:span></text:p>
                    </text:list-item>
                    <text:list-item>
                      <text:p text:style-name="P1872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list xml:id="list150124234350085" text:continue-numbering="true" text:style-name="L64">
        <text:list-item>
          <text:p text:style-name="P1879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6"/>
      <text:list xml:id="list150124148837666" text:continue-numbering="true" text:style-name="L64">
        <text:list-item>
          <text:list>
            <text:list-item>
              <text:p text:style-name="P1880">ستون ها : </text:p>
            </text:list-item>
          </text:list>
        </text:list-item>
      </text:list>
      <text:p text:style-name="P157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048324735264">
          <table:table-cell table:style-name="Table38.A1" office:value-type="string">
            <text:p text:style-name="P464">Name</text:p>
          </table:table-cell>
          <table:table-cell table:style-name="Table38.A1" office:value-type="string">
            <text:p text:style-name="P464">Data Type</text:p>
          </table:table-cell>
          <table:table-cell table:style-name="Table38.A1" office:value-type="string">
            <text:p text:style-name="P464">Attributes</text:p>
          </table:table-cell>
          <table:table-cell table:style-name="Table38.D1" office:value-type="string">
            <text:p text:style-name="P464">Comment</text:p>
          </table:table-cell>
        </table:table-row>
        <table:table-row table:style-name="TableLine94048324168672">
          <table:table-cell table:style-name="Table38.A2" office:value-type="string">
            <text:p text:style-name="P962">id</text:p>
          </table:table-cell>
          <table:table-cell table:style-name="Table38.A2" office:value-type="string">
            <text:p text:style-name="P963">Big int</text:p>
          </table:table-cell>
          <table:table-cell table:style-name="Table38.A2" office:value-type="string">
            <text:p text:style-name="P966">Unsigned , <text:span text:style-name="T822">index , unique,</text:span></text:p>
            <text:p text:style-name="P968">primary key ,</text:p>
            <text:p text:style-name="P968"><text:s/>auto increment , <text:span text:style-name="T823">not null <text:s/></text:span></text:p>
          </table:table-cell>
          <table:table-cell table:style-name="Table38.D2" office:value-type="string">
            <text:p text:style-name="P409"/>
          </table:table-cell>
        </table:table-row>
        <table:table-row table:style-name="TableLine94048324710656">
          <table:table-cell table:style-name="Table38.A2" office:value-type="string">
            <text:p text:style-name="P962">Title</text:p>
          </table:table-cell>
          <table:table-cell table:style-name="Table38.A2" office:value-type="string">
            <text:p text:style-name="P437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67">Not null </text:p>
          </table:table-cell>
          <table:table-cell table:style-name="Table38.D2" office:value-type="string">
            <text:p text:style-name="P409"/>
          </table:table-cell>
        </table:table-row>
        <table:table-row table:style-name="TableLine94048324750064">
          <table:table-cell table:style-name="Table38.A2" office:value-type="string">
            <text:p text:style-name="P962">language_id</text:p>
          </table:table-cell>
          <table:table-cell table:style-name="Table38.A2" office:value-type="string">
            <text:p text:style-name="P964">Big int</text:p>
          </table:table-cell>
          <table:table-cell table:style-name="Table38.A2" office:value-type="string">
            <text:p text:style-name="P890">Not null , <text:span text:style-name="T787">unsigned ,</text:span> </text:p>
            <text:p text:style-name="P890">foreign key → languages(id)</text:p>
            <text:p text:style-name="P890"/>
            <text:p text:style-name="P878">On Delete → (cascade) ,</text:p>
            <text:p text:style-name="P878">On Update → (cascade) ,</text:p>
          </table:table-cell>
          <table:table-cell table:style-name="Table38.D2" office:value-type="string">
            <text:p text:style-name="P409"/>
          </table:table-cell>
        </table:table-row>
        <table:table-row table:style-name="TableLine94048324750912">
          <table:table-cell table:style-name="Table38.A2" office:value-type="string">
            <text:p text:style-name="P962">counter_id</text:p>
          </table:table-cell>
          <table:table-cell table:style-name="Table38.A2" office:value-type="string">
            <text:p text:style-name="P965">Big int</text:p>
          </table:table-cell>
          <table:table-cell table:style-name="Table38.A2" office:value-type="string">
            <text:p text:style-name="P891">Not null , <text:span text:style-name="T787">unsigned ,</text:span> </text:p>
            <text:p text:style-name="P436"><text:span text:style-name="T824">foreign key → </text:span><text:span text:style-name="T825">counters</text:span><text:span text:style-name="T824">(id)</text:span></text:p>
            <text:p text:style-name="P891"/>
            <text:p text:style-name="P879">On Delete → (cascade) ,</text:p>
            <text:p text:style-name="P879">On Update → (cascade) ,</text:p>
          </table:table-cell>
          <table:table-cell table:style-name="Table38.D2" office:value-type="string">
            <text:p text:style-name="P409"/>
          </table:table-cell>
        </table:table-row>
      </table:table>
      <text:p text:style-name="P356"/>
      <text:p text:style-name="P356"/>
      <text:list xml:id="list2957539227" text:style-name="L65">
        <text:list-item>
          <text:list>
            <text:list-item>
              <text:p text:style-name="P1881">ارتباطات :‌</text:p>
              <text:list>
                <text:list-item>
                  <text:p text:style-name="P1881">languages : </text:p>
                  <text:list>
                    <text:list-item>
                      <text:p text:style-name="P1876">نوع : <text:span text:style-name="T827">1 به n</text:span></text:p>
                    </text:list-item>
                    <text:list-item>
                      <text:p text:style-name="P1876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50122718433345" text:continue-numbering="true" text:style-name="L65">
        <text:list-item>
          <text:list>
            <text:list-item>
              <text:list>
                <text:list-item>
                  <text:p text:style-name="P1881">counters : </text:p>
                  <text:list>
                    <text:list-item>
                      <text:p text:style-name="P1877">نوع : <text:span text:style-name="T827">1 به n</text:span></text:p>
                    </text:list-item>
                    <text:list-item>
                      <text:p text:style-name="P1876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50122967781185" text:continue-numbering="true" text:style-name="L65">
        <text:list-item>
          <text:p text:style-name="P2309">teams : در این جدول <text:span text:style-name="T831">team ها ذخیره میشوند !!</text:span></text:p>
        </text:list-item>
      </text:list>
      <text:p text:style-name="P160"/>
      <text:list xml:id="list150123347236053" text:continue-numbering="true" text:style-name="L65">
        <text:list-item>
          <text:list>
            <text:list-item>
              <text:p text:style-name="P1882">ستون ها : </text:p>
            </text:list-item>
          </text:list>
        </text:list-item>
      </text:list>
      <text:p text:style-name="P161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048324793680">
          <table:table-cell table:style-name="Table39.A1" office:value-type="string">
            <text:p text:style-name="P464">Name</text:p>
          </table:table-cell>
          <table:table-cell table:style-name="Table39.A1" office:value-type="string">
            <text:p text:style-name="P464">Data Type</text:p>
          </table:table-cell>
          <table:table-cell table:style-name="Table39.A1" office:value-type="string">
            <text:p text:style-name="P464">Attributes</text:p>
          </table:table-cell>
          <table:table-cell table:style-name="Table39.D1" office:value-type="string">
            <text:p text:style-name="P464">Comment</text:p>
          </table:table-cell>
        </table:table-row>
        <table:table-row table:style-name="TableLine94048324806240">
          <table:table-cell table:style-name="Table39.A2" office:value-type="string">
            <text:p text:style-name="P969">id</text:p>
          </table:table-cell>
          <table:table-cell table:style-name="Table39.A2" office:value-type="string">
            <text:p text:style-name="P970">Big int</text:p>
          </table:table-cell>
          <table:table-cell table:style-name="Table39.A2" office:value-type="string">
            <text:p text:style-name="P971">Not null , unsigned ,index ,</text:p>
            <text:p text:style-name="P971">unique , primary key ,</text:p>
            <text:p text:style-name="P971"><text:s/>auto increment</text:p>
          </table:table-cell>
          <table:table-cell table:style-name="Table39.D2" office:value-type="string">
            <text:p text:style-name="P409"/>
          </table:table-cell>
        </table:table-row>
        <table:table-row table:style-name="TableLine94048324808688">
          <table:table-cell table:style-name="Table39.A2" office:value-type="string">
            <text:p text:style-name="P1289">active</text:p>
          </table:table-cell>
          <table:table-cell table:style-name="Table39.A2" office:value-type="string">
            <text:p text:style-name="P1117">boolean</text:p>
          </table:table-cell>
          <table:table-cell table:style-name="Table39.A2" office:value-type="string">
            <text:p text:style-name="P972">Not null , defualt 1</text:p>
          </table:table-cell>
          <table:table-cell table:style-name="Table39.D2" office:value-type="string">
            <text:p text:style-name="P409"/>
          </table:table-cell>
        </table:table-row>
      </table:table>
      <text:p text:style-name="P357"/>
      <text:p text:style-name="P357"/>
      <text:list xml:id="list3558795881" text:style-name="L66">
        <text:list-item>
          <text:list>
            <text:list-item>
              <text:p text:style-name="P1883">ارتباطات :‌</text:p>
            </text:list-item>
          </text:list>
        </text:list-item>
      </text:list>
      <text:p text:style-name="P162"/>
      <text:list xml:id="list150122912305705" text:continue-numbering="true" text:style-name="L66">
        <text:list-item>
          <text:list>
            <text:list-item>
              <text:list>
                <text:list-item>
                  <text:p text:style-name="P1883">dates : </text:p>
                  <text:list>
                    <text:list-item>
                      <text:p text:style-name="P1884">نوع :‌<text:span text:style-name="T838">1 به n</text:span></text:p>
                    </text:list-item>
                    <text:list-item>
                      <text:p text:style-name="P1884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50123732146292" text:continue-numbering="true" text:style-name="L66">
        <text:list-item>
          <text:list>
            <text:list-item>
              <text:list>
                <text:list-item>
                  <text:p text:style-name="P1883">users : </text:p>
                  <text:list>
                    <text:list-item>
                      <text:p text:style-name="P1884">نوع :‌ <text:span text:style-name="T836">1 به n </text:span></text:p>
                    </text:list-item>
                    <text:list-item>
                      <text:p text:style-name="P1884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50122827889890" text:continue-numbering="true" text:style-name="L66">
        <text:list-item>
          <text:list>
            <text:list-item>
              <text:list>
                <text:list-item>
                  <text:p text:style-name="P1883">socialables : </text:p>
                  <text:list>
                    <text:list-item>
                      <text:p text:style-name="P1884">نوع :‌<text:span text:style-name="T841">1 به n</text:span></text:p>
                    </text:list-item>
                    <text:list-item>
                      <text:p text:style-name="P1884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50124268359591" text:continue-numbering="true" text:style-name="L66">
        <text:list-item>
          <text:list>
            <text:list-item>
              <text:list>
                <text:list-item>
                  <text:p text:style-name="P1887">team_translations : </text:p>
                  <text:list>
                    <text:list-item>
                      <text:p text:style-name="P1884">نوع :‌ <text:span text:style-name="T834">1 به n</text:span></text:p>
                    </text:list-item>
                    <text:list-item>
                      <text:p text:style-name="P1884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50123890104818" text:continue-numbering="true" text:style-name="L66">
        <text:list-item>
          <text:list>
            <text:list-item>
              <text:list>
                <text:list-item>
                  <text:p text:style-name="P1517"><text:span text:style-name="T975">iconables</text:span><text:span text:style-name="T976"> : </text:span></text:p>
                  <text:list>
                    <text:list-item>
                      <text:p text:style-name="P1884">نوع :‌<text:span text:style-name="T832">1 به 1 </text:span></text:p>
                    </text:list-item>
                    <text:list-item>
                      <text:p text:style-name="P1885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50123323506182" text:continue-numbering="true" text:style-name="L66">
        <text:list-item>
          <text:list>
            <text:list-item>
              <text:list>
                <text:list-item>
                  <text:p text:style-name="P2283"><text:span text:style-name="T971">portfolios</text:span><text:span text:style-name="T968"> : </text:span></text:p>
                  <text:list>
                    <text:list-item>
                      <text:p text:style-name="P1888">نوع :‌1 به n </text:p>
                    </text:list-item>
                    <text:list-item>
                      <text:p text:style-name="P1888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0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3"/>
      <text:list xml:id="list150122869480644" text:continue-numbering="true" text:style-name="L66">
        <text:list-item>
          <text:list>
            <text:list-item>
              <text:p text:style-name="P1892">ستون ها : </text:p>
            </text:list-item>
          </text:list>
        </text:list-item>
      </text:list>
      <text:p text:style-name="P164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048324879056">
          <table:table-cell table:style-name="Table40.A1" office:value-type="string">
            <text:p text:style-name="P464">Name</text:p>
          </table:table-cell>
          <table:table-cell table:style-name="Table40.A1" office:value-type="string">
            <text:p text:style-name="P464">Data Type</text:p>
          </table:table-cell>
          <table:table-cell table:style-name="Table40.A1" office:value-type="string">
            <text:p text:style-name="P464">Attributes</text:p>
          </table:table-cell>
          <table:table-cell table:style-name="Table40.D1" office:value-type="string">
            <text:p text:style-name="P464">Comment</text:p>
          </table:table-cell>
        </table:table-row>
        <table:table-row table:style-name="TableLine94048324906864">
          <table:table-cell table:style-name="Table40.A2" office:value-type="string">
            <text:p text:style-name="P973">id</text:p>
          </table:table-cell>
          <table:table-cell table:style-name="Table40.A2" office:value-type="string">
            <text:p text:style-name="P975">Big int</text:p>
          </table:table-cell>
          <table:table-cell table:style-name="Table40.A2" office:value-type="string">
            <text:p text:style-name="P979">Not null , unsigned , unique ,</text:p>
            <text:p text:style-name="P979">index , primary key , </text:p>
            <text:p text:style-name="P979">auto increment ,</text:p>
          </table:table-cell>
          <table:table-cell table:style-name="Table40.D2" office:value-type="string">
            <text:p text:style-name="P409"/>
          </table:table-cell>
        </table:table-row>
        <table:table-row table:style-name="TableLine94048324909040">
          <table:table-cell table:style-name="Table40.A2" office:value-type="string">
            <text:p text:style-name="P973">title</text:p>
          </table:table-cell>
          <table:table-cell table:style-name="Table40.A2" office:value-type="string">
            <text:p text:style-name="P438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80">Not null </text:p>
          </table:table-cell>
          <table:table-cell table:style-name="Table40.D2" office:value-type="string">
            <text:p text:style-name="P409"/>
          </table:table-cell>
        </table:table-row>
        <table:table-row table:style-name="TableLine94048324909952">
          <table:table-cell table:style-name="Table40.A2" office:value-type="string">
            <text:p text:style-name="P976">describe</text:p>
          </table:table-cell>
          <table:table-cell table:style-name="Table40.A2" office:value-type="string">
            <text:p text:style-name="P978">varchar(800)</text:p>
          </table:table-cell>
          <table:table-cell table:style-name="Table40.A2" office:value-type="string">
            <text:p text:style-name="P980">Not null </text:p>
          </table:table-cell>
          <table:table-cell table:style-name="Table40.D2" office:value-type="string">
            <text:p text:style-name="P409"/>
          </table:table-cell>
        </table:table-row>
        <table:table-row table:style-name="TableLine94048324910912">
          <table:table-cell table:style-name="Table40.A2" office:value-type="string">
            <text:p text:style-name="P974">language_id</text:p>
          </table:table-cell>
          <table:table-cell table:style-name="Table40.A2" office:value-type="string">
            <text:p text:style-name="P977">Big int</text:p>
          </table:table-cell>
          <table:table-cell table:style-name="Table40.A2" office:value-type="string">
            <text:p text:style-name="P892">Not null , <text:span text:style-name="T787">unsigned ,</text:span> </text:p>
            <text:p text:style-name="P892">foreign key → languages(id)</text:p>
            <text:p text:style-name="P892"/>
            <text:p text:style-name="P880">On Delete → (cascade) ,</text:p>
            <text:p text:style-name="P880">On Update → (cascade) ,</text:p>
          </table:table-cell>
          <table:table-cell table:style-name="Table40.D2" office:value-type="string">
            <text:p text:style-name="P409"/>
          </table:table-cell>
        </table:table-row>
        <table:table-row table:style-name="TableLine94048324912096">
          <table:table-cell table:style-name="Table40.A2" office:value-type="string">
            <text:p text:style-name="P974">team_id</text:p>
          </table:table-cell>
          <table:table-cell table:style-name="Table40.A2" office:value-type="string">
            <text:p text:style-name="P977">Big int</text:p>
          </table:table-cell>
          <table:table-cell table:style-name="Table40.A2" office:value-type="string">
            <text:p text:style-name="P981">Not null , unsigned ,</text:p>
            <text:p text:style-name="P981">foreign key → teams(id)</text:p>
            <text:p text:style-name="P981"/>
            <text:p text:style-name="P981">On Delete → (cascade) ,</text:p>
            <text:p text:style-name="P981">On <text:span text:style-name="T846">Update</text:span> → (cascade) ,</text:p>
          </table:table-cell>
          <table:table-cell table:style-name="Table40.D2" office:value-type="string">
            <text:p text:style-name="P409"/>
          </table:table-cell>
        </table:table-row>
      </table:table>
      <text:p text:style-name="P358"/>
      <text:p text:style-name="P358"/>
      <text:list xml:id="list2251395552" text:style-name="L67">
        <text:list-item>
          <text:list>
            <text:list-item>
              <text:p text:style-name="P1893">ارتباطات :‌</text:p>
              <text:list>
                <text:list-item>
                  <text:p text:style-name="P1893">teams : </text:p>
                  <text:list>
                    <text:list-item>
                      <text:p text:style-name="P1886">نوع :‌ <text:span text:style-name="T834">1 به n</text:span></text:p>
                    </text:list-item>
                    <text:list-item>
                      <text:p text:style-name="P1886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50123333550784" text:continue-numbering="true" text:style-name="L67">
        <text:list-item>
          <text:list>
            <text:list-item>
              <text:list>
                <text:list-item>
                  <text:p text:style-name="P1893">languages : </text:p>
                  <text:list>
                    <text:list-item>
                      <text:p text:style-name="P1894">نوع : <text:span text:style-name="T847">1 به n </text:span></text:p>
                    </text:list-item>
                    <text:list-item>
                      <text:p text:style-name="P1894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p text:style-name="P173"/>
      <text:list xml:id="list150123122901912" text:continue-numbering="true" text:style-name="L67">
        <text:list-item>
          <text:p text:style-name="P2284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50124205622428" text:continue-numbering="true" text:style-name="L67">
        <text:list-item>
          <text:list>
            <text:list-item>
              <text:p text:style-name="P1895">ستون ها :‌</text:p>
            </text:list-item>
          </text:list>
        </text:list-item>
      </text:list>
      <text:p text:style-name="P174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048322899808">
          <table:table-cell table:style-name="Table42.A1" office:value-type="string">
            <text:p text:style-name="P464">Name</text:p>
          </table:table-cell>
          <table:table-cell table:style-name="Table42.A1" office:value-type="string">
            <text:p text:style-name="P464">Data Type</text:p>
          </table:table-cell>
          <table:table-cell table:style-name="Table42.A1" office:value-type="string">
            <text:p text:style-name="P464">Attributes</text:p>
          </table:table-cell>
          <table:table-cell table:style-name="Table42.D1" office:value-type="string">
            <text:p text:style-name="P464">Comment</text:p>
          </table:table-cell>
        </table:table-row>
        <table:table-row table:style-name="TableLine94048324975344">
          <table:table-cell table:style-name="Table42.A2" office:value-type="string">
            <text:p text:style-name="P989">id</text:p>
          </table:table-cell>
          <table:table-cell table:style-name="Table42.A2" office:value-type="string">
            <text:p text:style-name="P989">Big int</text:p>
          </table:table-cell>
          <table:table-cell table:style-name="Table42.A2" office:value-type="string">
            <text:p text:style-name="P991">Not null , unsigned , index , </text:p>
            <text:p text:style-name="P991">unique , primary key , </text:p>
            <text:p text:style-name="P991">auto increment</text:p>
          </table:table-cell>
          <table:table-cell table:style-name="Table42.D2" office:value-type="string">
            <text:p text:style-name="P409"/>
          </table:table-cell>
        </table:table-row>
        <table:table-row table:style-name="TableLine94048324977776">
          <table:table-cell table:style-name="Table42.A2" office:value-type="string">
            <text:p text:style-name="P989">object_class</text:p>
          </table:table-cell>
          <table:table-cell table:style-name="Table42.A2" office:value-type="string">
            <text:p text:style-name="P991">varchar(255)</text:p>
          </table:table-cell>
          <table:table-cell table:style-name="Table42.A2" office:value-type="string">
            <text:p text:style-name="P991">Not null</text:p>
          </table:table-cell>
          <table:table-cell table:style-name="Table42.D2" office:value-type="string">
            <text:p text:style-name="P409"/>
          </table:table-cell>
        </table:table-row>
        <table:table-row table:style-name="TableLine94048324978688">
          <table:table-cell table:style-name="Table42.A2" office:value-type="string">
            <text:p text:style-name="P989">object_id</text:p>
          </table:table-cell>
          <table:table-cell table:style-name="Table42.A2" office:value-type="string">
            <text:p text:style-name="P990">Big int</text:p>
          </table:table-cell>
          <table:table-cell table:style-name="Table42.A2" office:value-type="string">
            <text:p text:style-name="P991">Not null , <text:span text:style-name="T865">unsigned</text:span></text:p>
          </table:table-cell>
          <table:table-cell table:style-name="Table42.D2" office:value-type="string">
            <text:p text:style-name="P409"/>
          </table:table-cell>
        </table:table-row>
        <table:table-row table:style-name="TableLine94048324979648">
          <table:table-cell table:style-name="Table42.A2" office:value-type="string">
            <text:p text:style-name="P989">star</text:p>
          </table:table-cell>
          <table:table-cell table:style-name="Table42.A2" office:value-type="string">
            <text:p text:style-name="P993">Float(4,2)</text:p>
          </table:table-cell>
          <table:table-cell table:style-name="Table42.A2" office:value-type="string">
            <text:p text:style-name="P992">Not null , <text:span text:style-name="T866">unsigned</text:span></text:p>
          </table:table-cell>
          <table:table-cell table:style-name="Table42.D2" office:value-type="string">
            <text:p text:style-name="P409"/>
          </table:table-cell>
        </table:table-row>
      </table:table>
      <text:p text:style-name="P360"/>
      <text:list xml:id="list1637420310" text:style-name="L68">
        <text:list-item>
          <text:list>
            <text:list-item>
              <text:p text:style-name="P1896">ارتباط ها : </text:p>
              <text:list>
                <text:list-item>
                  <text:p text:style-name="P1896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5"/>
      <text:list xml:id="list150124129987799" text:continue-numbering="true" text:style-name="L68">
        <text:list-item>
          <text:p text:style-name="P2311">likeables : در این جدول تعداد لایک های هر <text:s/>یک رکورد از جداول را ذخیره میکنیم </text:p>
        </text:list-item>
      </text:list>
      <text:p text:style-name="P178"/>
      <text:list xml:id="list150122322664104" text:continue-numbering="true" text:style-name="L68">
        <text:list-item>
          <text:list>
            <text:list-item>
              <text:p text:style-name="P1897">ستون ها : </text:p>
            </text:list-item>
          </text:list>
        </text:list-item>
      </text:list>
      <text:p text:style-name="P179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048325006432">
          <table:table-cell table:style-name="Table44.A1" office:value-type="string">
            <text:p text:style-name="P464">Name</text:p>
          </table:table-cell>
          <table:table-cell table:style-name="Table44.A1" office:value-type="string">
            <text:p text:style-name="P464">Data Type</text:p>
          </table:table-cell>
          <table:table-cell table:style-name="Table44.A1" office:value-type="string">
            <text:p text:style-name="P464">Attributes</text:p>
          </table:table-cell>
          <table:table-cell table:style-name="Table44.D1" office:value-type="string">
            <text:p text:style-name="P464">Comment</text:p>
          </table:table-cell>
        </table:table-row>
        <table:table-row table:style-name="TableLine94048325031088">
          <table:table-cell table:style-name="Table44.A2" office:value-type="string">
            <text:p text:style-name="P1004">id</text:p>
          </table:table-cell>
          <table:table-cell table:style-name="Table44.A2" office:value-type="string">
            <text:p text:style-name="P1004">Big int</text:p>
          </table:table-cell>
          <table:table-cell table:style-name="Table44.A2" office:value-type="string">
            <text:p text:style-name="P1006">Unsigned , not null , unique ,</text:p>
            <text:p text:style-name="P1006">primary key ,auto increment , </text:p>
            <text:p text:style-name="P1006">index</text:p>
          </table:table-cell>
          <table:table-cell table:style-name="Table44.D2" office:value-type="string">
            <text:p text:style-name="P409"/>
          </table:table-cell>
        </table:table-row>
        <table:table-row table:style-name="TableLine94048325033536">
          <table:table-cell table:style-name="Table44.A2" office:value-type="string">
            <text:p text:style-name="P1004">object_class</text:p>
          </table:table-cell>
          <table:table-cell table:style-name="Table44.A2" office:value-type="string">
            <text:p text:style-name="P1004">varchar(255)</text:p>
          </table:table-cell>
          <table:table-cell table:style-name="Table44.A2" office:value-type="string">
            <text:p text:style-name="P1006">Not null </text:p>
          </table:table-cell>
          <table:table-cell table:style-name="Table44.D2" office:value-type="string">
            <text:p text:style-name="P409"/>
          </table:table-cell>
        </table:table-row>
        <table:table-row table:style-name="TableLine94048325034448">
          <table:table-cell table:style-name="Table44.A2" office:value-type="string">
            <text:p text:style-name="P1004">object_id</text:p>
          </table:table-cell>
          <table:table-cell table:style-name="Table44.A2" office:value-type="string">
            <text:p text:style-name="P1004">Big int</text:p>
          </table:table-cell>
          <table:table-cell table:style-name="Table44.A2" office:value-type="string">
            <text:p text:style-name="P1006">Not null , unsigned </text:p>
          </table:table-cell>
          <table:table-cell table:style-name="Table44.D2" office:value-type="string">
            <text:p text:style-name="P409"/>
          </table:table-cell>
        </table:table-row>
        <table:table-row table:style-name="TableLine94048325035408">
          <table:table-cell table:style-name="Table44.A2" office:value-type="string">
            <text:p text:style-name="P1004">like</text:p>
          </table:table-cell>
          <table:table-cell table:style-name="Table44.A2" office:value-type="string">
            <text:p text:style-name="P1005">Big int</text:p>
          </table:table-cell>
          <table:table-cell table:style-name="Table44.A2" office:value-type="string">
            <text:p text:style-name="P1006">Not null , unsigned</text:p>
            <text:p text:style-name="P1135">defualt 0 </text:p>
          </table:table-cell>
          <table:table-cell table:style-name="Table44.D2" office:value-type="string">
            <text:p text:style-name="P409"/>
          </table:table-cell>
        </table:table-row>
        <table:table-row table:style-name="TableLine94048325036832">
          <table:table-cell table:style-name="Table44.A2" office:value-type="string">
            <text:p text:style-name="P1132">disliked</text:p>
          </table:table-cell>
          <table:table-cell table:style-name="Table44.A2" office:value-type="string">
            <text:p text:style-name="P1133">Big int</text:p>
          </table:table-cell>
          <table:table-cell table:style-name="Table44.A2" office:value-type="string">
            <text:p text:style-name="P1134">Not null , unsigned , </text:p>
            <text:p text:style-name="P1134">defualt 0 </text:p>
          </table:table-cell>
          <table:table-cell table:style-name="Table44.D2" office:value-type="string">
            <text:p text:style-name="P409"/>
          </table:table-cell>
        </table:table-row>
      </table:table>
      <text:p text:style-name="P362"/>
      <text:p text:style-name="P362"/>
      <text:list xml:id="list308668229" text:style-name="L69">
        <text:list-item>
          <text:list>
            <text:list-item>
              <text:p text:style-name="P1898">ارتباطات :‌</text:p>
              <text:list>
                <text:list-item>
                  <text:p text:style-name="P1898">dates : </text:p>
                  <text:list>
                    <text:list-item>
                      <text:p text:style-name="P1898">نوع : <text:span text:style-name="T1070">1 به n </text:span></text:p>
                    </text:list-item>
                    <text:list-item>
                      <text:p text:style-name="P1518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50122462201908" text:continue-numbering="true" text:style-name="L69">
        <text:list-item>
          <text:list>
            <text:list-item>
              <text:list>
                <text:list-item>
                  <text:p text:style-name="P1898">users </text:p>
                  <text:list>
                    <text:list-item>
                      <text:p text:style-name="P1898">نوع :<text:span text:style-name="T887">n به n </text:span></text:p>
                    </text:list-item>
                    <text:list-item>
                      <text:p text:style-name="P1519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19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19"/>
                      <text:p text:style-name="P1519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50123407015934" text:continue-numbering="true" text:style-name="L69">
        <text:list-item>
          <text:p text:style-name="P2312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899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00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8"/>
      <text:list xml:id="list150122658757070" text:continue-numbering="true" text:style-name="L69">
        <text:list-item>
          <text:list>
            <text:list-item>
              <text:p text:style-name="P1901">ستون ها :‌</text:p>
            </text:list-item>
          </text:list>
        </text:list-item>
      </text:list>
      <text:p text:style-name="P229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048325064624">
          <table:table-cell table:style-name="Table56.A1" office:value-type="string">
            <text:p text:style-name="P464">Name</text:p>
          </table:table-cell>
          <table:table-cell table:style-name="Table56.A1" office:value-type="string">
            <text:p text:style-name="P464">Data Type</text:p>
          </table:table-cell>
          <table:table-cell table:style-name="Table56.A1" office:value-type="string">
            <text:p text:style-name="P464">Attributes</text:p>
          </table:table-cell>
          <table:table-cell table:style-name="Table56.D1" office:value-type="string">
            <text:p text:style-name="P464">Comment</text:p>
          </table:table-cell>
        </table:table-row>
        <table:table-row table:style-name="TableLine94048325156832">
          <table:table-cell table:style-name="Table56.A2" office:value-type="string">
            <text:p text:style-name="P1125">id</text:p>
          </table:table-cell>
          <table:table-cell table:style-name="Table56.A2" office:value-type="string">
            <text:p text:style-name="P1126">Big int</text:p>
          </table:table-cell>
          <table:table-cell table:style-name="Table56.A2" office:value-type="string">
            <text:p text:style-name="P1128">Not null , unsigned , index ,</text:p>
            <text:p text:style-name="P1128">priamry key , unique ,</text:p>
            <text:p text:style-name="P1128">auto increment</text:p>
          </table:table-cell>
          <table:table-cell table:style-name="Table56.D2" office:value-type="string">
            <text:p text:style-name="P409"/>
          </table:table-cell>
        </table:table-row>
        <table:table-row table:style-name="TableLine94048325159392">
          <table:table-cell table:style-name="Table56.A2" office:value-type="string">
            <text:p text:style-name="P1125">name</text:p>
          </table:table-cell>
          <table:table-cell table:style-name="Table56.A2" office:value-type="string">
            <text:p text:style-name="P1127">varchar(<text:span text:style-name="T1038">50</text:span>)</text:p>
          </table:table-cell>
          <table:table-cell table:style-name="Table56.A2" office:value-type="string">
            <text:p text:style-name="P1129">nullable</text:p>
          </table:table-cell>
          <table:table-cell table:style-name="Table56.D2" office:value-type="string">
            <text:p text:style-name="P409"/>
          </table:table-cell>
        </table:table-row>
        <table:table-row table:style-name="TableLine94048325160304">
          <table:table-cell table:style-name="Table56.A2" office:value-type="string">
            <text:p text:style-name="P1125">email</text:p>
          </table:table-cell>
          <table:table-cell table:style-name="Table56.A2" office:value-type="string">
            <text:p text:style-name="P1127">varchar(<text:span text:style-name="T1038">64</text:span>)</text:p>
          </table:table-cell>
          <table:table-cell table:style-name="Table56.A2" office:value-type="string">
            <text:p text:style-name="P1129">Nullable</text:p>
          </table:table-cell>
          <table:table-cell table:style-name="Table56.D2" office:value-type="string">
            <text:p text:style-name="P409"/>
          </table:table-cell>
        </table:table-row>
        <table:table-row table:style-name="TableLine94048325161264">
          <table:table-cell table:style-name="Table56.A2" office:value-type="string">
            <text:p text:style-name="P1125">url</text:p>
          </table:table-cell>
          <table:table-cell table:style-name="Table56.A2" office:value-type="string">
            <text:p text:style-name="P1127">varchar(<text:span text:style-name="T1039">32</text:span>)</text:p>
          </table:table-cell>
          <table:table-cell table:style-name="Table56.A2" office:value-type="string">
            <text:p text:style-name="P1129">nullable</text:p>
          </table:table-cell>
          <table:table-cell table:style-name="Table56.D2" office:value-type="string">
            <text:p text:style-name="P409"/>
          </table:table-cell>
        </table:table-row>
        <table:table-row table:style-name="TableLine94048325162688">
          <table:table-cell table:style-name="Table56.A2" office:value-type="string">
            <text:p text:style-name="P1125">body</text:p>
          </table:table-cell>
          <table:table-cell table:style-name="Table56.A2" office:value-type="string">
            <text:p text:style-name="P1127">varchar(<text:span text:style-name="T1040">4000</text:span>)</text:p>
          </table:table-cell>
          <table:table-cell table:style-name="Table56.A2" office:value-type="string">
            <text:p text:style-name="P1129">Not null</text:p>
          </table:table-cell>
          <table:table-cell table:style-name="Table56.D2" office:value-type="string">
            <text:p text:style-name="P409"/>
          </table:table-cell>
        </table:table-row>
        <table:table-row table:style-name="TableLine94048325163712">
          <table:table-cell table:style-name="Table56.A2" office:value-type="string">
            <text:p text:style-name="P1125">object_class</text:p>
          </table:table-cell>
          <table:table-cell table:style-name="Table56.A2" office:value-type="string">
            <text:p text:style-name="P1127">varchar(255)</text:p>
          </table:table-cell>
          <table:table-cell table:style-name="Table56.A2" office:value-type="string">
            <text:p text:style-name="P1129">Not null</text:p>
          </table:table-cell>
          <table:table-cell table:style-name="Table56.D2" office:value-type="string">
            <text:p text:style-name="P409"/>
          </table:table-cell>
        </table:table-row>
        <table:table-row table:style-name="TableLine94048325164784">
          <table:table-cell table:style-name="Table56.A2" office:value-type="string">
            <text:p text:style-name="P1125">object_id</text:p>
          </table:table-cell>
          <table:table-cell table:style-name="Table56.A2" office:value-type="string">
            <text:p text:style-name="P1127">Big int</text:p>
          </table:table-cell>
          <table:table-cell table:style-name="Table56.A2" office:value-type="string">
            <text:p text:style-name="P1129">Not null</text:p>
          </table:table-cell>
          <table:table-cell table:style-name="Table56.D2" office:value-type="string">
            <text:p text:style-name="P409"/>
          </table:table-cell>
        </table:table-row>
        <table:table-row table:style-name="TableLine94048325165856">
          <table:table-cell table:style-name="Table56.A2" office:value-type="string">
            <text:p text:style-name="P1125">comment_id</text:p>
          </table:table-cell>
          <table:table-cell table:style-name="Table56.A2" office:value-type="string">
            <text:p text:style-name="P1127">Big int</text:p>
          </table:table-cell>
          <table:table-cell table:style-name="Table56.A2" office:value-type="string">
            <text:p text:style-name="P1129">nullable</text:p>
          </table:table-cell>
          <table:table-cell table:style-name="Table56.D2" office:value-type="string">
            <text:p text:style-name="P409"/>
          </table:table-cell>
        </table:table-row>
        <table:table-row table:style-name="TableLine94048325166848">
          <table:table-cell table:style-name="Table56.A2" office:value-type="string">
            <text:p text:style-name="P1125">ip</text:p>
          </table:table-cell>
          <table:table-cell table:style-name="Table56.A2" office:value-type="string">
            <text:p text:style-name="P1127">int</text:p>
          </table:table-cell>
          <table:table-cell table:style-name="Table56.A2" office:value-type="string">
            <text:p text:style-name="P1129">Not null</text:p>
          </table:table-cell>
          <table:table-cell table:style-name="Table56.D2" office:value-type="string">
            <text:p text:style-name="P409"/>
          </table:table-cell>
        </table:table-row>
        <table:table-row table:style-name="TableLine94048325167920">
          <table:table-cell table:style-name="Table56.A2" office:value-type="string">
            <text:p text:style-name="P1125">language_id</text:p>
          </table:table-cell>
          <table:table-cell table:style-name="Table56.A2" office:value-type="string">
            <text:p text:style-name="P1127">Big int</text:p>
          </table:table-cell>
          <table:table-cell table:style-name="Table56.A2" office:value-type="string">
            <text:p text:style-name="P1129">Not null</text:p>
          </table:table-cell>
          <table:table-cell table:style-name="Table56.D2" office:value-type="string">
            <text:p text:style-name="P409"/>
          </table:table-cell>
        </table:table-row>
      </table:table>
      <text:p text:style-name="P375"/>
      <text:p text:style-name="P375"/>
      <text:list xml:id="list3816603117" text:style-name="L70">
        <text:list-item>
          <text:list>
            <text:list-item>
              <text:p text:style-name="P1902">ارتباط ها : </text:p>
              <text:list>
                <text:list-item>
                  <text:p text:style-name="P1902">dates : </text:p>
                  <text:list>
                    <text:list-item>
                      <text:p text:style-name="P1902">نوع : <text:span text:style-name="T1045">1 به n </text:span></text:p>
                    </text:list-item>
                    <text:list-item>
                      <text:p text:style-name="P1902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50122566114339" text:continue-numbering="true" text:style-name="L70">
        <text:list-item>
          <text:list>
            <text:list-item>
              <text:list>
                <text:list-item>
                  <text:p text:style-name="P1520"><text:span text:style-name="T1042">languages</text:span><text:span text:style-name="T1041"> : </text:span></text:p>
                  <text:list>
                    <text:list-item>
                      <text:p text:style-name="P1902">نوع :<text:span text:style-name="T1046">1 به n </text:span></text:p>
                    </text:list-item>
                    <text:list-item>
                      <text:p text:style-name="P1902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p text:style-name="P1473"/>
      <text:list xml:id="list150123630714429" text:continue-numbering="true" text:style-name="L70">
        <text:list-item>
          <text:list>
            <text:list-item>
              <text:list>
                <text:list-item>
                  <text:p text:style-name="P1521"><text:span text:style-name="T1044">users</text:span><text:span text:style-name="T1041"> : </text:span></text:p>
                  <text:list>
                    <text:list-item>
                      <text:p text:style-name="P1903">نوع :<text:span text:style-name="T1050">1 به n </text:span></text:p>
                    </text:list-item>
                    <text:list-item>
                      <text:p text:style-name="P1903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50123496113060" text:continue-numbering="true" text:style-name="L70">
        <text:list-item>
          <text:list>
            <text:list-item>
              <text:list>
                <text:list-item>
                  <text:p text:style-name="P1905">comments : </text:p>
                  <text:list>
                    <text:list-item>
                      <text:p text:style-name="P1905">نوع :‌ <text:span text:style-name="T1054">1 به n </text:span></text:p>
                    </text:list-item>
                    <text:list-item>
                      <text:p text:style-name="P1905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06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50122455255288" text:continue-numbering="true" text:style-name="L70">
        <text:list-item>
          <text:list>
            <text:list-item>
              <text:list>
                <text:list-item>
                  <text:p text:style-name="P1522"><text:span text:style-name="T1043">likeables</text:span><text:span text:style-name="T1041"> : </text:span></text:p>
                  <text:list>
                    <text:list-item>
                      <text:p text:style-name="P1904">نوع : <text:span text:style-name="T1060">1 به 1</text:span></text:p>
                    </text:list-item>
                    <text:list-item>
                      <text:p text:style-name="P1904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p text:style-name="P230"/>
      <text:list xml:id="list150123112914919" text:continue-list="list150122658757070" text:style-name="L69">
        <text:list-item>
          <text:p text:style-name="P2285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4"/>
      <text:list xml:id="list150123862994001" text:continue-numbering="true" text:style-name="L69">
        <text:list-item>
          <text:list>
            <text:list-item>
              <text:p text:style-name="P1907">ستون ها :‌</text:p>
            </text:list-item>
          </text:list>
        </text:list-item>
      </text:list>
      <text:p text:style-name="P185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048325227360">
          <table:table-cell table:style-name="Table45.A1" office:value-type="string">
            <text:p text:style-name="P464">Name</text:p>
          </table:table-cell>
          <table:table-cell table:style-name="Table45.A1" office:value-type="string">
            <text:p text:style-name="P464">Data Type</text:p>
          </table:table-cell>
          <table:table-cell table:style-name="Table45.A1" office:value-type="string">
            <text:p text:style-name="P464">Attributes</text:p>
          </table:table-cell>
          <table:table-cell table:style-name="Table45.D1" office:value-type="string">
            <text:p text:style-name="P464">Comment</text:p>
          </table:table-cell>
        </table:table-row>
        <table:table-row table:style-name="TableLine94048325254384">
          <table:table-cell table:style-name="Table45.A2" office:value-type="string">
            <text:p text:style-name="P1008">id</text:p>
          </table:table-cell>
          <table:table-cell table:style-name="Table45.A2" office:value-type="string">
            <text:p text:style-name="P1009">Big int</text:p>
          </table:table-cell>
          <table:table-cell table:style-name="Table45.A2" office:value-type="string">
            <text:p text:style-name="P1012">Not null ,unsigned ,index ,</text:p>
            <text:p text:style-name="P1012">unique , primary key , </text:p>
            <text:p text:style-name="P1012">auto increment</text:p>
          </table:table-cell>
          <table:table-cell table:style-name="Table45.D2" office:value-type="string">
            <text:p text:style-name="P409"/>
          </table:table-cell>
        </table:table-row>
        <table:table-row table:style-name="TableLine94048325256672">
          <table:table-cell table:style-name="Table45.A2" office:value-type="string">
            <text:p text:style-name="P1009">url</text:p>
          </table:table-cell>
          <table:table-cell table:style-name="Table45.A2" office:value-type="string">
            <text:p text:style-name="P1010">varchar(<text:span text:style-name="T898">32</text:span>)</text:p>
          </table:table-cell>
          <table:table-cell table:style-name="Table45.A2" office:value-type="string">
            <text:p text:style-name="P1015">nullable</text:p>
          </table:table-cell>
          <table:table-cell table:style-name="Table45.D2" office:value-type="string">
            <text:p text:style-name="P409"/>
          </table:table-cell>
        </table:table-row>
        <table:table-row table:style-name="TableLine94048325257584">
          <table:table-cell table:style-name="Table45.A2" office:value-type="string">
            <text:p text:style-name="P1062">show_brand</text:p>
          </table:table-cell>
          <table:table-cell table:style-name="Table45.A2" office:value-type="string">
            <text:p text:style-name="P1118">boolean</text:p>
          </table:table-cell>
          <table:table-cell table:style-name="Table45.A2" office:value-type="string">
            <text:p text:style-name="P1016">Not null , <text:span text:style-name="T897">defualt 1 </text:span></text:p>
          </table:table-cell>
          <table:table-cell table:style-name="Table45.D2" office:value-type="string">
            <text:p text:style-name="P1061">نمایش ان در لیست برند ها</text:p>
          </table:table-cell>
        </table:table-row>
        <table:table-row table:style-name="TableLine94048325258544">
          <table:table-cell table:style-name="Table45.A2" office:value-type="string">
            <text:p text:style-name="P1009">sort</text:p>
          </table:table-cell>
          <table:table-cell table:style-name="Table45.A2" office:value-type="string">
            <text:p text:style-name="P1011">Tiny int</text:p>
          </table:table-cell>
          <table:table-cell table:style-name="Table45.A2" office:value-type="string">
            <text:p text:style-name="P1011">Nullable , unsigned</text:p>
          </table:table-cell>
          <table:table-cell table:style-name="Table45.D2" office:value-type="string">
            <text:p text:style-name="P409"/>
          </table:table-cell>
        </table:table-row>
      </table:table>
      <text:p text:style-name="P363"/>
      <text:p text:style-name="P363"/>
      <text:list xml:id="list3355499892" text:style-name="L71">
        <text:list-item>
          <text:list>
            <text:list-item>
              <text:p text:style-name="P1908">ارتباط ها :‌</text:p>
              <text:list>
                <text:list-item>
                  <text:p text:style-name="P1908">dates : </text:p>
                  <text:list>
                    <text:list-item>
                      <text:p text:style-name="P1909">نوع : <text:span text:style-name="T900">1 به n</text:span></text:p>
                    </text:list-item>
                    <text:list-item>
                      <text:p text:style-name="P1910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50124380732366" text:continue-numbering="true" text:style-name="L71">
        <text:list-item>
          <text:list>
            <text:list-item>
              <text:list>
                <text:list-item>
                  <text:p text:style-name="P1908">users : </text:p>
                  <text:list>
                    <text:list-item>
                      <text:p text:style-name="P1909">نوع : <text:span text:style-name="T902">1 به n </text:span></text:p>
                    </text:list-item>
                    <text:list-item>
                      <text:p text:style-name="P1910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p text:style-name="P186"/>
      <text:list xml:id="list150123261986731" text:continue-numbering="true" text:style-name="L71">
        <text:list-item>
          <text:list>
            <text:list-item>
              <text:list>
                <text:list-item>
                  <text:p text:style-name="P1523"><text:span text:style-name="T916">iconables</text:span><text:span text:style-name="T917"> : </text:span></text:p>
                  <text:list>
                    <text:list-item>
                      <text:p text:style-name="P1909">نوع : <text:span text:style-name="T903">1 به 1</text:span></text:p>
                    </text:list-item>
                    <text:list-item>
                      <text:p text:style-name="P1910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50123312827716" text:continue-numbering="true" text:style-name="L71">
        <text:list-item>
          <text:list>
            <text:list-item>
              <text:list>
                <text:list-item>
                  <text:p text:style-name="P1524"><text:span text:style-name="T965">client</text:span><text:span text:style-name="T966">_translations : </text:span></text:p>
                  <text:list>
                    <text:list-item>
                      <text:p text:style-name="P1909">نوع : <text:span text:style-name="T907">1 به n </text:span></text:p>
                    </text:list-item>
                    <text:list-item>
                      <text:p text:style-name="P1525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50124234621640" text:continue-numbering="true" text:style-name="L71">
        <text:list-item>
          <text:list>
            <text:list-item>
              <text:list>
                <text:list-item>
                  <text:p text:style-name="P1526"><text:span text:style-name="T973">portfolios</text:span><text:span text:style-name="T969"> : </text:span></text:p>
                  <text:list>
                    <text:list-item>
                      <text:p text:style-name="P1889">نوع :‌1 به n </text:p>
                    </text:list-item>
                    <text:list-item>
                      <text:p text:style-name="P1889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13"><text:soft-page-break/>media : </text:p>
                  <text:list>
                    <text:list-item>
                      <text:p text:style-name="P1913">نوع : <text:span text:style-name="T1020">1 به 1</text:span></text:p>
                    </text:list-item>
                    <text:list-item>
                      <text:p text:style-name="P1527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3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8"/>
      <text:list xml:id="list150122682482275" text:continue-numbering="true" text:style-name="L71">
        <text:list-item>
          <text:list>
            <text:list-item>
              <text:p text:style-name="P1914">ستون ها : </text:p>
            </text:list-item>
          </text:list>
        </text:list-item>
      </text:list>
      <text:p text:style-name="P189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048325305392">
          <table:table-cell table:style-name="Table46.A1" office:value-type="string">
            <text:p text:style-name="P464">Name</text:p>
          </table:table-cell>
          <table:table-cell table:style-name="Table46.A1" office:value-type="string">
            <text:p text:style-name="P464">Data Type</text:p>
          </table:table-cell>
          <table:table-cell table:style-name="Table46.A1" office:value-type="string">
            <text:p text:style-name="P464">Attributes</text:p>
          </table:table-cell>
          <table:table-cell table:style-name="Table46.D1" office:value-type="string">
            <text:p text:style-name="P464">Comment</text:p>
          </table:table-cell>
        </table:table-row>
        <table:table-row table:style-name="TableLine94048325359136">
          <table:table-cell table:style-name="Table46.A2" office:value-type="string">
            <text:p text:style-name="P1017">id</text:p>
          </table:table-cell>
          <table:table-cell table:style-name="Table46.A2" office:value-type="string">
            <text:p text:style-name="P1019">Big int</text:p>
          </table:table-cell>
          <table:table-cell table:style-name="Table46.A2" office:value-type="string">
            <text:p text:style-name="P1013">Not null , unsigned ,index ,</text:p>
            <text:p text:style-name="P1013">unique , primary key , </text:p>
            <text:p text:style-name="P1013">auto increment</text:p>
          </table:table-cell>
          <table:table-cell table:style-name="Table46.D2" office:value-type="string">
            <text:p text:style-name="P409"/>
          </table:table-cell>
        </table:table-row>
        <table:table-row table:style-name="TableLine94048325361680">
          <table:table-cell table:style-name="Table46.A2" office:value-type="string">
            <text:p text:style-name="P1017">name</text:p>
          </table:table-cell>
          <table:table-cell table:style-name="Table46.A2" office:value-type="string">
            <text:p text:style-name="P1019">varchar(<text:span text:style-name="T911">64</text:span>)</text:p>
          </table:table-cell>
          <table:table-cell table:style-name="Table46.A2" office:value-type="string">
            <text:p text:style-name="P1028">Not null </text:p>
          </table:table-cell>
          <table:table-cell table:style-name="Table46.D2" office:value-type="string">
            <text:p text:style-name="P409"/>
          </table:table-cell>
        </table:table-row>
        <table:table-row table:style-name="TableLine94048325362592">
          <table:table-cell table:style-name="Table46.A2" office:value-type="string">
            <text:p text:style-name="P1018"><text:span text:style-name="T965">client</text:span>_id</text:p>
          </table:table-cell>
          <table:table-cell table:style-name="Table46.A2" office:value-type="string">
            <text:p text:style-name="P1019">Big int</text:p>
          </table:table-cell>
          <table:table-cell table:style-name="Table46.A2" office:value-type="string">
            <text:p text:style-name="P1020">Not null , unsigned , </text:p>
            <text:p text:style-name="P1023">fo<text:span text:style-name="T909">reign</text:span> key → brands(id)</text:p>
            <text:p text:style-name="P1023"/>
            <text:p text:style-name="P1024">On Delete → (cascade) ,</text:p>
            <text:p text:style-name="P1024">On Update →<text:span text:style-name="T910"> </text:span>(cascade) ,</text:p>
          </table:table-cell>
          <table:table-cell table:style-name="Table46.D2" office:value-type="string">
            <text:p text:style-name="P409"/>
          </table:table-cell>
        </table:table-row>
        <table:table-row table:style-name="TableLine94048325363552">
          <table:table-cell table:style-name="Table46.A2" office:value-type="string">
            <text:p text:style-name="P1017">language_id</text:p>
          </table:table-cell>
          <table:table-cell table:style-name="Table46.A2" office:value-type="string">
            <text:p text:style-name="P1019">Big int</text:p>
          </table:table-cell>
          <table:table-cell table:style-name="Table46.A2" office:value-type="string">
            <text:p text:style-name="P1021">Not null , unsigned</text:p>
            <text:p text:style-name="P1021"/>
            <text:p text:style-name="P1025">foreign key → languages(id)</text:p>
            <text:p text:style-name="P1025"/>
            <text:p text:style-name="P882">On Delete → (cascade) ,</text:p>
            <text:p text:style-name="P882">On Update → (cascade) ,</text:p>
          </table:table-cell>
          <table:table-cell table:style-name="Table46.D2" office:value-type="string">
            <text:p text:style-name="P409"/>
          </table:table-cell>
        </table:table-row>
      </table:table>
      <text:p text:style-name="P364"/>
      <text:list xml:id="list360170536" text:style-name="L72">
        <text:list-item>
          <text:list>
            <text:list-item>
              <text:p text:style-name="P1915">ارتباط ها : </text:p>
              <text:list>
                <text:list-item>
                  <text:p text:style-name="P1916"><text:span text:style-name="T965">clients</text:span> : </text:p>
                  <text:list>
                    <text:list-item>
                      <text:p text:style-name="P1911">نوع : <text:span text:style-name="T907">1 به n </text:span></text:p>
                    </text:list-item>
                    <text:list-item>
                      <text:p text:style-name="P1912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50123744382549" text:continue-numbering="true" text:style-name="L72">
        <text:list-item>
          <text:list>
            <text:list-item>
              <text:list>
                <text:list-item>
                  <text:p text:style-name="P1915">languages : </text:p>
                  <text:list>
                    <text:list-item>
                      <text:p text:style-name="P1917">نوع : 1 به n </text:p>
                    </text:list-item>
                    <text:list-item>
                      <text:p text:style-name="P1917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50123851179442" text:continue-numbering="true" text:style-name="L72">
        <text:list-item>
          <text:p text:style-name="P2286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50124248509278" text:continue-numbering="true" text:style-name="L72">
        <text:list-item>
          <text:list>
            <text:list-item>
              <text:p text:style-name="P1918">ستون ها : </text:p>
            </text:list-item>
          </text:list>
        </text:list-item>
      </text:list>
      <text:p text:style-name="P365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048325408656">
          <table:table-cell table:style-name="Table47.A1" office:value-type="string">
            <text:p text:style-name="P464">Name</text:p>
          </table:table-cell>
          <table:table-cell table:style-name="Table47.A1" office:value-type="string">
            <text:p text:style-name="P464">Data Type</text:p>
          </table:table-cell>
          <table:table-cell table:style-name="Table47.A1" office:value-type="string">
            <text:p text:style-name="P464">Attributes</text:p>
          </table:table-cell>
          <table:table-cell table:style-name="Table47.D1" office:value-type="string">
            <text:p text:style-name="P464">Comment</text:p>
          </table:table-cell>
        </table:table-row>
        <table:table-row table:style-name="TableLine94048325426464">
          <table:table-cell table:style-name="Table47.A2" office:value-type="string">
            <text:p text:style-name="P1029">id</text:p>
          </table:table-cell>
          <table:table-cell table:style-name="Table47.A2" office:value-type="string">
            <text:p text:style-name="P1030">Big int</text:p>
          </table:table-cell>
          <table:table-cell table:style-name="Table47.A2" office:value-type="string">
            <text:p text:style-name="P1014">Not null , unsigned ,index ,</text:p>
            <text:p text:style-name="P1014">unique , primary key , </text:p>
            <text:p text:style-name="P1014">auto increment</text:p>
          </table:table-cell>
          <table:table-cell table:style-name="Table47.D2" office:value-type="string">
            <text:p text:style-name="P409"/>
          </table:table-cell>
        </table:table-row>
        <table:table-row table:style-name="TableLine94048325428640">
          <table:table-cell table:style-name="Table47.A2" office:value-type="string">
            <text:p text:style-name="P1029">name</text:p>
          </table:table-cell>
          <table:table-cell table:style-name="Table47.A2" office:value-type="string">
            <text:p text:style-name="P440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31">Not null </text:p>
          </table:table-cell>
          <table:table-cell table:style-name="Table47.D2" office:value-type="string">
            <text:p text:style-name="P409"/>
          </table:table-cell>
        </table:table-row>
        <table:table-row table:style-name="TableLine94048325429552">
          <table:table-cell table:style-name="Table47.A2" office:value-type="string">
            <text:p text:style-name="P1066">url</text:p>
          </table:table-cell>
          <table:table-cell table:style-name="Table47.A2" office:value-type="string">
            <text:p text:style-name="P1066">varchar(64)</text:p>
          </table:table-cell>
          <table:table-cell table:style-name="Table47.A2" office:value-type="string">
            <text:p text:style-name="P1066">nullable</text:p>
          </table:table-cell>
          <table:table-cell table:style-name="Table47.D2" office:value-type="string">
            <text:p text:style-name="P409"/>
          </table:table-cell>
        </table:table-row>
      </table:table>
      <text:p text:style-name="P365"/>
      <text:list xml:id="list671628383" text:style-name="L73">
        <text:list-item>
          <text:list>
            <text:list-item>
              <text:p text:style-name="P1919">ارتباط ها : </text:p>
              <text:list>
                <text:list-item>
                  <text:p text:style-name="P1919">dates : </text:p>
                  <text:list>
                    <text:list-item>
                      <text:p text:style-name="P1920">نوع : <text:span text:style-name="T918">1 به n </text:span></text:p>
                    </text:list-item>
                    <text:list-item>
                      <text:p text:style-name="P1920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50122429048858" text:continue-numbering="true" text:style-name="L73">
        <text:list-item>
          <text:list>
            <text:list-item>
              <text:list>
                <text:list-item>
                  <text:p text:style-name="P1919">users : </text:p>
                  <text:list>
                    <text:list-item>
                      <text:p text:style-name="P1920">نوع : <text:span text:style-name="T919">1 به n </text:span></text:p>
                    </text:list-item>
                    <text:list-item>
                      <text:p text:style-name="P1920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50123384847714" text:continue-numbering="true" text:style-name="L73">
        <text:list-item>
          <text:list>
            <text:list-item>
              <text:list>
                <text:list-item>
                  <text:p text:style-name="P1919">technology_translations : </text:p>
                  <text:list>
                    <text:list-item>
                      <text:p text:style-name="P1920">نوع : <text:span text:style-name="T921">1 به n </text:span></text:p>
                    </text:list-item>
                    <text:list-item>
                      <text:p text:style-name="P1920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50123006393428" text:continue-numbering="true" text:style-name="L73">
        <text:list-item>
          <text:list>
            <text:list-item>
              <text:list>
                <text:list-item>
                  <text:p text:style-name="P1922">iconables : </text:p>
                  <text:list>
                    <text:list-item>
                      <text:p text:style-name="P1923">نوع : <text:span text:style-name="T924">1 به 1 </text:span></text:p>
                    </text:list-item>
                    <text:list-item>
                      <text:p text:style-name="P1923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50123255656021" text:continue-numbering="true" text:style-name="L73">
        <text:list-item>
          <text:list>
            <text:list-item>
              <text:list>
                <text:list-item>
                  <text:p text:style-name="P1528"><text:span text:style-name="T952">portfolio</text:span><text:span text:style-name="T950">: </text:span></text:p>
                  <text:list>
                    <text:list-item>
                      <text:p text:style-name="P1924">نوع :‌<text:span text:style-name="T951">m به n </text:span></text:p>
                    </text:list-item>
                    <text:list-item>
                      <text:p text:style-name="P1924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25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4">technology_translations : در این جدول ترجمه های هر یک از تکنولوژی ذخیره میشود که برای هر زبان ایجاد شده !!!. </text:p>
        </text:list-item>
      </text:list>
      <text:p text:style-name="P191"/>
      <text:list xml:id="list150123000608517" text:continue-numbering="true" text:style-name="L73">
        <text:list-item>
          <text:list>
            <text:list-item>
              <text:p text:style-name="P1927">ستون ها : </text:p>
            </text:list-item>
          </text:list>
        </text:list-item>
      </text:list>
      <text:p text:style-name="P192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048325497872">
          <table:table-cell table:style-name="Table48.A1" office:value-type="string">
            <text:p text:style-name="P464">Name</text:p>
          </table:table-cell>
          <table:table-cell table:style-name="Table48.A1" office:value-type="string">
            <text:p text:style-name="P464">Data Type</text:p>
          </table:table-cell>
          <table:table-cell table:style-name="Table48.A1" office:value-type="string">
            <text:p text:style-name="P464">Attributes</text:p>
          </table:table-cell>
          <table:table-cell table:style-name="Table48.D1" office:value-type="string">
            <text:p text:style-name="P464">Comment</text:p>
          </table:table-cell>
        </table:table-row>
        <table:table-row table:style-name="TableLine94048325521168">
          <table:table-cell table:style-name="Table48.A2" office:value-type="string">
            <text:p text:style-name="P1033">id</text:p>
          </table:table-cell>
          <table:table-cell table:style-name="Table48.A2" office:value-type="string">
            <text:p text:style-name="P1034">Big int</text:p>
          </table:table-cell>
          <table:table-cell table:style-name="Table48.A2" office:value-type="string">
            <text:p text:style-name="P1034">Unsigned , index ,unique , <text:span text:style-name="T927">primary key , auto increment,</text:span></text:p>
            <text:p text:style-name="P1035">not null </text:p>
          </table:table-cell>
          <table:table-cell table:style-name="Table48.D2" office:value-type="string">
            <text:p text:style-name="P409"/>
          </table:table-cell>
        </table:table-row>
        <table:table-row table:style-name="TableLine94048325523600">
          <table:table-cell table:style-name="Table48.A2" office:value-type="string">
            <text:p text:style-name="P1033">describe</text:p>
          </table:table-cell>
          <table:table-cell table:style-name="Table48.A2" office:value-type="string">
            <text:p text:style-name="P1034">varchar(<text:span text:style-name="T928">164</text:span>)</text:p>
          </table:table-cell>
          <table:table-cell table:style-name="Table48.A2" office:value-type="string">
            <text:p text:style-name="P1036">Not null </text:p>
          </table:table-cell>
          <table:table-cell table:style-name="Table48.D2" office:value-type="string">
            <text:p text:style-name="P409"/>
          </table:table-cell>
        </table:table-row>
        <table:table-row table:style-name="TableLine94048325524512">
          <table:table-cell table:style-name="Table48.A2" office:value-type="string">
            <text:p text:style-name="P1033">technology_id</text:p>
          </table:table-cell>
          <table:table-cell table:style-name="Table48.A2" office:value-type="string">
            <text:p text:style-name="P1037">Big int</text:p>
          </table:table-cell>
          <table:table-cell table:style-name="Table48.A2" office:value-type="string">
            <text:p text:style-name="P1038">Not null , unsigned ,</text:p>
            <text:p text:style-name="P1038">foreign key → technologies(id)</text:p>
            <text:p text:style-name="P1038"/>
            <text:p text:style-name="P1039">on Delete → (cascade) ,</text:p>
            <text:p text:style-name="P1039">on update → (cascade) ,</text:p>
          </table:table-cell>
          <table:table-cell table:style-name="Table48.D2" office:value-type="string">
            <text:p text:style-name="P409"/>
          </table:table-cell>
        </table:table-row>
        <table:table-row table:style-name="TableLine94048325525472">
          <table:table-cell table:style-name="Table48.A2" office:value-type="string">
            <text:p text:style-name="P1033">language_id</text:p>
          </table:table-cell>
          <table:table-cell table:style-name="Table48.A2" office:value-type="string">
            <text:p text:style-name="P1037">Big int</text:p>
          </table:table-cell>
          <table:table-cell table:style-name="Table48.A2" office:value-type="string">
            <text:p text:style-name="P1022">Not null , unsigned</text:p>
            <text:p text:style-name="P1022"/>
            <text:p text:style-name="P1026">foreign key → languages(id)</text:p>
            <text:p text:style-name="P1026"/>
            <text:p text:style-name="P883">On Delete → (cascade) ,</text:p>
            <text:p text:style-name="P883">On Update → (cascade) ,</text:p>
          </table:table-cell>
          <table:table-cell table:style-name="Table48.D2" office:value-type="string">
            <text:p text:style-name="P409"/>
          </table:table-cell>
        </table:table-row>
      </table:table>
      <text:p text:style-name="P366"/>
      <text:p text:style-name="P366"/>
      <text:list xml:id="list3976075375" text:style-name="L74">
        <text:list-item>
          <text:list>
            <text:list-item>
              <text:p text:style-name="P1928">ارتباط ها :‌</text:p>
              <text:list>
                <text:list-item>
                  <text:p text:style-name="P1929">technologies :</text:p>
                  <text:list>
                    <text:list-item>
                      <text:p text:style-name="P1921">نوع : <text:span text:style-name="T921">1 به n </text:span></text:p>
                    </text:list-item>
                    <text:list-item>
                      <text:p text:style-name="P1929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50124013590481" text:continue-numbering="true" text:style-name="L74">
        <text:list-item>
          <text:list>
            <text:list-item>
              <text:list>
                <text:list-item>
                  <text:p text:style-name="P1928">languages : </text:p>
                  <text:list>
                    <text:list-item>
                      <text:p text:style-name="P1930">نوع : 1 به n </text:p>
                    </text:list-item>
                    <text:list-item>
                      <text:p text:style-name="P1529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0122438970896" text:continue-list="list150124205622428" text:style-name="L67">
        <text:list-item>
          <text:p text:style-name="P2315">portfolios : در این جدول نمونه کار ها ذخیره میشود !!</text:p>
        </text:list-item>
      </text:list>
      <text:p text:style-name="P167"/>
      <text:list xml:id="list150124431010314" text:continue-numbering="true" text:style-name="L67">
        <text:list-item>
          <text:list>
            <text:list-item>
              <text:p text:style-name="P1931">ستون ها : </text:p>
            </text:list-item>
          </text:list>
        </text:list-item>
      </text:list>
      <text:p text:style-name="P168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048325568560">
          <table:table-cell table:style-name="Table41.A1" office:value-type="string">
            <text:p text:style-name="P464">Name</text:p>
          </table:table-cell>
          <table:table-cell table:style-name="Table41.A1" office:value-type="string">
            <text:p text:style-name="P464">Data Type</text:p>
          </table:table-cell>
          <table:table-cell table:style-name="Table41.A1" office:value-type="string">
            <text:p text:style-name="P464">Attributes</text:p>
          </table:table-cell>
          <table:table-cell table:style-name="Table41.D1" office:value-type="string">
            <text:p text:style-name="P464">Comment</text:p>
          </table:table-cell>
        </table:table-row>
        <table:table-row table:style-name="TableLine94048325604880">
          <table:table-cell table:style-name="Table41.A2" office:value-type="string">
            <text:p text:style-name="P982">id</text:p>
          </table:table-cell>
          <table:table-cell table:style-name="Table41.A2" office:value-type="string">
            <text:p text:style-name="P984">Big int</text:p>
          </table:table-cell>
          <table:table-cell table:style-name="Table41.A2" office:value-type="string">
            <text:p text:style-name="P986">Unsigned , not null , index , <text:span text:style-name="T860">unique ,primary key ,auto increment</text:span></text:p>
          </table:table-cell>
          <table:table-cell table:style-name="Table41.D2" office:value-type="string">
            <text:p text:style-name="P409"/>
          </table:table-cell>
        </table:table-row>
        <table:table-row table:style-name="TableLine94048325607184">
          <table:table-cell table:style-name="Table41.A2" office:value-type="string">
            <text:p text:style-name="P983">url</text:p>
          </table:table-cell>
          <table:table-cell table:style-name="Table41.A2" office:value-type="string">
            <text:p text:style-name="P985">varchar(<text:span text:style-name="T856">32</text:span>)</text:p>
          </table:table-cell>
          <table:table-cell table:style-name="Table41.A2" office:value-type="string">
            <text:p text:style-name="P988">Not null </text:p>
          </table:table-cell>
          <table:table-cell table:style-name="Table41.D2" office:value-type="string">
            <text:p text:style-name="P409"/>
          </table:table-cell>
        </table:table-row>
        <table:table-row table:style-name="TableLine94048325608096">
          <table:table-cell table:style-name="Table41.A2" office:value-type="string">
            <text:p text:style-name="P1027">role</text:p>
          </table:table-cell>
          <table:table-cell table:style-name="Table41.A2" office:value-type="string">
            <text:p text:style-name="P441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27">Nullable </text:p>
          </table:table-cell>
          <table:table-cell table:style-name="Table41.D2" office:value-type="string">
            <text:p text:style-name="P1032">نقش من در این پروژه مثلا front , android developer </text:p>
          </table:table-cell>
        </table:table-row>
        <table:table-row table:style-name="TableLine94048325609056">
          <table:table-cell table:style-name="Table41.A2" office:value-type="string">
            <text:p text:style-name="P1290">active</text:p>
          </table:table-cell>
          <table:table-cell table:style-name="Table41.A2" office:value-type="string">
            <text:p text:style-name="P1119">boolean</text:p>
          </table:table-cell>
          <table:table-cell table:style-name="Table41.A2" office:value-type="string">
            <text:p text:style-name="P398">Not null , defualt 1</text:p>
          </table:table-cell>
          <table:table-cell table:style-name="Table41.D2" office:value-type="string">
            <text:p text:style-name="P439"/>
          </table:table-cell>
        </table:table-row>
        <table:table-row table:style-name="TableLine94048325610480">
          <table:table-cell table:style-name="Table41.A2" office:value-type="string">
            <text:p text:style-name="P1046">completed</text:p>
          </table:table-cell>
          <table:table-cell table:style-name="Table41.A2" office:value-type="string">
            <text:p text:style-name="P1119">boolean</text:p>
          </table:table-cell>
          <table:table-cell table:style-name="Table41.A2" office:value-type="string">
            <text:p text:style-name="P399">Not null , defualt 0 </text:p>
          </table:table-cell>
          <table:table-cell table:style-name="Table41.D2" office:value-type="string">
            <text:p text:style-name="P439"/>
          </table:table-cell>
        </table:table-row>
        <table:table-row table:style-name="TableLine94048325611504">
          <table:table-cell table:style-name="Table41.A2" office:value-type="string">
            <text:p text:style-name="P1096">commentable</text:p>
          </table:table-cell>
          <table:table-cell table:style-name="Table41.A2" office:value-type="string">
            <text:p text:style-name="P1119">boolean</text:p>
          </table:table-cell>
          <table:table-cell table:style-name="Table41.A2" office:value-type="string">
            <text:p text:style-name="P403">Not null , default 1</text:p>
          </table:table-cell>
          <table:table-cell table:style-name="Table41.D2" office:value-type="string">
            <text:p text:style-name="P1097">نمونه کار کامنت پذیر است یا خیر‌ !!!</text:p>
          </table:table-cell>
        </table:table-row>
        <table:table-row table:style-name="TableLine94048325612576">
          <table:table-cell table:style-name="Table41.A2" office:value-type="string">
            <text:p text:style-name="P1063">team_id</text:p>
          </table:table-cell>
          <table:table-cell table:style-name="Table41.A2" office:value-type="string">
            <text:p text:style-name="P1063">Big int</text:p>
          </table:table-cell>
          <table:table-cell table:style-name="Table41.A2" office:value-type="string">
            <text:p text:style-name="P400">Nullable , unsigned , </text:p>
            <text:p text:style-name="P401">foreign key → <text:span text:style-name="T974">teams(id)</text:span></text:p>
            <text:p text:style-name="P401"/>
            <text:p text:style-name="P402">On Delete → (set null)</text:p>
            <text:p text:style-name="P402">On Delete → (cascade) </text:p>
          </table:table-cell>
          <table:table-cell table:style-name="Table41.D2" office:value-type="string">
            <text:p text:style-name="P439"/>
          </table:table-cell>
        </table:table-row>
        <table:table-row table:style-name="TableLine94048325613648">
          <table:table-cell table:style-name="Table41.A2" office:value-type="string">
            <text:p text:style-name="P1064">Client_id</text:p>
          </table:table-cell>
          <table:table-cell table:style-name="Table41.A2" office:value-type="string">
            <text:p text:style-name="P1065">Big int</text:p>
          </table:table-cell>
          <table:table-cell table:style-name="Table41.A2" office:value-type="string">
            <text:p text:style-name="P400">Nullable , unsigned , </text:p>
            <text:p text:style-name="P400"/>
            <text:p text:style-name="P402">On Delete → (set null)</text:p>
            <text:p text:style-name="P402">On Delete → (cascade) </text:p>
          </table:table-cell>
          <table:table-cell table:style-name="Table41.D2" office:value-type="string">
            <text:p text:style-name="P439"/>
          </table:table-cell>
        </table:table-row>
      </table:table>
      <text:p text:style-name="P359"/>
      <text:list xml:id="list3147732182" text:style-name="L75">
        <text:list-item>
          <text:list>
            <text:list-item>
              <text:p text:style-name="P1932">ارتباطات : </text:p>
              <text:list>
                <text:list-item>
                  <text:p text:style-name="P1932">dates : </text:p>
                  <text:list>
                    <text:list-item>
                      <text:p text:style-name="P1933">نوع :‌ <text:span text:style-name="T850">1 به n </text:span></text:p>
                    </text:list-item>
                    <text:list-item>
                      <text:p text:style-name="P1934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935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50122984169755" text:continue-numbering="true" text:style-name="L75">
        <text:list-item>
          <text:list>
            <text:list-item>
              <text:list>
                <text:list-item>
                  <text:p text:style-name="P1936">users : </text:p>
                  <text:list>
                    <text:list-item>
                      <text:p text:style-name="P1937">نوع : 1 به n </text:p>
                    </text:list-item>
                    <text:list-item>
                      <text:p text:style-name="P1937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p text:style-name="P170"/>
      <text:p text:style-name="P170"/>
      <text:list xml:id="list150122941155793" text:continue-numbering="true" text:style-name="L75">
        <text:list-item>
          <text:list>
            <text:list-item>
              <text:list>
                <text:list-item>
                  <text:p text:style-name="P1938"><text:soft-page-break/>portfolio_translations : </text:p>
                  <text:list>
                    <text:list-item>
                      <text:p text:style-name="P1938">نوع : <text:span text:style-name="T853">1 به n </text:span></text:p>
                    </text:list-item>
                    <text:list-item>
                      <text:p text:style-name="P1938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50122628799224" text:continue-numbering="true" text:style-name="L75">
        <text:list-item>
          <text:list>
            <text:list-item>
              <text:list>
                <text:list-item>
                  <text:p text:style-name="P1940">socialables : </text:p>
                  <text:list>
                    <text:list-item>
                      <text:p text:style-name="P1941">نوع : <text:span text:style-name="T857">1 به n </text:span></text:p>
                    </text:list-item>
                    <text:list-item>
                      <text:p text:style-name="P1941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50122388041236" text:continue-numbering="true" text:style-name="L75">
        <text:list-item>
          <text:list>
            <text:list-item>
              <text:list>
                <text:list-item>
                  <text:p text:style-name="P1943">starables : </text:p>
                  <text:list>
                    <text:list-item>
                      <text:p text:style-name="P1943">نوع : <text:span text:style-name="T867">1 به 1 </text:span></text:p>
                    </text:list-item>
                    <text:list-item>
                      <text:p text:style-name="P1943">توضیحات : <text:s/><text:span text:style-name="T867">هر یک portfolio دارای یک رکورد در جدول </text:span><text:span text:style-name="T868">starables است 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50123688243571" text:continue-numbering="true" text:style-name="L75">
        <text:list-item>
          <text:list>
            <text:list-item>
              <text:list>
                <text:list-item>
                  <text:p text:style-name="P1944">likeables : </text:p>
                  <text:list>
                    <text:list-item>
                      <text:p text:style-name="P1944">نوع :‌<text:span text:style-name="T1027">1 به 1</text:span></text:p>
                    </text:list-item>
                    <text:list-item>
                      <text:p text:style-name="P1944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p text:style-name="P177"/>
      <text:list xml:id="list150122526740149" text:continue-numbering="true" text:style-name="L75">
        <text:list-item>
          <text:list>
            <text:list-item>
              <text:list>
                <text:list-item>
                  <text:p text:style-name="P1945">media : </text:p>
                  <text:list>
                    <text:list-item>
                      <text:p text:style-name="P1941">نوع : <text:span text:style-name="T870">1 به n </text:span></text:p>
                    </text:list-item>
                    <text:list-item>
                      <text:p text:style-name="P1942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946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50122507394046" text:continue-numbering="true" text:style-name="L75">
        <text:list-item>
          <text:list>
            <text:list-item>
              <text:list>
                <text:list-item>
                  <text:p text:style-name="P1947">technologies : </text:p>
                  <text:list>
                    <text:list-item>
                      <text:p text:style-name="P1947">نوع : n به n </text:p>
                    </text:list-item>
                    <text:list-item>
                      <text:p text:style-name="P1948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26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50123026649590" text:continue-numbering="true" text:style-name="L75">
        <text:list-item>
          <text:list>
            <text:list-item>
              <text:list>
                <text:list-item>
                  <text:p text:style-name="P1890">teams : </text:p>
                  <text:list>
                    <text:list-item>
                      <text:p text:style-name="P1890">نوع :‌1 به n </text:p>
                    </text:list-item>
                    <text:list-item>
                      <text:p text:style-name="P1890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xml:id="list150123362360872" text:continue-numbering="true" text:style-name="L75">
        <text:list-item>
          <text:list>
            <text:list-item>
              <text:list>
                <text:list-item>
                  <text:p text:style-name="P1949"><text:soft-page-break/>clients : </text:p>
                  <text:list>
                    <text:list-item>
                      <text:p text:style-name="P1891">نوع :‌1 به n </text:p>
                    </text:list-item>
                    <text:list-item>
                      <text:p text:style-name="P1891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950"/>
                </text:list-item>
                <text:list-item>
                  <text:p text:style-name="P1950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951">نوع :‌ <text:s/>n به n </text:p>
                    </text:list-item>
                    <text:list-item>
                      <text:p text:style-name="P1953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6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0"/>
      <text:list xml:id="list150124403904903" text:continue-numbering="true" text:style-name="L75">
        <text:list-item>
          <text:list>
            <text:list-item>
              <text:p text:style-name="P1955">ستون ها : </text:p>
            </text:list-item>
          </text:list>
        </text:list-item>
      </text:list>
      <text:p text:style-name="P181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048325741168">
          <table:table-cell table:style-name="Table43.A1" office:value-type="string">
            <text:p text:style-name="P464">Name</text:p>
          </table:table-cell>
          <table:table-cell table:style-name="Table43.A1" office:value-type="string">
            <text:p text:style-name="P464">Data Type</text:p>
          </table:table-cell>
          <table:table-cell table:style-name="Table43.A1" office:value-type="string">
            <text:p text:style-name="P464">Attributes</text:p>
          </table:table-cell>
          <table:table-cell table:style-name="Table43.D1" office:value-type="string">
            <text:p text:style-name="P464">Comment</text:p>
          </table:table-cell>
        </table:table-row>
        <table:table-row table:style-name="TableLine94048325785392">
          <table:table-cell table:style-name="Table43.A2" office:value-type="string">
            <text:p text:style-name="P994">id</text:p>
          </table:table-cell>
          <table:table-cell table:style-name="Table43.A2" office:value-type="string">
            <text:p text:style-name="P995">Big int</text:p>
          </table:table-cell>
          <table:table-cell table:style-name="Table43.A2" office:value-type="string">
            <text:p text:style-name="P987">Unsigned , not null , index , <text:span text:style-name="T860">unique ,primary key ,auto increment</text:span></text:p>
          </table:table-cell>
          <table:table-cell table:style-name="Table43.D2" office:value-type="string">
            <text:p text:style-name="P409"/>
          </table:table-cell>
        </table:table-row>
        <table:table-row table:style-name="TableLine94048325787712">
          <table:table-cell table:style-name="Table43.A2" office:value-type="string">
            <text:p text:style-name="P995">title</text:p>
          </table:table-cell>
          <table:table-cell table:style-name="Table43.A2" office:value-type="string">
            <text:p text:style-name="P997">varchar(<text:span text:style-name="T873">60</text:span>)</text:p>
          </table:table-cell>
          <table:table-cell table:style-name="Table43.A2" office:value-type="string">
            <text:p text:style-name="P1000">Not null ,</text:p>
          </table:table-cell>
          <table:table-cell table:style-name="Table43.D2" office:value-type="string">
            <text:p text:style-name="P409"/>
          </table:table-cell>
        </table:table-row>
        <table:table-row table:style-name="TableLine94048325788624">
          <table:table-cell table:style-name="Table43.A2" office:value-type="string">
            <text:p text:style-name="P995">content</text:p>
          </table:table-cell>
          <table:table-cell table:style-name="Table43.A2" office:value-type="string">
            <text:p text:style-name="P999">text</text:p>
          </table:table-cell>
          <table:table-cell table:style-name="Table43.A2" office:value-type="string">
            <text:p text:style-name="P1000">Not null ,</text:p>
          </table:table-cell>
          <table:table-cell table:style-name="Table43.D2" office:value-type="string">
            <text:p text:style-name="P409"/>
          </table:table-cell>
        </table:table-row>
        <table:table-row table:style-name="TableLine94048325789664">
          <table:table-cell table:style-name="Table43.A2" office:value-type="string">
            <text:p text:style-name="P1047">Client_</text:p>
            <text:p text:style-name="P1047">review</text:p>
          </table:table-cell>
          <table:table-cell table:style-name="Table43.A2" office:value-type="string">
            <text:p text:style-name="P1048">varchar(4000)</text:p>
          </table:table-cell>
          <table:table-cell table:style-name="Table43.A2" office:value-type="string">
            <text:p text:style-name="P1049">Nullable , </text:p>
          </table:table-cell>
          <table:table-cell table:style-name="Table43.D2" office:value-type="string">
            <text:p text:style-name="P409"/>
          </table:table-cell>
        </table:table-row>
        <table:table-row table:style-name="TableLine94048325791088">
          <table:table-cell table:style-name="Table43.A2" office:value-type="string">
            <text:p text:style-name="P1050">location</text:p>
          </table:table-cell>
          <table:table-cell table:style-name="Table43.A2" office:value-type="string">
            <text:p text:style-name="P1051">varchar(30)</text:p>
          </table:table-cell>
          <table:table-cell table:style-name="Table43.A2" office:value-type="string">
            <text:p text:style-name="P1052">Nullable ,</text:p>
          </table:table-cell>
          <table:table-cell table:style-name="Table43.D2" office:value-type="string">
            <text:p text:style-name="P409"/>
          </table:table-cell>
        </table:table-row>
        <table:table-row table:style-name="TableLine94048325792112">
          <table:table-cell table:style-name="Table43.A2" office:value-type="string">
            <text:p text:style-name="P995">description</text:p>
          </table:table-cell>
          <table:table-cell table:style-name="Table43.A2" office:value-type="string">
            <text:p text:style-name="P998">varchar(<text:span text:style-name="T874">160</text:span>)</text:p>
          </table:table-cell>
          <table:table-cell table:style-name="Table43.A2" office:value-type="string">
            <text:p text:style-name="P1000">Not null ,</text:p>
          </table:table-cell>
          <table:table-cell table:style-name="Table43.D2" office:value-type="string">
            <text:p text:style-name="P409"/>
          </table:table-cell>
        </table:table-row>
        <table:table-row table:style-name="TableLine94048325793184">
          <table:table-cell table:style-name="Table43.A2" office:value-type="string">
            <text:p text:style-name="P995">keywords</text:p>
          </table:table-cell>
          <table:table-cell table:style-name="Table43.A2" office:value-type="string">
            <text:p text:style-name="P998">varchar(<text:span text:style-name="T874">255</text:span>)</text:p>
          </table:table-cell>
          <table:table-cell table:style-name="Table43.A2" office:value-type="string">
            <text:p text:style-name="P1000">Not null ,</text:p>
          </table:table-cell>
          <table:table-cell table:style-name="Table43.D2" office:value-type="string">
            <text:p text:style-name="P409"/>
          </table:table-cell>
        </table:table-row>
        <table:table-row table:style-name="TableLine94048325794256">
          <table:table-cell table:style-name="Table43.A2" office:value-type="string">
            <text:p text:style-name="P995">portfolio_id</text:p>
          </table:table-cell>
          <table:table-cell table:style-name="Table43.A2" office:value-type="string">
            <text:p text:style-name="P996">Big int</text:p>
          </table:table-cell>
          <table:table-cell table:style-name="Table43.A2" office:value-type="string">
            <text:p text:style-name="P1001">Unsigned , not null ,</text:p>
            <text:p text:style-name="P1001">foreign key → portfolios(id)</text:p>
            <text:p text:style-name="P1001"/>
            <text:p text:style-name="P1002">On Delete → (<text:span text:style-name="T875">cascade</text:span>)</text:p>
            <text:p text:style-name="P1003">On Update → (cascade)</text:p>
          </table:table-cell>
          <table:table-cell table:style-name="Table43.D2" office:value-type="string">
            <text:p text:style-name="P409"/>
          </table:table-cell>
        </table:table-row>
        <table:table-row table:style-name="TableLine94048325795248">
          <table:table-cell table:style-name="Table43.A2" office:value-type="string">
            <text:p text:style-name="P995">language_id</text:p>
          </table:table-cell>
          <table:table-cell table:style-name="Table43.A2" office:value-type="string">
            <text:p text:style-name="P996">Big int</text:p>
          </table:table-cell>
          <table:table-cell table:style-name="Table43.A2" office:value-type="string">
            <text:p text:style-name="P893">Not null , <text:span text:style-name="T787">unsigned ,</text:span> </text:p>
            <text:p text:style-name="P893">foreign key → languages(id)</text:p>
            <text:p text:style-name="P893"/>
            <text:p text:style-name="P881">On Delete → (cascade) ,</text:p>
            <text:p text:style-name="P881">On Update → (cascade) ,</text:p>
          </table:table-cell>
          <table:table-cell table:style-name="Table43.D2" office:value-type="string">
            <text:p text:style-name="P409"/>
          </table:table-cell>
        </table:table-row>
      </table:table>
      <text:p text:style-name="P361"/>
      <text:p text:style-name="P361"/>
      <text:list xml:id="list1224461145" text:style-name="L76">
        <text:list-item>
          <text:list>
            <text:list-item>
              <text:p text:style-name="P1956">ارتباط ها :‌</text:p>
              <text:list>
                <text:list-item>
                  <text:p text:style-name="P1957">languages : </text:p>
                  <text:list>
                    <text:list-item>
                      <text:p text:style-name="P1958">نوع <text:s/>: <text:span text:style-name="T880">1 به N </text:span></text:p>
                    </text:list-item>
                    <text:list-item>
                      <text:p text:style-name="P1530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50122407718035" text:continue-numbering="true" text:style-name="L76">
        <text:list-item>
          <text:list>
            <text:list-item>
              <text:list>
                <text:list-item>
                  <text:p text:style-name="P1959">portfolios : </text:p>
                  <text:list>
                    <text:list-item>
                      <text:p text:style-name="P1939">نوع : <text:span text:style-name="T853">1 به n </text:span></text:p>
                    </text:list-item>
                    <text:list-item>
                      <text:p text:style-name="P1939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50122754157992" text:continue-numbering="true" text:style-name="L76">
        <text:list-item>
          <text:p text:style-name="P2287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7"/>
      <text:list xml:id="list150123369197499" text:continue-numbering="true" text:style-name="L76">
        <text:list-item>
          <text:list>
            <text:list-item>
              <text:p text:style-name="P1960">ستون ها : </text:p>
            </text:list-item>
          </text:list>
        </text:list-item>
      </text:list>
      <text:p text:style-name="P198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048325832896">
          <table:table-cell table:style-name="Table49.A1" office:value-type="string">
            <text:p text:style-name="P464">Name</text:p>
          </table:table-cell>
          <table:table-cell table:style-name="Table49.A1" office:value-type="string">
            <text:p text:style-name="P464">Data Type</text:p>
          </table:table-cell>
          <table:table-cell table:style-name="Table49.A1" office:value-type="string">
            <text:p text:style-name="P464">Attributes</text:p>
          </table:table-cell>
          <table:table-cell table:style-name="Table49.D1" office:value-type="string">
            <text:p text:style-name="P464">Comment</text:p>
          </table:table-cell>
        </table:table-row>
        <table:table-row table:style-name="TableLine94048325864704">
          <table:table-cell table:style-name="Table49.A2" office:value-type="string">
            <text:p text:style-name="P1040">id</text:p>
          </table:table-cell>
          <table:table-cell table:style-name="Table49.A2" office:value-type="string">
            <text:p text:style-name="P1041">Big int</text:p>
          </table:table-cell>
          <table:table-cell table:style-name="Table49.A2" office:value-type="string">
            <text:p text:style-name="P1042">Not null , unsigned , unique ,</text:p>
            <text:p text:style-name="P1042">primary key , auto increment ,</text:p>
            <text:p text:style-name="P1042">index</text:p>
          </table:table-cell>
          <table:table-cell table:style-name="Table49.D2" office:value-type="string">
            <text:p text:style-name="P409"/>
          </table:table-cell>
        </table:table-row>
        <table:table-row table:style-name="TableLine94048325866976">
          <table:table-cell table:style-name="Table49.A2" office:value-type="string">
            <text:p text:style-name="P1040">portfolio_id</text:p>
          </table:table-cell>
          <table:table-cell table:style-name="Table49.A2" office:value-type="string">
            <text:p text:style-name="P1041">Big int</text:p>
          </table:table-cell>
          <table:table-cell table:style-name="Table49.A2" office:value-type="string">
            <text:p text:style-name="P1043">Not null , unsigned , </text:p>
            <text:p text:style-name="P1044">foreign key → portfolios(id)</text:p>
            <text:p text:style-name="P1044"/>
            <text:p text:style-name="P1044">On Delete → (cascade) ,</text:p>
            <text:p text:style-name="P1044">On Update → (cascade) ,</text:p>
          </table:table-cell>
          <table:table-cell table:style-name="Table49.D2" office:value-type="string">
            <text:p text:style-name="P409"/>
          </table:table-cell>
        </table:table-row>
        <table:table-row table:style-name="TableLine94048325867888">
          <table:table-cell table:style-name="Table49.A2" office:value-type="string">
            <text:p text:style-name="P1040">technology_id</text:p>
          </table:table-cell>
          <table:table-cell table:style-name="Table49.A2" office:value-type="string">
            <text:p text:style-name="P1041">Big int</text:p>
          </table:table-cell>
          <table:table-cell table:style-name="Table49.A2" office:value-type="string">
            <text:p text:style-name="P442"><text:span text:style-name="T938">foreign key → </text:span><text:span text:style-name="T939">technology</text:span><text:span text:style-name="T938">(id)</text:span></text:p>
            <text:p text:style-name="P1044"/>
            <text:p text:style-name="P1044">On Delete → (cascade) ,</text:p>
            <text:p text:style-name="P1044">On Update → (cascade) ,</text:p>
          </table:table-cell>
          <table:table-cell table:style-name="Table49.D2" office:value-type="string">
            <text:p text:style-name="P409"/>
          </table:table-cell>
        </table:table-row>
        <table:table-row table:style-name="TableLine94048325868848">
          <table:table-cell table:style-name="Table49.A2" office:value-type="string">
            <text:p text:style-name="P1041">sort</text:p>
          </table:table-cell>
          <table:table-cell table:style-name="Table49.A2" office:value-type="string">
            <text:p text:style-name="P1041">Tiny int</text:p>
          </table:table-cell>
          <table:table-cell table:style-name="Table49.A2" office:value-type="string">
            <text:p text:style-name="P1045">Unsigned , nullable</text:p>
          </table:table-cell>
          <table:table-cell table:style-name="Table49.D2" office:value-type="string">
            <text:p text:style-name="P1120">ترتیب نمایش تکنولوژی ها </text:p>
          </table:table-cell>
        </table:table-row>
      </table:table>
      <text:p text:style-name="P367"/>
      <text:p text:style-name="P367"/>
      <text:list xml:id="list2477506963" text:style-name="L77">
        <text:list-item>
          <text:list>
            <text:list-item>
              <text:p text:style-name="P1961">ارتباط ها :‌</text:p>
              <text:list>
                <text:list-item>
                  <text:p text:style-name="P1961">portfolios : </text:p>
                  <text:list>
                    <text:list-item>
                      <text:p text:style-name="P1962">نوع : <text:span text:style-name="T940">1 به n </text:span></text:p>
                    </text:list-item>
                    <text:list-item>
                      <text:p text:style-name="P1963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50124255457873" text:continue-numbering="true" text:style-name="L77">
        <text:list-item>
          <text:list>
            <text:list-item>
              <text:list>
                <text:list-item>
                  <text:p text:style-name="P1961">technologies : </text:p>
                  <text:list>
                    <text:list-item>
                      <text:p text:style-name="P1964">نوع : <text:span text:style-name="T944">1 به n </text:span></text:p>
                    </text:list-item>
                    <text:list-item>
                      <text:p text:style-name="P1964">توضیحات : <text:span text:style-name="T944">هر یک </text:span><text:span text:style-name="T945">technology دارای چندین رکورد در جدول </text:span></text:p>
                      <text:p text:style-name="P1965"><text:span text:style-name="T942">portfolio_technology </text:span><text:span text:style-name="T946">است و هر یک رکورد از جدول </text:span></text:p>
                      <text:p text:style-name="P1965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50122410371894" text:continue-numbering="true" text:style-name="L77">
        <text:list-item>
          <text:p text:style-name="P2317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1"/>
      <text:list xml:id="list150123659130202" text:continue-numbering="true" text:style-name="L77">
        <text:list-item>
          <text:list>
            <text:list-item>
              <text:p text:style-name="P1966">ستون ها :‌</text:p>
            </text:list-item>
          </text:list>
        </text:list-item>
      </text:list>
      <text:p text:style-name="P202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048325817872">
          <table:table-cell table:style-name="Table50.A1" office:value-type="string">
            <text:p text:style-name="P464">Name</text:p>
          </table:table-cell>
          <table:table-cell table:style-name="Table50.A1" office:value-type="string">
            <text:p text:style-name="P464">Data Type</text:p>
          </table:table-cell>
          <table:table-cell table:style-name="Table50.A1" office:value-type="string">
            <text:p text:style-name="P464">Attributes</text:p>
          </table:table-cell>
          <table:table-cell table:style-name="Table50.D1" office:value-type="string">
            <text:p text:style-name="P464">Comment</text:p>
          </table:table-cell>
        </table:table-row>
        <table:table-row table:style-name="TableLine94048325944720">
          <table:table-cell table:style-name="Table50.A2" office:value-type="string">
            <text:p text:style-name="P1053">id</text:p>
          </table:table-cell>
          <table:table-cell table:style-name="Table50.A2" office:value-type="string">
            <text:p text:style-name="P1053">Big int</text:p>
          </table:table-cell>
          <table:table-cell table:style-name="Table50.A2" office:value-type="string">
            <text:p text:style-name="P1053">Unsigned , not null , index ,</text:p>
            <text:p text:style-name="P1053">unique , primary key , </text:p>
            <text:p text:style-name="P1053">auto increment</text:p>
          </table:table-cell>
          <table:table-cell table:style-name="Table50.D2" office:value-type="string">
            <text:p text:style-name="P409"/>
          </table:table-cell>
        </table:table-row>
        <table:table-row table:style-name="TableLine94048325947024">
          <table:table-cell table:style-name="Table50.A2" office:value-type="string">
            <text:p text:style-name="P1291">active</text:p>
          </table:table-cell>
          <table:table-cell table:style-name="Table50.A2" office:value-type="string">
            <text:p text:style-name="P1121">boolean</text:p>
          </table:table-cell>
          <table:table-cell table:style-name="Table50.A2" office:value-type="string">
            <text:p text:style-name="P1054">Not null , <text:span text:style-name="T956">defualt 1</text:span></text:p>
          </table:table-cell>
          <table:table-cell table:style-name="Table50.D2" office:value-type="string">
            <text:p text:style-name="P409"/>
          </table:table-cell>
        </table:table-row>
        <table:table-row table:style-name="TableLine94048325947936">
          <table:table-cell table:style-name="Table50.A2" office:value-type="string">
            <text:p text:style-name="P1053">sort</text:p>
          </table:table-cell>
          <table:table-cell table:style-name="Table50.A2" office:value-type="string">
            <text:p text:style-name="P1053">Tiny int</text:p>
          </table:table-cell>
          <table:table-cell table:style-name="Table50.A2" office:value-type="string">
            <text:p text:style-name="P1055">Nullable , unsigned </text:p>
          </table:table-cell>
          <table:table-cell table:style-name="Table50.D2" office:value-type="string">
            <text:p text:style-name="P409"/>
          </table:table-cell>
        </table:table-row>
        <table:table-row table:style-name="TableLine94048325948896">
          <table:table-cell table:style-name="Table50.A2" office:value-type="string">
            <text:p text:style-name="P1053">portfolio_id</text:p>
          </table:table-cell>
          <table:table-cell table:style-name="Table50.A2" office:value-type="string">
            <text:p text:style-name="P1053">Big int</text:p>
          </table:table-cell>
          <table:table-cell table:style-name="Table50.A2" office:value-type="string">
            <text:p text:style-name="P1056">Unsigned , not null , </text:p>
            <text:p text:style-name="P1056">foreign key → portfolios(id) ,</text:p>
            <text:p text:style-name="P1056"/>
            <text:p text:style-name="P1057">On Delete → (cascade) ,</text:p>
            <text:p text:style-name="P1057">On <text:span text:style-name="T957">Update</text:span> → (cascade) ,</text:p>
          </table:table-cell>
          <table:table-cell table:style-name="Table50.D2" office:value-type="string">
            <text:p text:style-name="P409"/>
          </table:table-cell>
        </table:table-row>
      </table:table>
      <text:p text:style-name="P368"/>
      <text:list xml:id="list493166354" text:style-name="L78">
        <text:list-item>
          <text:list>
            <text:list-item>
              <text:p text:style-name="P1967">ارتباطات : </text:p>
              <text:list>
                <text:list-item>
                  <text:p text:style-name="P1967">portfolios : </text:p>
                  <text:list>
                    <text:list-item>
                      <text:p text:style-name="P1968">نوع : <text:span text:style-name="T958">1 به N</text:span></text:p>
                    </text:list-item>
                    <text:list-item>
                      <text:p text:style-name="P1968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50124192118251" text:continue-numbering="true" text:style-name="L78">
        <text:list-item>
          <text:list>
            <text:list-item>
              <text:list>
                <text:list-item>
                  <text:p text:style-name="P1967">portfolio_challenge_translations : </text:p>
                  <text:list>
                    <text:list-item>
                      <text:p text:style-name="P1969">نوع :‌ 1 به n </text:p>
                    </text:list-item>
                    <text:list-item>
                      <text:p text:style-name="P1969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50123912274477" text:continue-numbering="true" text:style-name="L78">
        <text:list-item>
          <text:p text:style-name="P2318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5"/>
      <text:list xml:id="list150123994136925" text:continue-numbering="true" text:style-name="L78">
        <text:list-item>
          <text:list>
            <text:list-item>
              <text:p text:style-name="P1971">ستون ها :‌</text:p>
            </text:list-item>
          </text:list>
        </text:list-item>
      </text:list>
      <text:p text:style-name="P206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048325981968">
          <table:table-cell table:style-name="Table51.A1" office:value-type="string">
            <text:p text:style-name="P464">Name</text:p>
          </table:table-cell>
          <table:table-cell table:style-name="Table51.A1" office:value-type="string">
            <text:p text:style-name="P464">Data Type</text:p>
          </table:table-cell>
          <table:table-cell table:style-name="Table51.A1" office:value-type="string">
            <text:p text:style-name="P464">Attributes</text:p>
          </table:table-cell>
          <table:table-cell table:style-name="Table51.D1" office:value-type="string">
            <text:p text:style-name="P464">Comment</text:p>
          </table:table-cell>
        </table:table-row>
        <table:table-row table:style-name="TableLine94048326015296">
          <table:table-cell table:style-name="Table51.A2" office:value-type="string">
            <text:p text:style-name="P1058">id</text:p>
          </table:table-cell>
          <table:table-cell table:style-name="Table51.A2" office:value-type="string">
            <text:p text:style-name="P1058">Big int</text:p>
          </table:table-cell>
          <table:table-cell table:style-name="Table51.A2" office:value-type="string">
            <text:p text:style-name="P1053">Unsigned , not null , index ,</text:p>
            <text:p text:style-name="P1053">unique , primary key , </text:p>
            <text:p text:style-name="P1053">auto increment</text:p>
          </table:table-cell>
          <table:table-cell table:style-name="Table51.D2" office:value-type="string">
            <text:p text:style-name="P409"/>
          </table:table-cell>
        </table:table-row>
        <table:table-row table:style-name="TableLine94048326017584">
          <table:table-cell table:style-name="Table51.A2" office:value-type="string">
            <text:p text:style-name="P1058">content</text:p>
          </table:table-cell>
          <table:table-cell table:style-name="Table51.A2" office:value-type="string">
            <text:p text:style-name="P1059">varchar(<text:span text:style-name="T962">4000</text:span>)</text:p>
          </table:table-cell>
          <table:table-cell table:style-name="Table51.A2" office:value-type="string">
            <text:p text:style-name="P1060">Not null</text:p>
          </table:table-cell>
          <table:table-cell table:style-name="Table51.D2" office:value-type="string">
            <text:p text:style-name="P409"/>
          </table:table-cell>
        </table:table-row>
        <table:table-row table:style-name="TableLine94048326018496">
          <table:table-cell table:style-name="Table51.A2" office:value-type="string">
            <text:p text:style-name="P1058">Portfolio</text:p>
            <text:p text:style-name="P1058">_challenge</text:p>
            <text:p text:style-name="P1058">_id</text:p>
          </table:table-cell>
          <table:table-cell table:style-name="Table51.A2" office:value-type="string">
            <text:p text:style-name="P1059">Big int</text:p>
          </table:table-cell>
          <table:table-cell table:style-name="Table51.A2" office:value-type="string">
            <text:p text:style-name="P1060">Not null , unsigned , </text:p>
            <text:p text:style-name="P1060">foreign key → portfolio_challenges_id(id)</text:p>
            <text:p text:style-name="P1060"/>
            <text:p text:style-name="P1060">On Delete → (cascade) , </text:p>
            <text:p text:style-name="P1060">On Update → (cascade) , </text:p>
          </table:table-cell>
          <table:table-cell table:style-name="Table51.D2" office:value-type="string">
            <text:p text:style-name="P409"/>
          </table:table-cell>
        </table:table-row>
        <table:table-row table:style-name="TableLine94048326019456">
          <table:table-cell table:style-name="Table51.A2" office:value-type="string">
            <text:p text:style-name="P1058">language_id</text:p>
          </table:table-cell>
          <table:table-cell table:style-name="Table51.A2" office:value-type="string">
            <text:p text:style-name="P1059">Big int</text:p>
          </table:table-cell>
          <table:table-cell table:style-name="Table51.A2" office:value-type="string">
            <text:p text:style-name="P894">Not null , <text:span text:style-name="T787">unsigned ,</text:span> </text:p>
            <text:p text:style-name="P894">foreign key → languages(id)</text:p>
            <text:p text:style-name="P894"/>
            <text:p text:style-name="P884">On Delete → (cascade) ,</text:p>
            <text:p text:style-name="P884">On Update → (cascade) ,</text:p>
          </table:table-cell>
          <table:table-cell table:style-name="Table51.D2" office:value-type="string">
            <text:p text:style-name="P409"/>
          </table:table-cell>
        </table:table-row>
      </table:table>
      <text:p text:style-name="P369"/>
      <text:list xml:id="list2903200841" text:style-name="L79">
        <text:list-item>
          <text:list>
            <text:list-item>
              <text:p text:style-name="P1972">ارتباط ها :‌</text:p>
              <text:list>
                <text:list-item>
                  <text:p text:style-name="P1972">portfolio_challenges : </text:p>
                  <text:list>
                    <text:list-item>
                      <text:p text:style-name="P1970">نوع :‌ 1 به n </text:p>
                    </text:list-item>
                    <text:list-item>
                      <text:p text:style-name="P1970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50124491825143" text:continue-numbering="true" text:style-name="L79">
        <text:list-item>
          <text:list>
            <text:list-item>
              <text:list>
                <text:list-item>
                  <text:p text:style-name="P1972">languages : </text:p>
                  <text:list>
                    <text:list-item>
                      <text:p text:style-name="P1973">نوع : 1 به n </text:p>
                    </text:list-item>
                    <text:list-item>
                      <text:p text:style-name="P1973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0"/>
      <text:p text:style-name="P210"/>
      <text:list xml:id="list150124532945250" text:continue-numbering="true" text:style-name="L79">
        <text:list-item>
          <text:p text:style-name="P2319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1"/>
      <text:list xml:id="list150123663480797" text:continue-numbering="true" text:style-name="L79">
        <text:list-item>
          <text:list>
            <text:list-item>
              <text:p text:style-name="P1974">ستون ها :‌</text:p>
            </text:list-item>
          </text:list>
        </text:list-item>
      </text:list>
      <text:p text:style-name="P212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048326043072">
          <table:table-cell table:style-name="Table52.A1" office:value-type="string">
            <text:p text:style-name="P464">Name</text:p>
          </table:table-cell>
          <table:table-cell table:style-name="Table52.A1" office:value-type="string">
            <text:p text:style-name="P464">Data Type</text:p>
          </table:table-cell>
          <table:table-cell table:style-name="Table52.A1" office:value-type="string">
            <text:p text:style-name="P464">Attributes</text:p>
          </table:table-cell>
          <table:table-cell table:style-name="Table52.D1" office:value-type="string">
            <text:p text:style-name="P464">Comment</text:p>
          </table:table-cell>
        </table:table-row>
        <table:table-row table:style-name="TableLine94048326091792">
          <table:table-cell table:style-name="Table52.A2" office:value-type="string">
            <text:p text:style-name="P1067">id</text:p>
          </table:table-cell>
          <table:table-cell table:style-name="Table52.A2" office:value-type="string">
            <text:p text:style-name="P1068">Big int</text:p>
          </table:table-cell>
          <table:table-cell table:style-name="Table52.A2" office:value-type="string">
            <text:p text:style-name="P1071">Not null , unsigned , unique ,</text:p>
            <text:p text:style-name="P1071">primary key , auto increment ,</text:p>
            <text:p text:style-name="P1071">index </text:p>
          </table:table-cell>
          <table:table-cell table:style-name="Table52.D2" office:value-type="string">
            <text:p text:style-name="P409"/>
          </table:table-cell>
        </table:table-row>
        <table:table-row table:style-name="TableLine94048326094096">
          <table:table-cell table:style-name="Table52.A2" office:value-type="string">
            <text:p text:style-name="P1067">sort</text:p>
          </table:table-cell>
          <table:table-cell table:style-name="Table52.A2" office:value-type="string">
            <text:p text:style-name="P1069">Tiny int</text:p>
          </table:table-cell>
          <table:table-cell table:style-name="Table52.A2" office:value-type="string">
            <text:p text:style-name="P1069">Nullable , unsigned</text:p>
          </table:table-cell>
          <table:table-cell table:style-name="Table52.D2" office:value-type="string">
            <text:p text:style-name="P409"/>
          </table:table-cell>
        </table:table-row>
        <table:table-row table:style-name="TableLine94048326095008">
          <table:table-cell table:style-name="Table52.A2" office:value-type="string">
            <text:p text:style-name="P1292">active</text:p>
          </table:table-cell>
          <table:table-cell table:style-name="Table52.A2" office:value-type="string">
            <text:p text:style-name="P1122">boolean</text:p>
          </table:table-cell>
          <table:table-cell table:style-name="Table52.A2" office:value-type="string">
            <text:p text:style-name="P1074">Not null , default 1</text:p>
          </table:table-cell>
          <table:table-cell table:style-name="Table52.D2" office:value-type="string">
            <text:p text:style-name="P1073">این گروه در فیلتر ها نمایش داده شود یا خیر</text:p>
          </table:table-cell>
        </table:table-row>
        <table:table-row table:style-name="TableLine94048326095968">
          <table:table-cell table:style-name="Table52.A2" office:value-type="string">
            <text:p text:style-name="P1067">type</text:p>
          </table:table-cell>
          <table:table-cell table:style-name="Table52.A2" office:value-type="string">
            <text:p text:style-name="P1070">Tiny int </text:p>
          </table:table-cell>
          <table:table-cell table:style-name="Table52.A2" office:value-type="string">
            <text:p text:style-name="P1070">Not null , unsigned</text:p>
          </table:table-cell>
          <table:table-cell table:style-name="Table52.D2" office:value-type="string">
            <text:p text:style-name="P1075">نوع هر یک از گروه :</text:p>
            <text:p text:style-name="P1075">checkbox , radio ,</text:p>
            <text:p text:style-name="P1075">color , </text:p>
          </table:table-cell>
        </table:table-row>
      </table:table>
      <text:p text:style-name="P370"/>
      <text:p text:style-name="P370"/>
      <text:list xml:id="list1735877383" text:style-name="L80">
        <text:list-item>
          <text:list>
            <text:list-item>
              <text:p text:style-name="P1975">ارتباط ها : </text:p>
              <text:list>
                <text:list-item>
                  <text:p text:style-name="P1976">dates : </text:p>
                  <text:list>
                    <text:list-item>
                      <text:p text:style-name="P1977">نوع : <text:span text:style-name="T986">1 به n </text:span></text:p>
                    </text:list-item>
                    <text:list-item>
                      <text:p text:style-name="P1977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50122667214078" text:continue-numbering="true" text:style-name="L80">
        <text:list-item>
          <text:list>
            <text:list-item>
              <text:list>
                <text:list-item>
                  <text:p text:style-name="P1976">users : </text:p>
                  <text:list>
                    <text:list-item>
                      <text:p text:style-name="P1977">نوع : <text:span text:style-name="T990">1 به n</text:span></text:p>
                    </text:list-item>
                    <text:list-item>
                      <text:p text:style-name="P1977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50123101482128" text:continue-numbering="true" text:style-name="L80">
        <text:list-item>
          <text:list>
            <text:list-item>
              <text:list>
                <text:list-item>
                  <text:p text:style-name="P1976">iconables : </text:p>
                  <text:list>
                    <text:list-item>
                      <text:p text:style-name="P1977">نوع : <text:span text:style-name="T992">1 به 1</text:span></text:p>
                    </text:list-item>
                    <text:list-item>
                      <text:p text:style-name="P1977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p text:style-name="P216"/>
      <text:list xml:id="list150123508205644" text:continue-numbering="true" text:style-name="L80">
        <text:list-item>
          <text:list>
            <text:list-item>
              <text:list>
                <text:list-item>
                  <text:p text:style-name="P1979"><text:soft-page-break/>portfolio_attribute_items : </text:p>
                  <text:list>
                    <text:list-item>
                      <text:p text:style-name="P1977">نوع : <text:span text:style-name="T987">1 به n </text:span></text:p>
                    </text:list-item>
                    <text:list-item>
                      <text:p text:style-name="P1977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50122508310753" text:continue-numbering="true" text:style-name="L80">
        <text:list-item>
          <text:list>
            <text:list-item>
              <text:list>
                <text:list-item>
                  <text:p text:style-name="P1980">portfolio_attribute_translations : </text:p>
                </text:list-item>
              </text:list>
            </text:list-item>
          </text:list>
        </text:list-item>
      </text:list>
      <text:list xml:id="list362839169" text:style-name="L81">
        <text:list-item>
          <text:list>
            <text:list-item>
              <text:list>
                <text:list-item>
                  <text:list>
                    <text:list-item>
                      <text:p text:style-name="P1983">نوع :‌1 به n </text:p>
                    </text:list-item>
                    <text:list-item>
                      <text:p text:style-name="P1983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50123423801786" text:continue-list="list150122508310753" text:style-name="L80">
        <text:list-item>
          <text:p text:style-name="P2320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3"/>
      <text:list xml:id="list150124044694242" text:continue-numbering="true" text:style-name="L80">
        <text:list-item>
          <text:list>
            <text:list-item>
              <text:p text:style-name="P1989">ستون ها : </text:p>
            </text:list-item>
          </text:list>
        </text:list-item>
      </text:list>
      <text:p text:style-name="P214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048326115488">
          <table:table-cell table:style-name="Table53.A1" office:value-type="string">
            <text:p text:style-name="P464">Name</text:p>
          </table:table-cell>
          <table:table-cell table:style-name="Table53.A1" office:value-type="string">
            <text:p text:style-name="P464">Data Type</text:p>
          </table:table-cell>
          <table:table-cell table:style-name="Table53.A1" office:value-type="string">
            <text:p text:style-name="P464">Attributes</text:p>
          </table:table-cell>
          <table:table-cell table:style-name="Table53.D1" office:value-type="string">
            <text:p text:style-name="P464">Comment</text:p>
          </table:table-cell>
        </table:table-row>
        <table:table-row table:style-name="TableLine94048326184192">
          <table:table-cell table:style-name="Table53.A2" office:value-type="string">
            <text:p text:style-name="P1076">id</text:p>
          </table:table-cell>
          <table:table-cell table:style-name="Table53.A2" office:value-type="string">
            <text:p text:style-name="P1076">Big int</text:p>
          </table:table-cell>
          <table:table-cell table:style-name="Table53.A2" office:value-type="string">
            <text:p text:style-name="P1072">Not null , unsigned , unique ,</text:p>
            <text:p text:style-name="P1072">primary key , auto increment ,</text:p>
            <text:p text:style-name="P1072">index </text:p>
          </table:table-cell>
          <table:table-cell table:style-name="Table53.D2" office:value-type="string">
            <text:p text:style-name="P409"/>
          </table:table-cell>
        </table:table-row>
        <table:table-row table:style-name="TableLine94048326186640">
          <table:table-cell table:style-name="Table53.A2" office:value-type="string">
            <text:p text:style-name="P1076">sort</text:p>
          </table:table-cell>
          <table:table-cell table:style-name="Table53.A2" office:value-type="string">
            <text:p text:style-name="P1076">Tiny int</text:p>
          </table:table-cell>
          <table:table-cell table:style-name="Table53.A2" office:value-type="string">
            <text:p text:style-name="P1078">Nullable , unsigned</text:p>
          </table:table-cell>
          <table:table-cell table:style-name="Table53.D2" office:value-type="string">
            <text:p text:style-name="P409"/>
          </table:table-cell>
        </table:table-row>
        <table:table-row table:style-name="TableLine94048326187552">
          <table:table-cell table:style-name="Table53.A2" office:value-type="string">
            <text:p text:style-name="P1076">portfolio_attribute_group_id</text:p>
          </table:table-cell>
          <table:table-cell table:style-name="Table53.A2" office:value-type="string">
            <text:p text:style-name="P1077">Big int</text:p>
          </table:table-cell>
          <table:table-cell table:style-name="Table53.A2" office:value-type="string">
            <text:p text:style-name="P1079">Not null , unsigned , </text:p>
            <text:p text:style-name="P1079">foreign key → portfolio_attribute_groups(id)</text:p>
            <text:p text:style-name="P1079"/>
            <text:p text:style-name="P1080">On Delete → (cascade) ,</text:p>
            <text:p text:style-name="P1080">On Update → (cascade) ,</text:p>
          </table:table-cell>
          <table:table-cell table:style-name="Table53.D2" office:value-type="string">
            <text:p text:style-name="P409"/>
          </table:table-cell>
        </table:table-row>
      </table:table>
      <text:p text:style-name="P371"/>
      <text:list xml:id="list150122957680870" text:continue-list="list362839169" text:style-name="L81">
        <text:list-item>
          <text:list>
            <text:list-item>
              <text:p text:style-name="P1990">ارتباط ها : </text:p>
              <text:list>
                <text:list-item>
                  <text:p text:style-name="P1991">portfolio_attribute_grou<text:span text:style-name="T985">ps : </text:span><text:span text:style-name="T989"><text:s/></text:span></text:p>
                  <text:list>
                    <text:list-item>
                      <text:p text:style-name="P1978">نوع : <text:span text:style-name="T987">1 به n </text:span></text:p>
                    </text:list-item>
                    <text:list-item>
                      <text:p text:style-name="P1978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50124080099824" text:continue-numbering="true" text:style-name="L81">
        <text:list-item>
          <text:list>
            <text:list-item>
              <text:list>
                <text:list-item>
                  <text:p text:style-name="P1992">iconables : </text:p>
                </text:list-item>
                <text:list-item>
                  <text:p text:style-name="P1993">نوع :‌<text:span text:style-name="T996">1 به 1</text:span></text:p>
                </text:list-item>
                <text:list-item>
                  <text:p text:style-name="P1993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5"/>
      <text:list xml:id="list150124274817425" text:continue-numbering="true" text:style-name="L81">
        <text:list-item>
          <text:list>
            <text:list-item>
              <text:list>
                <text:list-item>
                  <text:p text:style-name="P1994">dates : </text:p>
                  <text:list>
                    <text:list-item>
                      <text:p text:style-name="P1995">نوع :‌<text:span text:style-name="T993">1 به n </text:span></text:p>
                    </text:list-item>
                    <text:list-item>
                      <text:p text:style-name="P1995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50122627746834" text:continue-numbering="true" text:style-name="L81">
        <text:list-item>
          <text:list>
            <text:list-item>
              <text:list>
                <text:list-item>
                  <text:p text:style-name="P1994">users : </text:p>
                  <text:list>
                    <text:list-item>
                      <text:p text:style-name="P1996">نوع :‌<text:span text:style-name="T993">1 به n </text:span></text:p>
                    </text:list-item>
                    <text:list-item>
                      <text:p text:style-name="P1995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50123106687997" text:continue-numbering="true" text:style-name="L81">
        <text:list-item>
          <text:list>
            <text:list-item>
              <text:list>
                <text:list-item>
                  <text:p text:style-name="P2321">portfolio_attribute_translations : </text:p>
                  <text:list>
                    <text:list-item>
                      <text:p text:style-name="P1981">نوع :‌ <text:span text:style-name="T999">1 به n </text:span></text:p>
                    </text:list-item>
                    <text:list-item>
                      <text:p text:style-name="P1981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50123697778595" text:continue-numbering="true" text:style-name="L81">
        <text:list-item>
          <text:list>
            <text:list-item>
              <text:list>
                <text:list-item>
                  <text:p text:style-name="P1952">portfolios : </text:p>
                  <text:list>
                    <text:list-item>
                      <text:p text:style-name="P1952">نوع :‌ <text:s/>n به n </text:p>
                    </text:list-item>
                    <text:list-item>
                      <text:p text:style-name="P1954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2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9"/>
      <text:list xml:id="list150122595179842" text:continue-numbering="true" text:style-name="L81">
        <text:list-item>
          <text:list>
            <text:list-item>
              <text:p text:style-name="P1997">ستون ها : </text:p>
            </text:list-item>
          </text:list>
        </text:list-item>
      </text:list>
      <text:p text:style-name="P220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048326218176">
          <table:table-cell table:style-name="Table54.A1" office:value-type="string">
            <text:p text:style-name="P464">Name</text:p>
          </table:table-cell>
          <table:table-cell table:style-name="Table54.A1" office:value-type="string">
            <text:p text:style-name="P464">Data Type</text:p>
          </table:table-cell>
          <table:table-cell table:style-name="Table54.A1" office:value-type="string">
            <text:p text:style-name="P464">Attributes</text:p>
          </table:table-cell>
          <table:table-cell table:style-name="Table54.D1" office:value-type="string">
            <text:p text:style-name="P464">Comment</text:p>
          </table:table-cell>
        </table:table-row>
        <table:table-row table:style-name="TableLine94048326275104">
          <table:table-cell table:style-name="Table54.A2" office:value-type="string">
            <text:p text:style-name="P1081">id</text:p>
          </table:table-cell>
          <table:table-cell table:style-name="Table54.A2" office:value-type="string">
            <text:p text:style-name="P1081">Big int</text:p>
          </table:table-cell>
          <table:table-cell table:style-name="Table54.A2" office:value-type="string">
            <text:p text:style-name="P1081">Unsigned , not null , index , unique , primary key , </text:p>
            <text:p text:style-name="P1081">auto increment</text:p>
          </table:table-cell>
          <table:table-cell table:style-name="Table54.D2" office:value-type="string">
            <text:p text:style-name="P409"/>
          </table:table-cell>
        </table:table-row>
        <table:table-row table:style-name="TableLine94048326277184">
          <table:table-cell table:style-name="Table54.A2" office:value-type="string">
            <text:p text:style-name="P1081">object_class</text:p>
          </table:table-cell>
          <table:table-cell table:style-name="Table54.A2" office:value-type="string">
            <text:p text:style-name="P1081">varchar(255)</text:p>
          </table:table-cell>
          <table:table-cell table:style-name="Table54.A2" office:value-type="string">
            <text:p text:style-name="P1086">Not null ,</text:p>
          </table:table-cell>
          <table:table-cell table:style-name="Table54.D2" office:value-type="string">
            <text:p text:style-name="P409"/>
          </table:table-cell>
        </table:table-row>
        <table:table-row table:style-name="TableLine94048326278096">
          <table:table-cell table:style-name="Table54.A2" office:value-type="string">
            <text:p text:style-name="P1081">name</text:p>
          </table:table-cell>
          <table:table-cell table:style-name="Table54.A2" office:value-type="string">
            <text:p text:style-name="P1081">varchar(30)</text:p>
          </table:table-cell>
          <table:table-cell table:style-name="Table54.A2" office:value-type="string">
            <text:p text:style-name="P1086">Not null ,</text:p>
          </table:table-cell>
          <table:table-cell table:style-name="Table54.D2" office:value-type="string">
            <text:p text:style-name="P409"/>
          </table:table-cell>
        </table:table-row>
        <table:table-row table:style-name="TableLine94048326279056">
          <table:table-cell table:style-name="Table54.A2" office:value-type="string">
            <text:p text:style-name="P1081">object_id</text:p>
          </table:table-cell>
          <table:table-cell table:style-name="Table54.A2" office:value-type="string">
            <text:p text:style-name="P1085">Big int</text:p>
          </table:table-cell>
          <table:table-cell table:style-name="Table54.A2" office:value-type="string">
            <text:p text:style-name="P1085">Unsigned , not null </text:p>
          </table:table-cell>
          <table:table-cell table:style-name="Table54.D2" office:value-type="string">
            <text:p text:style-name="P409"/>
          </table:table-cell>
        </table:table-row>
        <table:table-row table:style-name="TableLine94048326280480">
          <table:table-cell table:style-name="Table54.A2" office:value-type="string">
            <text:p text:style-name="P1081">language_id</text:p>
          </table:table-cell>
          <table:table-cell table:style-name="Table54.A2" office:value-type="string">
            <text:p text:style-name="P1085">Big int</text:p>
          </table:table-cell>
          <table:table-cell table:style-name="Table54.A2" office:value-type="string">
            <text:p text:style-name="P895">Not null , <text:span text:style-name="T787">unsigned ,</text:span> </text:p>
            <text:p text:style-name="P895">foreign key → languages(id)</text:p>
            <text:p text:style-name="P895"/>
            <text:p text:style-name="P885">On Delete → (cascade) ,</text:p>
            <text:p text:style-name="P885">On Update → (cascade) ,</text:p>
          </table:table-cell>
          <table:table-cell table:style-name="Table54.D2" office:value-type="string">
            <text:p text:style-name="P409"/>
          </table:table-cell>
        </table:table-row>
      </table:table>
      <text:p text:style-name="P372"/>
      <text:p text:style-name="P64">این جدول بین دو موجودیت portfolio_attribute_groups و portfolio_attribute_items به اشتراک گذاشته میشود !!!</text:p>
      <text:p text:style-name="P64"/>
      <text:list xml:id="list3762553865" text:style-name="L82">
        <text:list-item>
          <text:list>
            <text:list-item>
              <text:p text:style-name="P1985">ارتباط ها :‌</text:p>
              <text:list>
                <text:list-item>
                  <text:p text:style-name="P1986">portfolio_attribute_groups : </text:p>
                  <text:list>
                    <text:list-item>
                      <text:p text:style-name="P1984">نوع :‌1 به n </text:p>
                    </text:list-item>
                    <text:list-item>
                      <text:p text:style-name="P1984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50122584461188" text:continue-numbering="true" text:style-name="L82">
        <text:list-item>
          <text:list>
            <text:list-item>
              <text:list>
                <text:list-item>
                  <text:p text:style-name="P1986">portfolio_attribute_items : </text:p>
                  <text:list>
                    <text:list-item>
                      <text:p text:style-name="P1982">نوع :‌ <text:span text:style-name="T999">1 به n </text:span></text:p>
                    </text:list-item>
                    <text:list-item>
                      <text:p text:style-name="P1987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50122935683250" text:continue-numbering="true" text:style-name="L82">
        <text:list-item>
          <text:list>
            <text:list-item>
              <text:list>
                <text:list-item>
                  <text:p text:style-name="P1986">languages : </text:p>
                  <text:list>
                    <text:list-item>
                      <text:p text:style-name="P1988">نوع <text:s/>: <text:span text:style-name="T1000">1 به n </text:span></text:p>
                    </text:list-item>
                    <text:list-item>
                      <text:p text:style-name="P1988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50123293632297" text:continue-numbering="true" text:style-name="L82">
        <text:list-item>
          <text:p text:style-name="P2288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50123813933520" text:continue-numbering="true" text:style-name="L82">
        <text:list-item>
          <text:list>
            <text:list-item>
              <text:p text:style-name="P1998">ستون ها : </text:p>
            </text:list-item>
          </text:list>
        </text:list-item>
      </text:list>
      <text:p text:style-name="P226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048326323440">
          <table:table-cell table:style-name="Table55.A1" office:value-type="string">
            <text:p text:style-name="P464">Name</text:p>
          </table:table-cell>
          <table:table-cell table:style-name="Table55.A1" office:value-type="string">
            <text:p text:style-name="P464">Data Type</text:p>
          </table:table-cell>
          <table:table-cell table:style-name="Table55.A1" office:value-type="string">
            <text:p text:style-name="P464">Attributes</text:p>
          </table:table-cell>
          <table:table-cell table:style-name="Table55.D1" office:value-type="string">
            <text:p text:style-name="P464">Comment</text:p>
          </table:table-cell>
        </table:table-row>
        <table:table-row table:style-name="TableLine94048326355424">
          <table:table-cell table:style-name="Table55.A2" office:value-type="string">
            <text:p text:style-name="P1087">id</text:p>
          </table:table-cell>
          <table:table-cell table:style-name="Table55.A2" office:value-type="string">
            <text:p text:style-name="P1090">Big int</text:p>
          </table:table-cell>
          <table:table-cell table:style-name="Table55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55.D2" office:value-type="string">
            <text:p text:style-name="P409"/>
          </table:table-cell>
        </table:table-row>
        <table:table-row table:style-name="TableLine94048326357440">
          <table:table-cell table:style-name="Table55.A2" office:value-type="string">
            <text:p text:style-name="P1089">sort</text:p>
          </table:table-cell>
          <table:table-cell table:style-name="Table55.A2" office:value-type="string">
            <text:p text:style-name="P1090">Tiny int</text:p>
          </table:table-cell>
          <table:table-cell table:style-name="Table55.A2" office:value-type="string">
            <text:p text:style-name="P1091">Nullable , unsigned </text:p>
          </table:table-cell>
          <table:table-cell table:style-name="Table55.D2" office:value-type="string">
            <text:p text:style-name="P409"/>
          </table:table-cell>
        </table:table-row>
        <table:table-row table:style-name="TableLine94048326358352">
          <table:table-cell table:style-name="Table55.A2" office:value-type="string">
            <text:p text:style-name="P1088">portfolio_id</text:p>
          </table:table-cell>
          <table:table-cell table:style-name="Table55.A2" office:value-type="string">
            <text:p text:style-name="P1090">Big int</text:p>
          </table:table-cell>
          <table:table-cell table:style-name="Table55.A2" office:value-type="string">
            <text:p text:style-name="P1092">Not null , unsigned ,</text:p>
            <text:p text:style-name="P1092">foreign key → portfolios(id)</text:p>
            <text:p text:style-name="P1092"/>
            <text:p text:style-name="P1094">On Delete → (cascade) ,</text:p>
            <text:p text:style-name="P1094">On Update → (cascade) ,</text:p>
          </table:table-cell>
          <table:table-cell table:style-name="Table55.D2" office:value-type="string">
            <text:p text:style-name="P409"/>
          </table:table-cell>
        </table:table-row>
        <table:table-row table:style-name="TableLine94048326359312">
          <table:table-cell table:style-name="Table55.A2" office:value-type="string">
            <text:p text:style-name="P1088">Portfolio_</text:p>
            <text:p text:style-name="P1088">attribute_</text:p>
            <text:p text:style-name="P1088">item_id</text:p>
          </table:table-cell>
          <table:table-cell table:style-name="Table55.A2" office:value-type="string">
            <text:p text:style-name="P1090">Big int</text:p>
          </table:table-cell>
          <table:table-cell table:style-name="Table55.A2" office:value-type="string">
            <text:p text:style-name="P1093">Not null , unsigned ,</text:p>
            <text:p text:style-name="P443"><text:span text:style-name="T1010">foreign key → </text:span><text:span text:style-name="T1011">portfolio_attribute_items</text:span><text:span text:style-name="T1010">(id)</text:span></text:p>
            <text:p text:style-name="P1093"/>
            <text:p text:style-name="P1095">On Delete → (cascade) ,</text:p>
            <text:p text:style-name="P1095">On Update → (cascade) ,</text:p>
          </table:table-cell>
          <table:table-cell table:style-name="Table55.D2" office:value-type="string">
            <text:p text:style-name="P409"/>
          </table:table-cell>
        </table:table-row>
      </table:table>
      <text:p text:style-name="P373"/>
      <text:p text:style-name="P373"/>
      <text:list xml:id="list2907609699" text:style-name="L83">
        <text:list-item>
          <text:list>
            <text:list-item>
              <text:p text:style-name="P1999">ارتباط ها :‌</text:p>
              <text:list>
                <text:list-item>
                  <text:p text:style-name="P2000">portfolios : </text:p>
                  <text:list>
                    <text:list-item>
                      <text:p text:style-name="P2001">نوع : <text:span text:style-name="T1012">1 به n </text:span></text:p>
                    </text:list-item>
                    <text:list-item>
                      <text:p text:style-name="P2001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50123787862395" text:continue-numbering="true" text:style-name="L83">
        <text:list-item>
          <text:list>
            <text:list-item>
              <text:list>
                <text:list-item>
                  <text:p text:style-name="P2000">portfolio_attribute_items : </text:p>
                  <text:list>
                    <text:list-item>
                      <text:p text:style-name="P2001">نوع : <text:span text:style-name="T1014">1 به n </text:span></text:p>
                    </text:list-item>
                    <text:list-item>
                      <text:p text:style-name="P2001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50124270197354" text:continue-numbering="true" text:style-name="L83">
        <text:list-item>
          <text:p text:style-name="P2323">todo_items : در این جدول todo ها را که در داشبورد ادمین است را ذخیره میکنیم !!!</text:p>
          <text:list>
            <text:list-item>
              <text:p text:style-name="P2002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048326396912">
          <table:table-cell table:style-name="Table74.A1" office:value-type="string">
            <text:p text:style-name="P464">Name</text:p>
          </table:table-cell>
          <table:table-cell table:style-name="Table74.A1" office:value-type="string">
            <text:p text:style-name="P464">Data Type</text:p>
          </table:table-cell>
          <table:table-cell table:style-name="Table74.A1" office:value-type="string">
            <text:p text:style-name="P464">Attributes</text:p>
          </table:table-cell>
          <table:table-cell table:style-name="Table74.D1" office:value-type="string">
            <text:p text:style-name="P464">Comment</text:p>
          </table:table-cell>
        </table:table-row>
        <table:table-row table:style-name="TableLine94048326421888">
          <table:table-cell table:style-name="Table74.A2" office:value-type="string">
            <text:p text:style-name="P1257">id</text:p>
          </table:table-cell>
          <table:table-cell table:style-name="Table74.A2" office:value-type="string">
            <text:p text:style-name="P1258">Big int</text:p>
          </table:table-cell>
          <table:table-cell table:style-name="Table74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74.D2" office:value-type="string">
            <text:p text:style-name="P409"/>
          </table:table-cell>
        </table:table-row>
        <table:table-row table:style-name="TableLine94048326424448">
          <table:table-cell table:style-name="Table74.A2" office:value-type="string">
            <text:p text:style-name="P1257">title</text:p>
          </table:table-cell>
          <table:table-cell table:style-name="Table74.A2" office:value-type="string">
            <text:p text:style-name="P1259">varchar(<text:span text:style-name="T1195">255</text:span>)</text:p>
          </table:table-cell>
          <table:table-cell table:style-name="Table74.A2" office:value-type="string">
            <text:p text:style-name="P1261">Not null</text:p>
          </table:table-cell>
          <table:table-cell table:style-name="Table74.D2" office:value-type="string">
            <text:p text:style-name="P409"/>
          </table:table-cell>
        </table:table-row>
        <table:table-row table:style-name="TableLine94048326425360">
          <table:table-cell table:style-name="Table74.A2" office:value-type="string">
            <text:p text:style-name="P1257">describe</text:p>
          </table:table-cell>
          <table:table-cell table:style-name="Table74.A2" office:value-type="string">
            <text:p text:style-name="P1260">text</text:p>
          </table:table-cell>
          <table:table-cell table:style-name="Table74.A2" office:value-type="string">
            <text:p text:style-name="P1261">nullable</text:p>
          </table:table-cell>
          <table:table-cell table:style-name="Table74.D2" office:value-type="string">
            <text:p text:style-name="P409"/>
          </table:table-cell>
        </table:table-row>
        <table:table-row table:style-name="TableLine94048326426320">
          <table:table-cell table:style-name="Table74.A2" office:value-type="string">
            <text:p text:style-name="P1257">done</text:p>
          </table:table-cell>
          <table:table-cell table:style-name="Table74.A2" office:value-type="string">
            <text:p text:style-name="P1259">boolean</text:p>
          </table:table-cell>
          <table:table-cell table:style-name="Table74.A2" office:value-type="string">
            <text:p text:style-name="P1261">Not null , default 0</text:p>
          </table:table-cell>
          <table:table-cell table:style-name="Table74.D2" office:value-type="string">
            <text:p text:style-name="P409"/>
          </table:table-cell>
        </table:table-row>
        <table:table-row table:style-name="TableLine94048326427504">
          <table:table-cell table:style-name="Table74.A2" office:value-type="string">
            <text:p text:style-name="P1257">sort</text:p>
          </table:table-cell>
          <table:table-cell table:style-name="Table74.A2" office:value-type="string">
            <text:p text:style-name="P1265">Tiny int</text:p>
          </table:table-cell>
          <table:table-cell table:style-name="Table74.A2" office:value-type="string">
            <text:p text:style-name="P1261">Nullable , <text:span text:style-name="T1198">unsigned</text:span></text:p>
          </table:table-cell>
          <table:table-cell table:style-name="Table74.D2" office:value-type="string">
            <text:p text:style-name="P409"/>
          </table:table-cell>
        </table:table-row>
      </table:table>
      <text:p text:style-name="P233"/>
      <text:list xml:id="list628708068" text:style-name="L84">
        <text:list-item>
          <text:list>
            <text:list-item>
              <text:p text:style-name="P2003">ارتباط ها :‌</text:p>
              <text:list>
                <text:list-item>
                  <text:p text:style-name="P2003">dates : </text:p>
                  <text:list>
                    <text:list-item>
                      <text:p text:style-name="P2004">نوع : <text:span text:style-name="T1199">1 به n </text:span></text:p>
                    </text:list-item>
                    <text:list-item>
                      <text:p text:style-name="P2004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50123198437868" text:continue-numbering="true" text:style-name="L84">
        <text:list-item>
          <text:list>
            <text:list-item>
              <text:list>
                <text:list-item>
                  <text:p text:style-name="P2003">users : </text:p>
                  <text:list>
                    <text:list-item>
                      <text:p text:style-name="P2005">نوع :‌<text:span text:style-name="T1201">1 به n </text:span></text:p>
                    </text:list-item>
                    <text:list-item>
                      <text:p text:style-name="P2006">توضیحات :‌ <text:span text:style-name="T1201">هر یک todo item <text:s/>متعلق به یک user است و هر یک user میتواند چندین todo item ایجاد کند</text:span></text:p>
                      <text:p text:style-name="P2007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50122479707175" text:continue-numbering="true" text:style-name="L84">
        <text:list-item>
          <text:list>
            <text:list-item>
              <text:list>
                <text:list-item>
                  <text:p text:style-name="P1531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08">نوع :‌<text:span text:style-name="T1207">m به n </text:span></text:p>
                    </text:list-item>
                    <text:list-item>
                      <text:p text:style-name="P2008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10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4">todo_labels : در این جدول label هایی که برای هر یک از todo ها ایجاد میشود ذخیره میکنیم !!! </text:p>
          <text:list>
            <text:list-item>
              <text:p text:style-name="P2012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048326487232">
          <table:table-cell table:style-name="Table75.A1" office:value-type="string">
            <text:p text:style-name="P464">Name</text:p>
          </table:table-cell>
          <table:table-cell table:style-name="Table75.A1" office:value-type="string">
            <text:p text:style-name="P464">Data Type</text:p>
          </table:table-cell>
          <table:table-cell table:style-name="Table75.A1" office:value-type="string">
            <text:p text:style-name="P464">Attributes</text:p>
          </table:table-cell>
          <table:table-cell table:style-name="Table75.D1" office:value-type="string">
            <text:p text:style-name="P464">Comment</text:p>
          </table:table-cell>
        </table:table-row>
        <table:table-row table:style-name="TableLine94048326503680">
          <table:table-cell table:style-name="Table75.A2" office:value-type="string">
            <text:p text:style-name="P1257">id</text:p>
          </table:table-cell>
          <table:table-cell table:style-name="Table75.A2" office:value-type="string">
            <text:p text:style-name="P1258">Big int</text:p>
          </table:table-cell>
          <table:table-cell table:style-name="Table75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75.D2" office:value-type="string">
            <text:p text:style-name="P409"/>
          </table:table-cell>
        </table:table-row>
        <table:table-row table:style-name="TableLine94048326506240">
          <table:table-cell table:style-name="Table75.A2" office:value-type="string">
            <text:p text:style-name="P1262">name</text:p>
          </table:table-cell>
          <table:table-cell table:style-name="Table75.A2" office:value-type="string">
            <text:p text:style-name="P1262">varchar(<text:span text:style-name="T1196">64</text:span>)</text:p>
          </table:table-cell>
          <table:table-cell table:style-name="Table75.A2" office:value-type="string">
            <text:p text:style-name="P1263">Not null </text:p>
          </table:table-cell>
          <table:table-cell table:style-name="Table75.D2" office:value-type="string">
            <text:p text:style-name="P409"/>
          </table:table-cell>
        </table:table-row>
        <table:table-row table:style-name="TableLine94048326507152">
          <table:table-cell table:style-name="Table75.A2" office:value-type="string">
            <text:p text:style-name="P1262">color</text:p>
          </table:table-cell>
          <table:table-cell table:style-name="Table75.A2" office:value-type="string">
            <text:p text:style-name="P1262">varchar(<text:span text:style-name="T1197">7</text:span>)</text:p>
          </table:table-cell>
          <table:table-cell table:style-name="Table75.A2" office:value-type="string">
            <text:p text:style-name="P1264">Nullable , default ‘#512DA8’</text:p>
          </table:table-cell>
          <table:table-cell table:style-name="Table75.D2" office:value-type="string">
            <text:p text:style-name="P409"/>
          </table:table-cell>
        </table:table-row>
      </table:table>
      <text:p text:style-name="P376"/>
      <text:list xml:id="list292361955" text:style-name="L85">
        <text:list-item>
          <text:list>
            <text:list-item>
              <text:p text:style-name="P2013">رابطه ها :‌</text:p>
              <text:list>
                <text:list-item>
                  <text:p text:style-name="P2013">dates : </text:p>
                  <text:list>
                    <text:list-item>
                      <text:p text:style-name="P2014">نوع :‌<text:span text:style-name="T1202">1 به n </text:span></text:p>
                    </text:list-item>
                    <text:list-item>
                      <text:p text:style-name="P2014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50123155930054" text:continue-numbering="true" text:style-name="L85">
        <text:list-item>
          <text:list>
            <text:list-item>
              <text:list>
                <text:list-item>
                  <text:p text:style-name="P2013">users : </text:p>
                  <text:list>
                    <text:list-item>
                      <text:p text:style-name="P2014">نوع :‌<text:span text:style-name="T1204">1 به n </text:span></text:p>
                    </text:list-item>
                    <text:list-item>
                      <text:p text:style-name="P2014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50123258976933" text:continue-numbering="true" text:style-name="L85">
        <text:list-item>
          <text:list>
            <text:list-item>
              <text:list>
                <text:list-item>
                  <text:p text:style-name="P2013">iconables : </text:p>
                  <text:list>
                    <text:list-item>
                      <text:p text:style-name="P2014">نوع :‌<text:span text:style-name="T1205">1 به 1</text:span></text:p>
                    </text:list-item>
                    <text:list-item>
                      <text:p text:style-name="P2014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50123349228530" text:continue-numbering="true" text:style-name="L85">
        <text:list-item>
          <text:list>
            <text:list-item>
              <text:list>
                <text:list-item>
                  <text:p text:style-name="P2009">todo_items : </text:p>
                  <text:list>
                    <text:list-item>
                      <text:p text:style-name="P2009">نوع :‌<text:span text:style-name="T1207">m به n </text:span></text:p>
                    </text:list-item>
                    <text:list-item>
                      <text:p text:style-name="P2009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11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50123138167410" text:continue-numbering="true" text:style-name="L85">
        <text:list-item>
          <text:p text:style-name="P2325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15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048326542064">
          <table:table-cell table:style-name="Table76.A1" office:value-type="string">
            <text:p text:style-name="P464">Name</text:p>
          </table:table-cell>
          <table:table-cell table:style-name="Table76.A1" office:value-type="string">
            <text:p text:style-name="P464">Data Type</text:p>
          </table:table-cell>
          <table:table-cell table:style-name="Table76.A1" office:value-type="string">
            <text:p text:style-name="P464">Attributes</text:p>
          </table:table-cell>
          <table:table-cell table:style-name="Table76.D1" office:value-type="string">
            <text:p text:style-name="P464">Comment</text:p>
          </table:table-cell>
        </table:table-row>
        <table:table-row table:style-name="TableLine94048326589296">
          <table:table-cell table:style-name="Table76.A2" office:value-type="string">
            <text:p text:style-name="P1257">id</text:p>
          </table:table-cell>
          <table:table-cell table:style-name="Table76.A2" office:value-type="string">
            <text:p text:style-name="P1258">Big int</text:p>
          </table:table-cell>
          <table:table-cell table:style-name="Table76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76.D2" office:value-type="string">
            <text:p text:style-name="P409"/>
          </table:table-cell>
        </table:table-row>
        <table:table-row table:style-name="TableLine94048326591856">
          <table:table-cell table:style-name="Table76.A2" office:value-type="string">
            <text:p text:style-name="P1266">todo_item_id</text:p>
          </table:table-cell>
          <table:table-cell table:style-name="Table76.A2" office:value-type="string">
            <text:p text:style-name="P1266">Big int</text:p>
          </table:table-cell>
          <table:table-cell table:style-name="Table76.A2" office:value-type="string">
            <text:p text:style-name="P1268">Unsigned , <text:span text:style-name="T1212">not null </text:span><text:s/>,</text:p>
            <text:p text:style-name="P1269">foreign key → todo_items(id)</text:p>
            <text:p text:style-name="P1269"/>
            <text:p text:style-name="P1271">On Delete → (cascade) ,</text:p>
            <text:p text:style-name="P1271"><text:s/>On Update → (cascade) ,</text:p>
          </table:table-cell>
          <table:table-cell table:style-name="Table76.D2" office:value-type="string">
            <text:p text:style-name="P409"/>
          </table:table-cell>
        </table:table-row>
        <table:table-row table:style-name="TableLine94048326592768">
          <table:table-cell table:style-name="Table76.A2" office:value-type="string">
            <text:p text:style-name="P1266">todo_label_id</text:p>
          </table:table-cell>
          <table:table-cell table:style-name="Table76.A2" office:value-type="string">
            <text:p text:style-name="P1266">Big int</text:p>
          </table:table-cell>
          <table:table-cell table:style-name="Table76.A2" office:value-type="string">
            <text:p text:style-name="P1268">Unsigned , <text:span text:style-name="T1212">not null</text:span> ,</text:p>
            <text:p text:style-name="P1270">foreign key → todo_<text:span text:style-name="T1213">labels</text:span>(id)</text:p>
            <text:p text:style-name="P1270"/>
            <text:p text:style-name="P1272">On Delete → (cascade) ,</text:p>
            <text:p text:style-name="P1272"><text:s/>On Update → (cascade) ,</text:p>
          </table:table-cell>
          <table:table-cell table:style-name="Table76.D2" office:value-type="string">
            <text:p text:style-name="P409"/>
          </table:table-cell>
        </table:table-row>
        <table:table-row table:style-name="TableLine94048326593728">
          <table:table-cell table:style-name="Table76.A2" office:value-type="string">
            <text:p text:style-name="P1266">sort</text:p>
          </table:table-cell>
          <table:table-cell table:style-name="Table76.A2" office:value-type="string">
            <text:p text:style-name="P1267">Tiny int</text:p>
          </table:table-cell>
          <table:table-cell table:style-name="Table76.A2" office:value-type="string">
            <text:p text:style-name="P1268">Unsigned , <text:span text:style-name="T1214">nullable</text:span></text:p>
          </table:table-cell>
          <table:table-cell table:style-name="Table76.D2" office:value-type="string">
            <text:p text:style-name="P409"/>
          </table:table-cell>
        </table:table-row>
      </table:table>
      <text:p text:style-name="P238"/>
      <text:list xml:id="list259469366" text:style-name="L86">
        <text:list-item>
          <text:list>
            <text:list-item>
              <text:p text:style-name="P2016">رابطه ها :‌</text:p>
              <text:list>
                <text:list-item>
                  <text:p text:style-name="P2016">todo_labels : </text:p>
                  <text:list>
                    <text:list-item>
                      <text:p text:style-name="P2017">نوع : <text:span text:style-name="T1215">1 به n </text:span></text:p>
                    </text:list-item>
                    <text:list-item>
                      <text:p text:style-name="P2018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50122826974867" text:continue-numbering="true" text:style-name="L86">
        <text:list-item>
          <text:list>
            <text:list-item>
              <text:list>
                <text:list-item>
                  <text:p text:style-name="P2016">todo_items : </text:p>
                  <text:list>
                    <text:list-item>
                      <text:p text:style-name="P2017">نوع : <text:span text:style-name="T1216">1 به n </text:span></text:p>
                    </text:list-item>
                    <text:list-item>
                      <text:p text:style-name="P2019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50123616559698" text:continue-numbering="true" text:style-name="L86">
        <text:list-item>
          <text:p text:style-name="P2326">tags : در این جدول tag ها نگه داری میشود !!! </text:p>
        </text:list-item>
      </text:list>
      <text:p text:style-name="P241"/>
      <text:list xml:id="list150123508996229" text:continue-numbering="true" text:style-name="L86">
        <text:list-item>
          <text:list>
            <text:list-item>
              <text:p text:style-name="P2020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048326564160">
          <table:table-cell table:style-name="Table77.A1" office:value-type="string">
            <text:p text:style-name="P464">Name</text:p>
          </table:table-cell>
          <table:table-cell table:style-name="Table77.A1" office:value-type="string">
            <text:p text:style-name="P464">Data Type</text:p>
          </table:table-cell>
          <table:table-cell table:style-name="Table77.A1" office:value-type="string">
            <text:p text:style-name="P464">Attributes</text:p>
          </table:table-cell>
          <table:table-cell table:style-name="Table77.D1" office:value-type="string">
            <text:p text:style-name="P464">Comment</text:p>
          </table:table-cell>
        </table:table-row>
        <table:table-row table:style-name="TableLine94048326650560">
          <table:table-cell table:style-name="Table77.A2" office:value-type="string">
            <text:p text:style-name="P1257">id</text:p>
          </table:table-cell>
          <table:table-cell table:style-name="Table77.A2" office:value-type="string">
            <text:p text:style-name="P1258">Big int</text:p>
          </table:table-cell>
          <table:table-cell table:style-name="Table77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77.D2" office:value-type="string">
            <text:p text:style-name="P409"/>
          </table:table-cell>
        </table:table-row>
        <table:table-row table:style-name="TableLine94048326653120">
          <table:table-cell table:style-name="Table77.A2" office:value-type="string">
            <text:p text:style-name="P1293">name</text:p>
          </table:table-cell>
          <table:table-cell table:style-name="Table77.A2" office:value-type="string">
            <text:p text:style-name="P1293">varchar(<text:span text:style-name="T1228">64</text:span>)</text:p>
          </table:table-cell>
          <table:table-cell table:style-name="Table77.A2" office:value-type="string">
            <text:p text:style-name="P1294">Not null , <text:span text:style-name="T1236">unique</text:span></text:p>
          </table:table-cell>
          <table:table-cell table:style-name="Table77.D2" office:value-type="string">
            <text:p text:style-name="P409"/>
          </table:table-cell>
        </table:table-row>
      </table:table>
      <text:p text:style-name="P377"/>
      <text:list xml:id="list841932884" text:style-name="L87">
        <text:list-item>
          <text:list>
            <text:list-item>
              <text:p text:style-name="P2021">ارتباط ها :‌</text:p>
              <text:list>
                <text:list-item>
                  <text:p text:style-name="P2021">dates : </text:p>
                  <text:list>
                    <text:list-item>
                      <text:p text:style-name="P2022">نوع :‌<text:span text:style-name="T1222">1 به n </text:span></text:p>
                    </text:list-item>
                    <text:list-item>
                      <text:p text:style-name="P2022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50122925710574" text:continue-numbering="true" text:style-name="L87">
        <text:list-item>
          <text:list>
            <text:list-item>
              <text:list>
                <text:list-item>
                  <text:p text:style-name="P2021">users : </text:p>
                  <text:list>
                    <text:list-item>
                      <text:p text:style-name="P2022">نوع :‌ <text:span text:style-name="T1223">1 به n </text:span></text:p>
                    </text:list-item>
                    <text:list-item>
                      <text:p text:style-name="P2022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50124118493449" text:continue-numbering="true" text:style-name="L87">
        <text:list-item>
          <text:list>
            <text:list-item>
              <text:list>
                <text:list-item>
                  <text:p text:style-name="P2023">tagables : </text:p>
                  <text:list>
                    <text:list-item>
                      <text:p text:style-name="P2023">نوع : <text:s/><text:span text:style-name="T1223">1 به n </text:span></text:p>
                    </text:list-item>
                    <text:list-item>
                      <text:p text:style-name="P2023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p text:style-name="P242"/>
      <text:list xml:id="list150124508720811" text:continue-numbering="true" text:style-name="L87">
        <text:list-item>
          <text:p text:style-name="P2327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6"/>
      <text:list xml:id="list150124073297457" text:continue-numbering="true" text:style-name="L87">
        <text:list-item>
          <text:list>
            <text:list-item>
              <text:p text:style-name="P2025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048326700880">
          <table:table-cell table:style-name="Table83.A1" office:value-type="string">
            <text:p text:style-name="P464">Name</text:p>
          </table:table-cell>
          <table:table-cell table:style-name="Table83.A1" office:value-type="string">
            <text:p text:style-name="P464">Data Type</text:p>
          </table:table-cell>
          <table:table-cell table:style-name="Table83.A1" office:value-type="string">
            <text:p text:style-name="P464">Attributes</text:p>
          </table:table-cell>
          <table:table-cell table:style-name="Table83.D1" office:value-type="string">
            <text:p text:style-name="P464">Comment</text:p>
          </table:table-cell>
        </table:table-row>
        <table:table-row table:style-name="TableLine94048326729968">
          <table:table-cell table:style-name="Table83.A2" office:value-type="string">
            <text:p text:style-name="P1257">id</text:p>
          </table:table-cell>
          <table:table-cell table:style-name="Table83.A2" office:value-type="string">
            <text:p text:style-name="P1258">Big int</text:p>
          </table:table-cell>
          <table:table-cell table:style-name="Table83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83.D2" office:value-type="string">
            <text:p text:style-name="P409"/>
          </table:table-cell>
        </table:table-row>
        <table:table-row table:style-name="TableLine94048326732416">
          <table:table-cell table:style-name="Table83.A2" office:value-type="string">
            <text:p text:style-name="P1338">keywords</text:p>
          </table:table-cell>
          <table:table-cell table:style-name="Table83.A2" office:value-type="string">
            <text:p text:style-name="P1339">varchar(255)</text:p>
          </table:table-cell>
          <table:table-cell table:style-name="Table83.A2" office:value-type="string">
            <text:p text:style-name="P1342">nullable</text:p>
          </table:table-cell>
          <table:table-cell table:style-name="Table83.D2" office:value-type="string">
            <text:p text:style-name="P409"/>
          </table:table-cell>
        </table:table-row>
        <table:table-row table:style-name="TableLine94048326733328">
          <table:table-cell table:style-name="Table83.A2" office:value-type="string">
            <text:p text:style-name="P1338">description</text:p>
          </table:table-cell>
          <table:table-cell table:style-name="Table83.A2" office:value-type="string">
            <text:p text:style-name="P1339">varchar(164)</text:p>
          </table:table-cell>
          <table:table-cell table:style-name="Table83.A2" office:value-type="string">
            <text:p text:style-name="P1342">nullable</text:p>
          </table:table-cell>
          <table:table-cell table:style-name="Table83.D2" office:value-type="string">
            <text:p text:style-name="P409"/>
          </table:table-cell>
        </table:table-row>
        <table:table-row table:style-name="TableLine94048326734288">
          <table:table-cell table:style-name="Table83.A2" office:value-type="string">
            <text:p text:style-name="P1338">subject</text:p>
          </table:table-cell>
          <table:table-cell table:style-name="Table83.A2" office:value-type="string">
            <text:p text:style-name="P1339">varchar(60)</text:p>
          </table:table-cell>
          <table:table-cell table:style-name="Table83.A2" office:value-type="string">
            <text:p text:style-name="P1342">nullable</text:p>
          </table:table-cell>
          <table:table-cell table:style-name="Table83.D2" office:value-type="string">
            <text:p text:style-name="P409"/>
          </table:table-cell>
        </table:table-row>
        <table:table-row table:style-name="TableLine94048326735712">
          <table:table-cell table:style-name="Table83.A2" office:value-type="string">
            <text:p text:style-name="P1338">tag_id</text:p>
          </table:table-cell>
          <table:table-cell table:style-name="Table83.A2" office:value-type="string">
            <text:p text:style-name="P1340">Big int</text:p>
          </table:table-cell>
          <table:table-cell table:style-name="Table83.A2" office:value-type="string">
            <text:p text:style-name="P1342">Not null , unsigned</text:p>
            <text:p text:style-name="P1343">foreign key → tags(id)</text:p>
            <text:p text:style-name="P1343"/>
            <text:p text:style-name="P1344">On Delete → (cascade) ,</text:p>
            <text:p text:style-name="P1344">On Update → (cascade) ,</text:p>
          </table:table-cell>
          <table:table-cell table:style-name="Table83.D2" office:value-type="string">
            <text:p text:style-name="P409"/>
          </table:table-cell>
        </table:table-row>
        <table:table-row table:style-name="TableLine94048326736736">
          <table:table-cell table:style-name="Table83.A2" office:value-type="string">
            <text:p text:style-name="P1338">language_id</text:p>
          </table:table-cell>
          <table:table-cell table:style-name="Table83.A2" office:value-type="string">
            <text:p text:style-name="P1341">Big int</text:p>
          </table:table-cell>
          <table:table-cell table:style-name="Table83.A2" office:value-type="string">
            <text:p text:style-name="P1346">Not null , unsigned ,</text:p>
            <text:p text:style-name="P1346">foreign key → languages(id)</text:p>
            <text:p text:style-name="P1346"/>
            <text:p text:style-name="P1345">On Delete → (cascade) ,</text:p>
            <text:p text:style-name="P1345">On Update → (cascade) ,</text:p>
          </table:table-cell>
          <table:table-cell table:style-name="Table83.D2" office:value-type="string">
            <text:p text:style-name="P409"/>
          </table:table-cell>
        </table:table-row>
      </table:table>
      <text:p text:style-name="P382"/>
      <text:list xml:id="list2333286983" text:style-name="L88">
        <text:list-item>
          <text:list>
            <text:list-item>
              <text:p text:style-name="P2026">ارتباط ها :‌</text:p>
              <text:list>
                <text:list-item>
                  <text:p text:style-name="P2026">tags : </text:p>
                  <text:list>
                    <text:list-item>
                      <text:p text:style-name="P2027">نوع :‌<text:span text:style-name="T1264">1 به n </text:span></text:p>
                    </text:list-item>
                    <text:list-item>
                      <text:p text:style-name="P2027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50122854723418" text:continue-numbering="true" text:style-name="L88">
        <text:list-item>
          <text:list>
            <text:list-item>
              <text:list>
                <text:list-item>
                  <text:p text:style-name="P2026">languages : </text:p>
                  <text:list>
                    <text:list-item>
                      <text:p text:style-name="P2027">نوع :‌<text:span text:style-name="T1265">1 به n </text:span></text:p>
                    </text:list-item>
                    <text:list-item>
                      <text:p text:style-name="P2027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0123792521165" text:continue-list="list150124073297457" text:style-name="L87">
        <text:list-item>
          <text:p text:style-name="P2328">tagables : دراین جدول <text:span text:style-name="T1219">tag هایی که به هر یک از ابجکت ها attach <text:s/>میشود ذخیره میکنیم !! </text:span></text:p>
          <text:p text:style-name="P2028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3"/>
      <text:list xml:id="list150123619038125" text:continue-numbering="true" text:style-name="L87">
        <text:list-item>
          <text:list>
            <text:list-item>
              <text:p text:style-name="P2029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048326777248">
          <table:table-cell table:style-name="Table78.A1" office:value-type="string">
            <text:p text:style-name="P464">Name</text:p>
          </table:table-cell>
          <table:table-cell table:style-name="Table78.A1" office:value-type="string">
            <text:p text:style-name="P464">Data Type</text:p>
          </table:table-cell>
          <table:table-cell table:style-name="Table78.A1" office:value-type="string">
            <text:p text:style-name="P464">Attributes</text:p>
          </table:table-cell>
          <table:table-cell table:style-name="Table78.D1" office:value-type="string">
            <text:p text:style-name="P464">Comment</text:p>
          </table:table-cell>
        </table:table-row>
        <table:table-row table:style-name="TableLine94048326810816">
          <table:table-cell table:style-name="Table78.A2" office:value-type="string">
            <text:p text:style-name="P1257">id</text:p>
          </table:table-cell>
          <table:table-cell table:style-name="Table78.A2" office:value-type="string">
            <text:p text:style-name="P1258">Big int</text:p>
          </table:table-cell>
          <table:table-cell table:style-name="Table78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78.D2" office:value-type="string">
            <text:p text:style-name="P409"/>
          </table:table-cell>
        </table:table-row>
        <table:table-row table:style-name="TableLine94048326812992">
          <table:table-cell table:style-name="Table78.A2" office:value-type="string">
            <text:p text:style-name="P1295">object_class</text:p>
          </table:table-cell>
          <table:table-cell table:style-name="Table78.A2" office:value-type="string">
            <text:p text:style-name="P1295">varchar(255)</text:p>
          </table:table-cell>
          <table:table-cell table:style-name="Table78.A2" office:value-type="string">
            <text:p text:style-name="P1296">Not null</text:p>
          </table:table-cell>
          <table:table-cell table:style-name="Table78.D2" office:value-type="string">
            <text:p text:style-name="P409"/>
          </table:table-cell>
        </table:table-row>
        <table:table-row table:style-name="TableLine94048326813904">
          <table:table-cell table:style-name="Table78.A2" office:value-type="string">
            <text:p text:style-name="P1295">object_id</text:p>
          </table:table-cell>
          <table:table-cell table:style-name="Table78.A2" office:value-type="string">
            <text:p text:style-name="P1295">Big int</text:p>
          </table:table-cell>
          <table:table-cell table:style-name="Table78.A2" office:value-type="string">
            <text:p text:style-name="P455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09"/>
          </table:table-cell>
        </table:table-row>
        <table:table-row table:style-name="TableLine94048326814864">
          <table:table-cell table:style-name="Table78.A2" office:value-type="string">
            <text:p text:style-name="P1295">tag_id</text:p>
          </table:table-cell>
          <table:table-cell table:style-name="Table78.A2" office:value-type="string">
            <text:p text:style-name="P1295">Big int</text:p>
          </table:table-cell>
          <table:table-cell table:style-name="Table78.A2" office:value-type="string">
            <text:p text:style-name="P1297">Unsigned , not null</text:p>
            <text:p text:style-name="P1298">foreign key → tags(id)</text:p>
            <text:p text:style-name="P1298"/>
            <text:p text:style-name="P1299">On Delete → (<text:span text:style-name="T1235">cascade</text:span>) ,</text:p>
            <text:p text:style-name="P456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09"/>
          </table:table-cell>
        </table:table-row>
        <table:table-row table:style-name="TableLine94048326816288">
          <table:table-cell table:style-name="Table78.A2" office:value-type="string">
            <text:p text:style-name="P1295">language_id</text:p>
          </table:table-cell>
          <table:table-cell table:style-name="Table78.A2" office:value-type="string">
            <text:p text:style-name="P1295">Big int</text:p>
          </table:table-cell>
          <table:table-cell table:style-name="Table78.A2" office:value-type="string">
            <text:p text:style-name="P1297">Unsigned , not null</text:p>
            <text:p text:style-name="P1300">foreign key → languages(id)</text:p>
            <text:p text:style-name="P1300"/>
            <text:p text:style-name="P1301">On Delete → (cascade) ,</text:p>
            <text:p text:style-name="P1301">On Delete → (cascade) ,</text:p>
          </table:table-cell>
          <table:table-cell table:style-name="Table78.D2" office:value-type="string">
            <text:p text:style-name="P409"/>
          </table:table-cell>
        </table:table-row>
        <table:table-row table:style-name="TableLine94048326817312">
          <table:table-cell table:style-name="Table78.A2" office:value-type="string">
            <text:p text:style-name="P1295">sort</text:p>
          </table:table-cell>
          <table:table-cell table:style-name="Table78.A2" office:value-type="string">
            <text:p text:style-name="P1295">Tiny int</text:p>
          </table:table-cell>
          <table:table-cell table:style-name="Table78.A2" office:value-type="string">
            <text:p text:style-name="P1297">Unsigned , nullable</text:p>
          </table:table-cell>
          <table:table-cell table:style-name="Table78.D2" office:value-type="string">
            <text:p text:style-name="P409"/>
          </table:table-cell>
        </table:table-row>
      </table:table>
      <text:p text:style-name="P378"/>
      <text:list xml:id="list3185710448" text:style-name="L89">
        <text:list-item>
          <text:list>
            <text:list-item>
              <text:p text:style-name="P2030">ارتباط ها :‌</text:p>
              <text:list>
                <text:list-item>
                  <text:p text:style-name="P2031">tags : </text:p>
                  <text:list>
                    <text:list-item>
                      <text:p text:style-name="P2024">نوع : <text:s/><text:span text:style-name="T1223">1 به n </text:span></text:p>
                    </text:list-item>
                    <text:list-item>
                      <text:p text:style-name="P2024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50124058116969" text:continue-numbering="true" text:style-name="L89">
        <text:list-item>
          <text:list>
            <text:list-item>
              <text:list>
                <text:list-item>
                  <text:p text:style-name="P2031">languages : </text:p>
                  <text:list>
                    <text:list-item>
                      <text:p text:style-name="P2032">نوع :‌<text:span text:style-name="T1230">1 به n </text:span></text:p>
                    </text:list-item>
                    <text:list-item>
                      <text:p text:style-name="P1532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50123338641469" text:continue-numbering="true" text:style-name="L89">
        <text:list-item>
          <text:p text:style-name="P2329">Categories <text:s/>: در این جدول دسته بندی ها را ذخیره میکنیم !!! </text:p>
        </text:list-item>
      </text:list>
      <text:p text:style-name="P245"/>
      <text:list xml:id="list150122879132160" text:continue-numbering="true" text:style-name="L89">
        <text:list-item>
          <text:list>
            <text:list-item>
              <text:p text:style-name="P2033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048326855104">
          <table:table-cell table:style-name="Table79.A1" office:value-type="string">
            <text:p text:style-name="P464">Name</text:p>
          </table:table-cell>
          <table:table-cell table:style-name="Table79.A1" office:value-type="string">
            <text:p text:style-name="P464">Data Type</text:p>
          </table:table-cell>
          <table:table-cell table:style-name="Table79.A1" office:value-type="string">
            <text:p text:style-name="P464">Attributes</text:p>
          </table:table-cell>
          <table:table-cell table:style-name="Table79.D1" office:value-type="string">
            <text:p text:style-name="P464">Comment</text:p>
          </table:table-cell>
        </table:table-row>
        <table:table-row table:style-name="TableLine94048326881648">
          <table:table-cell table:style-name="Table79.A2" office:value-type="string">
            <text:p text:style-name="P1257">id</text:p>
          </table:table-cell>
          <table:table-cell table:style-name="Table79.A2" office:value-type="string">
            <text:p text:style-name="P1258">Big int</text:p>
          </table:table-cell>
          <table:table-cell table:style-name="Table79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79.D2" office:value-type="string">
            <text:p text:style-name="P409"/>
          </table:table-cell>
        </table:table-row>
        <table:table-row table:style-name="TableLine94048326884208">
          <table:table-cell table:style-name="Table79.A2" office:value-type="string">
            <text:p text:style-name="P1302">active</text:p>
          </table:table-cell>
          <table:table-cell table:style-name="Table79.A2" office:value-type="string">
            <text:p text:style-name="P1303">boolean</text:p>
          </table:table-cell>
          <table:table-cell table:style-name="Table79.A2" office:value-type="string">
            <text:p text:style-name="P1305">Not null , default true </text:p>
          </table:table-cell>
          <table:table-cell table:style-name="Table79.D2" office:value-type="string">
            <text:p text:style-name="P409"/>
          </table:table-cell>
        </table:table-row>
        <table:table-row table:style-name="TableLine94048326885120">
          <table:table-cell table:style-name="Table79.A2" office:value-type="string">
            <text:p text:style-name="P1302">sort</text:p>
          </table:table-cell>
          <table:table-cell table:style-name="Table79.A2" office:value-type="string">
            <text:p text:style-name="P1323">Big int</text:p>
          </table:table-cell>
          <table:table-cell table:style-name="Table79.A2" office:value-type="string">
            <text:p text:style-name="P1324">Unsigned , nullable</text:p>
          </table:table-cell>
          <table:table-cell table:style-name="Table79.D2" office:value-type="string">
            <text:p text:style-name="P409"/>
          </table:table-cell>
        </table:table-row>
        <table:table-row table:style-name="TableLine94048326886080">
          <table:table-cell table:style-name="Table79.A2" office:value-type="string">
            <text:p text:style-name="P1302">category_id</text:p>
          </table:table-cell>
          <table:table-cell table:style-name="Table79.A2" office:value-type="string">
            <text:p text:style-name="P1304">Big int</text:p>
          </table:table-cell>
          <table:table-cell table:style-name="Table79.A2" office:value-type="string">
            <text:p text:style-name="P1325">Unsigned , <text:span text:style-name="T1247">nullable , </text:span></text:p>
            <text:p text:style-name="P1326">foreign key → categories(id)</text:p>
            <text:p text:style-name="P1326"/>
            <text:p text:style-name="P1327">On Delete →(<text:span text:style-name="T1249">set null</text:span>) </text:p>
            <text:p text:style-name="P1327">On Update →(<text:span text:style-name="T1248">cascade</text:span>) </text:p>
          </table:table-cell>
          <table:table-cell table:style-name="Table79.D2" office:value-type="string">
            <text:p text:style-name="P409"/>
          </table:table-cell>
        </table:table-row>
      </table:table>
      <text:p text:style-name="P379"/>
      <text:list xml:id="list1740027474" text:style-name="L90">
        <text:list-item>
          <text:list>
            <text:list-item>
              <text:p text:style-name="P2034">ارتباط ها :‌</text:p>
              <text:list>
                <text:list-item>
                  <text:p text:style-name="P2035">categories : </text:p>
                  <text:list>
                    <text:list-item>
                      <text:p text:style-name="P2036">نوع :‌<text:span text:style-name="T1250">1 به n </text:span></text:p>
                    </text:list-item>
                    <text:list-item>
                      <text:p text:style-name="P2036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50123283656706" text:continue-numbering="true" text:style-name="L90">
        <text:list-item>
          <text:list>
            <text:list-item>
              <text:list>
                <text:list-item>
                  <text:p text:style-name="P2039">dates : </text:p>
                  <text:list>
                    <text:list-item>
                      <text:p text:style-name="P2036">نوع :‌<text:span text:style-name="T1252">1 به n </text:span></text:p>
                    </text:list-item>
                    <text:list-item>
                      <text:p text:style-name="P2036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036"/>
                </text:list-item>
                <text:list-item>
                  <text:p text:style-name="P2039">users : </text:p>
                  <text:list>
                    <text:list-item>
                      <text:p text:style-name="P2036">نوع :‌<text:span text:style-name="T1254">1 به n </text:span></text:p>
                    </text:list-item>
                    <text:list-item>
                      <text:p text:style-name="P2036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50123544154242" text:continue-numbering="true" text:style-name="L90">
        <text:list-item>
          <text:list>
            <text:list-item>
              <text:list>
                <text:list-item>
                  <text:p text:style-name="P2039">iconables : </text:p>
                  <text:list>
                    <text:list-item>
                      <text:p text:style-name="P2036">نوع :‌ <text:span text:style-name="T1255">1 به n</text:span></text:p>
                    </text:list-item>
                    <text:list-item>
                      <text:p text:style-name="P2036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50123285098779" text:continue-numbering="true" text:style-name="L90">
        <text:list-item>
          <text:list>
            <text:list-item>
              <text:list>
                <text:list-item>
                  <text:p text:style-name="P2330">category_translations : </text:p>
                  <text:list>
                    <text:list-item>
                      <text:p text:style-name="P2036">نوع :‌<text:span text:style-name="T1256">1 به N </text:span></text:p>
                    </text:list-item>
                    <text:list-item>
                      <text:p text:style-name="P2036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50122801274025" text:continue-numbering="true" text:style-name="L90">
        <text:list-item>
          <text:list>
            <text:list-item>
              <text:list>
                <text:list-item>
                  <text:p text:style-name="P2040">category_seo_attributes : </text:p>
                  <text:list>
                    <text:list-item>
                      <text:p text:style-name="P2036">نوع :‌<text:span text:style-name="T1257">1 به n ( به صورت together با جدول category_translations)</text:span></text:p>
                    </text:list-item>
                    <text:list-item>
                      <text:p text:style-name="P2036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50123612853920" text:continue-numbering="true" text:style-name="L90">
        <text:list-item>
          <text:list>
            <text:list-item>
              <text:list>
                <text:list-item>
                  <text:p text:style-name="P2042">category_translation_descriptions : </text:p>
                  <text:list>
                    <text:list-item>
                      <text:p text:style-name="P2043">نوع :‌<text:span text:style-name="T1260">1به n (به صورت together با جدول category_translations)</text:span></text:p>
                    </text:list-item>
                    <text:list-item>
                      <text:p text:style-name="P2043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50124640435662" text:continue-numbering="true" text:style-name="L90">
        <text:list-item>
          <text:list>
            <text:list-item>
              <text:list>
                <text:list-item>
                  <text:p text:style-name="P1533"><text:span text:style-name="T1270">category_attachments</text:span><text:span text:style-name="T1268"> : </text:span></text:p>
                  <text:list>
                    <text:list-item>
                      <text:p text:style-name="P2045">نوع :‌1 به n</text:p>
                    </text:list-item>
                    <text:list-item>
                      <text:p text:style-name="P2041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1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6"/>
      <text:list xml:id="list150123999660209" text:continue-numbering="true" text:style-name="L90">
        <text:list-item>
          <text:list>
            <text:list-item>
              <text:p text:style-name="P2047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048326968320">
          <table:table-cell table:style-name="Table80.A1" office:value-type="string">
            <text:p text:style-name="P464">Name</text:p>
          </table:table-cell>
          <table:table-cell table:style-name="Table80.A1" office:value-type="string">
            <text:p text:style-name="P464">Data Type</text:p>
          </table:table-cell>
          <table:table-cell table:style-name="Table80.A1" office:value-type="string">
            <text:p text:style-name="P464">Attributes</text:p>
          </table:table-cell>
          <table:table-cell table:style-name="Table80.D1" office:value-type="string">
            <text:p text:style-name="P464">Comment</text:p>
          </table:table-cell>
        </table:table-row>
        <table:table-row table:style-name="TableLine94048327006432">
          <table:table-cell table:style-name="Table80.A2" office:value-type="string">
            <text:p text:style-name="P1257">id</text:p>
          </table:table-cell>
          <table:table-cell table:style-name="Table80.A2" office:value-type="string">
            <text:p text:style-name="P1258">Big int</text:p>
          </table:table-cell>
          <table:table-cell table:style-name="Table80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80.D2" office:value-type="string">
            <text:p text:style-name="P409"/>
          </table:table-cell>
        </table:table-row>
        <table:table-row table:style-name="TableLine94048327008736">
          <table:table-cell table:style-name="Table80.A2" office:value-type="string">
            <text:p text:style-name="P1306">slug</text:p>
          </table:table-cell>
          <table:table-cell table:style-name="Table80.A2" office:value-type="string">
            <text:p text:style-name="P457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07">Not null , unique </text:p>
          </table:table-cell>
          <table:table-cell table:style-name="Table80.D2" office:value-type="string">
            <text:p text:style-name="P409"/>
          </table:table-cell>
        </table:table-row>
        <table:table-row table:style-name="TableLine94048327009648">
          <table:table-cell table:style-name="Table80.A2" office:value-type="string">
            <text:p text:style-name="P1306">name</text:p>
          </table:table-cell>
          <table:table-cell table:style-name="Table80.A2" office:value-type="string">
            <text:p text:style-name="P1308">varchar(64)</text:p>
          </table:table-cell>
          <table:table-cell table:style-name="Table80.A2" office:value-type="string">
            <text:p text:style-name="P1310">Not null</text:p>
          </table:table-cell>
          <table:table-cell table:style-name="Table80.D2" office:value-type="string">
            <text:p text:style-name="P409"/>
          </table:table-cell>
        </table:table-row>
        <table:table-row table:style-name="TableLine94048327010608">
          <table:table-cell table:style-name="Table80.A2" office:value-type="string">
            <text:p text:style-name="P1306">category_id</text:p>
          </table:table-cell>
          <table:table-cell table:style-name="Table80.A2" office:value-type="string">
            <text:p text:style-name="P1309">Big int</text:p>
          </table:table-cell>
          <table:table-cell table:style-name="Table80.A2" office:value-type="string">
            <text:p text:style-name="P1311"><text:span text:style-name="T1242">Unsigned </text:span>, Not null </text:p>
            <text:p text:style-name="P1313">foreign key → categories(id)</text:p>
            <text:p text:style-name="P1313"/>
            <text:p text:style-name="P1315">On Delete → (cascade)</text:p>
            <text:p text:style-name="P1315">On Update → (cascade)</text:p>
          </table:table-cell>
          <table:table-cell table:style-name="Table80.D2" office:value-type="string">
            <text:p text:style-name="P409"/>
          </table:table-cell>
        </table:table-row>
        <table:table-row table:style-name="TableLine94048327012032">
          <table:table-cell table:style-name="Table80.A2" office:value-type="string">
            <text:p text:style-name="P1306">language_id</text:p>
          </table:table-cell>
          <table:table-cell table:style-name="Table80.A2" office:value-type="string">
            <text:p text:style-name="P1309">Big int</text:p>
          </table:table-cell>
          <table:table-cell table:style-name="Table80.A2" office:value-type="string">
            <text:p text:style-name="P1312"><text:span text:style-name="T1242">Unsigned </text:span>, Not null </text:p>
            <text:p text:style-name="P1314">foreign key → <text:span text:style-name="T1243">languages</text:span>(id)</text:p>
            <text:p text:style-name="P1314"/>
            <text:p text:style-name="P1316">On Delete → (cascade)</text:p>
            <text:p text:style-name="P1316">On Update → (cascade)</text:p>
          </table:table-cell>
          <table:table-cell table:style-name="Table80.D2" office:value-type="string">
            <text:p text:style-name="P409"/>
          </table:table-cell>
        </table:table-row>
      </table:table>
      <text:p text:style-name="P380"/>
      <text:list xml:id="list3697395762" text:style-name="L91">
        <text:list-item>
          <text:list>
            <text:list-item>
              <text:p text:style-name="P2048">ارتباط ها <text:s/>:‌</text:p>
              <text:list>
                <text:list-item>
                  <text:p text:style-name="P2048">categories : </text:p>
                  <text:list>
                    <text:list-item>
                      <text:p text:style-name="P2037">نوع :‌<text:span text:style-name="T1256">1 به N </text:span></text:p>
                    </text:list-item>
                    <text:list-item>
                      <text:p text:style-name="P2037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037"/>
                </text:list-item>
                <text:list-item>
                  <text:p text:style-name="P2048">languages : </text:p>
                  <text:list>
                    <text:list-item>
                      <text:p text:style-name="P2049">نوع :‌1 به n </text:p>
                    </text:list-item>
                    <text:list-item>
                      <text:p text:style-name="P2049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50123852733658" text:continue-numbering="true" text:style-name="L91">
        <text:list-item>
          <text:list>
            <text:list-item>
              <text:list>
                <text:list-item>
                  <text:p text:style-name="P2048">category_seo_attributes : </text:p>
                  <text:list>
                    <text:list-item>
                      <text:p text:style-name="P2050">نوع : 1 به 1</text:p>
                    </text:list-item>
                    <text:list-item>
                      <text:p text:style-name="P2050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50124048513621" text:continue-numbering="true" text:style-name="L91">
        <text:list-item>
          <text:list>
            <text:list-item>
              <text:list>
                <text:list-item>
                  <text:p text:style-name="P2052">category_translation_descriptions : </text:p>
                  <text:list>
                    <text:list-item>
                      <text:p text:style-name="P2053">نوع : <text:span text:style-name="T1262">1 به 1</text:span></text:p>
                    </text:list-item>
                    <text:list-item>
                      <text:p text:style-name="P2053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2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7"/>
      <text:list xml:id="list150124569948167" text:continue-numbering="true" text:style-name="L91">
        <text:list-item>
          <text:list>
            <text:list-item>
              <text:p text:style-name="P2055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048326969152">
          <table:table-cell table:style-name="Table81.A1" office:value-type="string">
            <text:p text:style-name="P464">Name</text:p>
          </table:table-cell>
          <table:table-cell table:style-name="Table81.A1" office:value-type="string">
            <text:p text:style-name="P464">Data Type</text:p>
          </table:table-cell>
          <table:table-cell table:style-name="Table81.A1" office:value-type="string">
            <text:p text:style-name="P464">Attributes</text:p>
          </table:table-cell>
          <table:table-cell table:style-name="Table81.D1" office:value-type="string">
            <text:p text:style-name="P464">Comment</text:p>
          </table:table-cell>
        </table:table-row>
        <table:table-row table:style-name="TableLine94048327093920">
          <table:table-cell table:style-name="Table81.A2" office:value-type="string">
            <text:p text:style-name="P1257">id</text:p>
          </table:table-cell>
          <table:table-cell table:style-name="Table81.A2" office:value-type="string">
            <text:p text:style-name="P1258">Big int</text:p>
          </table:table-cell>
          <table:table-cell table:style-name="Table81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81.D2" office:value-type="string">
            <text:p text:style-name="P409"/>
          </table:table-cell>
        </table:table-row>
        <table:table-row table:style-name="TableLine94048327096480">
          <table:table-cell table:style-name="Table81.A2" office:value-type="string">
            <text:p text:style-name="P1317">description</text:p>
          </table:table-cell>
          <table:table-cell table:style-name="Table81.A2" office:value-type="string">
            <text:p text:style-name="P1328">varchar(164)</text:p>
          </table:table-cell>
          <table:table-cell table:style-name="Table81.A2" office:value-type="string">
            <text:p text:style-name="P1330">nullable</text:p>
          </table:table-cell>
          <table:table-cell table:style-name="Table81.D2" office:value-type="string">
            <text:p text:style-name="P409"/>
          </table:table-cell>
        </table:table-row>
        <table:table-row table:style-name="TableLine94048327097392">
          <table:table-cell table:style-name="Table81.A2" office:value-type="string">
            <text:p text:style-name="P1317">keywords</text:p>
          </table:table-cell>
          <table:table-cell table:style-name="Table81.A2" office:value-type="string">
            <text:p text:style-name="P1328">varchar(255)</text:p>
          </table:table-cell>
          <table:table-cell table:style-name="Table81.A2" office:value-type="string">
            <text:p text:style-name="P1330">nullable</text:p>
          </table:table-cell>
          <table:table-cell table:style-name="Table81.D2" office:value-type="string">
            <text:p text:style-name="P409"/>
          </table:table-cell>
        </table:table-row>
        <table:table-row table:style-name="TableLine94048327098352">
          <table:table-cell table:style-name="Table81.A2" office:value-type="string">
            <text:p text:style-name="P1317">subject</text:p>
          </table:table-cell>
          <table:table-cell table:style-name="Table81.A2" office:value-type="string">
            <text:p text:style-name="P1328">varchar(60)</text:p>
          </table:table-cell>
          <table:table-cell table:style-name="Table81.A2" office:value-type="string">
            <text:p text:style-name="P1330">nullable</text:p>
          </table:table-cell>
          <table:table-cell table:style-name="Table81.D2" office:value-type="string">
            <text:p text:style-name="P409"/>
          </table:table-cell>
        </table:table-row>
        <table:table-row table:style-name="TableLine94048327099776">
          <table:table-cell table:style-name="Table81.A2" office:value-type="string">
            <text:p text:style-name="P1317">Category_</text:p>
            <text:p text:style-name="P1317">translation_id</text:p>
          </table:table-cell>
          <table:table-cell table:style-name="Table81.A2" office:value-type="string">
            <text:p text:style-name="P1329">Big int</text:p>
          </table:table-cell>
          <table:table-cell table:style-name="Table81.A2" office:value-type="string">
            <text:p text:style-name="P1331">Not null , unsigned </text:p>
            <text:p text:style-name="P1331">foreign key → category_translations(id)</text:p>
            <text:p text:style-name="P1331"/>
            <text:p text:style-name="P1334">On Delete → (cascade)</text:p>
            <text:p text:style-name="P1334">On Update → (cascade)</text:p>
          </table:table-cell>
          <table:table-cell table:style-name="Table81.D2" office:value-type="string">
            <text:p text:style-name="P409"/>
          </table:table-cell>
        </table:table-row>
      </table:table>
      <text:p text:style-name="P381"/>
      <text:list xml:id="list349935622" text:style-name="L92">
        <text:list-item>
          <text:list>
            <text:list-item>
              <text:p text:style-name="P2056">روابط :‌</text:p>
              <text:list>
                <text:list-item>
                  <text:p text:style-name="P2056">category_translations : </text:p>
                  <text:list>
                    <text:list-item>
                      <text:p text:style-name="P2051">نوع : 1 به 1</text:p>
                    </text:list-item>
                    <text:list-item>
                      <text:p text:style-name="P2051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50123003418800" text:continue-numbering="true" text:style-name="L92">
        <text:list-item>
          <text:list>
            <text:list-item>
              <text:list>
                <text:list-item>
                  <text:p text:style-name="P2056">category : </text:p>
                  <text:list>
                    <text:list-item>
                      <text:p text:style-name="P2038">نوع :‌<text:span text:style-name="T1257">1 به n ( به صورت together با جدول category_translations)</text:span></text:p>
                    </text:list-item>
                    <text:list-item>
                      <text:p text:style-name="P2038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8"/>
      <text:list xml:id="list150122921899085" text:continue-numbering="true" text:style-name="L92">
        <text:list-item>
          <text:p text:style-name="P2333">category_translation_descriptions : در این جدول <text:span text:style-name="T1246">description هر یک از category translation را ذخیره میکنیم . </text:span></text:p>
        </text:list-item>
      </text:list>
      <text:p text:style-name="P249"/>
      <text:list xml:id="list150122698087191" text:continue-numbering="true" text:style-name="L92">
        <text:list-item>
          <text:list>
            <text:list-item>
              <text:p text:style-name="P2057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048327139552">
          <table:table-cell table:style-name="Table82.A1" office:value-type="string">
            <text:p text:style-name="P464">Name</text:p>
          </table:table-cell>
          <table:table-cell table:style-name="Table82.A1" office:value-type="string">
            <text:p text:style-name="P464">Data Type</text:p>
          </table:table-cell>
          <table:table-cell table:style-name="Table82.A1" office:value-type="string">
            <text:p text:style-name="P464">Attributes</text:p>
          </table:table-cell>
          <table:table-cell table:style-name="Table82.D1" office:value-type="string">
            <text:p text:style-name="P464">Comment</text:p>
          </table:table-cell>
        </table:table-row>
        <table:table-row table:style-name="TableLine94048327157744">
          <table:table-cell table:style-name="Table82.A2" office:value-type="string">
            <text:p text:style-name="P1257">id</text:p>
          </table:table-cell>
          <table:table-cell table:style-name="Table82.A2" office:value-type="string">
            <text:p text:style-name="P1258">Big int</text:p>
          </table:table-cell>
          <table:table-cell table:style-name="Table82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82.D2" office:value-type="string">
            <text:p text:style-name="P409"/>
          </table:table-cell>
        </table:table-row>
        <table:table-row table:style-name="TableLine94048327160304">
          <table:table-cell table:style-name="Table82.A2" office:value-type="string">
            <text:p text:style-name="P1319">description</text:p>
          </table:table-cell>
          <table:table-cell table:style-name="Table82.A2" office:value-type="string">
            <text:p text:style-name="P1320">text</text:p>
          </table:table-cell>
          <table:table-cell table:style-name="Table82.A2" office:value-type="string">
            <text:p text:style-name="P1321">Not null</text:p>
          </table:table-cell>
          <table:table-cell table:style-name="Table82.D2" office:value-type="string">
            <text:p text:style-name="P409"/>
          </table:table-cell>
        </table:table-row>
        <table:table-row table:style-name="TableLine94048327161216">
          <table:table-cell table:style-name="Table82.A2" office:value-type="string">
            <text:p text:style-name="P1318">Category_</text:p>
            <text:p text:style-name="P1318">translation_id</text:p>
          </table:table-cell>
          <table:table-cell table:style-name="Table82.A2" office:value-type="string">
            <text:p text:style-name="P1322">Big int</text:p>
          </table:table-cell>
          <table:table-cell table:style-name="Table82.A2" office:value-type="string">
            <text:p text:style-name="P1332">Not null , unsigned </text:p>
            <text:p text:style-name="P1332">foreign key → category_translations(id)</text:p>
            <text:p text:style-name="P1332"/>
            <text:p text:style-name="P1335">On Delete → (cascade)</text:p>
            <text:p text:style-name="P1335">On Update → (cascade)</text:p>
          </table:table-cell>
          <table:table-cell table:style-name="Table82.D2" office:value-type="string">
            <text:p text:style-name="P409"/>
          </table:table-cell>
        </table:table-row>
      </table:table>
      <text:p text:style-name="P250"/>
      <text:list xml:id="list3655305203" text:style-name="L93">
        <text:list-item>
          <text:list>
            <text:list-item>
              <text:p text:style-name="P2058">روابط :‌</text:p>
              <text:list>
                <text:list-item>
                  <text:p text:style-name="P2058">category_translations : </text:p>
                  <text:list>
                    <text:list-item>
                      <text:p text:style-name="P2054">نوع : <text:span text:style-name="T1262">1 به 1</text:span></text:p>
                    </text:list-item>
                    <text:list-item>
                      <text:p text:style-name="P2054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50124366412999" text:continue-numbering="true" text:style-name="L93">
        <text:list-item>
          <text:list>
            <text:list-item>
              <text:list>
                <text:list-item>
                  <text:p text:style-name="P2058">categories : </text:p>
                  <text:list>
                    <text:list-item>
                      <text:p text:style-name="P2044">نوع :‌<text:span text:style-name="T1260">1به n (به صورت together با جدول category_translations)</text:span></text:p>
                    </text:list-item>
                    <text:list-item>
                      <text:p text:style-name="P2044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50124368478066" text:continue-numbering="true" text:style-name="L93">
        <text:list-item>
          <text:p text:style-name="P2334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9"/>
      <text:list xml:id="list150122703341576" text:continue-numbering="true" text:style-name="L93">
        <text:list-item>
          <text:list>
            <text:list-item>
              <text:p text:style-name="P2059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048327188624">
          <table:table-cell table:style-name="Table84.A1" office:value-type="string">
            <text:p text:style-name="P464">Name</text:p>
          </table:table-cell>
          <table:table-cell table:style-name="Table84.A1" office:value-type="string">
            <text:p text:style-name="P464">Data Type</text:p>
          </table:table-cell>
          <table:table-cell table:style-name="Table84.A1" office:value-type="string">
            <text:p text:style-name="P464">Attributes</text:p>
          </table:table-cell>
          <table:table-cell table:style-name="Table84.D1" office:value-type="string">
            <text:p text:style-name="P464">Comment</text:p>
          </table:table-cell>
        </table:table-row>
        <table:table-row table:style-name="TableLine94048327224512">
          <table:table-cell table:style-name="Table84.A2" office:value-type="string">
            <text:p text:style-name="P1257">id</text:p>
          </table:table-cell>
          <table:table-cell table:style-name="Table84.A2" office:value-type="string">
            <text:p text:style-name="P1258">Big int</text:p>
          </table:table-cell>
          <table:table-cell table:style-name="Table84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84.D2" office:value-type="string">
            <text:p text:style-name="P409"/>
          </table:table-cell>
        </table:table-row>
        <table:table-row table:style-name="TableLine94048327227072">
          <table:table-cell table:style-name="Table84.A2" office:value-type="string">
            <text:p text:style-name="P1347">object_class</text:p>
          </table:table-cell>
          <table:table-cell table:style-name="Table84.A2" office:value-type="string">
            <text:p text:style-name="P1347">varchar(255)</text:p>
          </table:table-cell>
          <table:table-cell table:style-name="Table84.A2" office:value-type="string">
            <text:p text:style-name="P1347">Not null</text:p>
          </table:table-cell>
          <table:table-cell table:style-name="Table84.D2" office:value-type="string">
            <text:p text:style-name="P409"/>
          </table:table-cell>
        </table:table-row>
        <table:table-row table:style-name="TableLine94048327227984">
          <table:table-cell table:style-name="Table84.A2" office:value-type="string">
            <text:p text:style-name="P1347">object_id</text:p>
          </table:table-cell>
          <table:table-cell table:style-name="Table84.A2" office:value-type="string">
            <text:p text:style-name="P1347">Big int</text:p>
          </table:table-cell>
          <table:table-cell table:style-name="Table84.A2" office:value-type="string">
            <text:p text:style-name="P1347">Not null , <text:span text:style-name="T1271">unsigned</text:span></text:p>
          </table:table-cell>
          <table:table-cell table:style-name="Table84.D2" office:value-type="string">
            <text:p text:style-name="P409"/>
          </table:table-cell>
        </table:table-row>
        <table:table-row table:style-name="TableLine94048327228944">
          <table:table-cell table:style-name="Table84.A2" office:value-type="string">
            <text:p text:style-name="P1349">category_id</text:p>
          </table:table-cell>
          <table:table-cell table:style-name="Table84.A2" office:value-type="string">
            <text:p text:style-name="P1347">Big int</text:p>
          </table:table-cell>
          <table:table-cell table:style-name="Table84.A2" office:value-type="string">
            <text:p text:style-name="P1348">Not null , unsigned , </text:p>
            <text:p text:style-name="P1348">foreign key → tags(id)</text:p>
            <text:p text:style-name="P1333"/>
            <text:p text:style-name="P1336">On Delete → (cascade)</text:p>
            <text:p text:style-name="P1336">On Update → (cascade)</text:p>
          </table:table-cell>
          <table:table-cell table:style-name="Table84.D2" office:value-type="string">
            <text:p text:style-name="P409"/>
          </table:table-cell>
        </table:table-row>
      </table:table>
      <text:p text:style-name="P383"/>
      <text:list xml:id="list1580655233" text:style-name="L94">
        <text:list-item>
          <text:list>
            <text:list-item>
              <text:p text:style-name="P2046">روابط ‌: </text:p>
              <text:list>
                <text:list-item>
                  <text:p text:style-name="P1534"><text:span text:style-name="T1269">categories</text:span><text:span text:style-name="T1268"> : </text:span></text:p>
                  <text:list>
                    <text:list-item>
                      <text:p text:style-name="P2046">نوع :‌1 به n</text:p>
                    </text:list-item>
                    <text:list-item>
                      <text:p text:style-name="P1534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50123543792001" text:continue-numbering="true" text:style-name="L94">
        <text:list-item>
          <text:p text:style-name="P2335">articles : در این جدول مقاله ها را ذخیره میکنیم !!!</text:p>
        </text:list-item>
      </text:list>
      <text:p text:style-name="P260"/>
      <text:list xml:id="list150123488997915" text:continue-numbering="true" text:style-name="L94">
        <text:list-item>
          <text:list>
            <text:list-item>
              <text:p text:style-name="P2060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048327260224">
          <table:table-cell table:style-name="Table85.A1" office:value-type="string">
            <text:p text:style-name="P464">Name</text:p>
          </table:table-cell>
          <table:table-cell table:style-name="Table85.A1" office:value-type="string">
            <text:p text:style-name="P464">Data Type</text:p>
          </table:table-cell>
          <table:table-cell table:style-name="Table85.A1" office:value-type="string">
            <text:p text:style-name="P464">Attributes</text:p>
          </table:table-cell>
          <table:table-cell table:style-name="Table85.D1" office:value-type="string">
            <text:p text:style-name="P464">Comment</text:p>
          </table:table-cell>
        </table:table-row>
        <table:table-row table:style-name="TableLine94048327292624">
          <table:table-cell table:style-name="Table85.A2" office:value-type="string">
            <text:p text:style-name="P1257">id</text:p>
          </table:table-cell>
          <table:table-cell table:style-name="Table85.A2" office:value-type="string">
            <text:p text:style-name="P1258">Big int</text:p>
          </table:table-cell>
          <table:table-cell table:style-name="Table85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85.D2" office:value-type="string">
            <text:p text:style-name="P409"/>
          </table:table-cell>
        </table:table-row>
        <table:table-row table:style-name="TableLine94048327295184">
          <table:table-cell table:style-name="Table85.A2" office:value-type="string">
            <text:p text:style-name="P1350">active</text:p>
          </table:table-cell>
          <table:table-cell table:style-name="Table85.A2" office:value-type="string">
            <text:p text:style-name="P1351">boolean</text:p>
          </table:table-cell>
          <table:table-cell table:style-name="Table85.A2" office:value-type="string">
            <text:p text:style-name="P1352">Not null , default <text:span text:style-name="T1277">false</text:span></text:p>
          </table:table-cell>
          <table:table-cell table:style-name="Table85.D2" office:value-type="string">
            <text:p text:style-name="P409"/>
          </table:table-cell>
        </table:table-row>
        <table:table-row table:style-name="TableLine94048327296096">
          <table:table-cell table:style-name="Table85.A2" office:value-type="string">
            <text:p text:style-name="P1350">read_time</text:p>
          </table:table-cell>
          <table:table-cell table:style-name="Table85.A2" office:value-type="string">
            <text:p text:style-name="P1353">time</text:p>
          </table:table-cell>
          <table:table-cell table:style-name="Table85.A2" office:value-type="string">
            <text:p text:style-name="P1358">nullable</text:p>
          </table:table-cell>
          <table:table-cell table:style-name="Table85.D2" office:value-type="string">
            <text:p text:style-name="P409"/>
          </table:table-cell>
        </table:table-row>
        <table:table-row table:style-name="TableLine94048327297056">
          <table:table-cell table:style-name="Table85.A2" office:value-type="string">
            <text:p text:style-name="P1350">comment_count</text:p>
          </table:table-cell>
          <table:table-cell table:style-name="Table85.A2" office:value-type="string">
            <text:p text:style-name="P1357">Big int</text:p>
          </table:table-cell>
          <table:table-cell table:style-name="Table85.A2" office:value-type="string">
            <text:p text:style-name="P1359">Unsigned , null<text:span text:style-name="T1278">able</text:span> ,</text:p>
          </table:table-cell>
          <table:table-cell table:style-name="Table85.D2" office:value-type="string">
            <text:p text:style-name="P409"/>
          </table:table-cell>
        </table:table-row>
        <table:table-row table:style-name="TableLine94048327298480">
          <table:table-cell table:style-name="Table85.A2" office:value-type="string">
            <text:p text:style-name="P1350">view_count</text:p>
          </table:table-cell>
          <table:table-cell table:style-name="Table85.A2" office:value-type="string">
            <text:p text:style-name="P1356">Big int</text:p>
          </table:table-cell>
          <table:table-cell table:style-name="Table85.A2" office:value-type="string">
            <text:p text:style-name="P1360">Unsigned , null<text:span text:style-name="T1278">able</text:span> ,</text:p>
          </table:table-cell>
          <table:table-cell table:style-name="Table85.D2" office:value-type="string">
            <text:p text:style-name="P409"/>
          </table:table-cell>
        </table:table-row>
        <table:table-row table:style-name="TableLine94048327299504">
          <table:table-cell table:style-name="Table85.A2" office:value-type="string">
            <text:p text:style-name="P1350">commentable</text:p>
          </table:table-cell>
          <table:table-cell table:style-name="Table85.A2" office:value-type="string">
            <text:p text:style-name="P1354">boolean</text:p>
          </table:table-cell>
          <table:table-cell table:style-name="Table85.A2" office:value-type="string">
            <text:p text:style-name="P1355">Not null , default true</text:p>
          </table:table-cell>
          <table:table-cell table:style-name="Table85.D2" office:value-type="string">
            <text:p text:style-name="P409"/>
          </table:table-cell>
        </table:table-row>
      </table:table>
      <text:p text:style-name="P384"/>
      <text:list xml:id="list150123760742054" text:continue-numbering="true" text:style-name="L94">
        <text:list-item>
          <text:list>
            <text:list-item>
              <text:p text:style-name="P2061">روابط : </text:p>
            </text:list-item>
          </text:list>
        </text:list-item>
      </text:list>
      <text:p text:style-name="P261"/>
      <text:list xml:id="list150123937604700" text:continue-numbering="true" text:style-name="L94">
        <text:list-item>
          <text:list>
            <text:list-item>
              <text:list>
                <text:list-item>
                  <text:p text:style-name="P2062">articles : </text:p>
                  <text:list>
                    <text:list-item>
                      <text:p text:style-name="P2062">نوع : n به n (جدول pivot ، جدول article_recommends است <text:s/>)</text:p>
                    </text:list-item>
                    <text:list-item>
                      <text:p text:style-name="P2062">توضیحات :‌هر یک article میتواند چندین article را recommend کند یا پیشنهاد بدهد !!! و هر یک <text:span text:style-name="T1311">article میتواند </text:span><text:span text:style-name="T1312">در چندین article دیگر recommend یا پیشنهاد شو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50122586649939" text:continue-numbering="true" text:style-name="L94">
        <text:list-item>
          <text:list>
            <text:list-item>
              <text:list>
                <text:list-item>
                  <text:p text:style-name="P2061">tagables : </text:p>
                  <text:list>
                    <text:list-item>
                      <text:p text:style-name="P2061">نوع :‌<text:span text:style-name="T1272">1 به n</text:span></text:p>
                    </text:list-item>
                    <text:list-item>
                      <text:p text:style-name="P2061">توضیحات :‌ <text:span text:style-name="T1272">هر یک article دارای چندین رکورد در جدول tagables دارد </text:span><text:span text:style-name="T1273">و هر یک رکورد از جدول tagables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50122595672451" text:continue-numbering="true" text:style-name="L94">
        <text:list-item>
          <text:list>
            <text:list-item>
              <text:list>
                <text:list-item>
                  <text:p text:style-name="P2063">category_attachment : </text:p>
                  <text:list>
                    <text:list-item>
                      <text:p text:style-name="P2063">نوع : <text:span text:style-name="T1273">1 به n </text:span></text:p>
                    </text:list-item>
                    <text:list-item>
                      <text:p text:style-name="P2063">توضیحات :‌ <text:span text:style-name="T1273">هر یک article دارای چندین رکورد در جدول category_attachments دارد </text:span><text:span text:style-name="T1274">و هر یک رکورد از جدول category_attachments میتواند متعلق به یک articl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50124048333194" text:continue-numbering="true" text:style-name="L94">
        <text:list-item>
          <text:list>
            <text:list-item>
              <text:list>
                <text:list-item>
                  <text:p text:style-name="P2064">dates : </text:p>
                  <text:list>
                    <text:list-item>
                      <text:p text:style-name="P2064">نوع : 1 به n </text:p>
                    </text:list-item>
                    <text:list-item>
                      <text:p text:style-name="P2064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50123826460646" text:continue-numbering="true" text:style-name="L94">
        <text:list-item>
          <text:list>
            <text:list-item>
              <text:list>
                <text:list-item>
                  <text:p text:style-name="P2336">users : </text:p>
                  <text:list>
                    <text:list-item>
                      <text:p text:style-name="P2065">نوع :‌1 به n </text:p>
                    </text:list-item>
                    <text:list-item>
                      <text:p text:style-name="P2065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50124204362122" text:continue-numbering="true" text:style-name="L94">
        <text:list-item>
          <text:list>
            <text:list-item>
              <text:list>
                <text:list-item>
                  <text:p text:style-name="P2066">comments : </text:p>
                  <text:list>
                    <text:list-item>
                      <text:p text:style-name="P2066">نوع : <text:s/>1 به n </text:p>
                    </text:list-item>
                    <text:list-item>
                      <text:p text:style-name="P2066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50124021312342" text:continue-numbering="true" text:style-name="L94">
        <text:list-item>
          <text:list>
            <text:list-item>
              <text:list>
                <text:list-item>
                  <text:p text:style-name="P2067">media : </text:p>
                  <text:list>
                    <text:list-item>
                      <text:p text:style-name="P2067">نوع : 1 به n </text:p>
                    </text:list-item>
                    <text:list-item>
                      <text:p text:style-name="P2067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50124504567661" text:continue-numbering="true" text:style-name="L94">
        <text:list-item>
          <text:list>
            <text:list-item>
              <text:list>
                <text:list-item>
                  <text:p text:style-name="P2068">likeables : </text:p>
                  <text:list>
                    <text:list-item>
                      <text:p text:style-name="P2068">نوع : 1 به 1</text:p>
                    </text:list-item>
                    <text:list-item>
                      <text:p text:style-name="P2068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50123653260313" text:continue-numbering="true" text:style-name="L94">
        <text:list-item>
          <text:list>
            <text:list-item>
              <text:list>
                <text:list-item>
                  <text:p text:style-name="P2069">starables : </text:p>
                  <text:list>
                    <text:list-item>
                      <text:p text:style-name="P2069">نوع : <text:span text:style-name="T1275">1به 1</text:span></text:p>
                    </text:list-item>
                    <text:list-item>
                      <text:p text:style-name="P2069">توضیحات :‌ <text:span text:style-name="T1275">هر یک article دارای یک رکورد در جدول starables است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50124222383826" text:continue-numbering="true" text:style-name="L94">
        <text:list-item>
          <text:list>
            <text:list-item>
              <text:list>
                <text:list-item>
                  <text:p text:style-name="P2070">article_translations : </text:p>
                  <text:list>
                    <text:list-item>
                      <text:p text:style-name="P2070">نوع :‌<text:span text:style-name="T1279">1 به n </text:span></text:p>
                    </text:list-item>
                    <text:list-item>
                      <text:p text:style-name="P2070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50124344692918" text:continue-numbering="true" text:style-name="L94">
        <text:list-item>
          <text:list>
            <text:list-item>
              <text:list>
                <text:list-item>
                  <text:p text:style-name="P2072">article_<text:span text:style-name="T1293">seo_attributes</text:span> : </text:p>
                  <text:list>
                    <text:list-item>
                      <text:p text:style-name="P2074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074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3275804500" text:style-name="L95">
        <text:list-item>
          <text:list>
            <text:list-item>
              <text:list>
                <text:list-item>
                  <text:p text:style-name="P2289"><text:span text:style-name="T1302">article_</text:span><text:span text:style-name="T1330">related</text:span><text:span text:style-name="T1302">_</text:span><text:span text:style-name="T1330">classify</text:span><text:span text:style-name="T1302">_attachments</text:span><text:span text:style-name="T1306"> : </text:span></text:p>
                  <text:list>
                    <text:list-item>
                      <text:p text:style-name="P2076">نوع : <text:span text:style-name="T1302">1 به 1</text:span></text:p>
                    </text:list-item>
                    <text:list-item>
                      <text:p text:style-name="P2079">توضیحات : <text:s/><text:span text:style-name="T1302">هر یک article دارای یک رکورد در جدول article_</text:span><text:span text:style-name="T1330">related</text:span><text:span text:style-name="T1302">_</text:span><text:span text:style-name="T1330">classify</text:span><text:span text:style-name="T1302">_attachments است </text:span></text:p>
                      <text:p text:style-name="P2082">(زیرا هر article میتواند متعلق به یک serie باشد !!)</text:p>
                      <text:p text:style-name="P2085">و هر یک رکورد در جدول article_<text:span text:style-name="T1330">related</text:span>_<text:span text:style-name="T1330">classify</text:span>_attachments<text:span text:style-name="T1304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150123757160458" text:continue-numbering="true" text:style-name="L95">
        <text:list-item>
          <text:p text:style-name="P2337">article_recommends : در این جدول <text:span text:style-name="T1313">هر article هایی که برای article های دیگر پیشنهاد(recommend) شده را ذخیره میکنیم </text:span></text:p>
        </text:list-item>
      </text:list>
      <text:p text:style-name="P287"/>
      <text:list xml:id="list150122816328804" text:continue-numbering="true" text:style-name="L95">
        <text:list-item>
          <text:list>
            <text:list-item>
              <text:p text:style-name="P2086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048327428272">
          <table:table-cell table:style-name="Table91.A1" office:value-type="string">
            <text:p text:style-name="P464">Name</text:p>
          </table:table-cell>
          <table:table-cell table:style-name="Table91.A1" office:value-type="string">
            <text:p text:style-name="P464">Data Type</text:p>
          </table:table-cell>
          <table:table-cell table:style-name="Table91.A1" office:value-type="string">
            <text:p text:style-name="P464">Attributes</text:p>
          </table:table-cell>
          <table:table-cell table:style-name="Table91.D1" office:value-type="string">
            <text:p text:style-name="P464">Comment</text:p>
          </table:table-cell>
        </table:table-row>
        <table:table-row table:style-name="TableLine94048327222544">
          <table:table-cell table:style-name="Table91.A2" office:value-type="string">
            <text:p text:style-name="P1257">id</text:p>
          </table:table-cell>
          <table:table-cell table:style-name="Table91.A2" office:value-type="string">
            <text:p text:style-name="P1258">Big int</text:p>
          </table:table-cell>
          <table:table-cell table:style-name="Table91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91.D2" office:value-type="string">
            <text:p text:style-name="P409"/>
          </table:table-cell>
        </table:table-row>
        <table:table-row table:style-name="TableLine94048327339136">
          <table:table-cell table:style-name="Table91.A2" office:value-type="string">
            <text:p text:style-name="P1390">article_id</text:p>
          </table:table-cell>
          <table:table-cell table:style-name="Table91.A2" office:value-type="string">
            <text:p text:style-name="P1390">Big int</text:p>
          </table:table-cell>
          <table:table-cell table:style-name="Table91.A2" office:value-type="string">
            <text:p text:style-name="P1392">Unsigned , not null</text:p>
            <text:p text:style-name="P1394">foreign key → articles(id)</text:p>
            <text:p text:style-name="P1394"/>
            <text:p text:style-name="P1394">On Delete → (cascade)</text:p>
            <text:p text:style-name="P1394">On Update → (cascade)</text:p>
          </table:table-cell>
          <table:table-cell table:style-name="Table91.D2" office:value-type="string">
            <text:p text:style-name="P409"/>
          </table:table-cell>
        </table:table-row>
        <table:table-row table:style-name="TableLine94048327338416">
          <table:table-cell table:style-name="Table91.A2" office:value-type="string">
            <text:p text:style-name="P1391">Article_</text:p>
            <text:p text:style-name="P1391">recommended_id</text:p>
          </table:table-cell>
          <table:table-cell table:style-name="Table91.A2" office:value-type="string">
            <text:p text:style-name="P1390">Big int</text:p>
          </table:table-cell>
          <table:table-cell table:style-name="Table91.A2" office:value-type="string">
            <text:p text:style-name="P1393">Unsigned , not null</text:p>
            <text:p text:style-name="P1395">foreign key → articles(id)</text:p>
            <text:p text:style-name="P1395"/>
            <text:p text:style-name="P1395">On Delete → (cascade)</text:p>
            <text:p text:style-name="P1395">On Update → (cascade)</text:p>
          </table:table-cell>
          <table:table-cell table:style-name="Table91.D2" office:value-type="string">
            <text:p text:style-name="P409"/>
          </table:table-cell>
        </table:table-row>
        <table:table-row table:style-name="TableLine94048327448448">
          <table:table-cell table:style-name="Table91.A2" office:value-type="string">
            <text:p text:style-name="P1390">sort</text:p>
          </table:table-cell>
          <table:table-cell table:style-name="Table91.A2" office:value-type="string">
            <text:p text:style-name="P1396">Big int</text:p>
          </table:table-cell>
          <table:table-cell table:style-name="Table91.A2" office:value-type="string">
            <text:p text:style-name="P1397">Unsigned , nullable</text:p>
          </table:table-cell>
          <table:table-cell table:style-name="Table91.D2" office:value-type="string">
            <text:p text:style-name="P409"/>
          </table:table-cell>
        </table:table-row>
      </table:table>
      <text:p text:style-name="P390"/>
      <text:list xml:id="list1272672456" text:style-name="L96">
        <text:list-item>
          <text:list>
            <text:list-item>
              <text:p text:style-name="P2087">روابط :‌</text:p>
              <text:list>
                <text:list-item>
                  <text:p text:style-name="P2087">articles : </text:p>
                  <text:list>
                    <text:list-item>
                      <text:p text:style-name="P2087">نوع : <text:span text:style-name="T1314">n به n </text:span></text:p>
                    </text:list-item>
                    <text:list-item>
                      <text:p text:style-name="P2087">توضیحات : <text:s/><text:span text:style-name="T1314">هر یک article دارای چندین رکورد در جدول <text:s/>article_recommends میباشد !!! و هر یک رکورد از جدول <text:s/>article_recommends متعلق به چندین article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0123349872660" text:continue-list="list150124344692918" text:style-name="L94">
        <text:list-item>
          <text:p text:style-name="P2338">article_translations : در این جدول ترجمه های یک article که برای زبان های مختلف ایجاد میشود را ذخیره میکنیم !!! </text:p>
        </text:list-item>
      </text:list>
      <text:p text:style-name="P268"/>
      <text:list xml:id="list150123240075686" text:continue-numbering="true" text:style-name="L94">
        <text:list-item>
          <text:list>
            <text:list-item>
              <text:p text:style-name="P2088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048327475408">
          <table:table-cell table:style-name="Table86.A1" office:value-type="string">
            <text:p text:style-name="P464">Name</text:p>
          </table:table-cell>
          <table:table-cell table:style-name="Table86.A1" office:value-type="string">
            <text:p text:style-name="P464">Data Type</text:p>
          </table:table-cell>
          <table:table-cell table:style-name="Table86.A1" office:value-type="string">
            <text:p text:style-name="P464">Attributes</text:p>
          </table:table-cell>
          <table:table-cell table:style-name="Table86.D1" office:value-type="string">
            <text:p text:style-name="P464">Comment</text:p>
          </table:table-cell>
        </table:table-row>
        <table:table-row table:style-name="TableLine94048327513232">
          <table:table-cell table:style-name="Table86.A2" office:value-type="string">
            <text:p text:style-name="P1257">id</text:p>
          </table:table-cell>
          <table:table-cell table:style-name="Table86.A2" office:value-type="string">
            <text:p text:style-name="P1258">Big int</text:p>
          </table:table-cell>
          <table:table-cell table:style-name="Table86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86.D2" office:value-type="string">
            <text:p text:style-name="P409"/>
          </table:table-cell>
        </table:table-row>
        <table:table-row table:style-name="TableLine94048327514896">
          <table:table-cell table:style-name="Table86.A2" office:value-type="string">
            <text:p text:style-name="P1361">title</text:p>
          </table:table-cell>
          <table:table-cell table:style-name="Table86.A2" office:value-type="string">
            <text:p text:style-name="P1362">varchar(<text:span text:style-name="T1280">168</text:span>)</text:p>
          </table:table-cell>
          <table:table-cell table:style-name="Table86.A2" office:value-type="string">
            <text:p text:style-name="P1367">Not null</text:p>
          </table:table-cell>
          <table:table-cell table:style-name="Table86.D2" office:value-type="string">
            <text:p text:style-name="P409"/>
          </table:table-cell>
        </table:table-row>
        <table:table-row table:style-name="TableLine94048327515808">
          <table:table-cell table:style-name="Table86.A2" office:value-type="string">
            <text:p text:style-name="P1361">slug</text:p>
          </table:table-cell>
          <table:table-cell table:style-name="Table86.A2" office:value-type="string">
            <text:p text:style-name="P1363">varchar(168)</text:p>
          </table:table-cell>
          <table:table-cell table:style-name="Table86.A2" office:value-type="string">
            <text:p text:style-name="P1368">Not null , <text:span text:style-name="T1284">unique</text:span></text:p>
          </table:table-cell>
          <table:table-cell table:style-name="Table86.D2" office:value-type="string">
            <text:p text:style-name="P409"/>
          </table:table-cell>
        </table:table-row>
        <table:table-row table:style-name="TableLine94048327516768">
          <table:table-cell table:style-name="Table86.A2" office:value-type="string">
            <text:p text:style-name="P1361">summary</text:p>
          </table:table-cell>
          <table:table-cell table:style-name="Table86.A2" office:value-type="string">
            <text:p text:style-name="P1364">varchar(255)</text:p>
          </table:table-cell>
          <table:table-cell table:style-name="Table86.A2" office:value-type="string">
            <text:p text:style-name="P1369">nullable</text:p>
          </table:table-cell>
          <table:table-cell table:style-name="Table86.D2" office:value-type="string">
            <text:p text:style-name="P409"/>
          </table:table-cell>
        </table:table-row>
        <table:table-row table:style-name="TableLine94048327518032">
          <table:table-cell table:style-name="Table86.A2" office:value-type="string">
            <text:p text:style-name="P1361">body</text:p>
          </table:table-cell>
          <table:table-cell table:style-name="Table86.A2" office:value-type="string">
            <text:p text:style-name="P1365">Medium text</text:p>
          </table:table-cell>
          <table:table-cell table:style-name="Table86.A2" office:value-type="string">
            <text:p text:style-name="P1369">nullable</text:p>
          </table:table-cell>
          <table:table-cell table:style-name="Table86.D2" office:value-type="string">
            <text:p text:style-name="P409"/>
          </table:table-cell>
        </table:table-row>
        <table:table-row table:style-name="TableLine94048327519056">
          <table:table-cell table:style-name="Table86.A2" office:value-type="string">
            <text:p text:style-name="P1361">article_id</text:p>
          </table:table-cell>
          <table:table-cell table:style-name="Table86.A2" office:value-type="string">
            <text:p text:style-name="P1366">Big int</text:p>
          </table:table-cell>
          <table:table-cell table:style-name="Table86.A2" office:value-type="string">
            <text:p text:style-name="P1369">Unsigned , not null , </text:p>
            <text:p text:style-name="P1369">foreign key → articles(id)</text:p>
            <text:p text:style-name="P1369"/>
            <text:p text:style-name="P1369">On Delete → (cascade) ,</text:p>
            <text:p text:style-name="P1369">On Update → (cascade) ,</text:p>
          </table:table-cell>
          <table:table-cell table:style-name="Table86.D2" office:value-type="string">
            <text:p text:style-name="P409"/>
          </table:table-cell>
        </table:table-row>
        <table:table-row table:style-name="TableLine94048327520128">
          <table:table-cell table:style-name="Table86.A2" office:value-type="string">
            <text:p text:style-name="P1361">language_id</text:p>
          </table:table-cell>
          <table:table-cell table:style-name="Table86.A2" office:value-type="string">
            <text:p text:style-name="P1366">Big <text:span text:style-name="T1281">int</text:span></text:p>
          </table:table-cell>
          <table:table-cell table:style-name="Table86.A2" office:value-type="string">
            <text:p text:style-name="P1370">Unsigned , not null , </text:p>
            <text:p text:style-name="P458"><text:span text:style-name="T1282">foreign key → </text:span><text:span text:style-name="T1283">languages</text:span><text:span text:style-name="T1282">(id)</text:span></text:p>
            <text:p text:style-name="P1370"/>
            <text:p text:style-name="P1370">On Delete → (cascade) ,</text:p>
            <text:p text:style-name="P1370">On Update → (cascade) ,</text:p>
          </table:table-cell>
          <table:table-cell table:style-name="Table86.D2" office:value-type="string">
            <text:p text:style-name="P409"/>
          </table:table-cell>
        </table:table-row>
      </table:table>
      <text:p text:style-name="P385"/>
      <text:list xml:id="list1488529657" text:style-name="L97">
        <text:list-item>
          <text:list>
            <text:list-item>
              <text:p text:style-name="P2089">ارتباط ها :‌</text:p>
            </text:list-item>
          </text:list>
        </text:list-item>
      </text:list>
      <text:p text:style-name="P269"/>
      <text:list xml:id="list150123206456091" text:continue-numbering="true" text:style-name="L97">
        <text:list-item>
          <text:list>
            <text:list-item>
              <text:list>
                <text:list-item>
                  <text:p text:style-name="P2089">articles : </text:p>
                  <text:list>
                    <text:list-item>
                      <text:p text:style-name="P2071">نوع :‌<text:span text:style-name="T1279">1 به n </text:span></text:p>
                    </text:list-item>
                    <text:list-item>
                      <text:p text:style-name="P2071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50123312079176" text:continue-numbering="true" text:style-name="L97">
        <text:list-item>
          <text:list>
            <text:list-item>
              <text:list>
                <text:list-item>
                  <text:p text:style-name="P2090">languages : </text:p>
                  <text:list>
                    <text:list-item>
                      <text:p text:style-name="P2090">نوع :‌<text:span text:style-name="T1285">1 به n </text:span></text:p>
                    </text:list-item>
                    <text:list-item>
                      <text:p text:style-name="P2090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50124354716078" text:continue-numbering="true" text:style-name="L97">
        <text:list-item>
          <text:list>
            <text:list-item>
              <text:list>
                <text:list-item>
                  <text:p text:style-name="P2091">article_seo_attributes : </text:p>
                  <text:list>
                    <text:list-item>
                      <text:p text:style-name="P2091">نوع : 1 به 1</text:p>
                    </text:list-item>
                    <text:list-item>
                      <text:p text:style-name="P2091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0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20"/>
      <text:list xml:id="list150123074577323" text:continue-numbering="true" text:style-name="L97">
        <text:list-item>
          <text:list>
            <text:list-item>
              <text:p text:style-name="P2093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048327572384">
          <table:table-cell table:style-name="Table87.A1" office:value-type="string">
            <text:p text:style-name="P464">Name</text:p>
          </table:table-cell>
          <table:table-cell table:style-name="Table87.A1" office:value-type="string">
            <text:p text:style-name="P464">Data Type</text:p>
          </table:table-cell>
          <table:table-cell table:style-name="Table87.A1" office:value-type="string">
            <text:p text:style-name="P464">Attributes</text:p>
          </table:table-cell>
          <table:table-cell table:style-name="Table87.D1" office:value-type="string">
            <text:p text:style-name="P464">Comment</text:p>
          </table:table-cell>
        </table:table-row>
        <table:table-row table:style-name="TableLine94048327592112">
          <table:table-cell table:style-name="Table87.A2" office:value-type="string">
            <text:p text:style-name="P1257">id</text:p>
          </table:table-cell>
          <table:table-cell table:style-name="Table87.A2" office:value-type="string">
            <text:p text:style-name="P1258">Big int</text:p>
          </table:table-cell>
          <table:table-cell table:style-name="Table87.A2" office:value-type="string">
            <text:p text:style-name="P1084">Unsigned , not null , index , unique , primary key , </text:p>
            <text:p text:style-name="P1084">auto increment</text:p>
          </table:table-cell>
          <table:table-cell table:style-name="Table87.D2" office:value-type="string">
            <text:p text:style-name="P409"/>
          </table:table-cell>
        </table:table-row>
        <table:table-row table:style-name="TableLine94048327593824">
          <table:table-cell table:style-name="Table87.A2" office:value-type="string">
            <text:p text:style-name="P1371">description</text:p>
          </table:table-cell>
          <table:table-cell table:style-name="Table87.A2" office:value-type="string">
            <text:p text:style-name="P1373">varchar(164)</text:p>
          </table:table-cell>
          <table:table-cell table:style-name="Table87.A2" office:value-type="string">
            <text:p text:style-name="P1374">nullable</text:p>
          </table:table-cell>
          <table:table-cell table:style-name="Table87.D2" office:value-type="string">
            <text:p text:style-name="P409"/>
          </table:table-cell>
        </table:table-row>
        <table:table-row table:style-name="TableLine94048327594736">
          <table:table-cell table:style-name="Table87.A2" office:value-type="string">
            <text:p text:style-name="P1371">subject</text:p>
          </table:table-cell>
          <table:table-cell table:style-name="Table87.A2" office:value-type="string">
            <text:p text:style-name="P1373">varchar(60)</text:p>
          </table:table-cell>
          <table:table-cell table:style-name="Table87.A2" office:value-type="string">
            <text:p text:style-name="P1374">nullable</text:p>
          </table:table-cell>
          <table:table-cell table:style-name="Table87.D2" office:value-type="string">
            <text:p text:style-name="P409"/>
          </table:table-cell>
        </table:table-row>
        <table:table-row table:style-name="TableLine94048327595696">
          <table:table-cell table:style-name="Table87.A2" office:value-type="string">
            <text:p text:style-name="P1371">keywords</text:p>
          </table:table-cell>
          <table:table-cell table:style-name="Table87.A2" office:value-type="string">
            <text:p text:style-name="P1373">varchar(255)</text:p>
          </table:table-cell>
          <table:table-cell table:style-name="Table87.A2" office:value-type="string">
            <text:p text:style-name="P1374">nullable</text:p>
          </table:table-cell>
          <table:table-cell table:style-name="Table87.D2" office:value-type="string">
            <text:p text:style-name="P409"/>
          </table:table-cell>
        </table:table-row>
        <table:table-row table:style-name="TableLine94048327597120">
          <table:table-cell table:style-name="Table87.A2" office:value-type="string">
            <text:p text:style-name="P1371">Article_</text:p>
            <text:p text:style-name="P1372">translation_id</text:p>
          </table:table-cell>
          <table:table-cell table:style-name="Table87.A2" office:value-type="string">
            <text:p text:style-name="P1373">Big int</text:p>
          </table:table-cell>
          <table:table-cell table:style-name="Table87.A2" office:value-type="string">
            <text:p text:style-name="P1374">Not null , unsigned , unique</text:p>
            <text:p text:style-name="P1374"/>
            <text:p text:style-name="P1374">foreign key → article_translations(id)</text:p>
            <text:p text:style-name="P459"/>
            <text:p text:style-name="P1375">On Delete → (cascade)</text:p>
            <text:p text:style-name="P1375">On Update → (cascade)</text:p>
          </table:table-cell>
          <table:table-cell table:style-name="Table87.D2" office:value-type="string">
            <text:p text:style-name="P409"/>
          </table:table-cell>
        </table:table-row>
      </table:table>
      <text:p text:style-name="P386"/>
      <text:list xml:id="list3804444532" text:style-name="L98">
        <text:list-item>
          <text:list>
            <text:list-item>
              <text:p text:style-name="P2073">ارتباط ها :‌</text:p>
              <text:list>
                <text:list-item>
                  <text:p text:style-name="P2073">article_translations : </text:p>
                  <text:list>
                    <text:list-item>
                      <text:p text:style-name="P2092">نوع : 1 به 1</text:p>
                    </text:list-item>
                    <text:list-item>
                      <text:p text:style-name="P2092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50123803948363" text:continue-numbering="true" text:style-name="L98">
        <text:list-item>
          <text:list>
            <text:list-item>
              <text:list>
                <text:list-item>
                  <text:p text:style-name="P2073">articles : </text:p>
                  <text:list>
                    <text:list-item>
                      <text:p text:style-name="P2075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075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150124388999418" text:continue-numbering="true" text:style-name="L98">
        <text:list-item>
          <text:p text:style-name="P2339">article_series : در این جدول <text:span text:style-name="T1294">serie هایی که ایجاد میشود تا article های مرتبط و پی در پی را در ان serie عضو کنیم </text:span><text:span text:style-name="T1295">را ذخیره میکنیم !!! .</text:span></text:p>
        </text:list-item>
      </text:list>
      <text:p text:style-name="P274"/>
      <text:list xml:id="list150123352762279" text:continue-numbering="true" text:style-name="L98">
        <text:list-item>
          <text:list>
            <text:list-item>
              <text:p text:style-name="P2094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048327616448">
          <table:table-cell table:style-name="Table88.A1" office:value-type="string">
            <text:p text:style-name="P464">Name</text:p>
          </table:table-cell>
          <table:table-cell table:style-name="Table88.A1" office:value-type="string">
            <text:p text:style-name="P464">Data Type</text:p>
          </table:table-cell>
          <table:table-cell table:style-name="Table88.A1" office:value-type="string">
            <text:p text:style-name="P464">Attributes</text:p>
          </table:table-cell>
          <table:table-cell table:style-name="Table88.D1" office:value-type="string">
            <text:p text:style-name="P464">Comment</text:p>
          </table:table-cell>
        </table:table-row>
        <table:table-row table:style-name="TableLine94048327648544">
          <table:table-cell table:style-name="Table88.A2" office:value-type="string">
            <text:p text:style-name="P1257">id</text:p>
          </table:table-cell>
          <table:table-cell table:style-name="Table88.A2" office:value-type="string">
            <text:p text:style-name="P1258">Big int</text:p>
          </table:table-cell>
          <table:table-cell table:style-name="Table88.A2" office:value-type="string">
            <text:p text:style-name="P1084">Unsigned , not null , index , unique , primary key , auto increment</text:p>
          </table:table-cell>
          <table:table-cell table:style-name="Table88.D2" office:value-type="string">
            <text:p text:style-name="P409"/>
          </table:table-cell>
        </table:table-row>
        <table:table-row table:style-name="TableLine94048327650992">
          <table:table-cell table:style-name="Table88.A2" office:value-type="string">
            <text:p text:style-name="P1376">sort</text:p>
          </table:table-cell>
          <table:table-cell table:style-name="Table88.A2" office:value-type="string">
            <text:p text:style-name="P1382">Tiny int</text:p>
          </table:table-cell>
          <table:table-cell table:style-name="Table88.A2" office:value-type="string">
            <text:p text:style-name="P1377">Nullable , unsigned</text:p>
          </table:table-cell>
          <table:table-cell table:style-name="Table88.D2" office:value-type="string">
            <text:p text:style-name="P409"/>
          </table:table-cell>
        </table:table-row>
      </table:table>
      <text:p text:style-name="P387"/>
      <text:list xml:id="list2929958156" text:style-name="L99">
        <text:list-item>
          <text:list>
            <text:list-item>
              <text:p text:style-name="P2095">رابطه ها :‌</text:p>
              <text:list>
                <text:list-item>
                  <text:p text:style-name="P2095">dates : </text:p>
                  <text:list>
                    <text:list-item>
                      <text:p text:style-name="P2096">نوع : <text:span text:style-name="T1296">1 به n </text:span></text:p>
                    </text:list-item>
                    <text:list-item>
                      <text:p text:style-name="P2096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50124469754403" text:continue-numbering="true" text:style-name="L99">
        <text:list-item>
          <text:list>
            <text:list-item>
              <text:list>
                <text:list-item>
                  <text:p text:style-name="P2095">users : </text:p>
                  <text:list>
                    <text:list-item>
                      <text:p text:style-name="P2096">نوع : <text:span text:style-name="T1297">1 به n </text:span></text:p>
                    </text:list-item>
                    <text:list-item>
                      <text:p text:style-name="P2096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50123338400306" text:continue-numbering="true" text:style-name="L99">
        <text:list-item>
          <text:list>
            <text:list-item>
              <text:list>
                <text:list-item>
                  <text:p text:style-name="P2097"><text:span text:style-name="T1320">article_related_classify_translations</text:span> : </text:p>
                  <text:list>
                    <text:list-item>
                      <text:p text:style-name="P2098">نوع :‌1 به n </text:p>
                    </text:list-item>
                    <text:list-item>
                      <text:p text:style-name="P2098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50122768482992" text:continue-numbering="true" text:style-name="L99">
        <text:list-item>
          <text:list>
            <text:list-item>
              <text:list>
                <text:list-item>
                  <text:p text:style-name="P1535"><text:span text:style-name="T1306">article_</text:span><text:span text:style-name="T1326">related_classify</text:span><text:span text:style-name="T1306">_</text:span><text:span text:style-name="T1310">attachments</text:span><text:span text:style-name="T1306"> : </text:span></text:p>
                  <text:list>
                    <text:list-item>
                      <text:p text:style-name="P2080">نوع : <text:span text:style-name="T1308">1 به n </text:span></text:p>
                    </text:list-item>
                    <text:list-item>
                      <text:p text:style-name="P2081">توضیحات : <text:s/><text:span text:style-name="T1308">هر یک serie دارای چندین رکورد در جدول </text:span><text:span text:style-name="T1306">article_</text:span><text:span text:style-name="T1326">related_classify</text:span><text:span text:style-name="T1306">_</text:span><text:span text:style-name="T1310">attachments</text:span><text:span text:style-name="T1308"> است و هر یک رکورد در جدول </text:span><text:span text:style-name="T1306">article_</text:span><text:span text:style-name="T1326">related_classify</text:span><text:span text:style-name="T1306">_</text:span><text:span text:style-name="T1310">attachments</text:span><text:span text:style-name="T1308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50123428744760" text:continue-numbering="true" text:style-name="L99">
        <text:list-item>
          <text:list>
            <text:list-item>
              <text:list>
                <text:list-item>
                  <text:p text:style-name="P2100">article_serie_<text:span text:style-name="T1315">topics</text:span> :</text:p>
                  <text:list>
                    <text:list-item>
                      <text:p text:style-name="P2102">نوع : 1 به n </text:p>
                    </text:list-item>
                    <text:list-item>
                      <text:p text:style-name="P2102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0">article_serie_topics : در این جدول سرفصل های یک serie را ذخیره میکنیم !!!</text:p>
        </text:list-item>
      </text:list>
      <text:p text:style-name="P289"/>
      <text:list xml:id="list150122972503796" text:continue-numbering="true" text:style-name="L99">
        <text:list-item>
          <text:list>
            <text:list-item>
              <text:p text:style-name="P2104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048327670688">
          <table:table-cell table:style-name="Table92.A1" office:value-type="string">
            <text:p text:style-name="P464">Name</text:p>
          </table:table-cell>
          <table:table-cell table:style-name="Table92.A1" office:value-type="string">
            <text:p text:style-name="P464">Data Type</text:p>
          </table:table-cell>
          <table:table-cell table:style-name="Table92.A1" office:value-type="string">
            <text:p text:style-name="P464">Attributes</text:p>
          </table:table-cell>
          <table:table-cell table:style-name="Table92.D1" office:value-type="string">
            <text:p text:style-name="P464">Comment</text:p>
          </table:table-cell>
        </table:table-row>
        <table:table-row table:style-name="TableLine94048327739904">
          <table:table-cell table:style-name="Table92.A2" office:value-type="string">
            <text:p text:style-name="P1257">id</text:p>
          </table:table-cell>
          <table:table-cell table:style-name="Table92.A2" office:value-type="string">
            <text:p text:style-name="P1258">Big int</text:p>
          </table:table-cell>
          <table:table-cell table:style-name="Table92.A2" office:value-type="string">
            <text:p text:style-name="P1084">Unsigned , not null , index , unique , primary key , auto increment</text:p>
          </table:table-cell>
          <table:table-cell table:style-name="Table92.D2" office:value-type="string">
            <text:p text:style-name="P409"/>
          </table:table-cell>
        </table:table-row>
        <table:table-row table:style-name="TableLine94048327742352">
          <table:table-cell table:style-name="Table92.A2" office:value-type="string">
            <text:p text:style-name="P1398">article_</text:p>
            <text:p text:style-name="P1398">serie_id</text:p>
          </table:table-cell>
          <table:table-cell table:style-name="Table92.A2" office:value-type="string">
            <text:p text:style-name="P1399">Big int</text:p>
          </table:table-cell>
          <table:table-cell table:style-name="Table92.A2" office:value-type="string">
            <text:p text:style-name="P1400">Unsigned , not null ,</text:p>
            <text:p text:style-name="P1403">foreign key → article_series(id)</text:p>
            <text:p text:style-name="P1403"/>
            <text:p text:style-name="P1405">On Delete → (cascade)</text:p>
            <text:p text:style-name="P1405">On Update → (cascade)</text:p>
          </table:table-cell>
          <table:table-cell table:style-name="Table92.D2" office:value-type="string">
            <text:p text:style-name="P409"/>
          </table:table-cell>
        </table:table-row>
        <table:table-row table:style-name="TableLine94048327743264">
          <table:table-cell table:style-name="Table92.A2" office:value-type="string">
            <text:p text:style-name="P1401">Article_</text:p>
            <text:p text:style-name="P1401">serie_topic_</text:p>
            <text:p text:style-name="P1401">id</text:p>
          </table:table-cell>
          <table:table-cell table:style-name="Table92.A2" office:value-type="string">
            <text:p text:style-name="P1401">Big int</text:p>
          </table:table-cell>
          <table:table-cell table:style-name="Table92.A2" office:value-type="string">
            <text:p text:style-name="P1401">Unsigned , nullable ,</text:p>
            <text:p text:style-name="P1407">foreign key → article_serie_topics(id)</text:p>
            <text:p text:style-name="P1407"/>
            <text:p text:style-name="P1406">On Delete → (cascade)</text:p>
            <text:p text:style-name="P1406">On Update → (cascade)</text:p>
          </table:table-cell>
          <table:table-cell table:style-name="Table92.D2" office:value-type="string">
            <text:p text:style-name="P409"/>
          </table:table-cell>
        </table:table-row>
        <table:table-row table:style-name="TableLine94048327744224">
          <table:table-cell table:style-name="Table92.A2" office:value-type="string">
            <text:p text:style-name="P1402">sort</text:p>
          </table:table-cell>
          <table:table-cell table:style-name="Table92.A2" office:value-type="string">
            <text:p text:style-name="P1408">Big int</text:p>
          </table:table-cell>
          <table:table-cell table:style-name="Table92.A2" office:value-type="string">
            <text:p text:style-name="P1404">Unsigned , nullable ,</text:p>
          </table:table-cell>
          <table:table-cell table:style-name="Table92.D2" office:value-type="string">
            <text:p text:style-name="P409"/>
          </table:table-cell>
        </table:table-row>
      </table:table>
      <text:p text:style-name="P391"/>
      <text:list xml:id="list2971551742" text:style-name="L100">
        <text:list-item>
          <text:list>
            <text:list-item>
              <text:p text:style-name="P2105">روابط : </text:p>
              <text:list>
                <text:list-item>
                  <text:p text:style-name="P2106">dates : </text:p>
                  <text:list>
                    <text:list-item>
                      <text:p text:style-name="P2107">نوع : <text:span text:style-name="T1322">1 به n </text:span></text:p>
                    </text:list-item>
                    <text:list-item>
                      <text:p text:style-name="P2107">توضیحات : <text:span text:style-name="T1322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50123598400362" text:continue-numbering="true" text:style-name="L100">
        <text:list-item>
          <text:list>
            <text:list-item>
              <text:list>
                <text:list-item>
                  <text:p text:style-name="P2106">users : </text:p>
                  <text:list>
                    <text:list-item>
                      <text:p text:style-name="P2107">نوع :‌ <text:span text:style-name="T1322">1 به n </text:span></text:p>
                    </text:list-item>
                    <text:list-item>
                      <text:p text:style-name="P2107">توضیحات : <text:span text:style-name="T1322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50124121642442" text:continue-numbering="true" text:style-name="L100">
        <text:list-item>
          <text:list>
            <text:list-item>
              <text:list>
                <text:list-item>
                  <text:p text:style-name="P2106">article_serie_topics : </text:p>
                  <text:list>
                    <text:list-item>
                      <text:p text:style-name="P2108">نوع :‌<text:span text:style-name="T1316">1 به n (رابطه پدر فرزندی با خود جدول)</text:span></text:p>
                    </text:list-item>
                    <text:list-item>
                      <text:p text:style-name="P2108">توضیحات :‌ <text:span text:style-name="T1316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50124203696586" text:continue-numbering="true" text:style-name="L100">
        <text:list-item>
          <text:list>
            <text:list-item>
              <text:list>
                <text:list-item>
                  <text:p text:style-name="P2101">article_series :</text:p>
                  <text:list>
                    <text:list-item>
                      <text:p text:style-name="P2103">نوع : 1 به n </text:p>
                    </text:list-item>
                    <text:list-item>
                      <text:p text:style-name="P2103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50122795478966" text:continue-numbering="true" text:style-name="L100">
        <text:list-item>
          <text:list>
            <text:list-item>
              <text:list>
                <text:list-item>
                  <text:p text:style-name="P2341"><text:span text:style-name="T1320">article_related_classify_translations</text:span> : </text:p>
                  <text:list>
                    <text:list-item>
                      <text:p text:style-name="P2109">نوع :‌<text:span text:style-name="T1321">1 به n </text:span></text:p>
                    </text:list-item>
                    <text:list-item>
                      <text:p text:style-name="P2109">توضیحات : <text:s/><text:span text:style-name="T1321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50123597696821" text:continue-numbering="true" text:style-name="L100">
        <text:list-item>
          <text:list>
            <text:list-item>
              <text:list>
                <text:list-item>
                  <text:p text:style-name="P1536"><text:span text:style-name="T1306">article_</text:span><text:span text:style-name="T1326">related_classify</text:span><text:span text:style-name="T1306">_</text:span><text:span text:style-name="T1310">attachments</text:span><text:span text:style-name="T1323"> : </text:span></text:p>
                  <text:list>
                    <text:list-item>
                      <text:p text:style-name="P2111">نوع :‌<text:span text:style-name="T1324">1 به n </text:span></text:p>
                    </text:list-item>
                    <text:list-item>
                      <text:p text:style-name="P2112">توضیحات : <text:s/><text:span text:style-name="T1324">هر یک </text:span><text:span text:style-name="T1306">article_</text:span><text:span text:style-name="T1326">related_classify</text:span><text:span text:style-name="T1306">_</text:span><text:span text:style-name="T1310">attachment </text:span><text:span text:style-name="T1324">متعلق به یک </text:span><text:span text:style-name="T1327">topic است و هر یک topic دارای چندین رکورد در جدول </text:span><text:span text:style-name="T1306">article_</text:span><text:span text:style-name="T1326">related_classify</text:span><text:span text:style-name="T1306">_</text:span><text:span text:style-name="T1310">attachment</text:span><text:span text:style-name="T1325"> </text:span><text:span text:style-name="T1327">دار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0124236708049" text:continue-list="list150122972503796" text:style-name="L99">
        <text:list-item>
          <text:p text:style-name="P2342">article_related_classify_translations : در این جدول <text:span text:style-name="T1298">ترجمه هایی که برای زبان های مختلف برای هر <text:s/>serie <text:s/></text:span><text:span text:style-name="T1317">و هر topic </text:span><text:span text:style-name="T1298">ایجاد میشود را ذخیره میکنیم !!! </text:span></text:p>
        </text:list-item>
      </text:list>
      <text:p text:style-name="P276"/>
      <text:list xml:id="list150124015167504" text:continue-numbering="true" text:style-name="L99">
        <text:list-item>
          <text:list>
            <text:list-item>
              <text:p text:style-name="P2114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048327812592">
          <table:table-cell table:style-name="Table89.A1" office:value-type="string">
            <text:p text:style-name="P464">Name</text:p>
          </table:table-cell>
          <table:table-cell table:style-name="Table89.A1" office:value-type="string">
            <text:p text:style-name="P464">Data Type</text:p>
          </table:table-cell>
          <table:table-cell table:style-name="Table89.A1" office:value-type="string">
            <text:p text:style-name="P464">Attributes</text:p>
          </table:table-cell>
          <table:table-cell table:style-name="Table89.D1" office:value-type="string">
            <text:p text:style-name="P464">Comment</text:p>
          </table:table-cell>
        </table:table-row>
        <table:table-row table:style-name="TableLine94048327841120">
          <table:table-cell table:style-name="Table89.A2" office:value-type="string">
            <text:p text:style-name="P1257">id</text:p>
          </table:table-cell>
          <table:table-cell table:style-name="Table89.A2" office:value-type="string">
            <text:p text:style-name="P1258">Big int</text:p>
          </table:table-cell>
          <table:table-cell table:style-name="Table89.A2" office:value-type="string">
            <text:p text:style-name="P1084">Unsigned , not null , index , unique , primary key , auto increment</text:p>
          </table:table-cell>
          <table:table-cell table:style-name="Table89.D2" office:value-type="string">
            <text:p text:style-name="P409"/>
          </table:table-cell>
        </table:table-row>
        <table:table-row table:style-name="TableLine94048327842704">
          <table:table-cell table:style-name="Table89.A2" office:value-type="string">
            <text:p text:style-name="P1378">name</text:p>
          </table:table-cell>
          <table:table-cell table:style-name="Table89.A2" office:value-type="string">
            <text:p text:style-name="P461"><text:span text:style-name="T1319">varchar(</text:span><text:span text:style-name="T1318">124</text:span><text:span text:style-name="T1319">)</text:span></text:p>
          </table:table-cell>
          <table:table-cell table:style-name="Table89.A2" office:value-type="string">
            <text:p text:style-name="P1410">Not null</text:p>
          </table:table-cell>
          <table:table-cell table:style-name="Table89.D2" office:value-type="string">
            <text:p text:style-name="P409"/>
          </table:table-cell>
        </table:table-row>
        <table:table-row table:style-name="TableLine94048327843616">
          <table:table-cell table:style-name="Table89.A2" office:value-type="string">
            <text:p text:style-name="P1409">object_class</text:p>
          </table:table-cell>
          <table:table-cell table:style-name="Table89.A2" office:value-type="string">
            <text:p text:style-name="P1409">varchar(255)</text:p>
          </table:table-cell>
          <table:table-cell table:style-name="Table89.A2" office:value-type="string">
            <text:p text:style-name="P1411">Not null</text:p>
          </table:table-cell>
          <table:table-cell table:style-name="Table89.D2" office:value-type="string">
            <text:p text:style-name="P409"/>
          </table:table-cell>
        </table:table-row>
        <table:table-row table:style-name="TableLine94048327844576">
          <table:table-cell table:style-name="Table89.A2" office:value-type="string">
            <text:p text:style-name="P1409">object_id</text:p>
          </table:table-cell>
          <table:table-cell table:style-name="Table89.A2" office:value-type="string">
            <text:p text:style-name="P1409">Big int</text:p>
          </table:table-cell>
          <table:table-cell table:style-name="Table89.A2" office:value-type="string">
            <text:p text:style-name="P1412">Unsigned , not null</text:p>
          </table:table-cell>
          <table:table-cell table:style-name="Table89.D2" office:value-type="string">
            <text:p text:style-name="P409"/>
          </table:table-cell>
        </table:table-row>
        <table:table-row table:style-name="TableLine94048327846000">
          <table:table-cell table:style-name="Table89.A2" office:value-type="string">
            <text:p text:style-name="P1378">language_id</text:p>
          </table:table-cell>
          <table:table-cell table:style-name="Table89.A2" office:value-type="string">
            <text:p text:style-name="P1379">Big int</text:p>
          </table:table-cell>
          <table:table-cell table:style-name="Table89.A2" office:value-type="string">
            <text:p text:style-name="P1379">Not null , unsigned</text:p>
            <text:p text:style-name="P1379"/>
            <text:p text:style-name="P460"><text:span text:style-name="T1300">foreign key → </text:span><text:span text:style-name="T1301">languages</text:span><text:span text:style-name="T1300">(id)</text:span></text:p>
            <text:p text:style-name="P1383"/>
            <text:p text:style-name="P1384">On Delete → (cascade)</text:p>
            <text:p text:style-name="P1384">On Update → (cascade)</text:p>
          </table:table-cell>
          <table:table-cell table:style-name="Table89.D2" office:value-type="string">
            <text:p text:style-name="P409"/>
          </table:table-cell>
        </table:table-row>
      </table:table>
      <text:p text:style-name="P388"/>
      <text:list xml:id="list2781583697" text:style-name="L101">
        <text:list-item>
          <text:list>
            <text:list-item>
              <text:p text:style-name="P2115">ارتباط ها :‌</text:p>
            </text:list-item>
          </text:list>
        </text:list-item>
      </text:list>
      <text:p text:style-name="P278"/>
      <text:list xml:id="list150124125727536" text:continue-numbering="true" text:style-name="L101">
        <text:list-item>
          <text:list>
            <text:list-item>
              <text:list>
                <text:list-item>
                  <text:p text:style-name="P2099">article_series : </text:p>
                  <text:list>
                    <text:list-item>
                      <text:p text:style-name="P2099">نوع :‌1 به n </text:p>
                    </text:list-item>
                    <text:list-item>
                      <text:p text:style-name="P2099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xml:id="list150122881611984" text:continue-numbering="true" text:style-name="L101">
        <text:list-item>
          <text:list>
            <text:list-item>
              <text:list>
                <text:list-item>
                  <text:p text:style-name="P2116">languages : </text:p>
                  <text:list>
                    <text:list-item>
                      <text:p text:style-name="P2116">نوع :‌<text:span text:style-name="T1299">1 به n </text:span></text:p>
                    </text:list-item>
                    <text:list-item>
                      <text:p text:style-name="P2117">توضیحات : <text:span text:style-name="T1299">هر یک translate متعلق به یک language میباشد و هر یک language دارای چندین رکورد در جدول </text:span><text:span text:style-name="T1320">article_related_classify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50123319090014" text:continue-numbering="true" text:style-name="L101">
        <text:list-item>
          <text:list>
            <text:list-item>
              <text:list>
                <text:list-item>
                  <text:p text:style-name="P2110">article_serie_topics : </text:p>
                  <text:list>
                    <text:list-item>
                      <text:p text:style-name="P2110">نوع :‌<text:span text:style-name="T1321">1 به n </text:span></text:p>
                    </text:list-item>
                    <text:list-item>
                      <text:p text:style-name="P2110">توضیحات : <text:s/><text:span text:style-name="T1321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3"><text:span text:style-name="T1302">article_</text:span><text:span text:style-name="T1330">related</text:span><text:span text:style-name="T1302">_</text:span><text:span text:style-name="T1330">classify</text:span><text:span text:style-name="T1302">_attachments</text:span>: در این جدول article هایی که عضو هر یک از serie <text:span text:style-name="T1329">و topic ها </text:span><text:s/>میشود را ذخیره میکنیم </text:p>
        </text:list-item>
      </text:list>
      <text:p text:style-name="P279"/>
      <text:list xml:id="list150122869059656" text:continue-numbering="true" text:style-name="L101">
        <text:list-item>
          <text:list>
            <text:list-item>
              <text:p text:style-name="P2118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048327863168">
          <table:table-cell table:style-name="Table90.A1" office:value-type="string">
            <text:p text:style-name="P464">Name</text:p>
          </table:table-cell>
          <table:table-cell table:style-name="Table90.A1" office:value-type="string">
            <text:p text:style-name="P464">Data Type</text:p>
          </table:table-cell>
          <table:table-cell table:style-name="Table90.A1" office:value-type="string">
            <text:p text:style-name="P464">Attributes</text:p>
          </table:table-cell>
          <table:table-cell table:style-name="Table90.D1" office:value-type="string">
            <text:p text:style-name="P464">Comment</text:p>
          </table:table-cell>
        </table:table-row>
        <table:table-row table:style-name="TableLine94048327931312">
          <table:table-cell table:style-name="Table90.A2" office:value-type="string">
            <text:p text:style-name="P1257">id</text:p>
          </table:table-cell>
          <table:table-cell table:style-name="Table90.A2" office:value-type="string">
            <text:p text:style-name="P1258">Big int</text:p>
          </table:table-cell>
          <table:table-cell table:style-name="Table90.A2" office:value-type="string">
            <text:p text:style-name="P1084">Unsigned , not null , index , unique , primary key , auto increment</text:p>
          </table:table-cell>
          <table:table-cell table:style-name="Table90.D2" office:value-type="string">
            <text:p text:style-name="P409"/>
          </table:table-cell>
        </table:table-row>
        <table:table-row table:style-name="TableLine94048327933872">
          <table:table-cell table:style-name="Table90.A2" office:value-type="string">
            <text:p text:style-name="P1380">article_serie_id</text:p>
          </table:table-cell>
          <table:table-cell table:style-name="Table90.A2" office:value-type="string">
            <text:p text:style-name="P1381">Big int</text:p>
          </table:table-cell>
          <table:table-cell table:style-name="Table90.A2" office:value-type="string">
            <text:p text:style-name="P1388">Unsigned , <text:span text:style-name="T1309">not null </text:span></text:p>
            <text:p text:style-name="P1389">foreign key → article_series(id)</text:p>
            <text:p text:style-name="P1389"/>
            <text:p text:style-name="P1389">On Delete → (cascade)</text:p>
            <text:p text:style-name="P1389">On Update → (cascade)</text:p>
          </table:table-cell>
          <table:table-cell table:style-name="Table90.D2" office:value-type="string">
            <text:p text:style-name="P409"/>
          </table:table-cell>
        </table:table-row>
        <table:table-row table:style-name="TableLine94048327934784">
          <table:table-cell table:style-name="Table90.A2" office:value-type="string">
            <text:p text:style-name="P1413">article_serie_</text:p>
            <text:p text:style-name="P1413">topic_id</text:p>
          </table:table-cell>
          <table:table-cell table:style-name="Table90.A2" office:value-type="string">
            <text:p text:style-name="P1414">Big int</text:p>
          </table:table-cell>
          <table:table-cell table:style-name="Table90.A2" office:value-type="string">
            <text:p text:style-name="P1414">Unsigned , nullable , </text:p>
            <text:p text:style-name="P1414">foreign key → </text:p>
            <text:p text:style-name="P1414">article_serie_topics(id)</text:p>
            <text:p text:style-name="P1414"/>
            <text:p text:style-name="P1415">On Delete → (set null)</text:p>
            <text:p text:style-name="P1415">On Update → (cascade)</text:p>
          </table:table-cell>
          <table:table-cell table:style-name="Table90.D2" office:value-type="string">
            <text:p text:style-name="P409"/>
          </table:table-cell>
        </table:table-row>
        <table:table-row table:style-name="TableLine94048327935744">
          <table:table-cell table:style-name="Table90.A2" office:value-type="string">
            <text:p text:style-name="P1380">article_id</text:p>
          </table:table-cell>
          <table:table-cell table:style-name="Table90.A2" office:value-type="string">
            <text:p text:style-name="P1381">Big int</text:p>
          </table:table-cell>
          <table:table-cell table:style-name="Table90.A2" office:value-type="string">
            <text:p text:style-name="P1386">Unsigned , <text:span text:style-name="T1307">not null , unique</text:span></text:p>
            <text:p text:style-name="P1387">foreign key → articles(id)</text:p>
            <text:p text:style-name="P1387"/>
            <text:p text:style-name="P1387">On Delete → (cascade)</text:p>
            <text:p text:style-name="P1387">On Update → (cascade)</text:p>
          </table:table-cell>
          <table:table-cell table:style-name="Table90.D2" office:value-type="string">
            <text:p text:style-name="P409"/>
          </table:table-cell>
        </table:table-row>
        <table:table-row table:style-name="TableLine94048327937168">
          <table:table-cell table:style-name="Table90.A2" office:value-type="string">
            <text:p text:style-name="P1380">sort</text:p>
          </table:table-cell>
          <table:table-cell table:style-name="Table90.A2" office:value-type="string">
            <text:p text:style-name="P1385">Big int</text:p>
          </table:table-cell>
          <table:table-cell table:style-name="Table90.A2" office:value-type="string">
            <text:p text:style-name="P1385">Unsigned , nullable</text:p>
          </table:table-cell>
          <table:table-cell table:style-name="Table90.D2" office:value-type="string">
            <text:p text:style-name="P409"/>
          </table:table-cell>
        </table:table-row>
      </table:table>
      <text:p text:style-name="P389"/>
      <text:list xml:id="list150123373404493" text:continue-list="list150122816328804" text:style-name="L95">
        <text:list-item>
          <text:list>
            <text:list-item>
              <text:p text:style-name="P2119">ارتباط ها : </text:p>
              <text:list>
                <text:list-item>
                  <text:p text:style-name="P2119">article_series : </text:p>
                  <text:list>
                    <text:list-item>
                      <text:p text:style-name="P2077">نوع : <text:span text:style-name="T1308">1 به n </text:span></text:p>
                    </text:list-item>
                    <text:list-item>
                      <text:p text:style-name="P2077">توضیحات : <text:s/><text:span text:style-name="T1308">هر یک serie دارای چندین رکورد در جدول </text:span><text:span text:style-name="T1306">article_</text:span><text:span text:style-name="T1326">related_classify</text:span><text:span text:style-name="T1306">_</text:span><text:span text:style-name="T1310">attachments</text:span><text:span text:style-name="T1308"> است و هر یک رکورد در جدول </text:span><text:span text:style-name="T1306">article_</text:span><text:span text:style-name="T1326">related_classify</text:span><text:span text:style-name="T1306">_</text:span><text:span text:style-name="T1310">attachments</text:span><text:span text:style-name="T1308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50124377944085" text:continue-numbering="true" text:style-name="L95">
        <text:list-item>
          <text:list>
            <text:list-item>
              <text:list>
                <text:list-item>
                  <text:p text:style-name="P2119">articles : </text:p>
                  <text:list>
                    <text:list-item>
                      <text:p text:style-name="P2078">نوع : <text:span text:style-name="T1302">1 به 1</text:span></text:p>
                    </text:list-item>
                    <text:list-item>
                      <text:p text:style-name="P1538"><text:span text:style-name="T1331">توضیحات : <text:s/></text:span><text:span text:style-name="T1302">هر یک article دارای یک رکورد در جدول article_</text:span><text:span text:style-name="T1330">related</text:span><text:span text:style-name="T1302">_</text:span><text:span text:style-name="T1330">classify</text:span><text:span text:style-name="T1302">_attachments است </text:span></text:p>
                      <text:p text:style-name="P2083">(زیرا هر article میتواند متعلق به یک serie باشد !!)</text:p>
                      <text:p text:style-name="P2084">و هر یک رکورد در جدول article_<text:span text:style-name="T1330">related</text:span>_<text:span text:style-name="T1330">classify</text:span>_attachments<text:span text:style-name="T1304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><text:soft-page-break/></text:p>
      <text:list xml:id="list150124232332384" text:continue-numbering="true" text:style-name="L95">
        <text:list-item>
          <text:list>
            <text:list-item>
              <text:list>
                <text:list-item>
                  <text:p text:style-name="P1537"><text:span text:style-name="T1306">article_</text:span><text:span text:style-name="T1328">serie</text:span><text:span text:style-name="T1326">_</text:span><text:span text:style-name="T1328">topics</text:span><text:span text:style-name="T1323"> : </text:span></text:p>
                  <text:list>
                    <text:list-item>
                      <text:p text:style-name="P2113">نوع :‌<text:span text:style-name="T1324">1 به n </text:span></text:p>
                    </text:list-item>
                    <text:list-item>
                      <text:p text:style-name="P2113">توضیحات : <text:s/><text:span text:style-name="T1324">هر یک </text:span><text:span text:style-name="T1306">article_</text:span><text:span text:style-name="T1326">related_classify</text:span><text:span text:style-name="T1306">_</text:span><text:span text:style-name="T1310">attachment </text:span><text:span text:style-name="T1324">متعلق به یک </text:span><text:span text:style-name="T1327">topic است و هر یک topic دارای چندین رکورد در جدول </text:span><text:span text:style-name="T1306">article_</text:span><text:span text:style-name="T1326">related_classify</text:span><text:span text:style-name="T1306">_</text:span><text:span text:style-name="T1310">attachment</text:span><text:span text:style-name="T1325"> </text:span><text:span text:style-name="T1327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2" meta:image-count="0" meta:object-count="0" meta:page-count="137" meta:paragraph-count="3600" meta:word-count="20543" meta:character-count="99246" meta:non-whitespace-character-count="82054"/>
  </office:meta>
</office:document-meta>
</file>